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C6C6C6" style:vertical-align="automatic" fo:background-color="#DDDDDD" style:repeat-content="false"/>
      <style:paragraph-properties fo:text-align="center"/>
      <style:text-properties fo:color="#000000"/>
    </style:style>
    <style:style style:name="ce3" style:family="table-cell" style:parent-style-name="Default" style:data-style-name="N3">
      <style:table-cell-properties fo:border="thin solid #C6C6C6" style:vertical-align="automatic" fo:background-color="#DDDDDD" style:repeat-content="false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5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3">
      <style:table-cell-properties style:vertical-align="automatic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color="#000000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3"/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C6C6C6" style:vertical-align="automatic" fo:background-color="#FFFF00" style:repeat-content="false"/>
      <style:paragraph-properties fo:text-align="start" fo:margin-left="0cm"/>
      <style:text-properties fo:color="#000000"/>
    </style:style>
    <style:style style:name="ce17" style:family="table-cell" style:parent-style-name="Default" style:data-style-name="N3">
      <style:table-cell-properties fo:border="thin solid #C6C6C6" style:vertical-align="automatic" fo:background-color="#FFFF00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21" style:family="table-cell" style:parent-style-name="Default" style:data-style-name="N3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24" style:family="table-cell" style:parent-style-name="Default" style:data-style-name="N19">
      <style:table-cell-properties style:vertical-align="automatic" style:repeat-content="false"/>
      <style:paragraph-properties fo:text-align="center"/>
      <style:text-properties fo:color="#000000"/>
    </style:style>
    <style:style style:name="ce25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31" style:family="table-cell" style:parent-style-name="Default" style:data-style-name="N3">
      <style:table-cell-properties style:vertical-align="automatic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">
      <style:table-cell-properties fo:border="thin solid #C6C6C6" style:vertical-align="automatic" fo:background-color="#FFFF7F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5" style:family="table-cell" style:parent-style-name="Default" style:data-style-name="N19"/>
    <style:style style:name="ce36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37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">
      <style:table-cell-properties fo:border="thin solid #C6C6C6" style:vertical-align="automatic" fo:background-color="#E6E6E6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3">
      <style:table-cell-properties style:vertical-align="automatic" style:repeat-content="false"/>
      <style:paragraph-properties fo:text-align="start" fo:margin-left="0cm"/>
    </style:style>
    <style:style style:name="ce40" style:family="table-cell" style:parent-style-name="Default" style:data-style-name="N3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41" style:family="table-cell" style:parent-style-name="Default" style:data-style-name="N3">
      <style:table-cell-properties fo:border="thin solid #C6C6C6" style:vertical-align="automatic" fo:background-color="#D9D9D9" style:repeat-content="false"/>
      <style:paragraph-properties fo:text-align="center"/>
      <style:text-properties fo:color="#000000"/>
    </style:style>
    <style:style style:name="ce42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43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color="#000000"/>
    </style:style>
    <style:style style:name="ce44" style:family="table-cell" style:parent-style-name="Default" style:data-style-name="N3">
      <style:table-cell-properties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37"/>
    <style:style style:name="ce46" style:family="table-cell" style:parent-style-name="Default" style:data-style-name="N3">
      <style:table-cell-properties fo:border="thin solid #C6C6C6" style:vertical-align="automatic" fo:background-color="#FFFF66" style:repeat-content="false"/>
      <style:paragraph-properties fo:text-align="center"/>
      <style:text-properties fo:color="#000000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  <style:text-properties fo:color="#000000"/>
    </style:style>
    <style:style style:name="ce48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3">
      <style:table-cell-properties fo:border-top="thin solid #000000" fo:border-bottom="thin solid #C6C6C6" fo:border-left="thin solid #C6C6C6" fo:border-right="thin solid #C6C6C6" style:vertical-align="automatic" fo:background-color="#FFFF7F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color="#000000"/>
    </style:style>
    <style:style style:name="ce51" style:family="table-cell" style:parent-style-name="Default" style:data-style-name="N3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fo:color="#000000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fo:color="#000000"/>
    </style:style>
    <style:style style:name="ce53" style:family="table-cell" style:parent-style-name="Default" style:data-style-name="N3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000000"/>
    </style:style>
    <style:style style:name="ce54" style:family="table-cell" style:parent-style-name="Default" style:data-style-name="N3">
      <style:table-cell-properties fo:border-top="thin solid #000000" fo:border-bottom="none" fo:border-left="thin dotted #000000" fo:border-right="none" style:vertical-align="automatic" style:repeat-content="false"/>
      <style:paragraph-properties fo:text-align="center"/>
      <style:text-properties fo:color="#000000"/>
    </style:style>
    <style:style style:name="ce55" style:family="table-cell" style:parent-style-name="Default" style:data-style-name="N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/>
    </style:style>
    <style:style style:name="ce56" style:family="table-cell" style:parent-style-name="Default" style:data-style-name="N3">
      <style:table-cell-properties fo:border-top="none" fo:border-bottom="none" fo:border-left="thin dotted #000000" fo:border-right="none" style:vertical-align="automatic" style:repeat-content="false"/>
      <style:paragraph-properties fo:text-align="center"/>
      <style:text-properties fo:color="#000000"/>
    </style:style>
    <style:style style:name="ce57" style:family="table-cell" style:parent-style-name="Default" style:data-style-name="N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000000"/>
    </style:style>
    <style:style style:name="ce59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/>
    </style:style>
    <style:style style:name="ce60" style:family="table-cell" style:parent-style-name="Default" style:data-style-name="N3">
      <style:table-cell-properties fo:border-top="thin solid #C6C6C6" fo:border-bottom="thin solid #000000" fo:border-left="thin solid #C6C6C6" fo:border-right="thin solid #C6C6C6" style:vertical-align="automatic" fo:background-color="#FFFF7F" style:repeat-content="false"/>
      <style:paragraph-properties fo:text-align="center"/>
      <style:text-properties fo:color="#000000"/>
    </style:style>
    <style:style style:name="ce61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000000"/>
    </style:style>
    <style:style style:name="ce62" style:family="table-cell" style:parent-style-name="Default" style:data-style-name="N3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color="#000000"/>
    </style:style>
    <style:style style:name="ce63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FF" style:font-name="Arial" style:font-name-asian="Arial" style:font-name-complex="Arial" fo:font-size="10pt" style:font-size-asian="10pt" style:font-size-complex="10pt"/>
    </style:style>
    <style:style style:name="ce64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color="#0000FF"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3">
      <style:table-cell-properties fo:border-top="thin solid #C6C6C6" fo:border-bottom="thin solid #C6C6C6" fo:border-left="thin solid #000000" fo:border-right="thin solid #C6C6C6" style:vertical-align="automatic" fo:background-color="#E6E6E6" style:repeat-content="false"/>
      <style:paragraph-properties fo:text-align="center"/>
      <style:text-properties fo:color="#000000"/>
    </style:style>
    <style:style style:name="ce66" style:family="table-cell" style:parent-style-name="Default" style:data-style-name="N3">
      <style:table-cell-properties fo:border-top="thin solid #C6C6C6" fo:border-bottom="thin solid #C6C6C6" fo:border-left="thin solid #C6C6C6" fo:border-right="thin solid #000000" style:vertical-align="automatic" fo:background-color="#E6E6E6" style:repeat-content="false"/>
      <style:paragraph-properties fo:text-align="center"/>
      <style:text-properties fo:color="#000000"/>
    </style:style>
    <style:style style:name="ce67" style:family="table-cell" style:parent-style-name="Default" style:data-style-name="N3">
      <style:table-cell-properties fo:border-top="thin solid #C6C6C6" fo:border-bottom="thin solid #C6C6C6" fo:border-left="thin solid #000000" fo:border-right="thin solid #C6C6C6" style:vertical-align="automatic" fo:background-color="#C0C0C0" style:repeat-content="false"/>
      <style:paragraph-properties fo:text-align="center"/>
      <style:text-properties fo:color="#000000"/>
    </style:style>
    <style:style style:name="ce68" style:family="table-cell" style:parent-style-name="Default" style:data-style-name="N3">
      <style:table-cell-properties fo:border="thin solid #C6C6C6" style:vertical-align="automatic" fo:background-color="#C0C0C0" style:repeat-content="false"/>
      <style:paragraph-properties fo:text-align="center"/>
      <style:text-properties fo:color="#000000"/>
    </style:style>
    <style:style style:name="ce69" style:family="table-cell" style:parent-style-name="Default" style:data-style-name="N3">
      <style:table-cell-properties fo:border-top="thin solid #C6C6C6" fo:border-bottom="thin solid #C6C6C6" fo:border-left="thin solid #C6C6C6" fo:border-right="thin solid #000000" style:vertical-align="automatic" fo:background-color="#C0C0C0" style:repeat-content="false"/>
      <style:paragraph-properties fo:text-align="center"/>
      <style:text-properties fo:color="#000000"/>
    </style:style>
    <style:style style:name="ce70" style:family="table-cell" style:parent-style-name="Default" style:data-style-name="N3">
      <style:table-cell-properties fo:border-top="thin solid #C6C6C6" fo:border-bottom="thin solid #000000" fo:border-left="thin solid #000000" fo:border-right="thin solid #C6C6C6" style:vertical-align="automatic" fo:background-color="#E6E6E6" style:repeat-content="false"/>
      <style:paragraph-properties fo:text-align="center"/>
      <style:text-properties fo:color="#000000"/>
    </style:style>
    <style:style style:name="ce71" style:family="table-cell" style:parent-style-name="Default" style:data-style-name="N3">
      <style:table-cell-properties fo:border-top="thin solid #C6C6C6" fo:border-bottom="thin solid #000000" fo:border-left="thin solid #C6C6C6" fo:border-right="thin solid #C6C6C6" style:vertical-align="automatic" fo:background-color="#E6E6E6" style:repeat-content="false"/>
      <style:paragraph-properties fo:text-align="center"/>
      <style:text-properties fo:color="#000000"/>
    </style:style>
    <style:style style:name="ce72" style:family="table-cell" style:parent-style-name="Default" style:data-style-name="N3">
      <style:table-cell-properties fo:border-top="thin solid #C6C6C6" fo:border-bottom="thin solid #000000" fo:border-left="thin solid #C6C6C6" fo:border-right="thin solid #000000" style:vertical-align="automatic" fo:background-color="#E6E6E6" style:repeat-content="false"/>
      <style:paragraph-properties fo:text-align="center"/>
      <style:text-properties fo:color="#000000"/>
    </style:style>
    <style:style style:name="ce73" style:family="table-cell" style:parent-style-name="Default" style:data-style-name="N3">
      <style:table-cell-properties fo:border-top="thin solid #C6C6C6" fo:border-bottom="thin solid #000000" fo:border-left="thin solid #000000" fo:border-right="thin solid #C6C6C6" style:vertical-align="automatic" fo:background-color="#C0C0C0" style:repeat-content="false"/>
      <style:paragraph-properties fo:text-align="center"/>
      <style:text-properties fo:color="#000000"/>
    </style:style>
    <style:style style:name="ce74" style:family="table-cell" style:parent-style-name="Default" style:data-style-name="N3">
      <style:table-cell-properties fo:border-top="thin solid #C6C6C6" fo:border-bottom="thin solid #000000" fo:border-left="thin solid #C6C6C6" fo:border-right="thin solid #C6C6C6" style:vertical-align="automatic" fo:background-color="#C0C0C0" style:repeat-content="false"/>
      <style:paragraph-properties fo:text-align="center"/>
      <style:text-properties fo:color="#000000"/>
    </style:style>
    <style:style style:name="ce75" style:family="table-cell" style:parent-style-name="Default" style:data-style-name="N3">
      <style:table-cell-properties fo:border-top="thin solid #C6C6C6" fo:border-bottom="thin solid #000000" fo:border-left="thin solid #C6C6C6" fo:border-right="thin solid #000000" style:vertical-align="automatic" fo:background-color="#C0C0C0" style:repeat-content="false"/>
      <style:paragraph-properties fo:text-align="center"/>
      <style:text-properties fo:color="#000000"/>
    </style:style>
    <style:style style:name="ce76" style:family="table-cell" style:parent-style-name="Default" style:data-style-name="N3">
      <style:table-cell-properties fo:border-top="thin solid #C6C6C6" fo:border-bottom="thin solid #C6C6C6" fo:border-left="thin solid #000000" fo:border-right="thin solid #C6C6C6" style:vertical-align="automatic" fo:background-color="#969696" style:repeat-content="false"/>
      <style:paragraph-properties fo:text-align="center"/>
      <style:text-properties fo:color="#000000"/>
    </style:style>
    <style:style style:name="ce77" style:family="table-cell" style:parent-style-name="Default" style:data-style-name="N3">
      <style:table-cell-properties fo:border="thin solid #C6C6C6" style:vertical-align="automatic" fo:background-color="#969696" style:repeat-content="false"/>
      <style:paragraph-properties fo:text-align="center"/>
      <style:text-properties fo:color="#000000"/>
    </style:style>
    <style:style style:name="ce78" style:family="table-cell" style:parent-style-name="Default" style:data-style-name="N3">
      <style:table-cell-properties fo:border-top="thin solid #C6C6C6" fo:border-bottom="thin solid #C6C6C6" fo:border-left="thin solid #C6C6C6" fo:border-right="thin solid #000000" style:vertical-align="automatic" fo:background-color="#969696" style:repeat-content="false"/>
      <style:paragraph-properties fo:text-align="center"/>
      <style:text-properties fo:color="#000000"/>
    </style:style>
    <style:style style:name="ce79" style:family="table-cell" style:parent-style-name="Default" style:data-style-name="N3">
      <style:table-cell-properties fo:border-top="thin solid #C6C6C6" fo:border-bottom="thin solid #000000" fo:border-left="thin solid #000000" fo:border-right="thin solid #C6C6C6" style:vertical-align="automatic" fo:background-color="#EAEAEA" style:repeat-content="false"/>
      <style:paragraph-properties fo:text-align="center"/>
      <style:text-properties fo:color="#000000"/>
    </style:style>
    <style:style style:name="ce80" style:family="table-cell" style:parent-style-name="Default" style:data-style-name="N3">
      <style:table-cell-properties fo:border-top="thin solid #C6C6C6" fo:border-bottom="thin solid #000000" fo:border-left="thin solid #000000" fo:border-right="thin solid #C6C6C6" style:vertical-align="automatic" fo:background-color="#969696" style:repeat-content="false"/>
      <style:paragraph-properties fo:text-align="center"/>
      <style:text-properties fo:color="#000000"/>
    </style:style>
    <style:style style:name="ce81" style:family="table-cell" style:parent-style-name="Default" style:data-style-name="N3">
      <style:table-cell-properties fo:border-top="thin solid #C6C6C6" fo:border-bottom="thin solid #000000" fo:border-left="thin solid #C6C6C6" fo:border-right="thin solid #C6C6C6" style:vertical-align="automatic" fo:background-color="#969696" style:repeat-content="false"/>
      <style:paragraph-properties fo:text-align="center"/>
      <style:text-properties fo:color="#000000"/>
    </style:style>
    <style:style style:name="ce82" style:family="table-cell" style:parent-style-name="Default" style:data-style-name="N3">
      <style:table-cell-properties fo:border-top="thin solid #C6C6C6" fo:border-bottom="thin solid #000000" fo:border-left="thin solid #C6C6C6" fo:border-right="thin solid #000000" style:vertical-align="automatic" fo:background-color="#969696" style:repeat-content="false"/>
      <style:paragraph-properties fo:text-align="center"/>
      <style:text-properties fo:color="#000000"/>
    </style:style>
    <style:style style:name="ce83" style:family="table-cell" style:parent-style-name="Default" style:data-style-name="N3">
      <style:table-cell-properties fo:border="thin solid #C6C6C6" style:vertical-align="automatic" fo:background-color="#969696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3">
      <style:table-cell-properties fo:border="thin solid #C6C6C6" style:vertical-align="automatic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5" style:family="table-cell" style:parent-style-name="Default" style:data-style-name="N3">
      <style:table-cell-properties fo:border="thin solid #C6C6C6" style:vertical-align="automatic" fo:background-color="#E6E6E6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3">
      <style:table-cell-properties fo:border="thin solid #C6C6C6" style:vertical-align="automatic" fo:background-color="#FFFFCC" style:repeat-content="false"/>
      <style:paragraph-properties fo:text-align="center"/>
      <style:text-properties fo:color="#000000"/>
    </style:style>
    <style:style style:name="ce87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style:font-name="Arial" style:font-name-asian="Arial" style:font-name-complex="Arial" fo:font-size="10pt" style:font-size-asian="10pt" style:font-size-complex="10pt"/>
    </style:style>
    <style:style style:name="ce89" style:family="table-cell" style:parent-style-name="Default" style:data-style-name="N3">
      <style:table-cell-properties style:vertical-align="automatic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/>
    </style:style>
    <style:style style:name="ce90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1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FF" style:font-name="Arial" style:font-name-asian="Arial" style:font-name-complex="Arial" fo:font-size="10pt" style:font-size-asian="10pt" style:font-size-complex="10pt"/>
    </style:style>
    <style:style style:name="ce92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4" style:family="table-cell" style:parent-style-name="Default" style:data-style-name="N0">
      <style:table-cell-properties fo:border="thin solid #C6C6C6" style:vertical-align="automatic" fo:background-color="#FFFF00" style:repeat-content="false"/>
      <style:paragraph-properties fo:text-align="center"/>
      <style:text-properties fo:color="#000000"/>
    </style:style>
    <style:style style:name="ce95" style:family="table-cell" style:parent-style-name="Default" style:data-style-name="N0">
      <style:table-cell-properties fo:border="thin solid #C6C6C6" style:vertical-align="automatic" fo:background-color="#FFFF0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6" style:family="table-cell" style:parent-style-name="Default" style:data-style-name="N0">
      <style:table-cell-properties fo:border="thin solid #C6C6C6" style:vertical-align="automatic" fo:background-color="#FFFF00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7" style:family="table-cell" style:parent-style-name="Default" style:data-style-name="N3">
      <style:table-cell-properties fo:border="thin solid #C6C6C6" style:vertical-align="automatic" fo:background-color="#FFFF0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9" style:family="table-cell" style:parent-style-name="Default" style:data-style-name="N3">
      <style:table-cell-properties style:vertical-align="automatic" style:repeat-content="false"/>
      <style:paragraph-properties fo:text-align="start" fo:margin-left="0cm"/>
      <style:text-properties fo:color="#000000" style:font-name="Calibri2" style:font-name-asian="Calibri2" style:font-name-complex="Calibri2" fo:font-size="24pt" style:font-size-asian="24pt" style:font-size-complex="24pt" style:text-underline-style="solid" style:text-underline-type="single" fo:font-weight="bold" style:font-weight-asian="bold" style:font-weight-complex="bold"/>
    </style:style>
    <style:style style:name="ce10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/>
    </style:style>
    <style:style style:name="ce101" style:family="table-cell" style:parent-style-name="Default" style:data-style-name="N3">
      <style:table-cell-properties style:vertical-align="automatic" fo:wrap-option="wrap" style:repeat-content="false"/>
      <style:paragraph-properties fo:text-align="start" fo:margin-left="0cm"/>
      <style:text-properties fo:color="#000000"/>
    </style:style>
    <style:style style:name="ce102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color="#000000" fo:font-size="18pt" style:font-size-asian="18pt" style:font-size-complex="18pt" fo:font-weight="bold" style:font-weight-asian="bold" style:font-weight-complex="bold"/>
    </style:style>
    <style:style style:name="ce10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8pt" style:font-size-asian="18pt" style:font-size-complex="18pt"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fo:font-size="18pt" style:font-size-asian="18pt" style:font-size-complex="18pt" fo:font-weight="bold" style:font-weight-asian="bold" style:font-weight-complex="bold"/>
    </style:style>
    <style:style style:name="ce105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color="#000000" fo:font-size="18pt" style:font-size-asian="18pt" style:font-size-complex="18pt"/>
    </style:style>
    <style:style style:name="ce10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8pt" style:font-size-asian="18pt" style:font-size-complex="18pt"/>
    </style:style>
    <style:style style:name="ce10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fo:font-size="18pt" style:font-size-asian="18pt" style:font-size-complex="18pt"/>
    </style:style>
    <style:style style:name="ce108" style:family="table-cell" style:parent-style-name="Default" style:data-style-name="N0">
      <style:table-cell-properties fo:border="thin solid #C6C6C6" style:vertical-align="automatic" fo:wrap-option="wrap" fo:background-color="#FFFFCC" style:repeat-content="false"/>
      <style:paragraph-properties fo:text-align="center"/>
      <style:text-properties fo:color="#000000" fo:font-size="18pt" style:font-size-asian="18pt" style:font-size-complex="18pt"/>
    </style:style>
    <style:style style:name="ce109" style:family="table-cell" style:parent-style-name="Default" style:data-style-name="N0">
      <style:table-cell-properties fo:border="thin solid #C6C6C6" style:vertical-align="automatic" fo:background-color="#FFFFCC" style:repeat-content="false"/>
      <style:paragraph-properties fo:text-align="center"/>
      <style:text-properties fo:color="#000000" fo:font-size="18pt" style:font-size-asian="18pt" style:font-size-complex="18pt" fo:font-weight="bold" style:font-weight-asian="bold" style:font-weight-complex="bold"/>
    </style:style>
    <style:style style:name="ce110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111" style:family="table-cell" style:parent-style-name="Default" style:data-style-name="N38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112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113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color="#000000"/>
    </style:style>
    <style:style style:name="ce114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115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color="#000000" fo:font-size="18pt" style:font-size-asian="18pt" style:font-size-complex="18pt"/>
    </style:style>
    <style:style style:name="ce1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8pt" style:font-size-asian="18pt" style:font-size-complex="18pt"/>
    </style:style>
    <style:style style:name="ce117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8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9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0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1" style:family="table-cell" style:parent-style-name="Default" style:data-style-name="N3">
      <style:table-cell-properties fo:border-top="thin solid #000000" fo:border-bottom="thin solid #C6C6C6" fo:border-left="thin solid #000000" fo:border-right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2" style:family="table-cell" style:parent-style-name="Default" style:data-style-name="N3">
      <style:table-cell-properties fo:border-top="none" fo:border-bottom="thin solid #C6C6C6" fo:border-left="none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83104166666667cm" style:use-optimal-column-width="true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2.69875cm" style:use-optimal-column-width="true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2.03729166666667cm" style:use-optimal-column-width="true"/>
    </style:style>
    <style:style style:name="co6" style:family="table-column">
      <style:table-column-properties fo:break-before="auto" style:column-width="3.571875cm" style:use-optimal-column-width="true"/>
    </style:style>
    <style:style style:name="co7" style:family="table-column">
      <style:table-column-properties fo:break-before="auto" style:column-width="2.52677083333333cm" style:use-optimal-column-width="true"/>
    </style:style>
    <style:style style:name="co8" style:family="table-column">
      <style:table-column-properties fo:break-before="auto" style:column-width="6.270625cm" style:use-optimal-column-width="true"/>
    </style:style>
    <style:style style:name="co9" style:family="table-column">
      <style:table-column-properties fo:break-before="auto" style:column-width="6.99822916666667cm" style:use-optimal-column-width="true"/>
    </style:style>
    <style:style style:name="co10" style:family="table-column">
      <style:table-column-properties fo:break-before="auto" style:column-width="6.32354166666667cm" style:use-optimal-column-width="true"/>
    </style:style>
    <style:style style:name="co11" style:family="table-column">
      <style:table-column-properties fo:break-before="auto" style:column-width="1.83885416666667cm" style:use-optimal-column-width="true"/>
    </style:style>
    <style:style style:name="co12" style:family="table-column">
      <style:table-column-properties fo:break-before="auto" style:column-width="1.93145833333333cm" style:use-optimal-column-width="true"/>
    </style:style>
    <style:style style:name="co13" style:family="table-column">
      <style:table-column-properties fo:break-before="auto" style:column-width="2.460625cm" style:use-optimal-column-width="true"/>
    </style:style>
    <style:style style:name="co14" style:family="table-column">
      <style:table-column-properties fo:break-before="auto" style:column-width="4.61697916666667cm" style:use-optimal-column-width="true"/>
    </style:style>
    <style:style style:name="co15" style:family="table-column">
      <style:table-column-properties fo:break-before="auto" style:column-width="14.4594791666667cm" style:use-optimal-column-width="true"/>
    </style:style>
    <style:style style:name="co16" style:family="table-column">
      <style:table-column-properties fo:break-before="auto" style:column-width="8.0565625cm" style:use-optimal-column-width="true"/>
    </style:style>
    <style:style style:name="co17" style:family="table-column">
      <style:table-column-properties fo:break-before="auto" style:column-width="2.40770833333333cm" style:use-optimal-column-width="true"/>
    </style:style>
    <style:style style:name="co18" style:family="table-column">
      <style:table-column-properties fo:break-before="auto" style:column-width="1.3890625cm" style:use-optimal-column-width="true"/>
    </style:style>
    <style:style style:name="co19" style:family="table-column">
      <style:table-column-properties fo:break-before="auto" style:column-width="2.301875cm" style:use-optimal-column-width="true"/>
    </style:style>
    <style:style style:name="co20" style:family="table-column">
      <style:table-column-properties fo:break-before="auto" style:column-width="1.905cm" style:use-optimal-column-width="true"/>
    </style:style>
    <style:style style:name="co21" style:family="table-column">
      <style:table-column-properties fo:break-before="auto" style:column-width="3.65125cm" style:use-optimal-column-width="true"/>
    </style:style>
    <style:style style:name="co22" style:family="table-column">
      <style:table-column-properties fo:break-before="auto" style:column-width="3.99520833333333cm" style:use-optimal-column-width="true"/>
    </style:style>
    <style:style style:name="co23" style:family="table-column">
      <style:table-column-properties fo:break-before="auto" style:column-width="4.1671875cm" style:use-optimal-column-width="true"/>
    </style:style>
    <style:style style:name="co24" style:family="table-column">
      <style:table-column-properties fo:break-before="auto" style:column-width="5.23875cm" style:use-optimal-column-width="true"/>
    </style:style>
    <style:style style:name="co25" style:family="table-column">
      <style:table-column-properties fo:break-before="auto" style:column-width="5.21229166666667cm" style:use-optimal-column-width="true"/>
    </style:style>
    <style:style style:name="co26" style:family="table-column">
      <style:table-column-properties fo:break-before="auto" style:column-width="1.7859375cm" style:use-optimal-column-width="true"/>
    </style:style>
    <style:style style:name="co27" style:family="table-column">
      <style:table-column-properties fo:break-before="auto" style:column-width="3.32052083333333cm" style:use-optimal-column-width="true"/>
    </style:style>
    <style:style style:name="co28" style:family="table-column">
      <style:table-column-properties fo:break-before="auto" style:column-width="1.8653125cm" style:use-optimal-column-width="true"/>
    </style:style>
    <style:style style:name="co29" style:family="table-column">
      <style:table-column-properties fo:break-before="auto" style:column-width="2.55322916666667cm" style:use-optimal-column-width="true"/>
    </style:style>
    <style:style style:name="co30" style:family="table-column">
      <style:table-column-properties fo:break-before="auto" style:column-width="2.43416666666667cm" style:use-optimal-column-width="true"/>
    </style:style>
    <style:style style:name="co31" style:family="table-column">
      <style:table-column-properties fo:break-before="auto" style:column-width="6.6675cm" style:use-optimal-column-width="true"/>
    </style:style>
    <style:style style:name="co32" style:family="table-column">
      <style:table-column-properties fo:break-before="auto" style:column-width="2.63260416666667cm" style:use-optimal-column-width="true"/>
    </style:style>
    <style:style style:name="co33" style:family="table-column">
      <style:table-column-properties fo:break-before="auto" style:column-width="4.445cm" style:use-optimal-column-width="true"/>
    </style:style>
    <style:style style:name="co34" style:family="table-column">
      <style:table-column-properties fo:break-before="auto" style:column-width="6.72041666666667cm" style:use-optimal-column-width="true"/>
    </style:style>
    <style:style style:name="co35" style:family="table-column">
      <style:table-column-properties fo:break-before="auto" style:column-width="1.56104166666667cm" style:use-optimal-column-width="true"/>
    </style:style>
    <style:style style:name="co36" style:family="table-column">
      <style:table-column-properties fo:break-before="auto" style:column-width="1.53458333333333cm" style:use-optimal-column-width="true"/>
    </style:style>
    <style:style style:name="co37" style:family="table-column">
      <style:table-column-properties fo:break-before="auto" style:column-width="1.4684375cm" style:use-optimal-column-width="true"/>
    </style:style>
    <style:style style:name="co38" style:family="table-column">
      <style:table-column-properties fo:break-before="auto" style:column-width="6.52197916666667cm" style:use-optimal-column-width="true"/>
    </style:style>
    <style:style style:name="co39" style:family="table-column">
      <style:table-column-properties fo:break-before="auto" style:column-width="42.783125cm" style:use-optimal-column-width="true"/>
    </style:style>
    <style:style style:name="co40" style:family="table-column">
      <style:table-column-properties fo:break-before="auto" style:column-width="2.92364583333333cm" style:use-optimal-column-width="true"/>
    </style:style>
    <style:style style:name="co41" style:family="table-column">
      <style:table-column-properties fo:break-before="auto" style:column-width="6.49552083333333cm" style:use-optimal-column-width="true"/>
    </style:style>
    <style:style style:name="co42" style:family="table-column">
      <style:table-column-properties fo:break-before="auto" style:column-width="2.2621875cm" style:use-optimal-column-width="true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29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ssue" table:style-name="ta1">
        <table:table-column table:style-name="co1" table:default-cell-style-name="ce114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10">
            <text:p>YARD CBUS Events</text:p>
          </table:table-cell>
          <table:table-cell table:number-columns-repeated="16383" table:style-name="ce1"/>
        </table:table-row>
        <table:table-row table:style-name="ro1">
          <table:table-cell table:style-name="ce111"/>
          <table:table-cell table:number-columns-repeated="16383" table:style-name="ce1"/>
        </table:table-row>
        <table:table-row table:style-name="ro1">
          <table:table-cell office:value-type="string" table:style-name="ce112">
            <text:p>Date</text:p>
          </table:table-cell>
          <table:table-cell office:value-type="string" table:style-name="ce1">
            <text:p>Version</text:p>
          </table:table-cell>
          <table:table-cell office:value-type="string" table:style-name="ce1">
            <text:p>By</text:p>
          </table:table-cell>
          <table:table-cell office:value-type="string" table:style-name="ce1">
            <text:p>Change</text:p>
          </table:table-cell>
          <table:table-cell table:number-columns-repeated="16380"/>
        </table:table-row>
        <table:table-row table:style-name="ro1">
          <table:table-cell office:value-type="date" office:date-value="2025-01-31T00:00:00" table:style-name="ce113">
            <text:p>31 Jan 25</text:p>
          </table:table-cell>
          <table:table-cell office:value-type="string" table:style-name="ce1">
            <text:p>V6</text:p>
          </table:table-cell>
          <table:table-cell office:value-type="string" table:style-name="ce1">
            <text:p>JNB</text:p>
          </table:table-cell>
          <table:table-cell office:value-type="string" table:style-name="ce1">
            <text:p>Rearange events for export,</text:p>
          </table:table-cell>
          <table:table-cell table:number-columns-repeated="16380"/>
        </table:table-row>
        <table:table-row table:style-name="ro1">
          <table:table-cell office:value-type="date" office:date-value="2024-03-19T00:00:00" table:style-name="ce113">
            <text:p>19 Mar 24</text:p>
          </table:table-cell>
          <table:table-cell office:value-type="string" table:style-name="ce1">
            <text:p>V5</text:p>
          </table:table-cell>
          <table:table-cell office:value-type="string" table:style-name="ce1">
            <text:p>JNB</text:p>
          </table:table-cell>
          <table:table-cell office:value-type="string" table:style-name="ce1">
            <text:p>Add track states</text:p>
          </table:table-cell>
          <table:table-cell table:number-columns-repeated="16380"/>
        </table:table-row>
        <table:table-row table:style-name="ro1">
          <table:table-cell office:value-type="date" office:date-value="2023-03-01T00:00:00" table:style-name="ce113">
            <text:p>1 Mar 23</text:p>
          </table:table-cell>
          <table:table-cell office:value-type="string" table:style-name="ce1">
            <text:p>V4</text:p>
          </table:table-cell>
          <table:table-cell office:value-type="string" table:style-name="ce1">
            <text:p>JNB</text:p>
          </table:table-cell>
          <table:table-cell office:value-type="string" table:style-name="ce1">
            <text:p>Sens generated in 401</text:p>
          </table:table-cell>
          <table:table-cell table:number-columns-repeated="16380"/>
        </table:table-row>
        <table:table-row table:style-name="ro1">
          <table:table-cell office:value-type="date" office:date-value="2022-08-22T00:00:00" table:style-name="ce113">
            <text:p>22 Aug 22</text:p>
          </table:table-cell>
          <table:table-cell office:value-type="string" table:style-name="ce1">
            <text:p>V3</text:p>
          </table:table-cell>
          <table:table-cell office:value-type="string" table:style-name="ce1">
            <text:p>JNB</text:p>
          </table:table-cell>
          <table:table-cell office:value-type="string" table:style-name="ce1">
            <text:p>Change to UV code and short events.</text:p>
          </table:table-cell>
          <table:table-cell table:number-columns-repeated="16380"/>
        </table:table-row>
        <table:table-row table:style-name="ro1">
          <table:table-cell office:value-type="date" office:date-value="2017-12-30T00:00:00" table:style-name="ce113">
            <text:p>30 Dec 17</text:p>
          </table:table-cell>
          <table:table-cell office:value-type="string" table:style-name="ce6">
            <text:p>V2</text:p>
          </table:table-cell>
          <table:table-cell office:value-type="string" table:style-name="ce1">
            <text:p>JNB</text:p>
          </table:table-cell>
          <table:table-cell office:value-type="string" table:style-name="ce6">
            <text:p>Event corrections.</text:p>
          </table:table-cell>
          <table:table-cell table:number-columns-repeated="16380"/>
        </table:table-row>
        <table:table-row table:style-name="ro1">
          <table:table-cell office:value-type="date" office:date-value="2017-11-19T00:00:00" table:style-name="ce113">
            <text:p>19 Nov 17</text:p>
          </table:table-cell>
          <table:table-cell office:value-type="string" table:style-name="ce6">
            <text:p>V1</text:p>
          </table:table-cell>
          <table:table-cell office:value-type="string" table:style-name="ce1">
            <text:p>JNB</text:p>
          </table:table-cell>
          <table:table-cell office:value-type="string" table:style-name="ce6">
            <text:p>Original issue.</text:p>
          </table:table-cell>
          <table:table-cell table:number-columns-repeated="16380"/>
        </table:table-row>
        <table:table-row table:number-rows-repeated="7" table:style-name="ro1">
          <table:table-cell table:style-name="ce113"/>
          <table:table-cell table:number-columns-repeated="16383" table:style-name="ce1"/>
        </table:table-row>
        <table:table-row table:style-name="ro1">
          <table:table-cell table:style-name="ce113"/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table table:name="Sequencer" table:style-name="ta1">
        <table:table-column table:style-name="co5" table:default-cell-style-name="ce13"/>
        <table:table-column table:style-name="co6" table:default-cell-style-name="ce12"/>
        <table:table-column table:style-name="co3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2"/>
        <table:table-column table:style-name="co4" table:number-columns-repeated="16373" table:default-cell-style-name="ce1"/>
        <table:table-row table:style-name="ro1">
          <table:table-cell office:value-type="string" table:style-name="ce99">
            <text:p>Theobald's Yard Operating Sequence</text:p>
          </table:table-cell>
          <table:table-cell table:number-columns-repeated="3" table:style-name="ce34"/>
          <table:table-cell table:number-columns-repeated="2" table:style-name="ce23"/>
          <table:table-cell table:style-name="ce100"/>
          <table:table-cell table:number-columns-repeated="3" table:style-name="ce101"/>
          <table:table-cell table:style-name="ce23"/>
          <table:table-cell table:number-columns-repeated="16373"/>
        </table:table-row>
        <table:table-row table:number-rows-repeated="25" table:style-name="ro1">
          <table:table-cell table:style-name="ce30"/>
          <table:table-cell table:number-columns-repeated="3" table:style-name="ce34"/>
          <table:table-cell table:number-columns-repeated="2" table:style-name="ce23"/>
          <table:table-cell table:style-name="ce100"/>
          <table:table-cell table:number-columns-repeated="3" table:style-name="ce101"/>
          <table:table-cell table:style-name="ce23"/>
          <table:table-cell table:number-columns-repeated="16373"/>
        </table:table-row>
        <table:table-row table:style-name="ro1">
          <table:table-cell table:style-name="ce30"/>
          <table:table-cell table:number-columns-repeated="6" table:style-name="ce34"/>
          <table:table-cell table:number-columns-repeated="3" table:style-name="ce30"/>
          <table:table-cell table:style-name="ce34"/>
          <table:table-cell table:number-columns-repeated="16373"/>
        </table:table-row>
        <table:table-row table:style-name="ro1">
          <table:table-cell office:value-type="string" table:style-name="ce102">
            <text:p>MOVE</text:p>
          </table:table-cell>
          <table:table-cell office:value-type="string" table:style-name="ce103">
            <text:p>ROUTE</text:p>
          </table:table-cell>
          <table:table-cell office:value-type="string" table:style-name="ce104">
            <text:p>Brew</text:p>
            <text:p>FY</text:p>
          </table:table-cell>
          <table:table-cell office:value-type="string" table:style-name="ce104">
            <text:p>Loco</text:p>
            <text:p>FY</text:p>
          </table:table-cell>
          <table:table-cell office:value-type="string" table:style-name="ce103">
            <text:p>ACW OPERATOR</text:p>
          </table:table-cell>
          <table:table-cell office:value-type="string" table:style-name="ce103">
            <text:p>CW OPERATOR</text:p>
          </table:table-cell>
          <table:table-cell office:value-type="string" table:style-name="ce104">
            <text:p>TT OPERATOR</text:p>
          </table:table-cell>
          <table:table-cell office:value-type="string" table:style-name="ce105">
            <text:p>Route</text:p>
          </table:table-cell>
          <table:table-cell office:value-type="string" table:style-name="ce105">
            <text:p>Mimic</text:p>
          </table:table-cell>
          <table:table-cell office:value-type="string" table:style-name="ce105">
            <text:p>Monitor</text:p>
          </table:table-cell>
          <table:table-cell office:value-type="string" table:style-name="ce106">
            <text:p>CANWEB Config</text:p>
          </table:table-cell>
          <table:table-cell table:number-columns-repeated="16373"/>
        </table:table-row>
        <table:table-row table:style-name="ro1">
          <table:table-cell office:value-type="float" office:value="1" table:style-name="ce102">
            <text:p>1</text:p>
          </table:table-cell>
          <table:table-cell office:value-type="string" table:style-name="ce103">
            <text:p>CWB</text:p>
          </table:table-cell>
          <table:table-cell office:value-type="string" table:style-name="ce103">
            <text:p>Outer</text:p>
          </table:table-cell>
          <table:table-cell office:value-type="string" table:style-name="ce103">
            <text:p>Inner</text:p>
          </table:table-cell>
          <table:table-cell office:value-type="string" table:style-name="ce107">
            <text:p>Inner FY to Board D</text:p>
          </table:table-cell>
          <table:table-cell office:value-type="string" table:style-name="ce108">
            <text:p>Outer FY/Brewery</text:p>
            <text:p>To Loco Yard</text:p>
          </table:table-cell>
          <table:table-cell office:value-type="string" table:style-name="ce106">
            <text:p>-</text:p>
          </table:table-cell>
          <table:table-cell office:value-type="float" office:value="1" table:style-name="ce105">
            <text:p>1</text:p>
          </table:table-cell>
          <table:table-cell office:value-type="float" office:value="401" table:style-name="ce105">
            <text:p>401</text:p>
          </table:table-cell>
          <table:table-cell office:value-type="float" office:value="261" table:style-name="ce105">
            <text:p>261</text:p>
          </table:table-cell>
          <table:table-cell office:value-type="string" table:style-name="ce106">
            <text:p>s1,s401,m261</text:p>
          </table:table-cell>
          <table:table-cell table:number-columns-repeated="16373"/>
        </table:table-row>
        <table:table-row table:style-name="ro1">
          <table:table-cell office:value-type="float" office:value="2" table:style-name="ce102">
            <text:p>2</text:p>
          </table:table-cell>
          <table:table-cell office:value-type="string" table:style-name="ce103">
            <text:p>NGTT</text:p>
          </table:table-cell>
          <table:table-cell office:value-type="string" table:style-name="ce103">
            <text:p>Centre</text:p>
          </table:table-cell>
          <table:table-cell office:value-type="string" table:style-name="ce103">
            <text:p>Inner</text:p>
          </table:table-cell>
          <table:table-cell office:value-type="string" table:style-name="ce107">
            <text:p>Move Inner FY Up</text:p>
          </table:table-cell>
          <table:table-cell office:value-type="string" table:style-name="ce107">
            <text:p>Centre FY to Board N</text:p>
          </table:table-cell>
          <table:table-cell office:value-type="string" table:style-name="ce107">
            <text:p>Move between NGTT</text:p>
          </table:table-cell>
          <table:table-cell office:value-type="float" office:value="2" table:style-name="ce105">
            <text:p>2</text:p>
          </table:table-cell>
          <table:table-cell office:value-type="float" office:value="402" table:style-name="ce105">
            <text:p>402</text:p>
          </table:table-cell>
          <table:table-cell office:value-type="float" office:value="262" table:style-name="ce105">
            <text:p>262</text:p>
          </table:table-cell>
          <table:table-cell office:value-type="string" table:style-name="ce106">
            <text:p>s2,s402,m262</text:p>
          </table:table-cell>
          <table:table-cell table:number-columns-repeated="16373"/>
        </table:table-row>
        <table:table-row table:style-name="ro1">
          <table:table-cell office:value-type="float" office:value="3" table:style-name="ce102">
            <text:p>3</text:p>
          </table:table-cell>
          <table:table-cell office:value-type="string" table:style-name="ce103">
            <text:p>SGTT/CWA</text:p>
          </table:table-cell>
          <table:table-cell office:value-type="string" table:style-name="ce103">
            <text:p>Centre</text:p>
          </table:table-cell>
          <table:table-cell office:value-type="string" table:style-name="ce103">
            <text:p>Inner</text:p>
          </table:table-cell>
          <table:table-cell office:value-type="string" table:style-name="ce107">
            <text:p>Move Centre FY Up</text:p>
          </table:table-cell>
          <table:table-cell office:value-type="string" table:style-name="ce107">
            <text:p>Board N to Brewery</text:p>
          </table:table-cell>
          <table:table-cell office:value-type="string" table:style-name="ce108">
            <text:p>Move between SGTT</text:p>
          </table:table-cell>
          <table:table-cell office:value-type="float" office:value="3" table:style-name="ce105">
            <text:p>3</text:p>
          </table:table-cell>
          <table:table-cell office:value-type="float" office:value="403" table:style-name="ce105">
            <text:p>403</text:p>
          </table:table-cell>
          <table:table-cell office:value-type="float" office:value="263" table:style-name="ce105">
            <text:p>263</text:p>
          </table:table-cell>
          <table:table-cell office:value-type="string" table:style-name="ce106">
            <text:p>s3,s403,m263</text:p>
          </table:table-cell>
          <table:table-cell table:number-columns-repeated="16373"/>
        </table:table-row>
        <table:table-row table:style-name="ro1">
          <table:table-cell office:value-type="float" office:value="4" table:style-name="ce102">
            <text:p>4</text:p>
          </table:table-cell>
          <table:table-cell office:value-type="string" table:style-name="ce103">
            <text:p>ACW</text:p>
          </table:table-cell>
          <table:table-cell office:value-type="string" table:style-name="ce103">
            <text:p>Inner</text:p>
          </table:table-cell>
          <table:table-cell office:value-type="string" table:style-name="ce103">
            <text:p>Inner</text:p>
          </table:table-cell>
          <table:table-cell office:value-type="string" table:style-name="ce107">
            <text:p>Board D to Inner FY</text:p>
          </table:table-cell>
          <table:table-cell office:value-type="string" table:style-name="ce106">
            <text:p>-</text:p>
          </table:table-cell>
          <table:table-cell office:value-type="string" table:style-name="ce106">
            <text:p>-</text:p>
          </table:table-cell>
          <table:table-cell office:value-type="float" office:value="4" table:style-name="ce105">
            <text:p>4</text:p>
          </table:table-cell>
          <table:table-cell office:value-type="float" office:value="404" table:style-name="ce105">
            <text:p>404</text:p>
          </table:table-cell>
          <table:table-cell office:value-type="float" office:value="264" table:style-name="ce105">
            <text:p>264</text:p>
          </table:table-cell>
          <table:table-cell office:value-type="string" table:style-name="ce106">
            <text:p>s4,s404,m264</text:p>
          </table:table-cell>
          <table:table-cell table:number-columns-repeated="16373"/>
        </table:table-row>
        <table:table-row table:style-name="ro1">
          <table:table-cell office:value-type="float" office:value="5" table:style-name="ce102">
            <text:p>5</text:p>
          </table:table-cell>
          <table:table-cell office:value-type="string" table:style-name="ce103">
            <text:p>SGTT</text:p>
          </table:table-cell>
          <table:table-cell office:value-type="string" table:style-name="ce103">
            <text:p>Inner</text:p>
          </table:table-cell>
          <table:table-cell office:value-type="string" table:style-name="ce103">
            <text:p>Outer</text:p>
          </table:table-cell>
          <table:table-cell office:value-type="string" table:style-name="ce107">
            <text:p>Move Outer FY Up</text:p>
          </table:table-cell>
          <table:table-cell office:value-type="string" table:style-name="ce107">
            <text:p>Loco Yard to Outer FY</text:p>
          </table:table-cell>
          <table:table-cell office:value-type="string" table:style-name="ce107">
            <text:p>Move between SGTT</text:p>
          </table:table-cell>
          <table:table-cell office:value-type="float" office:value="5" table:style-name="ce105">
            <text:p>5</text:p>
          </table:table-cell>
          <table:table-cell office:value-type="float" office:value="405" table:style-name="ce105">
            <text:p>405</text:p>
          </table:table-cell>
          <table:table-cell office:value-type="float" office:value="265" table:style-name="ce105">
            <text:p>265</text:p>
          </table:table-cell>
          <table:table-cell office:value-type="string" table:style-name="ce106">
            <text:p>s5,s405,m265</text:p>
          </table:table-cell>
          <table:table-cell table:number-columns-repeated="16373"/>
        </table:table-row>
        <table:table-row table:style-name="ro1">
          <table:table-cell office:value-type="float" office:value="6" table:style-name="ce102">
            <text:p>6</text:p>
          </table:table-cell>
          <table:table-cell office:value-type="string" table:style-name="ce103">
            <text:p>CWC</text:p>
          </table:table-cell>
          <table:table-cell office:value-type="string" table:style-name="ce109">
            <text:p>Outer</text:p>
          </table:table-cell>
          <table:table-cell office:value-type="string" table:style-name="ce103">
            <text:p>Centre</text:p>
          </table:table-cell>
          <table:table-cell office:value-type="string" table:style-name="ce106">
            <text:p>-</text:p>
          </table:table-cell>
          <table:table-cell office:value-type="string" table:style-name="ce108">
            <text:p>Brewery to Centre FY</text:p>
            <text:p>(Optional) Outer to Brewery</text:p>
          </table:table-cell>
          <table:table-cell office:value-type="string" table:style-name="ce106">
            <text:p>-</text:p>
          </table:table-cell>
          <table:table-cell office:value-type="float" office:value="6" table:style-name="ce105">
            <text:p>6</text:p>
          </table:table-cell>
          <table:table-cell office:value-type="float" office:value="406" table:style-name="ce105">
            <text:p>406</text:p>
          </table:table-cell>
          <table:table-cell office:value-type="float" office:value="266" table:style-name="ce105">
            <text:p>266</text:p>
          </table:table-cell>
          <table:table-cell office:value-type="string" table:style-name="ce106">
            <text:p>s6,s406,m266</text:p>
          </table:table-cell>
          <table:table-cell table:number-columns-repeated="16373"/>
        </table:table-row>
        <table:table-row table:style-name="ro1">
          <table:table-cell table:style-name="ce30"/>
          <table:table-cell table:number-columns-repeated="3" table:style-name="ce34"/>
          <table:table-cell table:number-columns-repeated="2" table:style-name="ce23"/>
          <table:table-cell table:style-name="ce100"/>
          <table:table-cell table:number-columns-repeated="3" table:style-name="ce101"/>
          <table:table-cell table:style-name="ce23"/>
          <table:table-cell table:number-columns-repeated="16373"/>
        </table:table-row>
        <table:table-row table:style-name="ro1">
          <table:table-cell office:value-type="string" table:number-columns-spanned="7" table:number-rows-spanned="1" table:style-name="ce115">
            <text:p>Note: Inner FY contains 'Long' trains, Center FY contains 'Short' trains, Outer FY contains 'Medium' trains</text:p>
          </table:table-cell>
          <table:covered-table-cell table:number-columns-repeated="6"/>
          <table:table-cell table:number-columns-repeated="3" table:style-name="ce105"/>
          <table:table-cell table:style-name="ce106"/>
          <table:table-cell table:number-columns-repeated="16373"/>
        </table:table-row>
        <table:table-row table:number-rows-repeated="1048540" table:style-name="ro2">
          <table:table-cell table:number-columns-repeated="16384"/>
        </table:table-row>
      </table:table>
      <table:table table:name="Nodes" table:style-name="ta1">
        <table:table-column table:style-name="co15" table:default-cell-style-name="ce12"/>
        <table:table-column table:style-name="co13" table:default-cell-style-name="ce12"/>
        <table:table-column table:style-name="co16" table:default-cell-style-name="ce12"/>
        <table:table-column table:style-name="co17" table:default-cell-style-name="ce13"/>
        <table:table-column table:style-name="co18" table:default-cell-style-name="ce13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3" table:number-columns-repeated="3" table:default-cell-style-name="ce1"/>
        <table:table-column table:style-name="co4" table:number-columns-repeated="16373" table:default-cell-style-name="ce1"/>
        <table:table-row table:style-name="ro3">
          <table:table-cell office:value-type="string" table:style-name="ce28">
            <text:p>Description</text:p>
          </table:table-cell>
          <table:table-cell office:value-type="string" table:style-name="ce28">
            <text:p>moduleName</text:p>
          </table:table-cell>
          <table:table-cell office:value-type="string" table:style-name="ce28">
            <text:p>nodeName</text:p>
          </table:table-cell>
          <table:table-cell office:value-type="string" table:style-name="ce27">
            <text:p>nodeNumber</text:p>
          </table:table-cell>
          <table:table-cell office:value-type="string" table:style-name="ce27">
            <text:p>CAN ID</text:p>
          </table:table-cell>
          <table:table-cell office:value-type="string" table:style-name="ce1">
            <text:p>nodeGroup</text:p>
          </table:table-cell>
          <table:table-cell office:value-type="string" table:style-name="ce23">
            <text:p>Configured</text:p>
          </table:table-cell>
          <table:table-cell office:value-type="string" table:style-name="ce19">
            <text:p>Function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23">
            <text:p>PANEL 1</text:p>
          </table:table-cell>
          <table:table-cell office:value-type="string" table:style-name="ce23">
            <text:p>CANPAN</text:p>
          </table:table-cell>
          <table:table-cell office:value-type="string" table:style-name="ce23">
            <text:p>MIMIC 1 ALL</text:p>
          </table:table-cell>
          <table:table-cell office:value-type="float" office:value="301" table:style-name="ce10">
            <text:p>301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group 1</text:p>
          </table:table-cell>
          <table:table-cell table:style-name="ce1"/>
          <table:table-cell office:value-type="string" table:style-name="ce1">
            <text:p>Control Panel 1. <text:s/>TFY</text:p>
          </table:table-cell>
          <table:table-cell table:style-name="ce6"/>
          <table:table-cell table:number-columns-repeated="16375" table:style-name="ce1"/>
        </table:table-row>
        <table:table-row table:style-name="ro3">
          <table:table-cell office:value-type="string" table:style-name="ce23">
            <text:p>PANEL 2</text:p>
          </table:table-cell>
          <table:table-cell office:value-type="string" table:style-name="ce23">
            <text:p>CANPAN</text:p>
          </table:table-cell>
          <table:table-cell office:value-type="string" table:style-name="ce23">
            <text:p>MIMIC 2 1 NG</text:p>
          </table:table-cell>
          <table:table-cell office:value-type="float" office:value="302" table:formula="of:=[.D2]+1" table:style-name="ce10">
            <text:p>302</text:p>
          </table:table-cell>
          <table:table-cell office:value-type="float" office:value="11" table:style-name="ce10">
            <text:p>11</text:p>
          </table:table-cell>
          <table:table-cell office:value-type="string" table:style-name="ce1">
            <text:p>group 2</text:p>
          </table:table-cell>
          <table:table-cell table:style-name="ce1"/>
          <table:table-cell office:value-type="string" table:style-name="ce1">
            <text:p>Control Panel 2. <text:s/>FFY</text:p>
          </table:table-cell>
          <table:table-cell table:style-name="ce6"/>
          <table:table-cell table:number-columns-repeated="16375" table:style-name="ce1"/>
        </table:table-row>
        <table:table-row table:style-name="ro3">
          <table:table-cell office:value-type="string" table:style-name="ce23">
            <text:p>SERVOS 1</text:p>
          </table:table-cell>
          <table:table-cell office:value-type="string" table:style-name="ce23">
            <text:p>CANBIP_UV</text:p>
          </table:table-cell>
          <table:table-cell office:value-type="string" table:style-name="ce23">
            <text:p>SERVOS 1</text:p>
          </table:table-cell>
          <table:table-cell office:value-type="float" office:value="401" table:style-name="ce10">
            <text:p>401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group 3</text:p>
          </table:table-cell>
          <table:table-cell table:style-name="ce1"/>
          <table:table-cell office:value-type="string" table:style-name="ce1">
            <text:p>Points 1, 2</text:p>
          </table:table-cell>
          <table:table-cell table:style-name="ce1"/>
          <table:table-cell table:number-columns-repeated="2" table:style-name="ce23"/>
          <table:table-cell table:number-columns-repeated="16373"/>
        </table:table-row>
        <table:table-row table:style-name="ro3">
          <table:table-cell office:value-type="string" table:style-name="ce23">
            <text:p>SERVOS 2</text:p>
          </table:table-cell>
          <table:table-cell office:value-type="string" table:style-name="ce23">
            <text:p>CANBIP_UV</text:p>
          </table:table-cell>
          <table:table-cell office:value-type="string" table:style-name="ce23">
            <text:p>SERVOS 2</text:p>
          </table:table-cell>
          <table:table-cell office:value-type="float" office:value="402" table:style-name="ce10">
            <text:p>402</text:p>
          </table:table-cell>
          <table:table-cell office:value-type="float" office:value="22" table:style-name="ce10">
            <text:p>22</text:p>
          </table:table-cell>
          <table:table-cell office:value-type="string" table:style-name="ce1">
            <text:p>group 4</text:p>
          </table:table-cell>
          <table:table-cell table:style-name="ce1"/>
          <table:table-cell office:value-type="string" table:style-name="ce1">
            <text:p>Points 3, 4, 5, 6</text:p>
          </table:table-cell>
          <table:table-cell table:style-name="ce1"/>
          <table:table-cell table:number-columns-repeated="2" table:style-name="ce23"/>
          <table:table-cell table:number-columns-repeated="16373"/>
        </table:table-row>
        <table:table-row table:style-name="ro3">
          <table:table-cell table:number-columns-repeated="3" table:style-name="ce34"/>
          <table:table-cell table:number-columns-repeated="2" table:style-name="ce30"/>
          <table:table-cell table:number-columns-repeated="4" table:style-name="ce1"/>
          <table:table-cell table:number-columns-repeated="2" table:style-name="ce23"/>
          <table:table-cell table:number-columns-repeated="16373"/>
        </table:table-row>
        <table:table-row table:style-name="ro3">
          <table:table-cell office:value-type="string" table:style-name="ce23">
            <text:p>PANEL</text:p>
          </table:table-cell>
          <table:table-cell office:value-type="string" table:style-name="ce23">
            <text:p>CANPAN</text:p>
          </table:table-cell>
          <table:table-cell office:value-type="string" table:style-name="ce23">
            <text:p>32 x 32 switch and display panel.</text:p>
          </table:table-cell>
          <table:table-cell table:number-columns-repeated="2" table:style-name="ce30"/>
          <table:table-cell table:number-columns-repeated="16379" table:style-name="ce1"/>
        </table:table-row>
        <table:table-row table:style-name="ro3">
          <table:table-cell office:value-type="string" table:style-name="ce23">
            <text:p>MOTDRV</text:p>
          </table:table-cell>
          <table:table-cell office:value-type="string" table:style-name="ce23">
            <text:p>CANBIP_UV</text:p>
          </table:table-cell>
          <table:table-cell office:value-type="string" table:style-name="ce23">
            <text:p>8 OP. 4 Tortoise module with 8 IPs.</text:p>
          </table:table-cell>
          <table:table-cell table:number-columns-repeated="2" table:style-name="ce30"/>
          <table:table-cell table:number-columns-repeated="16379" table:style-name="ce1"/>
        </table:table-row>
        <table:table-row table:style-name="ro3">
          <table:table-cell table:style-name="ce34"/>
          <table:table-cell table:style-name="ce94"/>
          <table:table-cell table:style-name="ce95"/>
          <table:table-cell table:number-columns-repeated="2" table:style-name="ce17"/>
          <table:table-cell table:style-name="ce1"/>
          <table:table-cell table:style-name="ce94"/>
          <table:table-cell table:style-name="ce96"/>
          <table:table-cell table:number-columns-repeated="16376" table:style-name="ce1"/>
        </table:table-row>
        <table:table-row table:number-rows-repeated="2" table:style-name="ro3">
          <table:table-cell table:style-name="ce95"/>
          <table:table-cell table:style-name="ce94"/>
          <table:table-cell table:style-name="ce95"/>
          <table:table-cell table:number-columns-repeated="2" table:style-name="ce97"/>
          <table:table-cell table:style-name="ce1"/>
          <table:table-cell table:style-name="ce95"/>
          <table:table-cell table:style-name="ce96"/>
          <table:table-cell table:number-columns-repeated="16376" table:style-name="ce1"/>
        </table:table-row>
        <table:table-row table:style-name="ro3">
          <table:table-cell office:value-type="string" table:style-name="ce95">
            <text:p>POSNIND units are for possible expansion if required covering mechanical point states.</text:p>
          </table:table-cell>
          <table:table-cell table:number-columns-repeated="2" table:style-name="ce94"/>
          <table:table-cell table:number-columns-repeated="2" table:style-name="ce17"/>
          <table:table-cell table:number-columns-repeated="16379" table:style-name="ce1"/>
        </table:table-row>
        <table:table-row table:style-name="ro1">
          <table:table-cell table:style-name="ce98"/>
          <table:table-cell table:number-columns-repeated="2" table:style-name="ce34"/>
          <table:table-cell table:number-columns-repeated="2" table:style-name="ce30"/>
          <table:table-cell table:number-columns-repeated="16379" table:style-name="ce1"/>
        </table:table-row>
        <table:table-row table:number-rows-repeated="2" table:style-name="ro1">
          <table:table-cell table:number-columns-repeated="3" table:style-name="ce34"/>
          <table:table-cell table:number-columns-repeated="2" table:style-name="ce30"/>
          <table:table-cell table:number-columns-repeated="16379" table:style-name="ce1"/>
        </table:table-row>
        <table:table-row table:style-name="ro1">
          <table:table-cell table:style-name="ce94"/>
          <table:table-cell office:value-type="string" table:style-name="ce94">
            <text:p>CANACC4</text:p>
          </table:table-cell>
          <table:table-cell office:value-type="string" table:style-name="ce94">
            <text:p>8 channel pulsed drive unit. <text:s/>4 pairs of solenoids.</text:p>
          </table:table-cell>
          <table:table-cell table:number-columns-repeated="2" table:style-name="ce17"/>
          <table:table-cell table:number-columns-repeated="16379" table:style-name="ce1"/>
        </table:table-row>
        <table:table-row table:number-rows-repeated="1048560" table:style-name="ro2">
          <table:table-cell table:number-columns-repeated="16384"/>
        </table:table-row>
        <table:named-expressions>
          <table:named-expression table:name="Z_48E02D46_7289_4A68_8159_C8A467E0DB72_.wvu.Rows" table:expression="of:=[Nodes.$9:.$9]~[Nodes.#REF!]~[Nodes.#REF!]~[Nodes.#REF!]~[Nodes.#REF!]~[Nodes.$10:.$11]~[Nodes.$12:.$12]" table:base-cell-address="Issue.$A$1"/>
          <table:named-expression table:name="Z_68721960_D025_4A40_9848_B5C86AFF69F0_.wvu.Rows" table:expression="of:=[Nodes.$9:.$9]~[Nodes.#REF!]~[Nodes.#REF!]~[Nodes.#REF!]~[Nodes.#REF!]~[Nodes.$10:.$11]~[Nodes.$12:.$12]" table:base-cell-address="Issue.$A$1"/>
        </table:named-expressions>
      </table:table>
      <table:table table:name="Events" table:style-name="ta1">
        <table:table-column table:style-name="co3" table:default-cell-style-name="ce12" table:visibility="collapse"/>
        <table:table-column table:style-name="co3" table:default-cell-style-name="ce13" table:visibility="collapse"/>
        <table:table-column table:style-name="co22" table:default-cell-style-name="ce13"/>
        <table:table-column table:style-name="co23" table:default-cell-style-name="ce1"/>
        <table:table-column table:style-name="co17" table:default-cell-style-name="ce14"/>
        <table:table-column table:style-name="co7" table:default-cell-style-name="ce14"/>
        <table:table-column table:style-name="co24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12" table:default-cell-style-name="ce1"/>
        <table:table-column table:style-name="co27" table:default-cell-style-name="ce1"/>
        <table:table-column table:style-name="co28" table:default-cell-style-name="ce14"/>
        <table:table-column table:style-name="co4" table:number-columns-repeated="16371" table:default-cell-style-name="ce1"/>
        <table:table-row table:style-name="ro1">
          <table:table-cell table:style-name="ce2"/>
          <table:table-cell table:number-columns-repeated="2" table:style-name="ce3"/>
          <table:table-cell office:value-type="string" table:style-name="ce15">
            <text:p>eventName</text:p>
          </table:table-cell>
          <table:table-cell office:value-type="string" table:style-name="ce92">
            <text:p>nodeNumber</text:p>
          </table:table-cell>
          <table:table-cell office:value-type="string" table:style-name="ce8">
            <text:p>eventNumber</text:p>
          </table:table-cell>
          <table:table-cell office:value-type="string" table:style-name="ce7">
            <text:p>Group</text:p>
          </table:table-cell>
          <table:table-cell office:value-type="string" table:style-name="ce93">
            <text:p>Action</text:p>
          </table:table-cell>
          <table:table-cell office:value-type="string" table:style-name="ce7">
            <text:p>Notes</text:p>
          </table:table-cell>
          <table:table-cell table:number-columns-repeated="2" table:style-name="ce1"/>
          <table:table-cell table:style-name="ce9"/>
          <table:table-cell table:style-name="ce10"/>
          <table:table-cell table:number-columns-repeated="16371"/>
        </table:table-row>
        <table:table-row table:style-name="ro1">
          <table:table-cell office:value-type="string" table:style-name="ce2">
            <text:p>SoD</text:p>
          </table:table-cell>
          <table:table-cell table:number-columns-repeated="2" table:style-name="ce3"/>
          <table:table-cell office:value-type="string" office:string-value="SoD " table:formula="of:=[.A2]&amp;&quot; &quot;&amp;[.C2]" table:style-name="ce23">
            <text:p>SoD<text:s/></text:p>
          </table:table-cell>
          <table:table-cell office:value-type="float" office:value="0" table:style-name="ce10">
            <text:p>0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Service</text:p>
          </table:table-cell>
          <table:table-cell office:value-type="string" table:style-name="ce6">
            <text:p>Start of Day</text:p>
          </table:table-cell>
          <table:table-cell office:value-type="string" table:style-name="ce6">
            <text:p>Not used.</text:p>
          </table:table-cell>
          <table:table-cell table:number-columns-repeated="3" table:style-name="ce1"/>
          <table:table-cell table:style-name="ce5"/>
          <table:table-cell table:number-columns-repeated="16371"/>
        </table:table-row>
        <table:table-row table:style-name="ro1">
          <table:table-cell office:value-type="string" table:style-name="ce2">
            <text:p>SENS</text:p>
          </table:table-cell>
          <table:table-cell table:number-columns-repeated="2" table:style-name="ce3"/>
          <table:table-cell office:value-type="string" office:string-value="SENS " table:formula="of:=[.A3]&amp;&quot; &quot;&amp;[.C3]" table:style-name="ce23">
            <text:p>SENS<text:s/></text:p>
          </table:table-cell>
          <table:table-cell office:value-type="float" office:value="0" table:style-name="ce10">
            <text:p>0</text:p>
          </table:table-cell>
          <table:table-cell office:value-type="float" office:value="9" table:formula="of:=[.F2]+1" table:style-name="ce10">
            <text:p>9</text:p>
          </table:table-cell>
          <table:table-cell office:value-type="string" table:style-name="ce1">
            <text:p>Service</text:p>
          </table:table-cell>
          <table:table-cell office:value-type="string" table:style-name="ce6">
            <text:p>Panel generated on power up.</text:p>
          </table:table-cell>
          <table:table-cell office:value-type="string" table:style-name="ce6">
            <text:p>Generated in 401</text:p>
          </table:table-cell>
          <table:table-cell table:number-columns-repeated="3" table:style-name="ce1"/>
          <table:table-cell table:style-name="ce5"/>
          <table:table-cell table:number-columns-repeated="16371"/>
        </table:table-row>
        <table:table-row table:style-name="ro1">
          <table:table-cell table:style-name="ce2"/>
          <table:table-cell table:number-columns-repeated="2" table:style-name="ce3"/>
          <table:table-cell table:style-name="ce1"/>
          <table:table-cell table:number-columns-repeated="2" table:style-name="ce5"/>
          <table:table-cell table:number-columns-repeated="6" table:style-name="ce1"/>
          <table:table-cell table:style-name="ce10"/>
          <table:table-cell table:number-columns-repeated="16371"/>
        </table:table-row>
        <table:table-row table:style-name="ro1">
          <table:table-cell office:value-type="string" table:style-name="ce2">
            <text:p>Point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. 1 &amp; 2 ON/OFF</text:p>
          </table:table-cell>
          <table:table-cell office:value-type="string" office:string-value="Point No. 1 &amp; 2 ON/OFF" table:formula="of:=[.A5]&amp;&quot; &quot;&amp;[.C5]" table:style-name="ce23">
            <text:p>Point No. 1 &amp; 2 ON/OFF</text:p>
          </table:table-cell>
          <table:table-cell office:value-type="float" office:value="0" table:style-name="ce10">
            <text:p>0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Points</text:p>
          </table:table-cell>
          <table:table-cell office:value-type="string" table:style-name="ce6">
            <text:p>ON = THROWN</text:p>
          </table:table-cell>
          <table:table-cell office:value-type="string" office:string-value="SERVOS 1 PORT = 1 and 2" table:formula="of:=[Nodes.$C$4]&amp;&quot; PORT = 1 and 2&quot;" table:style-name="ce6">
            <text:p>SERVOS 1 PORT = 1 and 2</text:p>
          </table:table-cell>
          <table:table-cell office:value-type="string" table:style-name="ce6">
            <text:p>Servo 1 reversed</text:p>
          </table:table-cell>
          <table:table-cell table:number-columns-repeated="2" table:style-name="ce1"/>
          <table:table-cell table:style-name="ce5"/>
          <table:table-cell table:number-columns-repeated="16371"/>
        </table:table-row>
        <table:table-row table:style-name="ro1">
          <table:table-cell office:value-type="string" table:style-name="ce2">
            <text:p>Point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. 3 &amp; 4 ON/OFF</text:p>
          </table:table-cell>
          <table:table-cell office:value-type="string" office:string-value="Point No. 3 &amp; 4 ON/OFF" table:formula="of:=[.A6]&amp;&quot; &quot;&amp;[.C6]" table:style-name="ce23">
            <text:p>Point No. 3 &amp; 4 ON/OFF</text:p>
          </table:table-cell>
          <table:table-cell office:value-type="float" office:value="0" table:style-name="ce10">
            <text:p>0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Points</text:p>
          </table:table-cell>
          <table:table-cell office:value-type="string" table:style-name="ce6">
            <text:p>ON = THROWN</text:p>
          </table:table-cell>
          <table:table-cell office:value-type="string" office:string-value="SERVOS 2 PORT = 1 and 2" table:formula="of:=[Nodes.$C$5]&amp;&quot; PORT = 1 and 2&quot;" table:style-name="ce6">
            <text:p>SERVOS 2 PORT = 1 and 2</text:p>
          </table:table-cell>
          <table:table-cell table:number-columns-repeated="3" table:style-name="ce1"/>
          <table:table-cell table:style-name="ce5"/>
          <table:table-cell table:number-columns-repeated="16371"/>
        </table:table-row>
        <table:table-row table:style-name="ro1">
          <table:table-cell office:value-type="string" table:style-name="ce2">
            <text:p>Point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. 5 ON/OFF</text:p>
          </table:table-cell>
          <table:table-cell office:value-type="string" office:string-value="Point No. 5 ON/OFF" table:formula="of:=[.A7]&amp;&quot; &quot;&amp;[.C7]" table:style-name="ce23">
            <text:p>Point No. 5 ON/OFF</text:p>
          </table:table-cell>
          <table:table-cell office:value-type="float" office:value="0" table:style-name="ce10">
            <text:p>0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Points</text:p>
          </table:table-cell>
          <table:table-cell office:value-type="string" table:style-name="ce6">
            <text:p>ON = THROWN</text:p>
          </table:table-cell>
          <table:table-cell office:value-type="string" office:string-value="SERVOS 2 PORT = 3" table:formula="of:=[Nodes.$C$5]&amp;&quot; PORT = 3&quot;" table:style-name="ce6">
            <text:p>SERVOS 2 PORT = 3</text:p>
          </table:table-cell>
          <table:table-cell table:number-columns-repeated="3" table:style-name="ce1"/>
          <table:table-cell table:style-name="ce5"/>
          <table:table-cell table:number-columns-repeated="16371"/>
        </table:table-row>
        <table:table-row table:style-name="ro1">
          <table:table-cell office:value-type="string" table:style-name="ce2">
            <text:p>Point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. 6 ON/OFF</text:p>
          </table:table-cell>
          <table:table-cell office:value-type="string" office:string-value="Point No. 6 ON/OFF" table:formula="of:=[.A8]&amp;&quot; &quot;&amp;[.C8]" table:style-name="ce23">
            <text:p>Point No. 6 ON/OFF</text:p>
          </table:table-cell>
          <table:table-cell office:value-type="float" office:value="0" table:style-name="ce10">
            <text:p>0</text:p>
          </table:table-cell>
          <table:table-cell office:value-type="float" office:value="26" table:style-name="ce10">
            <text:p>26</text:p>
          </table:table-cell>
          <table:table-cell office:value-type="string" table:style-name="ce1">
            <text:p>Points</text:p>
          </table:table-cell>
          <table:table-cell office:value-type="string" table:style-name="ce6">
            <text:p>ON = THROWN</text:p>
          </table:table-cell>
          <table:table-cell office:value-type="string" office:string-value="SERVOS 2 PORT = 4" table:formula="of:=[Nodes.$C$5]&amp;&quot; PORT = 4&quot;" table:style-name="ce6">
            <text:p>SERVOS 2 PORT = 4</text:p>
          </table:table-cell>
          <table:table-cell table:number-columns-repeated="3" table:style-name="ce1"/>
          <table:table-cell table:style-name="ce5"/>
          <table:table-cell table:number-columns-repeated="16371"/>
        </table:table-row>
        <table:table-row table:style-name="ro1">
          <table:table-cell table:style-name="ce2"/>
          <table:table-cell table:number-columns-repeated="2" table:style-name="ce3"/>
          <table:table-cell table:style-name="ce1"/>
          <table:table-cell table:number-columns-repeated="2" table:style-name="ce5"/>
          <table:table-cell table:number-columns-repeated="6" table:style-name="ce1"/>
          <table:table-cell table:style-name="ce5"/>
          <table:table-cell table:number-columns-repeated="16371"/>
        </table:table-row>
        <table:table-row table:style-name="ro1">
          <table:table-cell office:value-type="string" table:style-name="ce2">
            <text:p>Point sens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 &amp; 2</text:p>
          </table:table-cell>
          <table:table-cell office:value-type="string" office:string-value="Point sense 1 &amp; 2" table:formula="of:=[.A10]&amp;&quot; &quot;&amp;[.C10]" table:style-name="ce23">
            <text:p>Point sense 1 &amp; 2</text:p>
          </table:table-cell>
          <table:table-cell office:value-type="float" office:value="0" table:style-name="ce10">
            <text:p>0</text:p>
          </table:table-cell>
          <table:table-cell office:value-type="float" office:value="121" table:style-name="ce10">
            <text:p>121</text:p>
          </table:table-cell>
          <table:table-cell office:value-type="string" table:style-name="ce1">
            <text:p>Point Sense</text:p>
          </table:table-cell>
          <table:table-cell table:style-name="ce23"/>
          <table:table-cell table:number-columns-repeated="3" table:style-name="ce1"/>
          <table:table-cell table:style-name="ce11"/>
          <table:table-cell table:style-name="ce5"/>
          <table:table-cell table:number-columns-repeated="16371"/>
        </table:table-row>
        <table:table-row table:style-name="ro1">
          <table:table-cell office:value-type="string" table:style-name="ce2">
            <text:p>Point sens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3 &amp; 4</text:p>
          </table:table-cell>
          <table:table-cell office:value-type="string" office:string-value="Point sense 3 &amp; 4" table:formula="of:=[.A11]&amp;&quot; &quot;&amp;[.C11]" table:style-name="ce23">
            <text:p>Point sense 3 &amp; 4</text:p>
          </table:table-cell>
          <table:table-cell office:value-type="float" office:value="0" table:style-name="ce10">
            <text:p>0</text:p>
          </table:table-cell>
          <table:table-cell office:value-type="float" office:value="123" table:style-name="ce10">
            <text:p>123</text:p>
          </table:table-cell>
          <table:table-cell office:value-type="string" table:style-name="ce1">
            <text:p>Point Sense</text:p>
          </table:table-cell>
          <table:table-cell table:number-columns-repeated="4" table:style-name="ce1"/>
          <table:table-cell table:style-name="ce11"/>
          <table:table-cell table:style-name="ce5"/>
          <table:table-cell table:number-columns-repeated="16371"/>
        </table:table-row>
        <table:table-row table:style-name="ro1">
          <table:table-cell office:value-type="string" table:style-name="ce2">
            <text:p>Point sense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string" office:string-value="Point sense 5" table:formula="of:=[.A12]&amp;&quot; &quot;&amp;[.C12]" table:style-name="ce23">
            <text:p>Point sense 5</text:p>
          </table:table-cell>
          <table:table-cell office:value-type="float" office:value="0" table:style-name="ce10">
            <text:p>0</text:p>
          </table:table-cell>
          <table:table-cell office:value-type="float" office:value="125" table:style-name="ce10">
            <text:p>125</text:p>
          </table:table-cell>
          <table:table-cell office:value-type="string" table:style-name="ce1">
            <text:p>Point Sense</text:p>
          </table:table-cell>
          <table:table-cell table:number-columns-repeated="4" table:style-name="ce1"/>
          <table:table-cell table:style-name="ce11"/>
          <table:table-cell table:style-name="ce5"/>
          <table:table-cell table:number-columns-repeated="16371"/>
        </table:table-row>
        <table:table-row table:style-name="ro1">
          <table:table-cell office:value-type="string" table:style-name="ce2">
            <text:p>Point sense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string" office:string-value="Point sense 6" table:formula="of:=[.A13]&amp;&quot; &quot;&amp;[.C13]" table:style-name="ce23">
            <text:p>Point sense 6</text:p>
          </table:table-cell>
          <table:table-cell office:value-type="float" office:value="0" table:style-name="ce10">
            <text:p>0</text:p>
          </table:table-cell>
          <table:table-cell office:value-type="float" office:value="126" table:style-name="ce10">
            <text:p>126</text:p>
          </table:table-cell>
          <table:table-cell office:value-type="string" table:style-name="ce1">
            <text:p>Point Sense</text:p>
          </table:table-cell>
          <table:table-cell table:number-columns-repeated="4" table:style-name="ce1"/>
          <table:table-cell table:style-name="ce11"/>
          <table:table-cell table:style-name="ce5"/>
          <table:table-cell table:number-columns-repeated="16371"/>
        </table:table-row>
        <table:table-row table:style-name="ro1">
          <table:table-cell table:style-name="ce2"/>
          <table:table-cell table:number-columns-repeated="2" table:style-name="ce3"/>
          <table:table-cell table:style-name="ce1"/>
          <table:table-cell table:number-columns-repeated="2" table:style-name="ce5"/>
          <table:table-cell table:number-columns-repeated="5" table:style-name="ce1"/>
          <table:table-cell table:style-name="ce6"/>
          <table:table-cell table:style-name="ce5"/>
          <table:table-cell table:number-columns-repeated="16371"/>
        </table:table-row>
        <table:table-row table:style-name="ro1">
          <table:table-cell office:value-type="string" table:style-name="ce2">
            <text:p>DCC fault</text:p>
          </table:table-cell>
          <table:table-cell table:style-name="ce3"/>
          <table:table-cell office:value-type="string" table:style-name="ce3">
            <text:p>CRANE FY</text:p>
          </table:table-cell>
          <table:table-cell office:value-type="string" office:string-value="DCC fault CRANE FY" table:formula="of:=[.A15]&amp;&quot; &quot;&amp;[.C15]" table:style-name="ce23">
            <text:p>DCC fault CRANE FY</text:p>
          </table:table-cell>
          <table:table-cell office:value-type="float" office:value="0" table:style-name="ce10">
            <text:p>0</text:p>
          </table:table-cell>
          <table:table-cell office:value-type="float" office:value="51" table:style-name="ce10">
            <text:p>51</text:p>
          </table:table-cell>
          <table:table-cell office:value-type="string" table:style-name="ce1">
            <text:p>Faults</text:p>
          </table:table-cell>
          <table:table-cell office:value-type="string" table:style-name="ce6">
            <text:p>ON = Flash LED</text:p>
          </table:table-cell>
          <table:table-cell table:number-columns-repeated="3" table:style-name="ce1"/>
          <table:table-cell table:style-name="ce11"/>
          <table:table-cell table:style-name="ce5"/>
          <table:table-cell table:number-columns-repeated="16371"/>
        </table:table-row>
        <table:table-row table:style-name="ro1">
          <table:table-cell office:value-type="string" table:style-name="ce2">
            <text:p>DCC fault</text:p>
          </table:table-cell>
          <table:table-cell table:style-name="ce3"/>
          <table:table-cell office:value-type="string" table:style-name="ce3">
            <text:p>CRANE</text:p>
          </table:table-cell>
          <table:table-cell office:value-type="string" office:string-value="DCC fault CRANE" table:formula="of:=[.A16]&amp;&quot; &quot;&amp;[.C16]" table:style-name="ce23">
            <text:p>DCC fault CRANE</text:p>
          </table:table-cell>
          <table:table-cell office:value-type="float" office:value="0" table:style-name="ce10">
            <text:p>0</text:p>
          </table:table-cell>
          <table:table-cell office:value-type="float" office:value="52" table:formula="of:=[.F15]+1" table:style-name="ce10">
            <text:p>52</text:p>
          </table:table-cell>
          <table:table-cell office:value-type="string" table:style-name="ce1">
            <text:p>Faults</text:p>
          </table:table-cell>
          <table:table-cell office:value-type="string" table:style-name="ce6">
            <text:p>ON = Flash LED</text:p>
          </table:table-cell>
          <table:table-cell table:number-columns-repeated="3" table:style-name="ce1"/>
          <table:table-cell table:style-name="ce11"/>
          <table:table-cell table:style-name="ce5"/>
          <table:table-cell table:number-columns-repeated="16371"/>
        </table:table-row>
        <table:table-row table:style-name="ro1">
          <table:table-cell office:value-type="string" table:style-name="ce2">
            <text:p>DCC fault</text:p>
          </table:table-cell>
          <table:table-cell table:style-name="ce3"/>
          <table:table-cell office:value-type="string" table:style-name="ce3">
            <text:p>FACTORY</text:p>
          </table:table-cell>
          <table:table-cell office:value-type="string" office:string-value="DCC fault FACTORY" table:formula="of:=[.A17]&amp;&quot; &quot;&amp;[.C17]" table:style-name="ce23">
            <text:p>DCC fault FACTORY</text:p>
          </table:table-cell>
          <table:table-cell office:value-type="float" office:value="0" table:style-name="ce10">
            <text:p>0</text:p>
          </table:table-cell>
          <table:table-cell office:value-type="float" office:value="53" table:formula="of:=[.F16]+1" table:style-name="ce10">
            <text:p>53</text:p>
          </table:table-cell>
          <table:table-cell office:value-type="string" table:style-name="ce1">
            <text:p>Faults</text:p>
          </table:table-cell>
          <table:table-cell office:value-type="string" table:style-name="ce6">
            <text:p>ON = Flash LED</text:p>
          </table:table-cell>
          <table:table-cell table:number-columns-repeated="3" table:style-name="ce1"/>
          <table:table-cell table:style-name="ce11"/>
          <table:table-cell table:style-name="ce5"/>
          <table:table-cell table:number-columns-repeated="16371"/>
        </table:table-row>
        <table:table-row table:style-name="ro1">
          <table:table-cell office:value-type="string" table:style-name="ce2">
            <text:p>DCC fault</text:p>
          </table:table-cell>
          <table:table-cell table:style-name="ce3"/>
          <table:table-cell office:value-type="string" table:style-name="ce3">
            <text:p>FACTORY FY</text:p>
          </table:table-cell>
          <table:table-cell office:value-type="string" office:string-value="DCC fault FACTORY FY" table:formula="of:=[.A18]&amp;&quot; &quot;&amp;[.C18]" table:style-name="ce23">
            <text:p>DCC fault FACTORY FY</text:p>
          </table:table-cell>
          <table:table-cell office:value-type="float" office:value="0" table:style-name="ce10">
            <text:p>0</text:p>
          </table:table-cell>
          <table:table-cell office:value-type="float" office:value="54" table:formula="of:=[.F17]+1" table:style-name="ce10">
            <text:p>54</text:p>
          </table:table-cell>
          <table:table-cell office:value-type="string" table:style-name="ce1">
            <text:p>Faults</text:p>
          </table:table-cell>
          <table:table-cell office:value-type="string" table:style-name="ce6">
            <text:p>ON = Flash LED</text:p>
          </table:table-cell>
          <table:table-cell table:number-columns-repeated="3" table:style-name="ce1"/>
          <table:table-cell table:style-name="ce11"/>
          <table:table-cell table:style-name="ce5"/>
          <table:table-cell table:number-columns-repeated="16371"/>
        </table:table-row>
        <table:table-row table:style-name="ro1">
          <table:table-cell table:style-name="ce2"/>
          <table:table-cell table:number-columns-repeated="2" table:style-name="ce3"/>
          <table:table-cell office:value-type="string" office:string-value=" " table:formula="of:=[.A19]&amp;&quot; &quot;&amp;[.C19]" table:style-name="ce23">
            <text:p><text:s/></text:p>
          </table:table-cell>
          <table:table-cell table:number-columns-repeated="2" table:style-name="ce5"/>
          <table:table-cell table:number-columns-repeated="6" table:style-name="ce1"/>
          <table:table-cell table:style-name="ce5"/>
          <table:table-cell table:number-columns-repeated="16371"/>
        </table:table-row>
        <table:table-row table:style-name="ro1">
          <table:table-cell office:value-type="string" table:style-name="ce2">
            <text:p>Inner Track</text:p>
          </table:table-cell>
          <table:table-cell table:style-name="ce3"/>
          <table:table-cell office:value-type="string" table:style-name="ce3">
            <text:p>Status</text:p>
          </table:table-cell>
          <table:table-cell office:value-type="string" office:string-value="Inner Track Status" table:formula="of:=[.A20]&amp;&quot; &quot;&amp;[.C20]" table:style-name="ce23">
            <text:p>Inner Track Status</text:p>
          </table:table-cell>
          <table:table-cell office:value-type="float" office:value="0" table:style-name="ce10">
            <text:p>0</text:p>
          </table:table-cell>
          <table:table-cell office:value-type="float" office:value="201" table:style-name="ce10">
            <text:p>201</text:p>
          </table:table-cell>
          <table:table-cell office:value-type="string" table:style-name="ce1">
            <text:p>Message</text:p>
          </table:table-cell>
          <table:table-cell office:value-type="string" table:style-name="ce6">
            <text:p>ON = Flash LED</text:p>
          </table:table-cell>
          <table:table-cell office:value-type="string" table:style-name="ce6">
            <text:p>Used to signal between ends.</text:p>
          </table:table-cell>
          <table:table-cell table:number-columns-repeated="3" table:style-name="ce1"/>
          <table:table-cell table:style-name="ce5"/>
          <table:table-cell table:number-columns-repeated="16371"/>
        </table:table-row>
        <table:table-row table:style-name="ro1">
          <table:table-cell office:value-type="string" table:style-name="ce2">
            <text:p>Outer Track</text:p>
          </table:table-cell>
          <table:table-cell table:style-name="ce3"/>
          <table:table-cell office:value-type="string" table:style-name="ce3">
            <text:p>Status</text:p>
          </table:table-cell>
          <table:table-cell office:value-type="string" office:string-value="Outer Track Status" table:formula="of:=[.A21]&amp;&quot; &quot;&amp;[.C21]" table:style-name="ce23">
            <text:p>Outer Track Status</text:p>
          </table:table-cell>
          <table:table-cell office:value-type="float" office:value="0" table:style-name="ce10">
            <text:p>0</text:p>
          </table:table-cell>
          <table:table-cell office:value-type="float" office:value="202" table:style-name="ce10">
            <text:p>202</text:p>
          </table:table-cell>
          <table:table-cell office:value-type="string" table:style-name="ce1">
            <text:p>Message</text:p>
          </table:table-cell>
          <table:table-cell office:value-type="string" table:style-name="ce6">
            <text:p>ON = Flash LED</text:p>
          </table:table-cell>
          <table:table-cell office:value-type="string" table:style-name="ce6">
            <text:p>Used to signal between ends.</text:p>
          </table:table-cell>
          <table:table-cell table:number-columns-repeated="3" table:style-name="ce1"/>
          <table:table-cell table:style-name="ce5"/>
          <table:table-cell table:number-columns-repeated="16371"/>
        </table:table-row>
        <table:table-row table:number-rows-repeated="8" table:style-name="ro1">
          <table:table-cell table:style-name="ce2"/>
          <table:table-cell table:number-columns-repeated="2" table:style-name="ce3"/>
          <table:table-cell table:style-name="ce1"/>
          <table:table-cell table:number-columns-repeated="2" table:style-name="ce5"/>
          <table:table-cell table:number-columns-repeated="6" table:style-name="ce1"/>
          <table:table-cell table:style-name="ce5"/>
          <table:table-cell table:number-columns-repeated="16371"/>
        </table:table-row>
        <table:table-row table:number-rows-repeated="1048547" table:style-name="ro2">
          <table:table-cell table:number-columns-repeated="16384"/>
        </table:table-row>
        <table:named-expressions>
          <table:named-range table:name="Excel_BuiltIn_Print_Area" table:cell-range-address="Events.$A$1:Events.$X$28" table:base-cell-address="Events.$A$1"/>
          <table:named-range table:name="Z_48E02D46_7289_4A68_8159_C8A467E0DB72_.wvu.Cols" table:cell-range-address="Events.$A$1:Events.$C$1048576" table:base-cell-address="Events.$A$1"/>
          <table:named-expression table:name="Z_48E02D46_7289_4A68_8159_C8A467E0DB72_.wvu.Rows" table:expression="of:=[Events.#REF!]~[Events.#REF!]~[Events.#REF!]~[Events.#REF!]~[Events.$11:.$13]~[Events.#REF!]~[Events.#REF!]~[Events.#REF!]~[Events.#REF!]~[Events.#REF!]~[Events.#REF!]~[Events.$15:.$19]~[Events.#REF!]" table:base-cell-address="Issue.$A$1"/>
        </table:named-expressions>
      </table:table>
      <table:table table:name="Switches" table:style-name="ta1">
        <table:table-column table:style-name="co29" table:default-cell-style-name="ce12"/>
        <table:table-column table:style-name="co3" table:default-cell-style-name="ce14"/>
        <table:table-column table:style-name="co30" table:default-cell-style-name="ce13"/>
        <table:table-column table:style-name="co14" table:default-cell-style-name="ce44"/>
        <table:table-column table:style-name="co3" table:default-cell-style-name="ce14"/>
        <table:table-column table:style-name="co19" table:default-cell-style-name="ce14"/>
        <table:table-column table:style-name="co3" table:default-cell-style-name="ce14"/>
        <table:table-column table:style-name="co30" table:default-cell-style-name="ce14"/>
        <table:table-column table:style-name="co3" table:number-columns-repeated="5" table:default-cell-style-name="ce14"/>
        <table:table-column table:style-name="co4" table:number-columns-repeated="16371" table:default-cell-style-name="ce1"/>
        <table:table-row table:style-name="ro1">
          <table:table-cell office:value-type="string" table:style-name="ce4">
            <text:p>Mimic Panel Switches</text:p>
          </table:table-cell>
          <table:table-cell table:style-name="ce25"/>
          <table:table-cell table:number-columns-repeated="2" table:style-name="ce27"/>
          <table:table-cell office:value-type="string" table:style-name="ce36">
            <text:p>Using CANACE3C</text:p>
          </table:table-cell>
          <table:table-cell table:number-columns-repeated="2" table:style-name="ce27"/>
          <table:table-cell office:value-type="float" office:value="0" table:formula="of:=[Nodes.#REF!]" table:number-columns-spanned="2" table:number-rows-spanned="1" table:style-name="ce117">
            <text:p>#REF!</text:p>
          </table:table-cell>
          <table:covered-table-cell/>
          <table:table-cell office:value-type="float" office:value="0" table:formula="of:=[Nodes.#REF!]" table:style-name="ce21">
            <text:p>#REF!</text:p>
          </table:table-cell>
          <table:table-cell table:number-columns-repeated="3" table:style-name="ce5"/>
          <table:table-cell table:number-columns-repeated="16371"/>
        </table:table-row>
        <table:table-row table:style-name="ro4">
          <table:table-cell table:style-name="ce34"/>
          <table:table-cell table:style-name="ce25"/>
          <table:table-cell table:number-columns-repeated="8" table:style-name="ce27"/>
          <table:table-cell table:number-columns-repeated="3" table:style-name="ce5"/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table:style-name="ce39"/>
          <table:table-cell office:value-type="string" table:style-name="ce25">
            <text:p>Row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4" table:style-name="ce27">
            <text:p>4</text:p>
          </table:table-cell>
          <table:table-cell office:value-type="float" office:value="5" table:style-name="ce27">
            <text:p>5</text:p>
          </table:table-cell>
          <table:table-cell office:value-type="float" office:value="6" table:style-name="ce27">
            <text:p>6</text:p>
          </table:table-cell>
          <table:table-cell office:value-type="float" office:value="7" table:style-name="ce27">
            <text:p>7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office:value-type="string" table:style-name="ce25">
            <text:p>Col</text:p>
          </table:table-cell>
          <table:table-cell office:value-type="string" table:style-name="ce25">
            <text:p>Pin</text:p>
          </table:table-cell>
          <table:table-cell office:value-type="float" office:value="14" table:style-name="ce27">
            <text:p>14</text:p>
          </table:table-cell>
          <table:table-cell office:value-type="float" office:value="2" table:style-name="ce27">
            <text:p>2</text:p>
          </table:table-cell>
          <table:table-cell office:value-type="float" office:value="15" table:style-name="ce27">
            <text:p>15</text:p>
          </table:table-cell>
          <table:table-cell office:value-type="float" office:value="3" table:style-name="ce27">
            <text:p>3</text:p>
          </table:table-cell>
          <table:table-cell office:value-type="float" office:value="16" table:style-name="ce27">
            <text:p>16</text:p>
          </table:table-cell>
          <table:table-cell office:value-type="float" office:value="4" table:style-name="ce27">
            <text:p>4</text:p>
          </table:table-cell>
          <table:table-cell office:value-type="float" office:value="17" table:style-name="ce27">
            <text:p>17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table:number-columns-repeated="2" table:style-name="ce25"/>
          <table:table-cell office:value-type="string" table:number-columns-spanned="4" table:number-rows-spanned="1" table:style-name="ce121">
            <text:p>Block 1 Mode 4</text:p>
          </table:table-cell>
          <table:covered-table-cell table:number-columns-repeated="3"/>
          <table:table-cell office:value-type="string" table:number-columns-spanned="4" table:number-rows-spanned="1" table:style-name="ce121">
            <text:p>Block 5 Mode 1</text:p>
          </table:table-cell>
          <table:covered-table-cell table:number-columns-repeated="3"/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office:value-type="float" office:value="1" table:style-name="ce25">
            <text:p>1</text:p>
          </table:table-cell>
          <table:table-cell office:value-type="float" office:value="18" table:style-name="ce25">
            <text:p>18</text:p>
          </table:table-cell>
          <table:table-cell office:value-type="float" office:value="1" table:style-name="ce65">
            <text:p>1</text:p>
          </table:table-cell>
          <table:table-cell office:value-type="float" office:value="2" table:formula="of:=[.F6]+1" table:style-name="ce38">
            <text:p>2</text:p>
          </table:table-cell>
          <table:table-cell office:value-type="float" office:value="3" table:formula="of:=[.G6]+1" table:style-name="ce38">
            <text:p>3</text:p>
          </table:table-cell>
          <table:table-cell office:value-type="float" office:value="4" table:formula="of:=[.H6]+1" table:style-name="ce66">
            <text:p>4</text:p>
          </table:table-cell>
          <table:table-cell office:value-type="float" office:value="65" table:style-name="ce67">
            <text:p>65</text:p>
          </table:table-cell>
          <table:table-cell office:value-type="float" office:value="66" table:formula="of:=[.J6]+1" table:style-name="ce68">
            <text:p>66</text:p>
          </table:table-cell>
          <table:table-cell office:value-type="float" office:value="67" table:formula="of:=[.K6]+1" table:style-name="ce68">
            <text:p>67</text:p>
          </table:table-cell>
          <table:table-cell office:value-type="float" office:value="68" table:formula="of:=[.L6]+1" table:style-name="ce69">
            <text:p>68</text:p>
          </table:table-cell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office:value-type="float" office:value="2" table:formula="of:=[.D6]+1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5" table:formula="of:=[.F6]+4" table:style-name="ce65">
            <text:p>5</text:p>
          </table:table-cell>
          <table:table-cell office:value-type="float" office:value="6" table:formula="of:=[.F7]+1" table:style-name="ce38">
            <text:p>6</text:p>
          </table:table-cell>
          <table:table-cell office:value-type="float" office:value="7" table:formula="of:=[.G7]+1" table:style-name="ce38">
            <text:p>7</text:p>
          </table:table-cell>
          <table:table-cell office:value-type="float" office:value="8" table:formula="of:=[.H7]+1" table:style-name="ce66">
            <text:p>8</text:p>
          </table:table-cell>
          <table:table-cell office:value-type="float" office:value="69" table:formula="of:=[.J6]+4" table:style-name="ce67">
            <text:p>69</text:p>
          </table:table-cell>
          <table:table-cell office:value-type="float" office:value="70" table:formula="of:=[.J7]+1" table:style-name="ce68">
            <text:p>70</text:p>
          </table:table-cell>
          <table:table-cell office:value-type="float" office:value="71" table:formula="of:=[.K7]+1" table:style-name="ce68">
            <text:p>71</text:p>
          </table:table-cell>
          <table:table-cell office:value-type="float" office:value="72" table:formula="of:=[.L7]+1" table:style-name="ce69">
            <text:p>72</text:p>
          </table:table-cell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office:value-type="float" office:value="3" table:formula="of:=[.D7]+1" table:style-name="ce25">
            <text:p>3</text:p>
          </table:table-cell>
          <table:table-cell office:value-type="float" office:value="19" table:style-name="ce25">
            <text:p>19</text:p>
          </table:table-cell>
          <table:table-cell office:value-type="float" office:value="9" table:formula="of:=[.F7]+4" table:style-name="ce65">
            <text:p>9</text:p>
          </table:table-cell>
          <table:table-cell office:value-type="float" office:value="10" table:formula="of:=[.F8]+1" table:style-name="ce38">
            <text:p>10</text:p>
          </table:table-cell>
          <table:table-cell office:value-type="float" office:value="11" table:formula="of:=[.G8]+1" table:style-name="ce38">
            <text:p>11</text:p>
          </table:table-cell>
          <table:table-cell office:value-type="float" office:value="12" table:formula="of:=[.H8]+1" table:style-name="ce66">
            <text:p>12</text:p>
          </table:table-cell>
          <table:table-cell office:value-type="float" office:value="73" table:formula="of:=[.J7]+4" table:style-name="ce67">
            <text:p>73</text:p>
          </table:table-cell>
          <table:table-cell office:value-type="float" office:value="74" table:formula="of:=[.J8]+1" table:style-name="ce68">
            <text:p>74</text:p>
          </table:table-cell>
          <table:table-cell office:value-type="float" office:value="75" table:formula="of:=[.K8]+1" table:style-name="ce68">
            <text:p>75</text:p>
          </table:table-cell>
          <table:table-cell office:value-type="float" office:value="76" table:formula="of:=[.L8]+1" table:style-name="ce69">
            <text:p>76</text:p>
          </table:table-cell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office:value-type="float" office:value="4" table:formula="of:=[.D8]+1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13" table:formula="of:=[.F8]+4" table:style-name="ce70">
            <text:p>13</text:p>
          </table:table-cell>
          <table:table-cell office:value-type="float" office:value="14" table:formula="of:=[.F9]+1" table:style-name="ce71">
            <text:p>14</text:p>
          </table:table-cell>
          <table:table-cell office:value-type="float" office:value="15" table:formula="of:=[.G9]+1" table:style-name="ce71">
            <text:p>15</text:p>
          </table:table-cell>
          <table:table-cell office:value-type="float" office:value="16" table:formula="of:=[.H9]+1" table:style-name="ce72">
            <text:p>16</text:p>
          </table:table-cell>
          <table:table-cell office:value-type="float" office:value="77" table:formula="of:=[.J8]+4" table:style-name="ce73">
            <text:p>77</text:p>
          </table:table-cell>
          <table:table-cell office:value-type="float" office:value="78" table:formula="of:=[.J9]+1" table:style-name="ce74">
            <text:p>78</text:p>
          </table:table-cell>
          <table:table-cell office:value-type="float" office:value="79" table:formula="of:=[.K9]+1" table:style-name="ce74">
            <text:p>79</text:p>
          </table:table-cell>
          <table:table-cell office:value-type="float" office:value="80" table:formula="of:=[.L9]+1" table:style-name="ce75">
            <text:p>80</text:p>
          </table:table-cell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table:style-name="ce25"/>
          <table:table-cell table:style-name="ce21"/>
          <table:table-cell office:value-type="string" table:number-columns-spanned="4" table:number-rows-spanned="1" table:style-name="ce121">
            <text:p>Block 2 Mode 4</text:p>
          </table:table-cell>
          <table:covered-table-cell table:number-columns-repeated="3"/>
          <table:table-cell office:value-type="string" table:number-columns-spanned="4" table:number-rows-spanned="1" table:style-name="ce121">
            <text:p>Block 6 Mode 1</text:p>
          </table:table-cell>
          <table:covered-table-cell table:number-columns-repeated="3"/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office:value-type="float" office:value="5" table:formula="of:=[.D9]+1" table:style-name="ce25">
            <text:p>5</text:p>
          </table:table-cell>
          <table:table-cell office:value-type="float" office:value="20" table:style-name="ce25">
            <text:p>20</text:p>
          </table:table-cell>
          <table:table-cell office:value-type="float" office:value="17" table:formula="of:=[.F9]+4" table:style-name="ce65">
            <text:p>17</text:p>
          </table:table-cell>
          <table:table-cell office:value-type="float" office:value="18" table:formula="of:=[.F11]+1" table:style-name="ce38">
            <text:p>18</text:p>
          </table:table-cell>
          <table:table-cell office:value-type="float" office:value="19" table:formula="of:=[.G11]+1" table:style-name="ce38">
            <text:p>19</text:p>
          </table:table-cell>
          <table:table-cell office:value-type="float" office:value="20" table:formula="of:=[.H11]+1" table:style-name="ce66">
            <text:p>20</text:p>
          </table:table-cell>
          <table:table-cell office:value-type="float" office:value="81" table:formula="of:=[.J9]+4" table:style-name="ce67">
            <text:p>81</text:p>
          </table:table-cell>
          <table:table-cell office:value-type="float" office:value="82" table:formula="of:=[.J11]+1" table:style-name="ce68">
            <text:p>82</text:p>
          </table:table-cell>
          <table:table-cell office:value-type="float" office:value="83" table:formula="of:=[.K11]+1" table:style-name="ce68">
            <text:p>83</text:p>
          </table:table-cell>
          <table:table-cell office:value-type="float" office:value="84" table:formula="of:=[.L11]+1" table:style-name="ce69">
            <text:p>84</text:p>
          </table:table-cell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office:value-type="float" office:value="6" table:formula="of:=[.D11]+1" table:style-name="ce25">
            <text:p>6</text:p>
          </table:table-cell>
          <table:table-cell office:value-type="float" office:value="8" table:style-name="ce25">
            <text:p>8</text:p>
          </table:table-cell>
          <table:table-cell office:value-type="float" office:value="21" table:formula="of:=[.F11]+4" table:style-name="ce65">
            <text:p>21</text:p>
          </table:table-cell>
          <table:table-cell office:value-type="float" office:value="22" table:formula="of:=[.F12]+1" table:style-name="ce38">
            <text:p>22</text:p>
          </table:table-cell>
          <table:table-cell office:value-type="float" office:value="23" table:formula="of:=[.G12]+1" table:style-name="ce38">
            <text:p>23</text:p>
          </table:table-cell>
          <table:table-cell office:value-type="float" office:value="24" table:formula="of:=[.H12]+1" table:style-name="ce66">
            <text:p>24</text:p>
          </table:table-cell>
          <table:table-cell office:value-type="float" office:value="85" table:formula="of:=[.J11]+4" table:style-name="ce67">
            <text:p>85</text:p>
          </table:table-cell>
          <table:table-cell office:value-type="float" office:value="86" table:formula="of:=[.J12]+1" table:style-name="ce68">
            <text:p>86</text:p>
          </table:table-cell>
          <table:table-cell office:value-type="float" office:value="87" table:formula="of:=[.K12]+1" table:style-name="ce68">
            <text:p>87</text:p>
          </table:table-cell>
          <table:table-cell office:value-type="float" office:value="88" table:formula="of:=[.L12]+1" table:style-name="ce69">
            <text:p>88</text:p>
          </table:table-cell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office:value-type="float" office:value="7" table:formula="of:=[.D12]+1" table:style-name="ce25">
            <text:p>7</text:p>
          </table:table-cell>
          <table:table-cell office:value-type="float" office:value="21" table:style-name="ce25">
            <text:p>21</text:p>
          </table:table-cell>
          <table:table-cell office:value-type="float" office:value="25" table:formula="of:=[.F12]+4" table:style-name="ce65">
            <text:p>25</text:p>
          </table:table-cell>
          <table:table-cell office:value-type="float" office:value="26" table:formula="of:=[.F13]+1" table:style-name="ce38">
            <text:p>26</text:p>
          </table:table-cell>
          <table:table-cell office:value-type="float" office:value="27" table:formula="of:=[.G13]+1" table:style-name="ce38">
            <text:p>27</text:p>
          </table:table-cell>
          <table:table-cell office:value-type="float" office:value="28" table:formula="of:=[.H13]+1" table:style-name="ce66">
            <text:p>28</text:p>
          </table:table-cell>
          <table:table-cell office:value-type="float" office:value="89" table:formula="of:=[.J12]+4" table:style-name="ce67">
            <text:p>89</text:p>
          </table:table-cell>
          <table:table-cell office:value-type="float" office:value="90" table:formula="of:=[.J13]+1" table:style-name="ce68">
            <text:p>90</text:p>
          </table:table-cell>
          <table:table-cell office:value-type="float" office:value="91" table:formula="of:=[.K13]+1" table:style-name="ce68">
            <text:p>91</text:p>
          </table:table-cell>
          <table:table-cell office:value-type="float" office:value="92" table:formula="of:=[.L13]+1" table:style-name="ce69">
            <text:p>92</text:p>
          </table:table-cell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office:value-type="float" office:value="8" table:formula="of:=[.D13]+1" table:style-name="ce25">
            <text:p>8</text:p>
          </table:table-cell>
          <table:table-cell office:value-type="float" office:value="9" table:style-name="ce25">
            <text:p>9</text:p>
          </table:table-cell>
          <table:table-cell office:value-type="float" office:value="29" table:formula="of:=[.F13]+4" table:style-name="ce70">
            <text:p>29</text:p>
          </table:table-cell>
          <table:table-cell office:value-type="float" office:value="30" table:formula="of:=[.F14]+1" table:style-name="ce71">
            <text:p>30</text:p>
          </table:table-cell>
          <table:table-cell office:value-type="float" office:value="31" table:formula="of:=[.G14]+1" table:style-name="ce71">
            <text:p>31</text:p>
          </table:table-cell>
          <table:table-cell office:value-type="float" office:value="32" table:formula="of:=[.H14]+1" table:style-name="ce72">
            <text:p>32</text:p>
          </table:table-cell>
          <table:table-cell office:value-type="float" office:value="93" table:formula="of:=[.J13]+4" table:style-name="ce73">
            <text:p>93</text:p>
          </table:table-cell>
          <table:table-cell office:value-type="float" office:value="94" table:formula="of:=[.J14]+1" table:style-name="ce74">
            <text:p>94</text:p>
          </table:table-cell>
          <table:table-cell office:value-type="float" office:value="95" table:formula="of:=[.K14]+1" table:style-name="ce74">
            <text:p>95</text:p>
          </table:table-cell>
          <table:table-cell office:value-type="float" office:value="96" table:formula="of:=[.L14]+1" table:style-name="ce75">
            <text:p>96</text:p>
          </table:table-cell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table:style-name="ce25"/>
          <table:table-cell table:style-name="ce21"/>
          <table:table-cell office:value-type="string" table:number-columns-spanned="4" table:number-rows-spanned="1" table:style-name="ce121">
            <text:p>Block 3 Mode 4</text:p>
          </table:table-cell>
          <table:covered-table-cell table:number-columns-repeated="3"/>
          <table:table-cell office:value-type="string" table:number-columns-spanned="4" table:number-rows-spanned="1" table:style-name="ce121">
            <text:p>Block 7 Mode 1</text:p>
          </table:table-cell>
          <table:covered-table-cell table:number-columns-repeated="3"/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office:value-type="float" office:value="9" table:formula="of:=[.D14]+1" table:style-name="ce25">
            <text:p>9</text:p>
          </table:table-cell>
          <table:table-cell office:value-type="float" office:value="22" table:style-name="ce25">
            <text:p>22</text:p>
          </table:table-cell>
          <table:table-cell office:value-type="float" office:value="33" table:formula="of:=[.F14]+4" table:style-name="ce65">
            <text:p>33</text:p>
          </table:table-cell>
          <table:table-cell office:value-type="float" office:value="34" table:formula="of:=[.F16]+1" table:style-name="ce38">
            <text:p>34</text:p>
          </table:table-cell>
          <table:table-cell office:value-type="float" office:value="35" table:formula="of:=[.G16]+1" table:style-name="ce38">
            <text:p>35</text:p>
          </table:table-cell>
          <table:table-cell office:value-type="float" office:value="36" table:formula="of:=[.H16]+1" table:style-name="ce66">
            <text:p>36</text:p>
          </table:table-cell>
          <table:table-cell office:value-type="float" office:value="97" table:formula="of:=[.J14]+4" table:style-name="ce67">
            <text:p>97</text:p>
          </table:table-cell>
          <table:table-cell office:value-type="float" office:value="98" table:formula="of:=[.J16]+1" table:style-name="ce68">
            <text:p>98</text:p>
          </table:table-cell>
          <table:table-cell office:value-type="float" office:value="99" table:formula="of:=[.K16]+1" table:style-name="ce68">
            <text:p>99</text:p>
          </table:table-cell>
          <table:table-cell office:value-type="float" office:value="100" table:formula="of:=[.L16]+1" table:style-name="ce69">
            <text:p>100</text:p>
          </table:table-cell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office:value-type="float" office:value="10" table:formula="of:=[.D16]+1" table:style-name="ce25">
            <text:p>10</text:p>
          </table:table-cell>
          <table:table-cell office:value-type="float" office:value="10" table:style-name="ce25">
            <text:p>10</text:p>
          </table:table-cell>
          <table:table-cell office:value-type="float" office:value="37" table:formula="of:=[.F16]+4" table:style-name="ce65">
            <text:p>37</text:p>
          </table:table-cell>
          <table:table-cell office:value-type="float" office:value="38" table:formula="of:=[.F17]+1" table:style-name="ce38">
            <text:p>38</text:p>
          </table:table-cell>
          <table:table-cell office:value-type="float" office:value="39" table:formula="of:=[.G17]+1" table:style-name="ce38">
            <text:p>39</text:p>
          </table:table-cell>
          <table:table-cell office:value-type="float" office:value="40" table:formula="of:=[.H17]+1" table:style-name="ce66">
            <text:p>40</text:p>
          </table:table-cell>
          <table:table-cell office:value-type="float" office:value="101" table:formula="of:=[.J16]+4" table:style-name="ce67">
            <text:p>101</text:p>
          </table:table-cell>
          <table:table-cell office:value-type="float" office:value="102" table:formula="of:=[.J17]+1" table:style-name="ce68">
            <text:p>102</text:p>
          </table:table-cell>
          <table:table-cell office:value-type="float" office:value="103" table:formula="of:=[.K17]+1" table:style-name="ce68">
            <text:p>103</text:p>
          </table:table-cell>
          <table:table-cell office:value-type="float" office:value="104" table:formula="of:=[.L17]+1" table:style-name="ce69">
            <text:p>104</text:p>
          </table:table-cell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office:value-type="float" office:value="11" table:formula="of:=[.D17]+1" table:style-name="ce25">
            <text:p>11</text:p>
          </table:table-cell>
          <table:table-cell office:value-type="float" office:value="23" table:style-name="ce25">
            <text:p>23</text:p>
          </table:table-cell>
          <table:table-cell office:value-type="float" office:value="41" table:formula="of:=[.F17]+4" table:style-name="ce65">
            <text:p>41</text:p>
          </table:table-cell>
          <table:table-cell office:value-type="float" office:value="42" table:formula="of:=[.F18]+1" table:style-name="ce38">
            <text:p>42</text:p>
          </table:table-cell>
          <table:table-cell office:value-type="float" office:value="43" table:formula="of:=[.G18]+1" table:style-name="ce38">
            <text:p>43</text:p>
          </table:table-cell>
          <table:table-cell office:value-type="float" office:value="44" table:formula="of:=[.H18]+1" table:style-name="ce66">
            <text:p>44</text:p>
          </table:table-cell>
          <table:table-cell office:value-type="float" office:value="105" table:formula="of:=[.J17]+4" table:style-name="ce67">
            <text:p>105</text:p>
          </table:table-cell>
          <table:table-cell office:value-type="float" office:value="106" table:formula="of:=[.J18]+1" table:style-name="ce68">
            <text:p>106</text:p>
          </table:table-cell>
          <table:table-cell office:value-type="float" office:value="107" table:formula="of:=[.K18]+1" table:style-name="ce68">
            <text:p>107</text:p>
          </table:table-cell>
          <table:table-cell office:value-type="float" office:value="108" table:formula="of:=[.L18]+1" table:style-name="ce69">
            <text:p>108</text:p>
          </table:table-cell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office:value-type="float" office:value="12" table:formula="of:=[.D18]+1" table:style-name="ce25">
            <text:p>12</text:p>
          </table:table-cell>
          <table:table-cell office:value-type="float" office:value="11" table:style-name="ce25">
            <text:p>11</text:p>
          </table:table-cell>
          <table:table-cell office:value-type="float" office:value="45" table:formula="of:=[.F18]+4" table:style-name="ce70">
            <text:p>45</text:p>
          </table:table-cell>
          <table:table-cell office:value-type="float" office:value="46" table:formula="of:=[.F19]+1" table:style-name="ce71">
            <text:p>46</text:p>
          </table:table-cell>
          <table:table-cell office:value-type="float" office:value="47" table:formula="of:=[.G19]+1" table:style-name="ce71">
            <text:p>47</text:p>
          </table:table-cell>
          <table:table-cell office:value-type="float" office:value="48" table:formula="of:=[.H19]+1" table:style-name="ce72">
            <text:p>48</text:p>
          </table:table-cell>
          <table:table-cell office:value-type="float" office:value="109" table:formula="of:=[.J18]+4" table:style-name="ce73">
            <text:p>109</text:p>
          </table:table-cell>
          <table:table-cell office:value-type="float" office:value="110" table:formula="of:=[.J19]+1" table:style-name="ce74">
            <text:p>110</text:p>
          </table:table-cell>
          <table:table-cell office:value-type="float" office:value="111" table:formula="of:=[.K19]+1" table:style-name="ce74">
            <text:p>111</text:p>
          </table:table-cell>
          <table:table-cell office:value-type="float" office:value="112" table:formula="of:=[.L19]+1" table:style-name="ce75">
            <text:p>112</text:p>
          </table:table-cell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table:style-name="ce25"/>
          <table:table-cell table:style-name="ce21"/>
          <table:table-cell office:value-type="string" table:number-columns-spanned="4" table:number-rows-spanned="1" table:style-name="ce121">
            <text:p>Block 4 Mode 4</text:p>
          </table:table-cell>
          <table:covered-table-cell table:number-columns-repeated="3"/>
          <table:table-cell office:value-type="string" table:number-columns-spanned="4" table:number-rows-spanned="1" table:style-name="ce121">
            <text:p>Block 8 Mode 0</text:p>
          </table:table-cell>
          <table:covered-table-cell table:number-columns-repeated="3"/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office:value-type="float" office:value="13" table:formula="of:=[.D19]+1" table:style-name="ce25">
            <text:p>13</text:p>
          </table:table-cell>
          <table:table-cell office:value-type="float" office:value="24" table:style-name="ce25">
            <text:p>24</text:p>
          </table:table-cell>
          <table:table-cell office:value-type="float" office:value="49" table:formula="of:=[.F19]+4" table:style-name="ce65">
            <text:p>49</text:p>
          </table:table-cell>
          <table:table-cell office:value-type="float" office:value="50" table:formula="of:=[.F21]+1" table:style-name="ce38">
            <text:p>50</text:p>
          </table:table-cell>
          <table:table-cell office:value-type="float" office:value="51" table:formula="of:=[.G21]+1" table:style-name="ce38">
            <text:p>51</text:p>
          </table:table-cell>
          <table:table-cell office:value-type="float" office:value="52" table:formula="of:=[.H21]+1" table:style-name="ce66">
            <text:p>52</text:p>
          </table:table-cell>
          <table:table-cell office:value-type="float" office:value="113" table:formula="of:=[.J19]+4" table:style-name="ce76">
            <text:p>113</text:p>
          </table:table-cell>
          <table:table-cell office:value-type="float" office:value="114" table:formula="of:=[.J21]+1" table:style-name="ce77">
            <text:p>114</text:p>
          </table:table-cell>
          <table:table-cell office:value-type="float" office:value="115" table:formula="of:=[.K21]+1" table:style-name="ce77">
            <text:p>115</text:p>
          </table:table-cell>
          <table:table-cell office:value-type="float" office:value="116" table:formula="of:=[.L21]+1" table:style-name="ce78">
            <text:p>116</text:p>
          </table:table-cell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office:value-type="float" office:value="14" table:formula="of:=[.D21]+1" table:style-name="ce25">
            <text:p>14</text:p>
          </table:table-cell>
          <table:table-cell office:value-type="float" office:value="12" table:style-name="ce25">
            <text:p>12</text:p>
          </table:table-cell>
          <table:table-cell office:value-type="float" office:value="53" table:formula="of:=[.F21]+4" table:style-name="ce65">
            <text:p>53</text:p>
          </table:table-cell>
          <table:table-cell office:value-type="float" office:value="54" table:formula="of:=[.F22]+1" table:style-name="ce38">
            <text:p>54</text:p>
          </table:table-cell>
          <table:table-cell office:value-type="float" office:value="55" table:formula="of:=[.G22]+1" table:style-name="ce38">
            <text:p>55</text:p>
          </table:table-cell>
          <table:table-cell office:value-type="float" office:value="56" table:formula="of:=[.H22]+1" table:style-name="ce66">
            <text:p>56</text:p>
          </table:table-cell>
          <table:table-cell office:value-type="float" office:value="117" table:formula="of:=[.J21]+4" table:style-name="ce76">
            <text:p>117</text:p>
          </table:table-cell>
          <table:table-cell office:value-type="float" office:value="118" table:formula="of:=[.J22]+1" table:style-name="ce77">
            <text:p>118</text:p>
          </table:table-cell>
          <table:table-cell office:value-type="float" office:value="119" table:formula="of:=[.K22]+1" table:style-name="ce77">
            <text:p>119</text:p>
          </table:table-cell>
          <table:table-cell office:value-type="float" office:value="120" table:formula="of:=[.L22]+1" table:style-name="ce78">
            <text:p>120</text:p>
          </table:table-cell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office:value-type="float" office:value="15" table:formula="of:=[.D22]+1" table:style-name="ce25">
            <text:p>15</text:p>
          </table:table-cell>
          <table:table-cell office:value-type="float" office:value="25" table:style-name="ce25">
            <text:p>25</text:p>
          </table:table-cell>
          <table:table-cell office:value-type="float" office:value="57" table:formula="of:=[.F22]+4" table:style-name="ce65">
            <text:p>57</text:p>
          </table:table-cell>
          <table:table-cell office:value-type="float" office:value="58" table:formula="of:=[.F23]+1" table:style-name="ce38">
            <text:p>58</text:p>
          </table:table-cell>
          <table:table-cell office:value-type="float" office:value="59" table:formula="of:=[.G23]+1" table:style-name="ce38">
            <text:p>59</text:p>
          </table:table-cell>
          <table:table-cell office:value-type="float" office:value="60" table:formula="of:=[.H23]+1" table:style-name="ce66">
            <text:p>60</text:p>
          </table:table-cell>
          <table:table-cell office:value-type="float" office:value="121" table:formula="of:=[.J22]+4" table:style-name="ce76">
            <text:p>121</text:p>
          </table:table-cell>
          <table:table-cell office:value-type="float" office:value="122" table:formula="of:=[.J23]+1" table:style-name="ce77">
            <text:p>122</text:p>
          </table:table-cell>
          <table:table-cell office:value-type="float" office:value="123" table:formula="of:=[.K23]+1" table:style-name="ce77">
            <text:p>123</text:p>
          </table:table-cell>
          <table:table-cell office:value-type="float" office:value="124" table:formula="of:=[.L23]+1" table:style-name="ce78">
            <text:p>124</text:p>
          </table:table-cell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office:value-type="float" office:value="16" table:formula="of:=[.D23]+1" table:style-name="ce25">
            <text:p>16</text:p>
          </table:table-cell>
          <table:table-cell office:value-type="float" office:value="13" table:style-name="ce25">
            <text:p>13</text:p>
          </table:table-cell>
          <table:table-cell office:value-type="float" office:value="61" table:formula="of:=[.F23]+4" table:style-name="ce79">
            <text:p>61</text:p>
          </table:table-cell>
          <table:table-cell office:value-type="float" office:value="62" table:formula="of:=[.F24]+1" table:style-name="ce71">
            <text:p>62</text:p>
          </table:table-cell>
          <table:table-cell office:value-type="float" office:value="63" table:formula="of:=[.G24]+1" table:style-name="ce71">
            <text:p>63</text:p>
          </table:table-cell>
          <table:table-cell office:value-type="float" office:value="64" table:formula="of:=[.H24]+1" table:style-name="ce72">
            <text:p>64</text:p>
          </table:table-cell>
          <table:table-cell office:value-type="float" office:value="125" table:formula="of:=[.J23]+4" table:style-name="ce80">
            <text:p>125</text:p>
          </table:table-cell>
          <table:table-cell office:value-type="float" office:value="126" table:formula="of:=[.J24]+1" table:style-name="ce81">
            <text:p>126</text:p>
          </table:table-cell>
          <table:table-cell office:value-type="float" office:value="127" table:formula="of:=[.K24]+1" table:style-name="ce81">
            <text:p>127</text:p>
          </table:table-cell>
          <table:table-cell office:value-type="float" office:value="128" table:formula="of:=[.L24]+1" table:style-name="ce82">
            <text:p>128</text:p>
          </table:table-cell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table:style-name="ce21"/>
          <table:table-cell table:number-columns-repeated="4" table:style-name="ce5"/>
          <table:table-cell table:style-name="ce10"/>
          <table:table-cell table:number-columns-repeated="4" table:style-name="ce5"/>
          <table:table-cell table:number-columns-repeated="16371"/>
        </table:table-row>
        <table:table-row table:style-name="ro1" table:visibility="collapse">
          <table:table-cell table:style-name="ce34"/>
          <table:table-cell table:style-name="ce5"/>
          <table:table-cell table:style-name="ce30"/>
          <table:table-cell table:style-name="ce39"/>
          <table:table-cell office:value-type="string" table:style-name="ce39">
            <text:p>Mode0</text:p>
          </table:table-cell>
          <table:table-cell office:value-type="string" table:style-name="ce10">
            <text:p>Switch</text:p>
          </table:table-cell>
          <table:table-cell office:value-type="string" table:style-name="ce39">
            <text:p>Switch</text:p>
          </table:table-cell>
          <table:table-cell office:value-type="string" table:style-name="ce39">
            <text:p>Switch</text:p>
          </table:table-cell>
          <table:table-cell office:value-type="string" table:style-name="ce10">
            <text:p>Switch</text:p>
          </table:table-cell>
          <table:table-cell office:value-type="string" table:style-name="ce39">
            <text:p>Switch</text:p>
          </table:table-cell>
          <table:table-cell office:value-type="string" table:style-name="ce39">
            <text:p>Switch</text:p>
          </table:table-cell>
          <table:table-cell office:value-type="string" table:style-name="ce39">
            <text:p>Switch</text:p>
          </table:table-cell>
          <table:table-cell office:value-type="string" table:style-name="ce39">
            <text:p>Switch</text:p>
          </table:table-cell>
          <table:table-cell table:number-columns-repeated="16371"/>
        </table:table-row>
        <table:table-row table:style-name="ro1" table:visibility="collapse">
          <table:table-cell table:style-name="ce34"/>
          <table:table-cell table:style-name="ce5"/>
          <table:table-cell table:style-name="ce30"/>
          <table:table-cell table:style-name="ce39"/>
          <table:table-cell office:value-type="string" table:style-name="ce39">
            <text:p>Mode1</text:p>
          </table:table-cell>
          <table:table-cell office:value-type="string" table:style-name="ce10">
            <text:p>Push ON</text:p>
          </table:table-cell>
          <table:table-cell office:value-type="string" table:style-name="ce39">
            <text:p>Push OFF</text:p>
          </table:table-cell>
          <table:table-cell office:value-type="string" table:style-name="ce39">
            <text:p>Push ON</text:p>
          </table:table-cell>
          <table:table-cell office:value-type="string" table:style-name="ce10">
            <text:p>Push OFF</text:p>
          </table:table-cell>
          <table:table-cell office:value-type="string" table:style-name="ce39">
            <text:p>Push ON</text:p>
          </table:table-cell>
          <table:table-cell office:value-type="string" table:style-name="ce39">
            <text:p>Push OFF</text:p>
          </table:table-cell>
          <table:table-cell office:value-type="string" table:style-name="ce39">
            <text:p>Push ON</text:p>
          </table:table-cell>
          <table:table-cell office:value-type="string" table:style-name="ce39">
            <text:p>Push OFF</text:p>
          </table:table-cell>
          <table:table-cell table:number-columns-repeated="16371"/>
        </table:table-row>
        <table:table-row table:style-name="ro1" table:visibility="collapse">
          <table:table-cell table:style-name="ce34"/>
          <table:table-cell table:style-name="ce5"/>
          <table:table-cell table:style-name="ce30"/>
          <table:table-cell table:style-name="ce39"/>
          <table:table-cell office:value-type="string" table:style-name="ce39">
            <text:p>Mode2</text:p>
          </table:table-cell>
          <table:table-cell office:value-type="string" table:style-name="ce10">
            <text:p>Switch</text:p>
          </table:table-cell>
          <table:table-cell office:value-type="string" table:style-name="ce39">
            <text:p>Switch</text:p>
          </table:table-cell>
          <table:table-cell office:value-type="string" table:style-name="ce39">
            <text:p>Switch</text:p>
          </table:table-cell>
          <table:table-cell office:value-type="string" table:style-name="ce10">
            <text:p>Switch</text:p>
          </table:table-cell>
          <table:table-cell office:value-type="string" table:style-name="ce39">
            <text:p>Push ON</text:p>
          </table:table-cell>
          <table:table-cell office:value-type="string" table:style-name="ce39">
            <text:p>Push OFF</text:p>
          </table:table-cell>
          <table:table-cell office:value-type="string" table:style-name="ce39">
            <text:p>Push ON</text:p>
          </table:table-cell>
          <table:table-cell office:value-type="string" table:style-name="ce39">
            <text:p>Push OFF</text:p>
          </table:table-cell>
          <table:table-cell table:number-columns-repeated="16371"/>
        </table:table-row>
        <table:table-row table:style-name="ro1" table:visibility="collapse">
          <table:table-cell table:style-name="ce34"/>
          <table:table-cell table:style-name="ce5"/>
          <table:table-cell table:style-name="ce30"/>
          <table:table-cell table:style-name="ce39"/>
          <table:table-cell office:value-type="string" table:style-name="ce39">
            <text:p>Mode3</text:p>
          </table:table-cell>
          <table:table-cell office:value-type="string" table:style-name="ce10">
            <text:p>Switch</text:p>
          </table:table-cell>
          <table:table-cell office:value-type="string" table:style-name="ce39">
            <text:p>Switch</text:p>
          </table:table-cell>
          <table:table-cell office:value-type="string" table:style-name="ce39">
            <text:p>Switch</text:p>
          </table:table-cell>
          <table:table-cell office:value-type="string" table:style-name="ce10">
            <text:p>Switch</text:p>
          </table:table-cell>
          <table:table-cell office:value-type="string" table:style-name="ce39">
            <text:p>Push ON</text:p>
          </table:table-cell>
          <table:table-cell office:value-type="string" table:style-name="ce39">
            <text:p>Push ON</text:p>
          </table:table-cell>
          <table:table-cell office:value-type="string" table:style-name="ce39">
            <text:p>Push ON</text:p>
          </table:table-cell>
          <table:table-cell office:value-type="string" table:style-name="ce39">
            <text:p>Push ON</text:p>
          </table:table-cell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table:style-name="ce39"/>
          <table:table-cell office:value-type="string" table:style-name="ce25">
            <text:p>Mode 0</text:p>
          </table:table-cell>
          <table:table-cell office:value-type="string" table:style-name="ce83">
            <text:p>ON - OFF</text:p>
          </table:table-cell>
          <table:table-cell office:value-type="string" table:style-name="ce83">
            <text:p>ON - OFF</text:p>
          </table:table-cell>
          <table:table-cell office:value-type="string" table:style-name="ce83">
            <text:p>ON - OFF</text:p>
          </table:table-cell>
          <table:table-cell office:value-type="string" table:style-name="ce83">
            <text:p>ON - OFF</text:p>
          </table:table-cell>
          <table:table-cell office:value-type="string" table:style-name="ce83">
            <text:p>ON - OFF</text:p>
          </table:table-cell>
          <table:table-cell office:value-type="string" table:style-name="ce83">
            <text:p>ON - OFF</text:p>
          </table:table-cell>
          <table:table-cell office:value-type="string" table:style-name="ce83">
            <text:p>ON - OFF</text:p>
          </table:table-cell>
          <table:table-cell office:value-type="string" table:style-name="ce83">
            <text:p>ON - OFF</text:p>
          </table:table-cell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table:style-name="ce39"/>
          <table:table-cell office:value-type="string" table:style-name="ce25">
            <text:p>Mode 1</text:p>
          </table:table-cell>
          <table:table-cell office:value-type="string" table:style-name="ce84">
            <text:p>Push ON</text:p>
          </table:table-cell>
          <table:table-cell office:value-type="string" table:style-name="ce84">
            <text:p>Push ON</text:p>
          </table:table-cell>
          <table:table-cell office:value-type="string" table:style-name="ce84">
            <text:p>Push ON</text:p>
          </table:table-cell>
          <table:table-cell office:value-type="string" table:style-name="ce84">
            <text:p>Push ON</text:p>
          </table:table-cell>
          <table:table-cell office:value-type="string" table:style-name="ce84">
            <text:p>Push ON</text:p>
          </table:table-cell>
          <table:table-cell office:value-type="string" table:style-name="ce84">
            <text:p>Push ON</text:p>
          </table:table-cell>
          <table:table-cell office:value-type="string" table:style-name="ce84">
            <text:p>Push ON</text:p>
          </table:table-cell>
          <table:table-cell office:value-type="string" table:style-name="ce84">
            <text:p>Push ON</text:p>
          </table:table-cell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table:style-name="ce39"/>
          <table:table-cell office:value-type="string" table:style-name="ce25">
            <text:p>Mode 4</text:p>
          </table:table-cell>
          <table:table-cell office:value-type="string" table:style-name="ce85">
            <text:p>Push ON</text:p>
          </table:table-cell>
          <table:table-cell office:value-type="string" table:style-name="ce85">
            <text:p>Push OFF</text:p>
          </table:table-cell>
          <table:table-cell office:value-type="string" table:style-name="ce85">
            <text:p>Push ON</text:p>
          </table:table-cell>
          <table:table-cell office:value-type="string" table:style-name="ce85">
            <text:p>Push OFF</text:p>
          </table:table-cell>
          <table:table-cell office:value-type="string" table:style-name="ce85">
            <text:p>Push ON</text:p>
          </table:table-cell>
          <table:table-cell office:value-type="string" table:style-name="ce85">
            <text:p>Push OFF</text:p>
          </table:table-cell>
          <table:table-cell office:value-type="string" table:style-name="ce85">
            <text:p>Push ON</text:p>
          </table:table-cell>
          <table:table-cell office:value-type="string" table:style-name="ce85">
            <text:p>Push OFF</text:p>
          </table:table-cell>
          <table:table-cell table:number-columns-repeated="16371"/>
        </table:table-row>
        <table:table-row table:style-name="ro1" table:visibility="collapse">
          <table:table-cell table:style-name="ce34"/>
          <table:table-cell table:style-name="ce5"/>
          <table:table-cell table:style-name="ce30"/>
          <table:table-cell table:style-name="ce39"/>
          <table:table-cell office:value-type="string" table:style-name="ce39">
            <text:p>Mode5</text:p>
          </table:table-cell>
          <table:table-cell office:value-type="string" table:style-name="ce10">
            <text:p>Push ON</text:p>
          </table:table-cell>
          <table:table-cell office:value-type="string" table:style-name="ce39">
            <text:p>Push ON</text:p>
          </table:table-cell>
          <table:table-cell office:value-type="string" table:style-name="ce39">
            <text:p>Push ON</text:p>
          </table:table-cell>
          <table:table-cell office:value-type="string" table:style-name="ce10">
            <text:p>Push ON</text:p>
          </table:table-cell>
          <table:table-cell office:value-type="string" table:style-name="ce39">
            <text:p>Push ON</text:p>
          </table:table-cell>
          <table:table-cell office:value-type="string" table:style-name="ce39">
            <text:p>Push ON</text:p>
          </table:table-cell>
          <table:table-cell office:value-type="string" table:style-name="ce39">
            <text:p>Push ON</text:p>
          </table:table-cell>
          <table:table-cell office:value-type="string" table:style-name="ce39">
            <text:p>Push ON</text:p>
          </table:table-cell>
          <table:table-cell table:number-columns-repeated="16371"/>
        </table:table-row>
        <table:table-row table:style-name="ro1">
          <table:table-cell table:style-name="ce34"/>
          <table:table-cell table:style-name="ce5"/>
          <table:table-cell table:style-name="ce30"/>
          <table:table-cell table:style-name="ce39"/>
          <table:table-cell table:number-columns-repeated="9" table:style-name="ce5"/>
          <table:table-cell table:number-columns-repeated="16371"/>
        </table:table-row>
        <table:table-row table:style-name="ro1">
          <table:table-cell office:value-type="string" table:style-name="ce28">
            <text:p>Type</text:p>
          </table:table-cell>
          <table:table-cell office:value-type="string" table:style-name="ce27">
            <text:p>ON</text:p>
          </table:table-cell>
          <table:table-cell office:value-type="string" table:style-name="ce27">
            <text:p>OFF</text:p>
          </table:table-cell>
          <table:table-cell office:value-type="string" table:style-name="ce21">
            <text:p>Event Name</text:p>
          </table:table-cell>
          <table:table-cell office:value-type="string" table:style-name="ce25">
            <text:p>Event<text:s/>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table:style-name="ce23">
            <text:p>Push Button</text:p>
          </table:table-cell>
          <table:table-cell office:value-type="float" office:value="65" table:style-name="ce86">
            <text:p>65</text:p>
          </table:table-cell>
          <table:table-cell table:style-name="ce10"/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style-name="ce5"/>
          <table:table-cell table:style-name="ce10"/>
          <table:table-cell table:number-columns-repeated="6" table:style-name="ce5"/>
          <table:table-cell table:number-columns-repeated="16371"/>
        </table:table-row>
        <table:table-row table:style-name="ro1">
          <table:table-cell office:value-type="string" table:style-name="ce23">
            <text:p>Push Button</text:p>
          </table:table-cell>
          <table:table-cell office:value-type="float" office:value="69" table:formula="of:=SUM([.B36];4)" table:style-name="ce86">
            <text:p>69</text:p>
          </table:table-cell>
          <table:table-cell table:style-name="ce10"/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table:style-name="ce23">
            <text:p>Push Button</text:p>
          </table:table-cell>
          <table:table-cell office:value-type="float" office:value="73" table:formula="of:=SUM([.B37];4)" table:style-name="ce86">
            <text:p>73</text:p>
          </table:table-cell>
          <table:table-cell table:style-name="ce10"/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table:style-name="ce23">
            <text:p>Push Button</text:p>
          </table:table-cell>
          <table:table-cell office:value-type="float" office:value="77" table:formula="of:=SUM([.B38];4)" table:style-name="ce86">
            <text:p>77</text:p>
          </table:table-cell>
          <table:table-cell table:style-name="ce10"/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table:style-name="ce23">
            <text:p>Push Button</text:p>
          </table:table-cell>
          <table:table-cell office:value-type="float" office:value="81" table:formula="of:=SUM([.B39];4)" table:style-name="ce86">
            <text:p>81</text:p>
          </table:table-cell>
          <table:table-cell table:style-name="ce10"/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table:style-name="ce23">
            <text:p>Push Button</text:p>
          </table:table-cell>
          <table:table-cell office:value-type="float" office:value="85" table:formula="of:=SUM([.B40];4)" table:style-name="ce86">
            <text:p>85</text:p>
          </table:table-cell>
          <table:table-cell table:style-name="ce10"/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table:style-name="ce23">
            <text:p>Push Button</text:p>
          </table:table-cell>
          <table:table-cell office:value-type="float" office:value="89" table:formula="of:=SUM([.B41];4)" table:style-name="ce86">
            <text:p>89</text:p>
          </table:table-cell>
          <table:table-cell table:style-name="ce10"/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table:style-name="ce23">
            <text:p>Push Button</text:p>
          </table:table-cell>
          <table:table-cell office:value-type="float" office:value="93" table:formula="of:=SUM([.B42];4)" table:style-name="ce86">
            <text:p>93</text:p>
          </table:table-cell>
          <table:table-cell table:style-name="ce10"/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table:style-name="ce23">
            <text:p>Push Button</text:p>
          </table:table-cell>
          <table:table-cell office:value-type="float" office:value="97" table:formula="of:=SUM([.B43];4)" table:style-name="ce86">
            <text:p>97</text:p>
          </table:table-cell>
          <table:table-cell table:style-name="ce10"/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table:style-name="ce23">
            <text:p>Push Button</text:p>
          </table:table-cell>
          <table:table-cell office:value-type="float" office:value="101" table:formula="of:=SUM([.B44];4)" table:style-name="ce86">
            <text:p>101</text:p>
          </table:table-cell>
          <table:table-cell table:style-name="ce10"/>
          <table:table-cell office:value-type="string" office:string-value="SoD " table:formula="of:=[Events.$D$2]" table:style-name="ce40">
            <text:p>SoD<text:s/></text:p>
          </table:table-cell>
          <table:table-cell office:value-type="float" office:value="8" table:formula="of:=[Events.$F$2]" table:style-name="ce87">
            <text:p>8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table:style-name="ce23">
            <text:p>Push Button</text:p>
          </table:table-cell>
          <table:table-cell office:value-type="float" office:value="105" table:formula="of:=SUM([.B45];4)" table:style-name="ce86">
            <text:p>105</text:p>
          </table:table-cell>
          <table:table-cell table:style-name="ce10"/>
          <table:table-cell office:value-type="string" office:string-value="SENS " table:formula="of:=[Events.$D$3]" table:style-name="ce40">
            <text:p>SENS<text:s/></text:p>
          </table:table-cell>
          <table:table-cell office:value-type="float" office:value="9" table:formula="of:=[Events.$F$3]" table:style-name="ce87">
            <text:p>9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table:style-name="ce23">
            <text:p>Push Button</text:p>
          </table:table-cell>
          <table:table-cell office:value-type="float" office:value="109" table:formula="of:=SUM([.B46];4)" table:style-name="ce86">
            <text:p>109</text:p>
          </table:table-cell>
          <table:table-cell table:style-name="ce10"/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table:style-name="ce23">
            <text:p>PB ON-OFF</text:p>
          </table:table-cell>
          <table:table-cell office:value-type="float" office:value="113" table:style-name="ce86">
            <text:p>113</text:p>
          </table:table-cell>
          <table:table-cell table:style-name="ce10"/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office:value-type="string" table:style-name="ce10">
            <text:p>NOT USED</text:p>
          </table:table-cell>
          <table:table-cell table:number-columns-repeated="7" table:style-name="ce5"/>
          <table:table-cell table:number-columns-repeated="16371"/>
        </table:table-row>
        <table:table-row table:style-name="ro1">
          <table:table-cell office:value-type="string" table:style-name="ce23">
            <text:p>Push Button</text:p>
          </table:table-cell>
          <table:table-cell office:value-type="float" office:value="66" table:style-name="ce86">
            <text:p>66</text:p>
          </table:table-cell>
          <table:table-cell table:style-name="ce10"/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table:style-name="ce23">
            <text:p>Push Button</text:p>
          </table:table-cell>
          <table:table-cell office:value-type="float" office:value="70" table:style-name="ce86">
            <text:p>70</text:p>
          </table:table-cell>
          <table:table-cell table:style-name="ce10"/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table:style-name="ce23">
            <text:p>Push Button</text:p>
          </table:table-cell>
          <table:table-cell office:value-type="float" office:value="74" table:style-name="ce86">
            <text:p>74</text:p>
          </table:table-cell>
          <table:table-cell table:style-name="ce10"/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office:value-type="string" table:style-name="ce10">
            <text:p>To be added?</text:p>
          </table:table-cell>
          <table:table-cell table:number-columns-repeated="7" table:style-name="ce5"/>
          <table:table-cell table:number-columns-repeated="16371"/>
        </table:table-row>
        <table:table-row table:style-name="ro1">
          <table:table-cell office:value-type="string" table:style-name="ce23">
            <text:p>(On)-(Off)</text:p>
          </table:table-cell>
          <table:table-cell office:value-type="float" office:value="1" table:style-name="ce86">
            <text:p>1</text:p>
          </table:table-cell>
          <table:table-cell office:value-type="float" office:value="2" table:style-name="ce86">
            <text:p>2</text:p>
          </table:table-cell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office:string-value="(On)-(Off)" table:formula="of:=[.A52]" table:style-name="ce23">
            <text:p>(On)-(Off)</text:p>
          </table:table-cell>
          <table:table-cell office:value-type="float" office:value="5" table:formula="of:=SUM([.B52];4)" table:style-name="ce86">
            <text:p>5</text:p>
          </table:table-cell>
          <table:table-cell office:value-type="float" office:value="6" table:formula="of:=SUM([.C52];4)" table:style-name="ce86">
            <text:p>6</text:p>
          </table:table-cell>
          <table:table-cell office:value-type="string" office:string-value="Point No. 1 &amp; 2 ON/OFF" table:formula="of:=[Events.$D$5]" table:style-name="ce40">
            <text:p>Point No. 1 &amp; 2 ON/OFF</text:p>
          </table:table-cell>
          <table:table-cell office:value-type="float" office:value="21" table:formula="of:=[Events.$F$5]" table:style-name="ce87">
            <text:p>21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office:string-value="(On)-(Off)" table:formula="of:=[.A53]" table:style-name="ce23">
            <text:p>(On)-(Off)</text:p>
          </table:table-cell>
          <table:table-cell office:value-type="float" office:value="9" table:formula="of:=SUM([.B53];4)" table:style-name="ce86">
            <text:p>9</text:p>
          </table:table-cell>
          <table:table-cell office:value-type="float" office:value="10" table:formula="of:=SUM([.C53];4)" table:style-name="ce86">
            <text:p>10</text:p>
          </table:table-cell>
          <table:table-cell office:value-type="string" office:string-value="Point No. 3 &amp; 4 ON/OFF" table:formula="of:=[Events.$D$6]" table:style-name="ce40">
            <text:p>Point No. 3 &amp; 4 ON/OFF</text:p>
          </table:table-cell>
          <table:table-cell office:value-type="float" office:value="23" table:formula="of:=[Events.$F$6]" table:style-name="ce87">
            <text:p>23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office:string-value="(On)-(Off)" table:formula="of:=[.A54]" table:style-name="ce23">
            <text:p>(On)-(Off)</text:p>
          </table:table-cell>
          <table:table-cell office:value-type="float" office:value="13" table:formula="of:=SUM([.B54];4)" table:style-name="ce86">
            <text:p>13</text:p>
          </table:table-cell>
          <table:table-cell office:value-type="float" office:value="14" table:formula="of:=SUM([.C54];4)" table:style-name="ce86">
            <text:p>14</text:p>
          </table:table-cell>
          <table:table-cell office:value-type="string" office:string-value="Point No. 5 ON/OFF" table:formula="of:=[Events.$D$7]" table:style-name="ce40">
            <text:p>Point No. 5 ON/OFF</text:p>
          </table:table-cell>
          <table:table-cell office:value-type="float" office:value="25" table:formula="of:=[Events.$F$7]" table:style-name="ce87">
            <text:p>25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office:string-value="(On)-(Off)" table:formula="of:=[.A55]" table:style-name="ce23">
            <text:p>(On)-(Off)</text:p>
          </table:table-cell>
          <table:table-cell office:value-type="float" office:value="17" table:formula="of:=SUM([.B55];4)" table:style-name="ce86">
            <text:p>17</text:p>
          </table:table-cell>
          <table:table-cell office:value-type="float" office:value="18" table:formula="of:=SUM([.C55];4)" table:style-name="ce86">
            <text:p>18</text:p>
          </table:table-cell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office:string-value="(On)-(Off)" table:formula="of:=[.A56]" table:style-name="ce23">
            <text:p>(On)-(Off)</text:p>
          </table:table-cell>
          <table:table-cell office:value-type="float" office:value="21" table:formula="of:=SUM([.B56];4)" table:style-name="ce86">
            <text:p>21</text:p>
          </table:table-cell>
          <table:table-cell office:value-type="float" office:value="22" table:formula="of:=SUM([.C56];4)" table:style-name="ce86">
            <text:p>22</text:p>
          </table:table-cell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office:string-value="(On)-(Off)" table:formula="of:=[.A57]" table:style-name="ce23">
            <text:p>(On)-(Off)</text:p>
          </table:table-cell>
          <table:table-cell office:value-type="float" office:value="25" table:formula="of:=SUM([.B57];4)" table:style-name="ce86">
            <text:p>25</text:p>
          </table:table-cell>
          <table:table-cell office:value-type="float" office:value="26" table:formula="of:=SUM([.C57];4)" table:style-name="ce86">
            <text:p>26</text:p>
          </table:table-cell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office:string-value="(On)-(Off)" table:formula="of:=[.A58]" table:style-name="ce23">
            <text:p>(On)-(Off)</text:p>
          </table:table-cell>
          <table:table-cell office:value-type="float" office:value="29" table:formula="of:=SUM([.B58];4)" table:style-name="ce86">
            <text:p>29</text:p>
          </table:table-cell>
          <table:table-cell office:value-type="float" office:value="30" table:formula="of:=SUM([.C58];4)" table:style-name="ce86">
            <text:p>30</text:p>
          </table:table-cell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office:string-value="(On)-(Off)" table:formula="of:=[.A59]" table:style-name="ce23">
            <text:p>(On)-(Off)</text:p>
          </table:table-cell>
          <table:table-cell office:value-type="float" office:value="33" table:formula="of:=SUM([.B59];4)" table:style-name="ce86">
            <text:p>33</text:p>
          </table:table-cell>
          <table:table-cell office:value-type="float" office:value="34" table:formula="of:=SUM([.C59];4)" table:style-name="ce86">
            <text:p>34</text:p>
          </table:table-cell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office:string-value="(On)-(Off)" table:formula="of:=[.A60]" table:style-name="ce23">
            <text:p>(On)-(Off)</text:p>
          </table:table-cell>
          <table:table-cell office:value-type="float" office:value="37" table:formula="of:=SUM([.B60];4)" table:style-name="ce86">
            <text:p>37</text:p>
          </table:table-cell>
          <table:table-cell office:value-type="float" office:value="38" table:formula="of:=SUM([.C60];4)" table:style-name="ce86">
            <text:p>38</text:p>
          </table:table-cell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office:string-value="(On)-(Off)" table:formula="of:=[.A61]" table:style-name="ce23">
            <text:p>(On)-(Off)</text:p>
          </table:table-cell>
          <table:table-cell office:value-type="float" office:value="41" table:formula="of:=SUM([.B61];4)" table:style-name="ce86">
            <text:p>41</text:p>
          </table:table-cell>
          <table:table-cell office:value-type="float" office:value="42" table:formula="of:=SUM([.C61];4)" table:style-name="ce86">
            <text:p>42</text:p>
          </table:table-cell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office:string-value="(On)-(Off)" table:formula="of:=[.A62]" table:style-name="ce23">
            <text:p>(On)-(Off)</text:p>
          </table:table-cell>
          <table:table-cell office:value-type="float" office:value="45" table:formula="of:=SUM([.B62];4)" table:style-name="ce86">
            <text:p>45</text:p>
          </table:table-cell>
          <table:table-cell office:value-type="float" office:value="46" table:formula="of:=SUM([.C62];4)" table:style-name="ce86">
            <text:p>46</text:p>
          </table:table-cell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office:string-value="(On)-(Off)" table:formula="of:=[.A63]" table:style-name="ce23">
            <text:p>(On)-(Off)</text:p>
          </table:table-cell>
          <table:table-cell office:value-type="float" office:value="49" table:formula="of:=SUM([.B63];4)" table:style-name="ce86">
            <text:p>49</text:p>
          </table:table-cell>
          <table:table-cell office:value-type="float" office:value="50" table:formula="of:=SUM([.C63];4)" table:style-name="ce86">
            <text:p>50</text:p>
          </table:table-cell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office:string-value="(On)-(Off)" table:formula="of:=[.A64]" table:style-name="ce23">
            <text:p>(On)-(Off)</text:p>
          </table:table-cell>
          <table:table-cell office:value-type="float" office:value="53" table:formula="of:=SUM([.B64];4)" table:style-name="ce86">
            <text:p>53</text:p>
          </table:table-cell>
          <table:table-cell office:value-type="float" office:value="54" table:formula="of:=SUM([.C64];4)" table:style-name="ce86">
            <text:p>54</text:p>
          </table:table-cell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office:string-value="(On)-(Off)" table:formula="of:=[.A65]" table:style-name="ce23">
            <text:p>(On)-(Off)</text:p>
          </table:table-cell>
          <table:table-cell office:value-type="float" office:value="57" table:formula="of:=SUM([.B65];4)" table:style-name="ce86">
            <text:p>57</text:p>
          </table:table-cell>
          <table:table-cell office:value-type="float" office:value="58" table:formula="of:=SUM([.C65];4)" table:style-name="ce86">
            <text:p>58</text:p>
          </table:table-cell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office:value-type="string" office:string-value="(On)-(Off)" table:formula="of:=[.A66]" table:style-name="ce23">
            <text:p>(On)-(Off)</text:p>
          </table:table-cell>
          <table:table-cell office:value-type="float" office:value="61" table:formula="of:=SUM([.B66];4)" table:style-name="ce86">
            <text:p>61</text:p>
          </table:table-cell>
          <table:table-cell office:value-type="float" office:value="62" table:formula="of:=SUM([.C66];4)" table:style-name="ce86">
            <text:p>62</text:p>
          </table:table-cell>
          <table:table-cell office:value-type="float" office:value="0" table:formula="of:=[Events.#REF!]" table:style-name="ce40">
            <text:p>#REF!</text:p>
          </table:table-cell>
          <table:table-cell office:value-type="float" office:value="0" table:formula="of:=[Events.#REF!]" table:style-name="ce5">
            <text:p>#REF!</text:p>
          </table:table-cell>
          <table:table-cell table:number-columns-repeated="8" table:style-name="ce5"/>
          <table:table-cell table:number-columns-repeated="16371"/>
        </table:table-row>
        <table:table-row table:style-name="ro1">
          <table:table-cell table:style-name="ce23"/>
          <table:table-cell table:style-name="ce5"/>
          <table:table-cell table:style-name="ce10"/>
          <table:table-cell table:style-name="ce40"/>
          <table:table-cell table:number-columns-repeated="9" table:style-name="ce5"/>
          <table:table-cell table:number-columns-repeated="16371"/>
        </table:table-row>
        <table:table-row table:style-name="ro1">
          <table:table-cell table:style-name="ce23"/>
          <table:table-cell office:value-type="string" table:style-name="ce10">
            <text:p>TOTAL PB</text:p>
          </table:table-cell>
          <table:table-cell office:value-type="float" office:value="48" table:style-name="ce10">
            <text:p>48</text:p>
          </table:table-cell>
          <table:table-cell table:style-name="ce40"/>
          <table:table-cell table:number-columns-repeated="9" table:style-name="ce5"/>
          <table:table-cell table:number-columns-repeated="16371"/>
        </table:table-row>
        <table:table-row table:style-name="ro1">
          <table:table-cell table:style-name="ce88"/>
          <table:table-cell table:number-columns-repeated="2" table:style-name="ce64"/>
          <table:table-cell table:number-columns-repeated="3" table:style-name="ce89"/>
          <table:table-cell table:number-columns-repeated="7" table:style-name="ce5"/>
          <table:table-cell table:number-columns-repeated="16371"/>
        </table:table-row>
        <table:table-row table:number-rows-repeated="4" table:style-name="ro1">
          <table:table-cell table:style-name="ce88"/>
          <table:table-cell table:number-columns-repeated="2" table:style-name="ce64"/>
          <table:table-cell table:number-columns-repeated="2" table:style-name="ce89"/>
          <table:table-cell table:style-name="ce90"/>
          <table:table-cell table:number-columns-repeated="7" table:style-name="ce5"/>
          <table:table-cell table:number-columns-repeated="16371"/>
        </table:table-row>
        <table:table-row table:number-rows-repeated="6" table:style-name="ro1">
          <table:table-cell table:style-name="ce88"/>
          <table:table-cell table:number-columns-repeated="2" table:style-name="ce64"/>
          <table:table-cell table:style-name="ce89"/>
          <table:table-cell table:style-name="ce91"/>
          <table:table-cell table:style-name="ce90"/>
          <table:table-cell table:number-columns-repeated="7" table:style-name="ce5"/>
          <table:table-cell table:number-columns-repeated="16371"/>
        </table:table-row>
        <table:table-row table:style-name="ro1">
          <table:table-cell table:style-name="ce23"/>
          <table:table-cell table:style-name="ce5"/>
          <table:table-cell table:style-name="ce10"/>
          <table:table-cell table:style-name="ce40"/>
          <table:table-cell table:number-columns-repeated="9" table:style-name="ce5"/>
          <table:table-cell table:number-columns-repeated="16371"/>
        </table:table-row>
        <table:table-row table:style-name="ro1">
          <table:table-cell table:style-name="ce23"/>
          <table:table-cell table:number-columns-repeated="2" table:style-name="ce10"/>
          <table:table-cell table:style-name="ce40"/>
          <table:table-cell table:number-columns-repeated="9" table:style-name="ce5"/>
          <table:table-cell table:number-columns-repeated="16371"/>
        </table:table-row>
        <table:table-row table:number-rows-repeated="17" table:style-name="ro1">
          <table:table-cell table:style-name="ce23"/>
          <table:table-cell table:style-name="ce5"/>
          <table:table-cell table:style-name="ce10"/>
          <table:table-cell table:style-name="ce40"/>
          <table:table-cell table:number-columns-repeated="9" table:style-name="ce5"/>
          <table:table-cell table:number-columns-repeated="16371"/>
        </table:table-row>
        <table:table-row table:number-rows-repeated="1048477" table:style-name="ro2">
          <table:table-cell table:number-columns-repeated="16384"/>
        </table:table-row>
        <table:named-expressions>
          <table:named-expression table:name="Z_48E02D46_7289_4A68_8159_C8A467E0DB72_.wvu.Rows" table:expression="of:=[Switches.$26:.$29]~[Switches.$33:.$33]" table:base-cell-address="Issue.$A$1"/>
          <table:named-expression table:name="Z_68721960_D025_4A40_9848_B5C86AFF69F0_.wvu.Rows" table:expression="of:=[Switches.$26:.$29]~[Switches.$33:.$33]" table:base-cell-address="Issue.$A$1"/>
        </table:named-expressions>
      </table:table>
      <table:table table:name="LEDs" table:style-name="ta1">
        <table:table-column table:style-name="co3" table:default-cell-style-name="ce1"/>
        <table:table-column table:style-name="co31" table:default-cell-style-name="ce1"/>
        <table:table-column table:style-name="co19" table:default-cell-style-name="ce14"/>
        <table:table-column table:style-name="co3" table:number-columns-repeated="2" table:default-cell-style-name="ce14"/>
        <table:table-column table:style-name="co3" table:number-columns-repeated="2" table:default-cell-style-name="ce13"/>
        <table:table-column table:style-name="co32" table:default-cell-style-name="ce14"/>
        <table:table-column table:style-name="co3" table:number-columns-repeated="6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4">
            <text:p>Mimic Panel LED's</text:p>
          </table:table-cell>
          <table:table-cell table:style-name="ce19"/>
          <table:table-cell table:style-name="ce5"/>
          <table:table-cell office:value-type="string" table:style-name="ce20">
            <text:p>Using CANLED64</text:p>
          </table:table-cell>
          <table:table-cell table:number-columns-repeated="3" table:style-name="ce21"/>
          <table:table-cell office:value-type="float" office:value="0" table:formula="of:=[Nodes.#REF!]" table:style-name="ce10">
            <text:p>#REF!</text:p>
          </table:table-cell>
          <table:table-cell table:style-name="ce1"/>
          <table:table-cell table:style-name="ce6"/>
          <table:table-cell table:number-columns-repeated="16374" table:style-name="ce1"/>
        </table:table-row>
        <table:table-row table:style-name="ro1">
          <table:table-cell office:value-type="float" office:value="0" table:formula="of:=[Nodes.#REF!]" table:style-name="ce6">
            <text:p>#REF!</text:p>
          </table:table-cell>
          <table:table-cell table:style-name="ce19"/>
          <table:table-cell table:style-name="ce5"/>
          <table:table-cell table:number-columns-repeated="4" table:style-name="ce21"/>
          <table:table-cell table:style-name="ce5"/>
          <table:table-cell table:number-columns-repeated="5" table:style-name="ce23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office:value-type="string" table:style-name="ce21">
            <text:p>Driver</text:p>
          </table:table-cell>
          <table:table-cell office:value-type="string" table:style-name="ce27">
            <text:p>Row [A]</text:p>
          </table:table-cell>
          <table:table-cell office:value-type="string" table:style-name="ce27">
            <text:p>A</text:p>
          </table:table-cell>
          <table:table-cell office:value-type="string" table:style-name="ce27">
            <text:p>B</text:p>
          </table:table-cell>
          <table:table-cell office:value-type="string" table:style-name="ce27">
            <text:p>C</text:p>
          </table:table-cell>
          <table:table-cell office:value-type="string" table:style-name="ce27">
            <text:p>D</text:p>
          </table:table-cell>
          <table:table-cell table:style-name="ce19"/>
          <table:table-cell table:number-columns-repeated="5" table:style-name="ce28"/>
          <table:table-cell table:number-columns-repeated="16370"/>
        </table:table-row>
        <table:table-row table:style-name="ro1">
          <table:table-cell table:style-name="ce19"/>
          <table:table-cell table:style-name="ce1"/>
          <table:table-cell office:value-type="string" table:style-name="ce27">
            <text:p>Col [K]</text:p>
          </table:table-cell>
          <table:table-cell office:value-type="string" table:style-name="ce27">
            <text:p>Pin</text:p>
          </table:table-cell>
          <table:table-cell office:value-type="float" office:value="10" table:style-name="ce27">
            <text:p>10</text:p>
          </table:table-cell>
          <table:table-cell office:value-type="float" office:value="11" table:style-name="ce27">
            <text:p>11</text:p>
          </table:table-cell>
          <table:table-cell office:value-type="float" office:value="12" table:style-name="ce27">
            <text:p>12</text:p>
          </table:table-cell>
          <table:table-cell office:value-type="float" office:value="13" table:style-name="ce27">
            <text:p>13</text:p>
          </table:table-cell>
          <table:table-cell table:number-columns-repeated="6" table:style-name="ce28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46">
            <text:p>1</text:p>
          </table:table-cell>
          <table:table-cell office:value-type="float" office:value="17" table:style-name="ce46">
            <text:p>17</text:p>
          </table:table-cell>
          <table:table-cell office:value-type="float" office:value="33" table:style-name="ce46">
            <text:p>33</text:p>
          </table:table-cell>
          <table:table-cell office:value-type="float" office:value="49" table:style-name="ce46">
            <text:p>49</text:p>
          </table:table-cell>
          <table:table-cell table:number-columns-repeated="2" table:style-name="ce28"/>
          <table:table-cell table:number-columns-repeated="4" table:style-name="ce23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2" table:formula="of:=[.C5]+1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2" table:formula="of:=[.E5]+1" table:style-name="ce46">
            <text:p>2</text:p>
          </table:table-cell>
          <table:table-cell office:value-type="float" office:value="18" table:formula="of:=[.F5]+1" table:style-name="ce46">
            <text:p>18</text:p>
          </table:table-cell>
          <table:table-cell office:value-type="float" office:value="34" table:formula="of:=[.G5]+1" table:style-name="ce46">
            <text:p>34</text:p>
          </table:table-cell>
          <table:table-cell office:value-type="float" office:value="50" table:formula="of:=[.H5]+1" table:style-name="ce46">
            <text:p>50</text:p>
          </table:table-cell>
          <table:table-cell table:number-columns-repeated="2" table:style-name="ce28"/>
          <table:table-cell table:number-columns-repeated="4" table:style-name="ce23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3" table:formula="of:=[.C6]+1" table:style-name="ce27">
            <text:p>3</text:p>
          </table:table-cell>
          <table:table-cell office:value-type="float" office:value="4" table:style-name="ce27">
            <text:p>4</text:p>
          </table:table-cell>
          <table:table-cell office:value-type="float" office:value="3" table:formula="of:=[.E6]+1" table:style-name="ce46">
            <text:p>3</text:p>
          </table:table-cell>
          <table:table-cell office:value-type="float" office:value="19" table:formula="of:=[.F6]+1" table:style-name="ce46">
            <text:p>19</text:p>
          </table:table-cell>
          <table:table-cell office:value-type="float" office:value="35" table:formula="of:=[.G6]+1" table:style-name="ce46">
            <text:p>35</text:p>
          </table:table-cell>
          <table:table-cell office:value-type="float" office:value="51" table:formula="of:=[.H6]+1" table:style-name="ce46">
            <text:p>51</text:p>
          </table:table-cell>
          <table:table-cell table:number-columns-repeated="2" table:style-name="ce28"/>
          <table:table-cell table:number-columns-repeated="4" table:style-name="ce23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4" table:formula="of:=[.C7]+1" table:style-name="ce27">
            <text:p>4</text:p>
          </table:table-cell>
          <table:table-cell office:value-type="float" office:value="5" table:style-name="ce27">
            <text:p>5</text:p>
          </table:table-cell>
          <table:table-cell office:value-type="float" office:value="4" table:formula="of:=[.E7]+1" table:style-name="ce46">
            <text:p>4</text:p>
          </table:table-cell>
          <table:table-cell office:value-type="float" office:value="20" table:formula="of:=[.F7]+1" table:style-name="ce46">
            <text:p>20</text:p>
          </table:table-cell>
          <table:table-cell office:value-type="float" office:value="36" table:formula="of:=[.G7]+1" table:style-name="ce46">
            <text:p>36</text:p>
          </table:table-cell>
          <table:table-cell office:value-type="float" office:value="52" table:formula="of:=[.H7]+1" table:style-name="ce46">
            <text:p>52</text:p>
          </table:table-cell>
          <table:table-cell table:number-columns-repeated="2" table:style-name="ce28"/>
          <table:table-cell table:number-columns-repeated="4" table:style-name="ce23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5" table:formula="of:=[.C8]+1" table:style-name="ce27">
            <text:p>5</text:p>
          </table:table-cell>
          <table:table-cell office:value-type="float" office:value="6" table:style-name="ce27">
            <text:p>6</text:p>
          </table:table-cell>
          <table:table-cell office:value-type="float" office:value="5" table:formula="of:=[.E8]+1" table:style-name="ce46">
            <text:p>5</text:p>
          </table:table-cell>
          <table:table-cell office:value-type="float" office:value="21" table:formula="of:=[.F8]+1" table:style-name="ce46">
            <text:p>21</text:p>
          </table:table-cell>
          <table:table-cell office:value-type="float" office:value="37" table:formula="of:=[.G8]+1" table:style-name="ce46">
            <text:p>37</text:p>
          </table:table-cell>
          <table:table-cell office:value-type="float" office:value="53" table:formula="of:=[.H8]+1" table:style-name="ce46">
            <text:p>53</text:p>
          </table:table-cell>
          <table:table-cell table:number-columns-repeated="2" table:style-name="ce28"/>
          <table:table-cell table:number-columns-repeated="4" table:style-name="ce23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6" table:formula="of:=[.C9]+1" table:style-name="ce27">
            <text:p>6</text:p>
          </table:table-cell>
          <table:table-cell office:value-type="float" office:value="7" table:style-name="ce27">
            <text:p>7</text:p>
          </table:table-cell>
          <table:table-cell office:value-type="float" office:value="6" table:formula="of:=[.E9]+1" table:style-name="ce46">
            <text:p>6</text:p>
          </table:table-cell>
          <table:table-cell office:value-type="float" office:value="22" table:formula="of:=[.F9]+1" table:style-name="ce46">
            <text:p>22</text:p>
          </table:table-cell>
          <table:table-cell office:value-type="float" office:value="38" table:formula="of:=[.G9]+1" table:style-name="ce46">
            <text:p>38</text:p>
          </table:table-cell>
          <table:table-cell office:value-type="float" office:value="54" table:formula="of:=[.H9]+1" table:style-name="ce46">
            <text:p>54</text:p>
          </table:table-cell>
          <table:table-cell table:number-columns-repeated="2" table:style-name="ce28"/>
          <table:table-cell table:number-columns-repeated="4" table:style-name="ce23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7" table:formula="of:=[.C10]+1" table:style-name="ce27">
            <text:p>7</text:p>
          </table:table-cell>
          <table:table-cell office:value-type="float" office:value="8" table:style-name="ce27">
            <text:p>8</text:p>
          </table:table-cell>
          <table:table-cell office:value-type="float" office:value="7" table:formula="of:=[.E10]+1" table:style-name="ce46">
            <text:p>7</text:p>
          </table:table-cell>
          <table:table-cell office:value-type="float" office:value="23" table:formula="of:=[.F10]+1" table:style-name="ce46">
            <text:p>23</text:p>
          </table:table-cell>
          <table:table-cell office:value-type="float" office:value="39" table:formula="of:=[.G10]+1" table:style-name="ce46">
            <text:p>39</text:p>
          </table:table-cell>
          <table:table-cell office:value-type="float" office:value="55" table:formula="of:=[.H10]+1" table:style-name="ce46">
            <text:p>55</text:p>
          </table:table-cell>
          <table:table-cell table:number-columns-repeated="2" table:style-name="ce28"/>
          <table:table-cell table:number-columns-repeated="4" table:style-name="ce23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8" table:formula="of:=[.C11]+1" table:style-name="ce27">
            <text:p>8</text:p>
          </table:table-cell>
          <table:table-cell office:value-type="float" office:value="9" table:style-name="ce27">
            <text:p>9</text:p>
          </table:table-cell>
          <table:table-cell office:value-type="float" office:value="8" table:formula="of:=[.E11]+1" table:style-name="ce46">
            <text:p>8</text:p>
          </table:table-cell>
          <table:table-cell office:value-type="float" office:value="24" table:formula="of:=[.F11]+1" table:style-name="ce46">
            <text:p>24</text:p>
          </table:table-cell>
          <table:table-cell office:value-type="float" office:value="40" table:formula="of:=[.G11]+1" table:style-name="ce46">
            <text:p>40</text:p>
          </table:table-cell>
          <table:table-cell office:value-type="float" office:value="56" table:formula="of:=[.H11]+1" table:style-name="ce46">
            <text:p>56</text:p>
          </table:table-cell>
          <table:table-cell table:number-columns-repeated="2" table:style-name="ce28"/>
          <table:table-cell table:number-columns-repeated="4" table:style-name="ce23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9" table:formula="of:=[.C12]+1" table:style-name="ce27">
            <text:p>9</text:p>
          </table:table-cell>
          <table:table-cell office:value-type="float" office:value="21" table:style-name="ce27">
            <text:p>21</text:p>
          </table:table-cell>
          <table:table-cell office:value-type="float" office:value="9" table:formula="of:=[.E12]+1" table:style-name="ce46">
            <text:p>9</text:p>
          </table:table-cell>
          <table:table-cell office:value-type="float" office:value="25" table:formula="of:=[.F12]+1" table:style-name="ce46">
            <text:p>25</text:p>
          </table:table-cell>
          <table:table-cell office:value-type="float" office:value="41" table:formula="of:=[.G12]+1" table:style-name="ce46">
            <text:p>41</text:p>
          </table:table-cell>
          <table:table-cell office:value-type="float" office:value="57" table:formula="of:=[.H12]+1" table:style-name="ce17">
            <text:p>57</text:p>
          </table:table-cell>
          <table:table-cell table:number-columns-repeated="2" table:style-name="ce28"/>
          <table:table-cell table:number-columns-repeated="4" table:style-name="ce23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10" table:formula="of:=[.C13]+1" table:style-name="ce27">
            <text:p>10</text:p>
          </table:table-cell>
          <table:table-cell office:value-type="float" office:value="20" table:style-name="ce27">
            <text:p>20</text:p>
          </table:table-cell>
          <table:table-cell office:value-type="float" office:value="10" table:formula="of:=[.E13]+1" table:style-name="ce46">
            <text:p>10</text:p>
          </table:table-cell>
          <table:table-cell office:value-type="float" office:value="26" table:formula="of:=[.F13]+1" table:style-name="ce46">
            <text:p>26</text:p>
          </table:table-cell>
          <table:table-cell office:value-type="float" office:value="42" table:formula="of:=[.G13]+1" table:style-name="ce46">
            <text:p>42</text:p>
          </table:table-cell>
          <table:table-cell office:value-type="float" office:value="58" table:formula="of:=[.H13]+1" table:style-name="ce17">
            <text:p>58</text:p>
          </table:table-cell>
          <table:table-cell table:number-columns-repeated="2" table:style-name="ce28"/>
          <table:table-cell table:number-columns-repeated="4" table:style-name="ce23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11" table:formula="of:=[.C14]+1" table:style-name="ce27">
            <text:p>11</text:p>
          </table:table-cell>
          <table:table-cell office:value-type="float" office:value="19" table:style-name="ce27">
            <text:p>19</text:p>
          </table:table-cell>
          <table:table-cell office:value-type="float" office:value="11" table:formula="of:=[.E14]+1" table:style-name="ce46">
            <text:p>11</text:p>
          </table:table-cell>
          <table:table-cell office:value-type="float" office:value="27" table:formula="of:=[.F14]+1" table:style-name="ce46">
            <text:p>27</text:p>
          </table:table-cell>
          <table:table-cell office:value-type="float" office:value="43" table:formula="of:=[.G14]+1" table:style-name="ce46">
            <text:p>43</text:p>
          </table:table-cell>
          <table:table-cell office:value-type="float" office:value="59" table:formula="of:=[.H14]+1" table:style-name="ce17">
            <text:p>59</text:p>
          </table:table-cell>
          <table:table-cell table:number-columns-repeated="2" table:style-name="ce28"/>
          <table:table-cell table:number-columns-repeated="4" table:style-name="ce23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12" table:formula="of:=[.C15]+1" table:style-name="ce27">
            <text:p>12</text:p>
          </table:table-cell>
          <table:table-cell office:value-type="float" office:value="18" table:style-name="ce27">
            <text:p>18</text:p>
          </table:table-cell>
          <table:table-cell office:value-type="float" office:value="12" table:formula="of:=[.E15]+1" table:style-name="ce46">
            <text:p>12</text:p>
          </table:table-cell>
          <table:table-cell office:value-type="float" office:value="28" table:formula="of:=[.F15]+1" table:style-name="ce46">
            <text:p>28</text:p>
          </table:table-cell>
          <table:table-cell office:value-type="float" office:value="44" table:formula="of:=[.G15]+1" table:style-name="ce46">
            <text:p>44</text:p>
          </table:table-cell>
          <table:table-cell office:value-type="float" office:value="60" table:formula="of:=[.H15]+1" table:style-name="ce17">
            <text:p>60</text:p>
          </table:table-cell>
          <table:table-cell table:number-columns-repeated="2" table:style-name="ce28"/>
          <table:table-cell table:number-columns-repeated="4" table:style-name="ce23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13" table:formula="of:=[.C16]+1" table:style-name="ce27">
            <text:p>13</text:p>
          </table:table-cell>
          <table:table-cell office:value-type="float" office:value="17" table:style-name="ce27">
            <text:p>17</text:p>
          </table:table-cell>
          <table:table-cell office:value-type="float" office:value="13" table:formula="of:=[.E16]+1" table:style-name="ce46">
            <text:p>13</text:p>
          </table:table-cell>
          <table:table-cell office:value-type="float" office:value="29" table:formula="of:=[.F16]+1" table:style-name="ce46">
            <text:p>29</text:p>
          </table:table-cell>
          <table:table-cell office:value-type="float" office:value="45" table:formula="of:=[.G16]+1" table:style-name="ce10">
            <text:p>45</text:p>
          </table:table-cell>
          <table:table-cell office:value-type="float" office:value="61" table:formula="of:=[.H16]+1" table:style-name="ce17">
            <text:p>61</text:p>
          </table:table-cell>
          <table:table-cell table:number-columns-repeated="2" table:style-name="ce28"/>
          <table:table-cell table:number-columns-repeated="4" table:style-name="ce23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14" table:formula="of:=[.C17]+1" table:style-name="ce27">
            <text:p>14</text:p>
          </table:table-cell>
          <table:table-cell office:value-type="float" office:value="16" table:style-name="ce27">
            <text:p>16</text:p>
          </table:table-cell>
          <table:table-cell office:value-type="float" office:value="14" table:formula="of:=[.E17]+1" table:style-name="ce46">
            <text:p>14</text:p>
          </table:table-cell>
          <table:table-cell office:value-type="float" office:value="30" table:formula="of:=[.F17]+1" table:style-name="ce46">
            <text:p>30</text:p>
          </table:table-cell>
          <table:table-cell office:value-type="float" office:value="46" table:formula="of:=[.G17]+1" table:style-name="ce10">
            <text:p>46</text:p>
          </table:table-cell>
          <table:table-cell office:value-type="float" office:value="62" table:formula="of:=[.H17]+1" table:style-name="ce17">
            <text:p>62</text:p>
          </table:table-cell>
          <table:table-cell table:number-columns-repeated="2" table:style-name="ce28"/>
          <table:table-cell table:number-columns-repeated="4" table:style-name="ce23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15" table:formula="of:=[.C18]+1" table:style-name="ce27">
            <text:p>15</text:p>
          </table:table-cell>
          <table:table-cell office:value-type="float" office:value="15" table:style-name="ce27">
            <text:p>15</text:p>
          </table:table-cell>
          <table:table-cell office:value-type="float" office:value="15" table:formula="of:=[.E18]+1" table:style-name="ce46">
            <text:p>15</text:p>
          </table:table-cell>
          <table:table-cell office:value-type="float" office:value="31" table:formula="of:=[.F18]+1" table:style-name="ce46">
            <text:p>31</text:p>
          </table:table-cell>
          <table:table-cell office:value-type="float" office:value="47" table:formula="of:=[.G18]+1" table:style-name="ce10">
            <text:p>47</text:p>
          </table:table-cell>
          <table:table-cell office:value-type="float" office:value="63" table:formula="of:=[.H18]+1" table:style-name="ce17">
            <text:p>63</text:p>
          </table:table-cell>
          <table:table-cell table:number-columns-repeated="2" table:style-name="ce28"/>
          <table:table-cell table:number-columns-repeated="4" table:style-name="ce23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float" office:value="16" table:formula="of:=[.C19]+1" table:style-name="ce27">
            <text:p>16</text:p>
          </table:table-cell>
          <table:table-cell office:value-type="float" office:value="14" table:style-name="ce27">
            <text:p>14</text:p>
          </table:table-cell>
          <table:table-cell office:value-type="float" office:value="16" table:formula="of:=[.E19]+1" table:style-name="ce46">
            <text:p>16</text:p>
          </table:table-cell>
          <table:table-cell office:value-type="float" office:value="32" table:formula="of:=[.F19]+1" table:style-name="ce46">
            <text:p>32</text:p>
          </table:table-cell>
          <table:table-cell office:value-type="float" office:value="48" table:formula="of:=[.G19]+1" table:style-name="ce10">
            <text:p>48</text:p>
          </table:table-cell>
          <table:table-cell office:value-type="float" office:value="64" table:formula="of:=[.H19]+1" table:style-name="ce17">
            <text:p>64</text:p>
          </table:table-cell>
          <table:table-cell table:number-columns-repeated="2" table:style-name="ce28"/>
          <table:table-cell table:number-columns-repeated="4" table:style-name="ce23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3" table:style-name="ce5"/>
          <table:table-cell table:number-columns-repeated="2" table:style-name="ce30"/>
          <table:table-cell table:style-name="ce5"/>
          <table:table-cell table:number-columns-repeated="16376" table:style-name="ce1"/>
        </table:table-row>
        <table:table-row table:style-name="ro1">
          <table:table-cell table:style-name="ce23"/>
          <table:table-cell office:value-type="string" table:style-name="ce28">
            <text:p>Event Name</text:p>
          </table:table-cell>
          <table:table-cell office:value-type="string" table:style-name="ce27">
            <text:p>Event.</text:p>
          </table:table-cell>
          <table:table-cell office:value-type="string" table:style-name="ce31">
            <text:p><text:s/>EVENT</text:p>
            <text:p>ON</text:p>
          </table:table-cell>
          <table:table-cell office:value-type="string" table:style-name="ce31">
            <text:p>EVENT</text:p>
            <text:p>OFF</text:p>
          </table:table-cell>
          <table:table-cell table:number-columns-repeated="3" table:style-name="ce31"/>
          <table:table-cell table:style-name="ce32"/>
          <table:table-cell table:number-columns-repeated="5" table:style-name="ce23"/>
          <table:table-cell table:number-columns-repeated="16370"/>
        </table:table-row>
        <table:table-row table:style-name="ro1">
          <table:table-cell table:style-name="ce1"/>
          <table:table-cell office:value-type="string" office:string-value="Point sense 1 &amp; 2" table:formula="of:=[Events.$D$10]" table:style-name="ce47">
            <text:p>Point sense 1 &amp; 2</text:p>
          </table:table-cell>
          <table:table-cell office:value-type="float" office:value="121" table:formula="of:=[Events.$F$10]" table:style-name="ce48">
            <text:p>121</text:p>
          </table:table-cell>
          <table:table-cell office:value-type="float" office:value="1" table:style-name="ce49">
            <text:p>1</text:p>
          </table:table-cell>
          <table:table-cell office:value-type="float" office:value="2" table:style-name="ce49">
            <text:p>2</text:p>
          </table:table-cell>
          <table:table-cell table:number-columns-repeated="2" table:style-name="ce50"/>
          <table:table-cell table:style-name="ce51"/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0" table:formula="of:=[Events.#REF!]" table:style-name="ce52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3" table:formula="of:=SUM([.D23];2)" table:style-name="ce33">
            <text:p>3</text:p>
          </table:table-cell>
          <table:table-cell office:value-type="float" office:value="4" table:formula="of:=SUM([.E23];2)" table:style-name="ce33">
            <text:p>4</text:p>
          </table:table-cell>
          <table:table-cell table:number-columns-repeated="2" table:style-name="ce30"/>
          <table:table-cell table:style-name="ce53"/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0" table:formula="of:=[Events.#REF!]" table:style-name="ce52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5" table:formula="of:=SUM([.D24];2)" table:style-name="ce33">
            <text:p>5</text:p>
          </table:table-cell>
          <table:table-cell office:value-type="float" office:value="6" table:formula="of:=SUM([.E24];2)" table:style-name="ce33">
            <text:p>6</text:p>
          </table:table-cell>
          <table:table-cell table:number-columns-repeated="2" table:style-name="ce30"/>
          <table:table-cell table:style-name="ce53"/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0" table:formula="of:=[Events.#REF!]" table:style-name="ce52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7" table:formula="of:=SUM([.D25];2)" table:style-name="ce33">
            <text:p>7</text:p>
          </table:table-cell>
          <table:table-cell office:value-type="float" office:value="8" table:formula="of:=SUM([.E25];2)" table:style-name="ce33">
            <text:p>8</text:p>
          </table:table-cell>
          <table:table-cell table:number-columns-repeated="2" table:style-name="ce30"/>
          <table:table-cell table:style-name="ce53"/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0" table:formula="of:=[Events.#REF!]" table:style-name="ce52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9" table:formula="of:=SUM([.D26];2)" table:style-name="ce33">
            <text:p>9</text:p>
          </table:table-cell>
          <table:table-cell office:value-type="float" office:value="10" table:formula="of:=SUM([.E26];2)" table:style-name="ce33">
            <text:p>10</text:p>
          </table:table-cell>
          <table:table-cell table:number-columns-repeated="2" table:style-name="ce30"/>
          <table:table-cell table:style-name="ce53"/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0" table:formula="of:=[Events.#REF!]" table:style-name="ce52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11" table:formula="of:=SUM([.D27];2)" table:style-name="ce33">
            <text:p>11</text:p>
          </table:table-cell>
          <table:table-cell office:value-type="float" office:value="12" table:formula="of:=SUM([.E27];2)" table:style-name="ce33">
            <text:p>12</text:p>
          </table:table-cell>
          <table:table-cell table:number-columns-repeated="2" table:style-name="ce30"/>
          <table:table-cell table:style-name="ce53"/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0" table:formula="of:=[Events.#REF!]" table:style-name="ce52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13" table:formula="of:=SUM([.D28];2)" table:style-name="ce33">
            <text:p>13</text:p>
          </table:table-cell>
          <table:table-cell office:value-type="float" office:value="14" table:formula="of:=SUM([.E28];2)" table:style-name="ce33">
            <text:p>14</text:p>
          </table:table-cell>
          <table:table-cell table:number-columns-repeated="2" table:style-name="ce30"/>
          <table:table-cell table:style-name="ce53"/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0" table:formula="of:=[Events.#REF!]" table:style-name="ce52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15" table:formula="of:=SUM([.D29];2)" table:style-name="ce33">
            <text:p>15</text:p>
          </table:table-cell>
          <table:table-cell office:value-type="float" office:value="16" table:formula="of:=SUM([.E29];2)" table:style-name="ce33">
            <text:p>16</text:p>
          </table:table-cell>
          <table:table-cell table:number-columns-repeated="2" table:style-name="ce30"/>
          <table:table-cell table:style-name="ce53"/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0" table:formula="of:=[Events.#REF!]" table:style-name="ce47">
            <text:p>#REF!</text:p>
          </table:table-cell>
          <table:table-cell office:value-type="float" office:value="0" table:formula="of:=[Events.#REF!]" table:style-name="ce54">
            <text:p>#REF!</text:p>
          </table:table-cell>
          <table:table-cell office:value-type="float" office:value="17" table:formula="of:=SUM([.D30];2)" table:style-name="ce49">
            <text:p>17</text:p>
          </table:table-cell>
          <table:table-cell office:value-type="float" office:value="18" table:formula="of:=SUM([.E30];2)" table:style-name="ce49">
            <text:p>18</text:p>
          </table:table-cell>
          <table:table-cell table:number-columns-repeated="2" table:style-name="ce50"/>
          <table:table-cell table:style-name="ce55"/>
          <table:table-cell table:style-name="ce23"/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0" table:formula="of:=[Events.#REF!]" table:style-name="ce52">
            <text:p>#REF!</text:p>
          </table:table-cell>
          <table:table-cell office:value-type="float" office:value="0" table:formula="of:=[Events.#REF!]" table:style-name="ce56">
            <text:p>#REF!</text:p>
          </table:table-cell>
          <table:table-cell office:value-type="float" office:value="19" table:formula="of:=SUM([.D31];2)" table:style-name="ce33">
            <text:p>19</text:p>
          </table:table-cell>
          <table:table-cell office:value-type="float" office:value="20" table:formula="of:=SUM([.E31];2)" table:style-name="ce33">
            <text:p>20</text:p>
          </table:table-cell>
          <table:table-cell table:number-columns-repeated="2" table:style-name="ce30"/>
          <table:table-cell table:style-name="ce57"/>
          <table:table-cell table:style-name="ce23"/>
          <table:table-cell table:number-columns-repeated="16375" table:style-name="ce1"/>
        </table:table-row>
        <table:table-row table:style-name="ro1">
          <table:table-cell/>
          <table:table-cell office:value-type="float" office:value="0" table:formula="of:=[Events.#REF!]" table:style-name="ce52">
            <text:p>#REF!</text:p>
          </table:table-cell>
          <table:table-cell office:value-type="float" office:value="0" table:formula="of:=[Events.#REF!]" table:style-name="ce56">
            <text:p>#REF!</text:p>
          </table:table-cell>
          <table:table-cell office:value-type="float" office:value="21" table:formula="of:=SUM([.D32];2)" table:style-name="ce33">
            <text:p>21</text:p>
          </table:table-cell>
          <table:table-cell office:value-type="float" office:value="22" table:formula="of:=SUM([.E32];2)" table:style-name="ce33">
            <text:p>22</text:p>
          </table:table-cell>
          <table:table-cell table:number-columns-repeated="2" table:style-name="ce30"/>
          <table:table-cell table:style-name="ce57"/>
          <table:table-cell table:style-name="ce23"/>
          <table:table-cell table:number-columns-repeated="16375"/>
        </table:table-row>
        <table:table-row table:style-name="ro1">
          <table:table-cell/>
          <table:table-cell office:value-type="float" office:value="0" table:formula="of:=[Events.#REF!]" table:style-name="ce52">
            <text:p>#REF!</text:p>
          </table:table-cell>
          <table:table-cell office:value-type="float" office:value="0" table:formula="of:=[Events.#REF!]" table:style-name="ce56">
            <text:p>#REF!</text:p>
          </table:table-cell>
          <table:table-cell office:value-type="float" office:value="23" table:formula="of:=SUM([.D33];2)" table:style-name="ce33">
            <text:p>23</text:p>
          </table:table-cell>
          <table:table-cell office:value-type="float" office:value="24" table:formula="of:=SUM([.E33];2)" table:style-name="ce33">
            <text:p>24</text:p>
          </table:table-cell>
          <table:table-cell table:number-columns-repeated="2" table:style-name="ce30"/>
          <table:table-cell table:style-name="ce57"/>
          <table:table-cell table:style-name="ce23"/>
          <table:table-cell table:number-columns-repeated="16375"/>
        </table:table-row>
        <table:table-row table:style-name="ro1">
          <table:table-cell/>
          <table:table-cell office:value-type="float" office:value="0" table:formula="of:=[Events.#REF!]" table:style-name="ce52">
            <text:p>#REF!</text:p>
          </table:table-cell>
          <table:table-cell office:value-type="float" office:value="0" table:formula="of:=[Events.#REF!]" table:style-name="ce56">
            <text:p>#REF!</text:p>
          </table:table-cell>
          <table:table-cell office:value-type="float" office:value="25" table:formula="of:=SUM([.D34];2)" table:style-name="ce33">
            <text:p>25</text:p>
          </table:table-cell>
          <table:table-cell office:value-type="float" office:value="26" table:formula="of:=SUM([.E34];2)" table:style-name="ce33">
            <text:p>26</text:p>
          </table:table-cell>
          <table:table-cell table:number-columns-repeated="2" table:style-name="ce30"/>
          <table:table-cell table:style-name="ce57"/>
          <table:table-cell table:style-name="ce23"/>
          <table:table-cell table:number-columns-repeated="16375"/>
        </table:table-row>
        <table:table-row table:style-name="ro1">
          <table:table-cell/>
          <table:table-cell office:value-type="float" office:value="0" table:formula="of:=[Events.#REF!]" table:style-name="ce52">
            <text:p>#REF!</text:p>
          </table:table-cell>
          <table:table-cell office:value-type="float" office:value="0" table:formula="of:=[Events.#REF!]" table:style-name="ce56">
            <text:p>#REF!</text:p>
          </table:table-cell>
          <table:table-cell office:value-type="float" office:value="27" table:formula="of:=SUM([.D35];2)" table:style-name="ce33">
            <text:p>27</text:p>
          </table:table-cell>
          <table:table-cell office:value-type="float" office:value="28" table:formula="of:=SUM([.E35];2)" table:style-name="ce33">
            <text:p>28</text:p>
          </table:table-cell>
          <table:table-cell table:number-columns-repeated="2" table:style-name="ce10"/>
          <table:table-cell table:style-name="ce53"/>
          <table:table-cell table:number-columns-repeated="16376" table:style-name="ce1"/>
        </table:table-row>
        <table:table-row table:style-name="ro1">
          <table:table-cell/>
          <table:table-cell office:value-type="float" office:value="0" table:formula="of:=[Events.#REF!]" table:style-name="ce52">
            <text:p>#REF!</text:p>
          </table:table-cell>
          <table:table-cell office:value-type="float" office:value="0" table:formula="of:=[Events.#REF!]" table:style-name="ce56">
            <text:p>#REF!</text:p>
          </table:table-cell>
          <table:table-cell office:value-type="float" office:value="29" table:formula="of:=SUM([.D36];2)" table:style-name="ce33">
            <text:p>29</text:p>
          </table:table-cell>
          <table:table-cell office:value-type="float" office:value="30" table:formula="of:=SUM([.E36];2)" table:style-name="ce33">
            <text:p>30</text:p>
          </table:table-cell>
          <table:table-cell table:number-columns-repeated="2" table:style-name="ce10"/>
          <table:table-cell table:style-name="ce53"/>
          <table:table-cell table:number-columns-repeated="16376" table:style-name="ce1"/>
        </table:table-row>
        <table:table-row table:style-name="ro1">
          <table:table-cell/>
          <table:table-cell office:value-type="float" office:value="0" table:formula="of:=[Events.#REF!]" table:style-name="ce52">
            <text:p>#REF!</text:p>
          </table:table-cell>
          <table:table-cell office:value-type="float" office:value="0" table:formula="of:=[Events.#REF!]" table:style-name="ce56">
            <text:p>#REF!</text:p>
          </table:table-cell>
          <table:table-cell office:value-type="float" office:value="31" table:formula="of:=SUM([.D37];2)" table:style-name="ce33">
            <text:p>31</text:p>
          </table:table-cell>
          <table:table-cell office:value-type="float" office:value="32" table:formula="of:=SUM([.E37];2)" table:style-name="ce33">
            <text:p>32</text:p>
          </table:table-cell>
          <table:table-cell table:number-columns-repeated="2" table:style-name="ce10"/>
          <table:table-cell table:style-name="ce53"/>
          <table:table-cell table:number-columns-repeated="16376" table:style-name="ce1"/>
        </table:table-row>
        <table:table-row table:style-name="ro1">
          <table:table-cell/>
          <table:table-cell office:value-type="float" office:value="0" table:formula="of:=[Events.#REF!]" table:style-name="ce47">
            <text:p>#REF!</text:p>
          </table:table-cell>
          <table:table-cell office:value-type="float" office:value="0" table:formula="of:=[Events.#REF!]" table:style-name="ce48">
            <text:p>#REF!</text:p>
          </table:table-cell>
          <table:table-cell office:value-type="float" office:value="33" table:formula="of:=SUM([.D38];2)" table:style-name="ce49">
            <text:p>33</text:p>
          </table:table-cell>
          <table:table-cell table:number-columns-repeated="2" table:style-name="ce48"/>
          <table:table-cell table:style-name="ce50"/>
          <table:table-cell table:style-name="ce51"/>
          <table:table-cell table:number-columns-repeated="16376" table:style-name="ce1"/>
        </table:table-row>
        <table:table-row table:style-name="ro1">
          <table:table-cell/>
          <table:table-cell office:value-type="float" office:value="0" table:formula="of:=[Events.#REF!]" table:style-name="ce52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34" table:formula="of:=SUM([.D39];1)" table:style-name="ce33">
            <text:p>34</text:p>
          </table:table-cell>
          <table:table-cell table:number-columns-repeated="3" table:style-name="ce10"/>
          <table:table-cell table:style-name="ce53"/>
          <table:table-cell table:number-columns-repeated="16376" table:style-name="ce1"/>
        </table:table-row>
        <table:table-row table:style-name="ro1">
          <table:table-cell/>
          <table:table-cell office:value-type="float" office:value="0" table:formula="of:=[Events.#REF!]" table:style-name="ce52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35" table:formula="of:=SUM([.D40];1)" table:style-name="ce33">
            <text:p>35</text:p>
          </table:table-cell>
          <table:table-cell table:number-columns-repeated="3" table:style-name="ce10"/>
          <table:table-cell table:style-name="ce53"/>
          <table:table-cell table:number-columns-repeated="16376" table:style-name="ce1"/>
        </table:table-row>
        <table:table-row table:style-name="ro1">
          <table:table-cell/>
          <table:table-cell office:value-type="float" office:value="0" table:formula="of:=[Events.#REF!]" table:style-name="ce52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36" table:formula="of:=SUM([.D41];1)" table:style-name="ce33">
            <text:p>36</text:p>
          </table:table-cell>
          <table:table-cell table:number-columns-repeated="3" table:style-name="ce10"/>
          <table:table-cell table:style-name="ce53"/>
          <table:table-cell table:number-columns-repeated="16376" table:style-name="ce1"/>
        </table:table-row>
        <table:table-row table:style-name="ro1">
          <table:table-cell/>
          <table:table-cell office:value-type="float" office:value="0" table:formula="of:=[Events.#REF!]" table:style-name="ce52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37" table:formula="of:=SUM([.D42];1)" table:style-name="ce33">
            <text:p>37</text:p>
          </table:table-cell>
          <table:table-cell table:number-columns-repeated="3" table:style-name="ce10"/>
          <table:table-cell table:style-name="ce53"/>
          <table:table-cell table:number-columns-repeated="16376" table:style-name="ce1"/>
        </table:table-row>
        <table:table-row table:style-name="ro1">
          <table:table-cell/>
          <table:table-cell office:value-type="float" office:value="0" table:formula="of:=[Events.#REF!]" table:style-name="ce52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38" table:formula="of:=SUM([.D43];1)" table:style-name="ce33">
            <text:p>38</text:p>
          </table:table-cell>
          <table:table-cell table:number-columns-repeated="3" table:style-name="ce10"/>
          <table:table-cell table:style-name="ce53"/>
          <table:table-cell table:number-columns-repeated="16376" table:style-name="ce1"/>
        </table:table-row>
        <table:table-row table:style-name="ro1">
          <table:table-cell/>
          <table:table-cell office:value-type="float" office:value="0" table:formula="of:=[Events.#REF!]" table:style-name="ce52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39" table:formula="of:=SUM([.D44];1)" table:style-name="ce33">
            <text:p>39</text:p>
          </table:table-cell>
          <table:table-cell table:number-columns-repeated="3" table:style-name="ce10"/>
          <table:table-cell table:style-name="ce53"/>
          <table:table-cell table:number-columns-repeated="16376" table:style-name="ce1"/>
        </table:table-row>
        <table:table-row table:style-name="ro1">
          <table:table-cell/>
          <table:table-cell office:value-type="float" office:value="0" table:formula="of:=[Events.#REF!]" table:style-name="ce52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40" table:formula="of:=SUM([.D45];1)" table:style-name="ce33">
            <text:p>40</text:p>
          </table:table-cell>
          <table:table-cell table:number-columns-repeated="3" table:style-name="ce10"/>
          <table:table-cell table:style-name="ce53"/>
          <table:table-cell table:number-columns-repeated="16376" table:style-name="ce1"/>
        </table:table-row>
        <table:table-row table:style-name="ro1">
          <table:table-cell/>
          <table:table-cell office:value-type="string" office:string-value="DCC fault CRANE FY" table:formula="of:=[Events.D15]" table:style-name="ce52">
            <text:p>DCC fault CRANE FY</text:p>
          </table:table-cell>
          <table:table-cell office:value-type="float" office:value="51" table:formula="of:=[Events.F15]" table:style-name="ce10">
            <text:p>51</text:p>
          </table:table-cell>
          <table:table-cell office:value-type="float" office:value="41" table:formula="of:=SUM([.D46];1)" table:style-name="ce33">
            <text:p>41</text:p>
          </table:table-cell>
          <table:table-cell table:number-columns-repeated="3" table:style-name="ce10"/>
          <table:table-cell table:style-name="ce53"/>
          <table:table-cell table:number-columns-repeated="16376" table:style-name="ce1"/>
        </table:table-row>
        <table:table-row table:style-name="ro1">
          <table:table-cell/>
          <table:table-cell office:value-type="float" office:value="0" table:formula="of:=[Events.#REF!]&amp;&quot; 2&quot;" table:style-name="ce52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table:style-name="ce10"/>
          <table:table-cell office:value-type="float" office:value="42" table:style-name="ce33">
            <text:p>42</text:p>
          </table:table-cell>
          <table:table-cell table:number-columns-repeated="2" table:style-name="ce10"/>
          <table:table-cell table:style-name="ce53"/>
          <table:table-cell table:number-columns-repeated="16376" table:style-name="ce1"/>
        </table:table-row>
        <table:table-row table:style-name="ro1">
          <table:table-cell/>
          <table:table-cell office:value-type="string" office:string-value="DCC fault FACTORY" table:formula="of:=[Events.D17]" table:style-name="ce52">
            <text:p>DCC fault FACTORY</text:p>
          </table:table-cell>
          <table:table-cell office:value-type="float" office:value="53" table:formula="of:=[Events.F17]" table:style-name="ce10">
            <text:p>53</text:p>
          </table:table-cell>
          <table:table-cell office:value-type="float" office:value="43" table:formula="of:=SUM([.D47];2)" table:style-name="ce33">
            <text:p>43</text:p>
          </table:table-cell>
          <table:table-cell table:number-columns-repeated="3" table:style-name="ce10"/>
          <table:table-cell table:style-name="ce53"/>
          <table:table-cell table:number-columns-repeated="16376"/>
        </table:table-row>
        <table:table-row table:style-name="ro1">
          <table:table-cell/>
          <table:table-cell office:value-type="string" office:string-value=" " table:formula="of:=[Events.D19]" table:style-name="ce58">
            <text:p><text:s/></text:p>
          </table:table-cell>
          <table:table-cell office:value-type="float" office:value="0" table:formula="of:=[Events.F19]" table:style-name="ce59">
            <text:p>0</text:p>
          </table:table-cell>
          <table:table-cell office:value-type="float" office:value="44" table:formula="of:=SUM([.D49];1)" table:style-name="ce60">
            <text:p>44</text:p>
          </table:table-cell>
          <table:table-cell table:style-name="ce59"/>
          <table:table-cell office:value-type="string" table:style-name="ce61">
            <text:p>Reserved. <text:s/>Not used yet.</text:p>
          </table:table-cell>
          <table:table-cell table:style-name="ce59"/>
          <table:table-cell table:style-name="ce62"/>
          <table:table-cell table:number-columns-repeated="16376"/>
        </table:table-row>
        <table:table-row table:style-name="ro1">
          <table:table-cell/>
          <table:table-cell table:style-name="ce1"/>
          <table:table-cell table:number-columns-repeated="3" table:style-name="ce5"/>
          <table:table-cell table:number-columns-repeated="2" table:style-name="ce30"/>
          <table:table-cell table:style-name="ce5"/>
          <table:table-cell table:number-columns-repeated="16376"/>
        </table:table-row>
        <table:table-row table:style-name="ro1">
          <table:table-cell/>
          <table:table-cell office:value-type="string" table:style-name="ce47">
            <text:p>Seven segment 'a'.</text:p>
          </table:table-cell>
          <table:table-cell office:value-type="string" table:style-name="ce63">
            <text:p>400..416</text:p>
          </table:table-cell>
          <table:table-cell office:value-type="float" office:value="49" table:style-name="ce49">
            <text:p>49</text:p>
          </table:table-cell>
          <table:table-cell table:number-columns-repeated="3" table:style-name="ce50"/>
          <table:table-cell table:style-name="ce51"/>
          <table:table-cell table:number-columns-repeated="16376"/>
        </table:table-row>
        <table:table-row table:style-name="ro1">
          <table:table-cell/>
          <table:table-cell office:value-type="string" table:style-name="ce52">
            <text:p>Seven segment 'b'.</text:p>
          </table:table-cell>
          <table:table-cell office:value-type="string" table:style-name="ce64">
            <text:p>400..416</text:p>
          </table:table-cell>
          <table:table-cell office:value-type="float" office:value="50" table:formula="of:=SUM([.D52];1)" table:style-name="ce33">
            <text:p>50</text:p>
          </table:table-cell>
          <table:table-cell table:style-name="ce5"/>
          <table:table-cell table:number-columns-repeated="2" table:style-name="ce30"/>
          <table:table-cell table:style-name="ce53"/>
          <table:table-cell table:number-columns-repeated="16376"/>
        </table:table-row>
        <table:table-row table:style-name="ro1">
          <table:table-cell/>
          <table:table-cell office:value-type="string" table:style-name="ce52">
            <text:p>Seven segment 'c'.</text:p>
          </table:table-cell>
          <table:table-cell office:value-type="string" table:style-name="ce64">
            <text:p>400..416</text:p>
          </table:table-cell>
          <table:table-cell office:value-type="float" office:value="51" table:formula="of:=SUM([.D53];1)" table:style-name="ce33">
            <text:p>51</text:p>
          </table:table-cell>
          <table:table-cell table:style-name="ce5"/>
          <table:table-cell table:number-columns-repeated="2" table:style-name="ce30"/>
          <table:table-cell table:style-name="ce53"/>
          <table:table-cell table:number-columns-repeated="16376"/>
        </table:table-row>
        <table:table-row table:style-name="ro1">
          <table:table-cell/>
          <table:table-cell office:value-type="string" table:style-name="ce52">
            <text:p>Seven segment 'd'.</text:p>
          </table:table-cell>
          <table:table-cell office:value-type="string" table:style-name="ce64">
            <text:p>400..416</text:p>
          </table:table-cell>
          <table:table-cell office:value-type="float" office:value="52" table:formula="of:=SUM([.D54];1)" table:style-name="ce33">
            <text:p>52</text:p>
          </table:table-cell>
          <table:table-cell table:style-name="ce5"/>
          <table:table-cell table:number-columns-repeated="2" table:style-name="ce30"/>
          <table:table-cell table:style-name="ce53"/>
          <table:table-cell table:number-columns-repeated="16376"/>
        </table:table-row>
        <table:table-row table:style-name="ro1">
          <table:table-cell/>
          <table:table-cell office:value-type="string" table:style-name="ce52">
            <text:p>Seven segment 'e'.</text:p>
          </table:table-cell>
          <table:table-cell office:value-type="string" table:style-name="ce64">
            <text:p>400..416</text:p>
          </table:table-cell>
          <table:table-cell office:value-type="float" office:value="53" table:formula="of:=SUM([.D55];1)" table:style-name="ce33">
            <text:p>53</text:p>
          </table:table-cell>
          <table:table-cell table:style-name="ce5"/>
          <table:table-cell table:number-columns-repeated="2" table:style-name="ce30"/>
          <table:table-cell table:style-name="ce53"/>
          <table:table-cell table:number-columns-repeated="16376"/>
        </table:table-row>
        <table:table-row table:style-name="ro1">
          <table:table-cell/>
          <table:table-cell office:value-type="string" table:style-name="ce52">
            <text:p>Seven segment 'f'.</text:p>
          </table:table-cell>
          <table:table-cell office:value-type="string" table:style-name="ce64">
            <text:p>400..416</text:p>
          </table:table-cell>
          <table:table-cell office:value-type="float" office:value="54" table:formula="of:=SUM([.D56];1)" table:style-name="ce33">
            <text:p>54</text:p>
          </table:table-cell>
          <table:table-cell table:style-name="ce5"/>
          <table:table-cell table:number-columns-repeated="2" table:style-name="ce30"/>
          <table:table-cell table:style-name="ce53"/>
          <table:table-cell table:number-columns-repeated="16376"/>
        </table:table-row>
        <table:table-row table:style-name="ro1">
          <table:table-cell/>
          <table:table-cell office:value-type="string" table:style-name="ce52">
            <text:p>Seven segment 'g'.</text:p>
          </table:table-cell>
          <table:table-cell office:value-type="string" table:style-name="ce64">
            <text:p>400..416</text:p>
          </table:table-cell>
          <table:table-cell office:value-type="float" office:value="55" table:formula="of:=SUM([.D57];1)" table:style-name="ce33">
            <text:p>55</text:p>
          </table:table-cell>
          <table:table-cell table:style-name="ce5"/>
          <table:table-cell table:number-columns-repeated="2" table:style-name="ce30"/>
          <table:table-cell table:style-name="ce53"/>
          <table:table-cell table:number-columns-repeated="16376"/>
        </table:table-row>
        <table:table-row table:style-name="ro1">
          <table:table-cell/>
          <table:table-cell office:value-type="string" table:style-name="ce52">
            <text:p>Seven segment dp.</text:p>
          </table:table-cell>
          <table:table-cell office:value-type="string" table:style-name="ce64">
            <text:p>400..416</text:p>
          </table:table-cell>
          <table:table-cell office:value-type="float" office:value="56" table:formula="of:=SUM([.D58];1)" table:style-name="ce33">
            <text:p>56</text:p>
          </table:table-cell>
          <table:table-cell table:style-name="ce5"/>
          <table:table-cell table:number-columns-repeated="2" table:style-name="ce30"/>
          <table:table-cell table:style-name="ce53"/>
          <table:table-cell table:number-columns-repeated="16376"/>
        </table:table-row>
        <table:table-row table:style-name="ro1">
          <table:table-cell/>
          <table:table-cell table:style-name="ce52"/>
          <table:table-cell table:number-columns-repeated="3" table:style-name="ce5"/>
          <table:table-cell table:number-columns-repeated="2" table:style-name="ce30"/>
          <table:table-cell table:style-name="ce53"/>
          <table:table-cell table:number-columns-repeated="16376"/>
        </table:table-row>
        <table:table-row table:style-name="ro1">
          <table:table-cell/>
          <table:table-cell office:value-type="string" table:style-name="ce52">
            <text:p>Turntable dual colour indicators</text:p>
          </table:table-cell>
          <table:table-cell table:number-columns-repeated="3" table:style-name="ce5"/>
          <table:table-cell table:number-columns-repeated="2" table:style-name="ce30"/>
          <table:table-cell table:style-name="ce53"/>
          <table:table-cell table:number-columns-repeated="16376"/>
        </table:table-row>
        <table:table-row table:style-name="ro1">
          <table:table-cell/>
          <table:table-cell office:value-type="float" office:value="0" table:formula="of:=[Events.#REF!]&amp;&quot; GREEN&quot;" table:style-name="ce52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57" table:formula="of:=SUM([.D59];1)" table:style-name="ce33">
            <text:p>57</text:p>
          </table:table-cell>
          <table:table-cell table:style-name="ce5"/>
          <table:table-cell office:value-type="string" table:style-name="ce40">
            <text:p>Green = set.</text:p>
          </table:table-cell>
          <table:table-cell table:style-name="ce30"/>
          <table:table-cell table:style-name="ce53"/>
          <table:table-cell table:number-columns-repeated="16376"/>
        </table:table-row>
        <table:table-row table:style-name="ro1">
          <table:table-cell/>
          <table:table-cell office:value-type="float" office:value="0" table:formula="of:=[Events.#REF!]&amp;&quot; RED&quot;" table:style-name="ce52">
            <text:p>#REF!</text:p>
          </table:table-cell>
          <table:table-cell office:value-type="string" table:style-name="ce10">
            <text:p>TBD</text:p>
          </table:table-cell>
          <table:table-cell office:value-type="float" office:value="58" table:formula="of:=SUM([.D62];1)" table:style-name="ce33">
            <text:p>58</text:p>
          </table:table-cell>
          <table:table-cell table:style-name="ce5"/>
          <table:table-cell office:value-type="string" table:style-name="ce40">
            <text:p>Red. Reserved. <text:s/>Not used.</text:p>
          </table:table-cell>
          <table:table-cell table:style-name="ce30"/>
          <table:table-cell table:style-name="ce53"/>
          <table:table-cell table:number-columns-repeated="16376"/>
        </table:table-row>
        <table:table-row table:style-name="ro1">
          <table:table-cell/>
          <table:table-cell office:value-type="float" office:value="0" table:formula="of:=[Events.#REF!]&amp;&quot; GREEN&quot;" table:style-name="ce52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59" table:formula="of:=SUM([.D63];1)" table:style-name="ce33">
            <text:p>59</text:p>
          </table:table-cell>
          <table:table-cell table:style-name="ce5"/>
          <table:table-cell office:value-type="string" table:style-name="ce40">
            <text:p>Green = set.</text:p>
          </table:table-cell>
          <table:table-cell table:style-name="ce30"/>
          <table:table-cell table:style-name="ce53"/>
          <table:table-cell table:number-columns-repeated="16376"/>
        </table:table-row>
        <table:table-row table:style-name="ro1">
          <table:table-cell/>
          <table:table-cell office:value-type="float" office:value="0" table:formula="of:=[Events.#REF!]&amp;&quot; RED&quot;" table:style-name="ce52">
            <text:p>#REF!</text:p>
          </table:table-cell>
          <table:table-cell office:value-type="string" table:style-name="ce10">
            <text:p>TBD</text:p>
          </table:table-cell>
          <table:table-cell office:value-type="float" office:value="60" table:formula="of:=SUM([.D64];1)" table:style-name="ce33">
            <text:p>60</text:p>
          </table:table-cell>
          <table:table-cell table:style-name="ce5"/>
          <table:table-cell office:value-type="string" table:style-name="ce40">
            <text:p>Red. Reserved. <text:s/>Not used.</text:p>
          </table:table-cell>
          <table:table-cell table:style-name="ce30"/>
          <table:table-cell table:style-name="ce53"/>
          <table:table-cell table:number-columns-repeated="16376"/>
        </table:table-row>
        <table:table-row table:style-name="ro1">
          <table:table-cell/>
          <table:table-cell office:value-type="float" office:value="0" table:formula="of:=[Events.#REF!]&amp;&quot; GREEN&quot;" table:style-name="ce52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61" table:formula="of:=SUM([.D65];1)" table:style-name="ce33">
            <text:p>61</text:p>
          </table:table-cell>
          <table:table-cell table:style-name="ce5"/>
          <table:table-cell office:value-type="string" table:style-name="ce40">
            <text:p>Green = set.</text:p>
          </table:table-cell>
          <table:table-cell table:style-name="ce30"/>
          <table:table-cell table:style-name="ce53"/>
          <table:table-cell table:number-columns-repeated="16376"/>
        </table:table-row>
        <table:table-row table:style-name="ro1">
          <table:table-cell/>
          <table:table-cell office:value-type="float" office:value="0" table:formula="of:=[Events.#REF!]&amp;&quot; RED&quot;" table:style-name="ce52">
            <text:p>#REF!</text:p>
          </table:table-cell>
          <table:table-cell office:value-type="string" table:style-name="ce10">
            <text:p>TBD</text:p>
          </table:table-cell>
          <table:table-cell office:value-type="float" office:value="62" table:formula="of:=SUM([.D66];1)" table:style-name="ce33">
            <text:p>62</text:p>
          </table:table-cell>
          <table:table-cell table:style-name="ce5"/>
          <table:table-cell office:value-type="string" table:style-name="ce40">
            <text:p>Red. Reserved. <text:s/>Not used.</text:p>
          </table:table-cell>
          <table:table-cell table:style-name="ce30"/>
          <table:table-cell table:style-name="ce53"/>
          <table:table-cell table:number-columns-repeated="16376"/>
        </table:table-row>
        <table:table-row table:style-name="ro1">
          <table:table-cell/>
          <table:table-cell office:value-type="float" office:value="0" table:formula="of:=[Events.#REF!]&amp;&quot; GREEN&quot;" table:style-name="ce52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63" table:formula="of:=SUM([.D67];1)" table:style-name="ce33">
            <text:p>63</text:p>
          </table:table-cell>
          <table:table-cell table:style-name="ce5"/>
          <table:table-cell office:value-type="string" table:style-name="ce40">
            <text:p>Green = set.</text:p>
          </table:table-cell>
          <table:table-cell table:style-name="ce30"/>
          <table:table-cell table:style-name="ce53"/>
          <table:table-cell table:number-columns-repeated="16376"/>
        </table:table-row>
        <table:table-row table:style-name="ro1">
          <table:table-cell/>
          <table:table-cell office:value-type="float" office:value="0" table:formula="of:=[Events.#REF!]&amp;&quot; RED&quot;" table:style-name="ce58">
            <text:p>#REF!</text:p>
          </table:table-cell>
          <table:table-cell office:value-type="string" table:style-name="ce59">
            <text:p>TBD</text:p>
          </table:table-cell>
          <table:table-cell office:value-type="float" office:value="64" table:formula="of:=SUM([.D68];1)" table:style-name="ce60">
            <text:p>64</text:p>
          </table:table-cell>
          <table:table-cell table:style-name="ce61"/>
          <table:table-cell office:value-type="string" table:style-name="ce61">
            <text:p>Red. Reserved. <text:s/>Not used.</text:p>
          </table:table-cell>
          <table:table-cell table:style-name="ce61"/>
          <table:table-cell table:style-name="ce62"/>
          <table:table-cell table:number-columns-repeated="16376"/>
        </table:table-row>
        <table:table-row table:number-rows-repeated="6" table:style-name="ro1">
          <table:table-cell/>
          <table:table-cell table:style-name="ce1"/>
          <table:table-cell table:number-columns-repeated="3" table:style-name="ce5"/>
          <table:table-cell table:number-columns-repeated="2" table:style-name="ce30"/>
          <table:table-cell table:style-name="ce5"/>
          <table:table-cell table:number-columns-repeated="16376"/>
        </table:table-row>
        <table:table-row table:style-name="ro1">
          <table:table-cell/>
          <table:table-cell table:style-name="ce1"/>
          <table:table-cell table:number-columns-repeated="3" table:style-name="ce5"/>
          <table:table-cell table:number-columns-repeated="2" table:style-name="ce10"/>
          <table:table-cell table:style-name="ce5"/>
          <table:table-cell table:number-columns-repeated="16376"/>
        </table:table-row>
        <table:table-row table:number-rows-repeated="1048500" table:style-name="ro2">
          <table:table-cell table:number-columns-repeated="16384"/>
        </table:table-row>
      </table:table>
      <table:table table:name="Switch" table:style-name="ta1">
        <table:table-column table:style-name="co29" table:default-cell-style-name="ce13"/>
        <table:table-column table:style-name="co3" table:default-cell-style-name="ce14"/>
        <table:table-column table:style-name="co30" table:default-cell-style-name="ce13"/>
        <table:table-column table:style-name="co30" table:default-cell-style-name="ce44"/>
        <table:table-column table:style-name="co3" table:default-cell-style-name="ce14"/>
        <table:table-column table:style-name="co19" table:default-cell-style-name="ce14"/>
        <table:table-column table:style-name="co3" table:default-cell-style-name="ce1"/>
        <table:table-column table:style-name="co30" table:default-cell-style-name="ce45"/>
        <table:table-column table:style-name="co3" table:default-cell-style-name="ce45"/>
        <table:table-column table:style-name="co3" table:number-columns-repeated="247" table:default-cell-style-name="ce1"/>
        <table:table-column table:style-name="co29" table:default-cell-style-name="ce1"/>
        <table:table-column table:style-name="co3" table:default-cell-style-name="ce1"/>
        <table:table-column table:style-name="co30" table:default-cell-style-name="ce1"/>
        <table:table-column table:style-name="co33" table:default-cell-style-name="ce1"/>
        <table:table-column table:style-name="co3" table:number-columns-repeated="3" table:default-cell-style-name="ce1"/>
        <table:table-column table:style-name="co30" table:default-cell-style-name="ce1"/>
        <table:table-column table:style-name="co3" table:number-columns-repeated="248" table:default-cell-style-name="ce1"/>
        <table:table-column table:style-name="co29" table:default-cell-style-name="ce1"/>
        <table:table-column table:style-name="co3" table:default-cell-style-name="ce1"/>
        <table:table-column table:style-name="co30" table:default-cell-style-name="ce1"/>
        <table:table-column table:style-name="co33" table:default-cell-style-name="ce1"/>
        <table:table-column table:style-name="co3" table:number-columns-repeated="3" table:default-cell-style-name="ce1"/>
        <table:table-column table:style-name="co30" table:default-cell-style-name="ce1"/>
        <table:table-column table:style-name="co3" table:number-columns-repeated="248" table:default-cell-style-name="ce1"/>
        <table:table-column table:style-name="co29" table:default-cell-style-name="ce1"/>
        <table:table-column table:style-name="co3" table:default-cell-style-name="ce1"/>
        <table:table-column table:style-name="co30" table:default-cell-style-name="ce1"/>
        <table:table-column table:style-name="co33" table:default-cell-style-name="ce1"/>
        <table:table-column table:style-name="co3" table:number-columns-repeated="3" table:default-cell-style-name="ce1"/>
        <table:table-column table:style-name="co30" table:default-cell-style-name="ce1"/>
        <table:table-column table:style-name="co4" table:number-columns-repeated="15608" table:default-cell-style-name="ce1"/>
        <table:table-row table:style-name="ro1">
          <table:table-cell office:value-type="string" table:style-name="ce20">
            <text:p>YARD Panel Switches</text:p>
          </table:table-cell>
          <table:table-cell table:style-name="ce25"/>
          <table:table-cell table:number-columns-repeated="2" table:style-name="ce27"/>
          <table:table-cell office:value-type="string" table:style-name="ce36">
            <text:p>Using CANPAN</text:p>
          </table:table-cell>
          <table:table-cell table:style-name="ce27"/>
          <table:table-cell table:style-name="ce28"/>
          <table:table-cell office:value-type="date" office:date-value="2025-01-31T00:00:00" table:formula="of:=[Issue.A4]" table:number-columns-spanned="2" table:number-rows-spanned="1" table:style-name="ce120">
            <text:p>Friday, January 31, 2025</text:p>
          </table:table-cell>
          <table:covered-table-cell/>
          <table:table-cell office:value-type="string" office:string-value="V6" table:formula="of:=[Issue.B4]" table:style-name="ce28">
            <text:p>V6</text:p>
          </table:table-cell>
          <table:table-cell table:number-columns-repeated="16374" table:style-name="ce1"/>
        </table:table-row>
        <table:table-row table:number-rows-repeated="7" table:style-name="ro5">
          <table:table-cell table:style-name="ce20"/>
          <table:table-cell table:style-name="ce25"/>
          <table:table-cell table:number-columns-repeated="2" table:style-name="ce27"/>
          <table:table-cell table:style-name="ce36"/>
          <table:table-cell table:style-name="ce27"/>
          <table:table-cell table:style-name="ce28"/>
          <table:table-cell table:style-name="ce37"/>
          <table:table-cell table:style-name="ce10"/>
          <table:table-cell table:style-name="ce28"/>
          <table:table-cell table:number-columns-repeated="16374" table:style-name="ce1"/>
        </table:table-row>
        <table:table-row table:style-name="ro4">
          <table:table-cell table:style-name="ce30"/>
          <table:table-cell office:value-type="string" table:style-name="ce25">
            <text:p>Colour</text:p>
          </table:table-cell>
          <table:table-cell office:value-type="string" table:style-name="ce27">
            <text:p>Brown</text:p>
          </table:table-cell>
          <table:table-cell office:value-type="string" table:style-name="ce27">
            <text:p>Red</text:p>
          </table:table-cell>
          <table:table-cell table:number-columns-repeated="2" table:style-name="ce27"/>
          <table:table-cell table:style-name="ce28"/>
          <table:table-cell table:number-columns-repeated="2" table:style-name="ce27"/>
          <table:table-cell table:style-name="ce28"/>
          <table:table-cell table:number-columns-repeated="16374" table:style-name="ce1"/>
        </table:table-row>
        <table:table-row table:style-name="ro1">
          <table:table-cell table:style-name="ce30"/>
          <table:table-cell office:value-type="string" table:style-name="ce25">
            <text:p>Row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4" table:style-name="ce27">
            <text:p>4</text:p>
          </table:table-cell>
          <table:table-cell table:style-name="ce28"/>
          <table:table-cell table:number-columns-repeated="2" table:style-name="ce27"/>
          <table:table-cell table:style-name="ce28"/>
          <table:table-cell table:number-columns-repeated="16374" table:style-name="ce1"/>
        </table:table-row>
        <table:table-row table:style-name="ro1">
          <table:table-cell office:value-type="string" table:style-name="ce25">
            <text:p>Col</text:p>
          </table:table-cell>
          <table:table-cell office:value-type="string" table:style-name="ce25">
            <text:p>Pin</text:p>
          </table:table-cell>
          <table:table-cell office:value-type="float" office:value="17" table:style-name="ce27">
            <text:p>17</text:p>
          </table:table-cell>
          <table:table-cell office:value-type="float" office:value="16" table:style-name="ce27">
            <text:p>16</text:p>
          </table:table-cell>
          <table:table-cell office:value-type="float" office:value="15" table:style-name="ce27">
            <text:p>15</text:p>
          </table:table-cell>
          <table:table-cell office:value-type="float" office:value="14" table:style-name="ce27">
            <text:p>14</text:p>
          </table:table-cell>
          <table:table-cell table:style-name="ce28"/>
          <table:table-cell table:number-columns-repeated="2" table:style-name="ce27"/>
          <table:table-cell table:style-name="ce28"/>
          <table:table-cell table:number-columns-repeated="766" table:style-name="ce19"/>
          <table:table-cell table:number-columns-repeated="15608"/>
        </table:table-row>
        <table:table-row table:style-name="ro1">
          <table:table-cell table:number-columns-repeated="2" table:style-name="ce25"/>
          <table:table-cell office:value-type="string" table:number-columns-spanned="4" table:number-rows-spanned="1" table:style-name="ce122">
            <text:p>Block 1 Mode 4</text:p>
          </table:table-cell>
          <table:covered-table-cell table:number-columns-repeated="3"/>
          <table:table-cell office:value-type="string" table:style-name="ce23">
            <text:p>Colour</text:p>
          </table:table-cell>
          <table:table-cell table:number-columns-repeated="2" table:style-name="ce10"/>
          <table:table-cell table:style-name="ce23"/>
          <table:table-cell table:number-columns-repeated="766" table:style-name="ce19"/>
          <table:table-cell table:number-columns-repeated="15608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2" table:formula="of:=[.C13]+1" table:style-name="ce38">
            <text:p>2</text:p>
          </table:table-cell>
          <table:table-cell office:value-type="float" office:value="3" table:formula="of:=[.D13]+1" table:style-name="ce38">
            <text:p>3</text:p>
          </table:table-cell>
          <table:table-cell office:value-type="float" office:value="4" table:formula="of:=[.E13]+1" table:style-name="ce38">
            <text:p>4</text:p>
          </table:table-cell>
          <table:table-cell table:style-name="ce23"/>
          <table:table-cell table:number-columns-repeated="2" table:style-name="ce10"/>
          <table:table-cell table:style-name="ce23"/>
          <table:table-cell table:number-columns-repeated="16374" table:style-name="ce1"/>
        </table:table-row>
        <table:table-row table:style-name="ro1">
          <table:table-cell office:value-type="float" office:value="2" table:formula="of:=[.A13]+1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5" table:formula="of:=[.C13]+4" table:style-name="ce38">
            <text:p>5</text:p>
          </table:table-cell>
          <table:table-cell office:value-type="float" office:value="6" table:formula="of:=[.C14]+1" table:style-name="ce38">
            <text:p>6</text:p>
          </table:table-cell>
          <table:table-cell office:value-type="float" office:value="7" table:formula="of:=[.D14]+1" table:style-name="ce38">
            <text:p>7</text:p>
          </table:table-cell>
          <table:table-cell office:value-type="float" office:value="8" table:formula="of:=[.E14]+1" table:style-name="ce38">
            <text:p>8</text:p>
          </table:table-cell>
          <table:table-cell table:style-name="ce23"/>
          <table:table-cell table:number-columns-repeated="2" table:style-name="ce10"/>
          <table:table-cell table:style-name="ce23"/>
          <table:table-cell table:number-columns-repeated="16374" table:style-name="ce1"/>
        </table:table-row>
        <table:table-row table:style-name="ro1">
          <table:table-cell office:value-type="float" office:value="3" table:formula="of:=[.A14]+1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9" table:formula="of:=[.C14]+4" table:style-name="ce38">
            <text:p>9</text:p>
          </table:table-cell>
          <table:table-cell office:value-type="float" office:value="10" table:formula="of:=[.C15]+1" table:style-name="ce38">
            <text:p>10</text:p>
          </table:table-cell>
          <table:table-cell office:value-type="float" office:value="11" table:formula="of:=[.D15]+1" table:style-name="ce38">
            <text:p>11</text:p>
          </table:table-cell>
          <table:table-cell office:value-type="float" office:value="12" table:formula="of:=[.E15]+1" table:style-name="ce38">
            <text:p>12</text:p>
          </table:table-cell>
          <table:table-cell table:style-name="ce23"/>
          <table:table-cell table:number-columns-repeated="2" table:style-name="ce10"/>
          <table:table-cell table:style-name="ce23"/>
          <table:table-cell table:number-columns-repeated="16374" table:style-name="ce1"/>
        </table:table-row>
        <table:table-row table:style-name="ro1">
          <table:table-cell office:value-type="float" office:value="4" table:formula="of:=[.A15]+1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3" table:formula="of:=[.C15]+4" table:style-name="ce38">
            <text:p>13</text:p>
          </table:table-cell>
          <table:table-cell office:value-type="float" office:value="14" table:formula="of:=[.C16]+1" table:style-name="ce38">
            <text:p>14</text:p>
          </table:table-cell>
          <table:table-cell office:value-type="float" office:value="15" table:formula="of:=[.D16]+1" table:style-name="ce38">
            <text:p>15</text:p>
          </table:table-cell>
          <table:table-cell office:value-type="float" office:value="16" table:formula="of:=[.E16]+1" table:style-name="ce38">
            <text:p>16</text:p>
          </table:table-cell>
          <table:table-cell table:style-name="ce23"/>
          <table:table-cell table:number-columns-repeated="2" table:style-name="ce10"/>
          <table:table-cell table:style-name="ce23"/>
          <table:table-cell table:number-columns-repeated="16374" table:style-name="ce1"/>
        </table:table-row>
        <table:table-row table:style-name="ro1">
          <table:table-cell office:value-type="float" office:value="5" table:formula="of:=[.A16]+1" table:style-name="ce25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17" table:formula="of:=[.C16]+4" table:style-name="ce38">
            <text:p>17</text:p>
          </table:table-cell>
          <table:table-cell office:value-type="float" office:value="18" table:formula="of:=[.C17]+1" table:style-name="ce38">
            <text:p>18</text:p>
          </table:table-cell>
          <table:table-cell office:value-type="float" office:value="19" table:formula="of:=[.D17]+1" table:style-name="ce38">
            <text:p>19</text:p>
          </table:table-cell>
          <table:table-cell office:value-type="float" office:value="20" table:formula="of:=[.E17]+1" table:style-name="ce38">
            <text:p>20</text:p>
          </table:table-cell>
          <table:table-cell table:style-name="ce23"/>
          <table:table-cell table:number-columns-repeated="2" table:style-name="ce10"/>
          <table:table-cell table:style-name="ce23"/>
          <table:table-cell table:number-columns-repeated="16374"/>
        </table:table-row>
        <table:table-row table:style-name="ro1">
          <table:table-cell office:value-type="float" office:value="6" table:formula="of:=[.A17]+1" table:style-name="ce25">
            <text:p>6</text:p>
          </table:table-cell>
          <table:table-cell office:value-type="float" office:value="6" table:style-name="ce25">
            <text:p>6</text:p>
          </table:table-cell>
          <table:table-cell office:value-type="float" office:value="21" table:formula="of:=[.C17]+4" table:style-name="ce38">
            <text:p>21</text:p>
          </table:table-cell>
          <table:table-cell office:value-type="float" office:value="22" table:formula="of:=[.C18]+1" table:style-name="ce38">
            <text:p>22</text:p>
          </table:table-cell>
          <table:table-cell office:value-type="float" office:value="23" table:formula="of:=[.D18]+1" table:style-name="ce38">
            <text:p>23</text:p>
          </table:table-cell>
          <table:table-cell office:value-type="float" office:value="24" table:formula="of:=[.E18]+1" table:style-name="ce38">
            <text:p>24</text:p>
          </table:table-cell>
          <table:table-cell table:style-name="ce23"/>
          <table:table-cell table:number-columns-repeated="2" table:style-name="ce10"/>
          <table:table-cell table:style-name="ce23"/>
          <table:table-cell table:number-columns-repeated="16374"/>
        </table:table-row>
        <table:table-row table:style-name="ro1">
          <table:table-cell office:value-type="float" office:value="7" table:formula="of:=[.A18]+1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25" table:formula="of:=[.C18]+4" table:style-name="ce38">
            <text:p>25</text:p>
          </table:table-cell>
          <table:table-cell office:value-type="float" office:value="26" table:formula="of:=[.C19]+1" table:style-name="ce38">
            <text:p>26</text:p>
          </table:table-cell>
          <table:table-cell office:value-type="float" office:value="27" table:formula="of:=[.D19]+1" table:style-name="ce38">
            <text:p>27</text:p>
          </table:table-cell>
          <table:table-cell office:value-type="float" office:value="28" table:formula="of:=[.E19]+1" table:style-name="ce38">
            <text:p>28</text:p>
          </table:table-cell>
          <table:table-cell table:style-name="ce23"/>
          <table:table-cell table:number-columns-repeated="2" table:style-name="ce10"/>
          <table:table-cell table:style-name="ce23"/>
          <table:table-cell table:number-columns-repeated="16374"/>
        </table:table-row>
        <table:table-row table:style-name="ro1">
          <table:table-cell office:value-type="float" office:value="8" table:formula="of:=[.A19]+1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29" table:formula="of:=[.C19]+4" table:style-name="ce38">
            <text:p>29</text:p>
          </table:table-cell>
          <table:table-cell office:value-type="float" office:value="30" table:formula="of:=[.C20]+1" table:style-name="ce38">
            <text:p>30</text:p>
          </table:table-cell>
          <table:table-cell office:value-type="float" office:value="31" table:formula="of:=[.D20]+1" table:style-name="ce38">
            <text:p>31</text:p>
          </table:table-cell>
          <table:table-cell office:value-type="float" office:value="32" table:formula="of:=[.E20]+1" table:style-name="ce38">
            <text:p>32</text:p>
          </table:table-cell>
          <table:table-cell table:style-name="ce23"/>
          <table:table-cell table:number-columns-repeated="2" table:style-name="ce10"/>
          <table:table-cell table:style-name="ce23"/>
          <table:table-cell table:number-columns-repeated="16374"/>
        </table:table-row>
        <table:table-row table:number-rows-repeated="3" table:style-name="ro1">
          <table:table-cell table:style-name="ce25"/>
          <table:table-cell table:style-name="ce21"/>
          <table:table-cell table:number-columns-repeated="3" table:style-name="ce10"/>
          <table:table-cell table:style-name="ce5"/>
          <table:table-cell table:style-name="ce23"/>
          <table:table-cell table:number-columns-repeated="2" table:style-name="ce10"/>
          <table:table-cell table:style-name="ce23"/>
          <table:table-cell table:number-columns-repeated="16374"/>
        </table:table-row>
        <table:table-row table:style-name="ro1">
          <table:table-cell office:value-type="string" table:style-name="ce27">
            <text:p>Type</text:p>
          </table:table-cell>
          <table:table-cell office:value-type="string" table:style-name="ce27">
            <text:p>Switch</text:p>
          </table:table-cell>
          <table:table-cell office:value-type="string" table:style-name="ce21">
            <text:p>Event Name</text:p>
          </table:table-cell>
          <table:table-cell table:style-name="ce39"/>
          <table:table-cell office:value-type="string" table:style-name="ce27">
            <text:p>Event<text:s/></text:p>
          </table:table-cell>
          <table:table-cell table:style-name="ce5"/>
          <table:table-cell table:style-name="ce1"/>
          <table:table-cell table:number-columns-repeated="2" table:style-name="ce5"/>
          <table:table-cell table:number-columns-repeated="16375" table:style-name="ce1"/>
        </table:table-row>
        <table:table-row table:style-name="ro1">
          <table:table-cell office:value-type="string" table:style-name="ce10">
            <text:p>PB (ON)-OFF</text:p>
          </table:table-cell>
          <table:table-cell office:value-type="float" office:value="1" table:style-name="ce3">
            <text:p>1</text:p>
          </table:table-cell>
          <table:table-cell office:value-type="string" office:string-value="Point No. 1 &amp; 2 ON/OFF" table:formula="of:=[Events.D5]" table:style-name="ce40">
            <text:p>Point No. 1 &amp; 2 ON/OFF</text:p>
          </table:table-cell>
          <table:table-cell table:style-name="ce39"/>
          <table:table-cell office:value-type="float" office:value="21" table:formula="of:=[Events.F5]" table:style-name="ce10">
            <text:p>21</text:p>
          </table:table-cell>
          <table:table-cell table:style-name="ce5"/>
          <table:table-cell table:style-name="ce1"/>
          <table:table-cell table:number-columns-repeated="2" table:style-name="ce5"/>
          <table:table-cell table:number-columns-repeated="16375" table:style-name="ce1"/>
        </table:table-row>
        <table:table-row table:style-name="ro1">
          <table:table-cell office:value-type="string" office:string-value="PB (ON)-OFF" table:formula="of:=[.A25]" table:style-name="ce10">
            <text:p>PB (ON)-OFF</text:p>
          </table:table-cell>
          <table:table-cell office:value-type="float" office:value="2" table:style-name="ce41">
            <text:p>2</text:p>
          </table:table-cell>
          <table:table-cell office:value-type="string" office:string-value="Point No. 3 &amp; 4 ON/OFF" table:formula="of:=[Events.D6]" table:style-name="ce40">
            <text:p>Point No. 3 &amp; 4 ON/OFF</text:p>
          </table:table-cell>
          <table:table-cell table:style-name="ce39"/>
          <table:table-cell office:value-type="float" office:value="23" table:formula="of:=[Events.F6]" table:style-name="ce10">
            <text:p>23</text:p>
          </table:table-cell>
          <table:table-cell table:style-name="ce5"/>
          <table:table-cell table:style-name="ce1"/>
          <table:table-cell table:number-columns-repeated="2" table:style-name="ce5"/>
          <table:table-cell table:number-columns-repeated="16375" table:style-name="ce1"/>
        </table:table-row>
        <table:table-row table:style-name="ro1">
          <table:table-cell office:value-type="string" office:string-value="PB (ON)-OFF" table:formula="of:=[.A26]" table:style-name="ce10">
            <text:p>PB (ON)-OFF</text:p>
          </table:table-cell>
          <table:table-cell office:value-type="float" office:value="3" table:style-name="ce41">
            <text:p>3</text:p>
          </table:table-cell>
          <table:table-cell office:value-type="string" office:string-value="Point No. 5 ON/OFF" table:formula="of:=[Events.D7]" table:style-name="ce40">
            <text:p>Point No. 5 ON/OFF</text:p>
          </table:table-cell>
          <table:table-cell table:style-name="ce39"/>
          <table:table-cell office:value-type="float" office:value="25" table:formula="of:=[Events.F7]" table:style-name="ce10">
            <text:p>25</text:p>
          </table:table-cell>
          <table:table-cell table:style-name="ce5"/>
          <table:table-cell table:style-name="ce1"/>
          <table:table-cell table:number-columns-repeated="2" table:style-name="ce5"/>
          <table:table-cell table:number-columns-repeated="16375" table:style-name="ce1"/>
        </table:table-row>
        <table:table-row table:style-name="ro1">
          <table:table-cell office:value-type="string" office:string-value="PB (ON)-OFF" table:formula="of:=[.A27]" table:style-name="ce10">
            <text:p>PB (ON)-OFF</text:p>
          </table:table-cell>
          <table:table-cell office:value-type="float" office:value="4" table:style-name="ce41">
            <text:p>4</text:p>
          </table:table-cell>
          <table:table-cell office:value-type="string" office:string-value="Point No. 6 ON/OFF" table:formula="of:=[Events.D8]" table:style-name="ce40">
            <text:p>Point No. 6 ON/OFF</text:p>
          </table:table-cell>
          <table:table-cell table:style-name="ce39"/>
          <table:table-cell office:value-type="float" office:value="26" table:formula="of:=[Events.F8]" table:style-name="ce10">
            <text:p>26</text:p>
          </table:table-cell>
          <table:table-cell table:style-name="ce5"/>
          <table:table-cell table:style-name="ce1"/>
          <table:table-cell table:number-columns-repeated="2" table:style-name="ce5"/>
          <table:table-cell table:number-columns-repeated="16375" table:style-name="ce1"/>
        </table:table-row>
        <table:table-row table:style-name="ro1">
          <table:table-cell office:value-type="string" office:string-value="PB (ON)-OFF" table:formula="of:=[.A28]" table:style-name="ce10">
            <text:p>PB (ON)-OFF</text:p>
          </table:table-cell>
          <table:table-cell office:value-type="float" office:value="5" table:style-name="ce41">
            <text:p>5</text:p>
          </table:table-cell>
          <table:table-cell office:value-type="string" office:string-value="Inner Track Status" table:formula="of:=[Events.D20]" table:style-name="ce40">
            <text:p>Inner Track Status</text:p>
          </table:table-cell>
          <table:table-cell table:style-name="ce10"/>
          <table:table-cell office:value-type="float" office:value="201" table:style-name="ce10">
            <text:p>201</text:p>
          </table:table-cell>
          <table:table-cell table:style-name="ce5"/>
          <table:table-cell table:style-name="ce23"/>
          <table:table-cell table:number-columns-repeated="2" table:style-name="ce10"/>
          <table:table-cell table:style-name="ce23"/>
          <table:table-cell table:number-columns-repeated="16374"/>
        </table:table-row>
        <table:table-row table:style-name="ro1">
          <table:table-cell office:value-type="string" office:string-value="PB (ON)-OFF" table:formula="of:=[.A29]" table:style-name="ce10">
            <text:p>PB (ON)-OFF</text:p>
          </table:table-cell>
          <table:table-cell office:value-type="float" office:value="6" table:style-name="ce41">
            <text:p>6</text:p>
          </table:table-cell>
          <table:table-cell office:value-type="string" office:string-value="Outer Track Status" table:formula="of:=[Events.D21]" table:style-name="ce30">
            <text:p>Outer Track Status</text:p>
          </table:table-cell>
          <table:table-cell table:style-name="ce39"/>
          <table:table-cell office:value-type="float" office:value="202" table:style-name="ce10">
            <text:p>202</text:p>
          </table:table-cell>
          <table:table-cell table:style-name="ce5"/>
          <table:table-cell table:style-name="ce1"/>
          <table:table-cell table:number-columns-repeated="2" table:style-name="ce5"/>
          <table:table-cell table:number-columns-repeated="16375" table:style-name="ce1"/>
        </table:table-row>
        <table:table-row table:style-name="ro1" table:visibility="collapse">
          <table:table-cell table:style-name="ce30"/>
          <table:table-cell table:style-name="ce5"/>
          <table:table-cell office:value-type="string" table:style-name="ce30">
            <text:p>Switch</text:p>
          </table:table-cell>
          <table:table-cell office:value-type="string" table:style-name="ce39">
            <text:p>Switch</text:p>
          </table:table-cell>
          <table:table-cell office:value-type="string" table:style-name="ce39">
            <text:p>Switch</text:p>
          </table:table-cell>
          <table:table-cell office:value-type="string" table:style-name="ce10">
            <text:p>Switch</text:p>
          </table:table-cell>
          <table:table-cell table:style-name="ce1"/>
          <table:table-cell table:number-columns-repeated="2" table:style-name="ce5"/>
          <table:table-cell table:number-columns-repeated="16375" table:style-name="ce1"/>
        </table:table-row>
        <table:table-row table:style-name="ro1" table:visibility="collapse">
          <table:table-cell table:style-name="ce30"/>
          <table:table-cell table:style-name="ce5"/>
          <table:table-cell office:value-type="string" table:style-name="ce30">
            <text:p>Push ON</text:p>
          </table:table-cell>
          <table:table-cell office:value-type="string" table:style-name="ce39">
            <text:p>Push OFF</text:p>
          </table:table-cell>
          <table:table-cell office:value-type="string" table:style-name="ce39">
            <text:p>Push ON</text:p>
          </table:table-cell>
          <table:table-cell office:value-type="string" table:style-name="ce10">
            <text:p>Push OFF</text:p>
          </table:table-cell>
          <table:table-cell table:style-name="ce1"/>
          <table:table-cell table:number-columns-repeated="2" table:style-name="ce5"/>
          <table:table-cell table:number-columns-repeated="16375" table:style-name="ce1"/>
        </table:table-row>
        <table:table-row table:number-rows-repeated="2" table:style-name="ro1" table:visibility="collapse">
          <table:table-cell table:style-name="ce30"/>
          <table:table-cell table:style-name="ce5"/>
          <table:table-cell office:value-type="string" table:style-name="ce30">
            <text:p>Switch</text:p>
          </table:table-cell>
          <table:table-cell office:value-type="string" table:style-name="ce39">
            <text:p>Switch</text:p>
          </table:table-cell>
          <table:table-cell office:value-type="string" table:style-name="ce39">
            <text:p>Switch</text:p>
          </table:table-cell>
          <table:table-cell office:value-type="string" table:style-name="ce10">
            <text:p>Switch</text:p>
          </table:table-cell>
          <table:table-cell table:style-name="ce1"/>
          <table:table-cell table:number-columns-repeated="2" table:style-name="ce5"/>
          <table:table-cell table:number-columns-repeated="16375" table:style-name="ce1"/>
        </table:table-row>
        <table:table-row table:style-name="ro1" table:visibility="collapse">
          <table:table-cell table:style-name="ce30"/>
          <table:table-cell table:style-name="ce5"/>
          <table:table-cell table:style-name="ce30"/>
          <table:table-cell table:style-name="ce39"/>
          <table:table-cell office:value-type="string" table:style-name="ce39">
            <text:p>Mode5</text:p>
          </table:table-cell>
          <table:table-cell office:value-type="string" table:style-name="ce10">
            <text:p>Push ON</text:p>
          </table:table-cell>
          <table:table-cell office:value-type="string" table:style-name="ce1">
            <text:p>Push ON</text:p>
          </table:table-cell>
          <table:table-cell office:value-type="string" table:style-name="ce42">
            <text:p>Push ON</text:p>
          </table:table-cell>
          <table:table-cell office:value-type="string" table:style-name="ce43">
            <text:p>Push ON</text:p>
          </table:table-cell>
          <table:table-cell office:value-type="string" table:style-name="ce1">
            <text:p>Push ON</text:p>
          </table:table-cell>
          <table:table-cell office:value-type="string" table:style-name="ce1">
            <text:p>Push ON</text:p>
          </table:table-cell>
          <table:table-cell office:value-type="string" table:style-name="ce1">
            <text:p>Push ON</text:p>
          </table:table-cell>
          <table:table-cell office:value-type="string" table:style-name="ce1">
            <text:p>Push ON</text:p>
          </table:table-cell>
          <table:table-cell table:number-columns-repeated="16371"/>
        </table:table-row>
        <table:table-row table:number-rows-repeated="6" table:style-name="ro1">
          <table:table-cell table:style-name="ce30"/>
          <table:table-cell table:style-name="ce5"/>
          <table:table-cell table:style-name="ce30"/>
          <table:table-cell table:style-name="ce39"/>
          <table:table-cell table:number-columns-repeated="2" table:style-name="ce5"/>
          <table:table-cell table:style-name="ce1"/>
          <table:table-cell table:number-columns-repeated="2" table:style-name="ce5"/>
          <table:table-cell table:number-columns-repeated="16375" table:style-name="ce1"/>
        </table:table-row>
        <table:table-row table:style-name="ro1">
          <table:table-cell table:number-columns-repeated="3" table:style-name="ce10"/>
          <table:table-cell table:style-name="ce40"/>
          <table:table-cell table:number-columns-repeated="2" table:style-name="ce5"/>
          <table:table-cell table:style-name="ce1"/>
          <table:table-cell table:number-columns-repeated="2" table:style-name="ce5"/>
          <table:table-cell table:number-columns-repeated="16375" table:style-name="ce1"/>
        </table:table-row>
        <table:table-row table:number-rows-repeated="6" table:style-name="ro1">
          <table:table-cell table:style-name="ce10"/>
          <table:table-cell table:style-name="ce5"/>
          <table:table-cell table:style-name="ce10"/>
          <table:table-cell table:style-name="ce40"/>
          <table:table-cell table:number-columns-repeated="2" table:style-name="ce5"/>
          <table:table-cell table:style-name="ce1"/>
          <table:table-cell table:number-columns-repeated="2" table:style-name="ce5"/>
          <table:table-cell table:number-columns-repeated="16375" table:style-name="ce1"/>
        </table:table-row>
        <table:table-row table:number-rows-repeated="25" table:style-name="ro1">
          <table:table-cell table:style-name="ce10"/>
          <table:table-cell table:style-name="ce5"/>
          <table:table-cell table:style-name="ce10"/>
          <table:table-cell table:style-name="ce40"/>
          <table:table-cell table:number-columns-repeated="2" table:style-name="ce5"/>
          <table:table-cell table:style-name="ce1"/>
          <table:table-cell table:number-columns-repeated="2" table:style-name="ce5"/>
          <table:table-cell table:number-columns-repeated="16375"/>
        </table:table-row>
        <table:table-row table:number-rows-repeated="1048503" table:style-name="ro2">
          <table:table-cell table:number-columns-repeated="16384"/>
        </table:table-row>
      </table:table>
      <table:table table:name="LEDs_wiring" table:style-name="ta1">
        <table:table-column table:style-name="co3" table:default-cell-style-name="ce35"/>
        <table:table-column table:style-name="co34" table:default-cell-style-name="ce1"/>
        <table:table-column table:style-name="co1" table:default-cell-style-name="ce14"/>
        <table:table-column table:style-name="co26" table:default-cell-style-name="ce14"/>
        <table:table-column table:style-name="co11" table:default-cell-style-name="ce14"/>
        <table:table-column table:style-name="co35" table:default-cell-style-name="ce14"/>
        <table:table-column table:style-name="co36" table:default-cell-style-name="ce14"/>
        <table:table-column table:style-name="co11" table:default-cell-style-name="ce13"/>
        <table:table-column table:style-name="co11" table:default-cell-style-name="ce12"/>
        <table:table-column table:style-name="co37" table:default-cell-style-name="ce1"/>
        <table:table-column table:style-name="co3" table:number-columns-repeated="6" table:default-cell-style-name="ce1"/>
        <table:table-column table:style-name="co4" table:number-columns-repeated="16368" table:default-cell-style-name="ce1"/>
        <table:table-row table:style-name="ro1">
          <table:table-cell office:value-type="string" table:style-name="ce18">
            <text:p>YARD Panel LED's wiring</text:p>
          </table:table-cell>
          <table:table-cell table:style-name="ce19"/>
          <table:table-cell table:number-columns-repeated="2" table:style-name="ce5"/>
          <table:table-cell office:value-type="string" table:style-name="ce20">
            <text:p>Using CANPAN</text:p>
          </table:table-cell>
          <table:table-cell table:number-columns-repeated="3" table:style-name="ce21"/>
          <table:table-cell table:style-name="ce19"/>
          <table:table-cell table:number-columns-repeated="2" table:style-name="ce1"/>
          <table:table-cell table:style-name="ce6"/>
          <table:table-cell table:number-columns-repeated="16372" table:style-name="ce1"/>
        </table:table-row>
        <table:table-row table:style-name="ro1">
          <table:table-cell office:value-type="date" office:date-value="2025-01-31T00:00:00" table:formula="of:=[Issue.$A$4]" table:style-name="ce22">
            <text:p>31/01/2025</text:p>
          </table:table-cell>
          <table:table-cell table:style-name="ce19"/>
          <table:table-cell table:number-columns-repeated="2" table:style-name="ce5"/>
          <table:table-cell table:number-columns-repeated="4" table:style-name="ce21"/>
          <table:table-cell table:style-name="ce19"/>
          <table:table-cell table:style-name="ce1"/>
          <table:table-cell table:number-columns-repeated="5" table:style-name="ce23"/>
          <table:table-cell table:number-columns-repeated="16369" table:style-name="ce1"/>
        </table:table-row>
        <table:table-row table:style-name="ro1">
          <table:table-cell office:value-type="string" office:string-value="V6" table:formula="of:=[Issue.$B$4]" table:style-name="ce24">
            <text:p>V6</text:p>
          </table:table-cell>
          <table:table-cell table:style-name="ce19"/>
          <table:table-cell table:style-name="ce5"/>
          <table:table-cell office:value-type="string" table:style-name="ce25">
            <text:p>Colour</text:p>
          </table:table-cell>
          <table:table-cell office:value-type="string" table:style-name="ce10">
            <text:p>Brown</text:p>
          </table:table-cell>
          <table:table-cell office:value-type="string" table:style-name="ce10">
            <text:p>Red</text:p>
          </table:table-cell>
          <table:table-cell office:value-type="string" table:style-name="ce10">
            <text:p>Orange<text:s/></text:p>
          </table:table-cell>
          <table:table-cell office:value-type="string" table:style-name="ce10">
            <text:p>Yellow</text:p>
          </table:table-cell>
          <table:table-cell table:style-name="ce23"/>
          <table:table-cell table:number-columns-repeated="2" table:style-name="ce1"/>
          <table:table-cell table:number-columns-repeated="4" table:style-name="ce23"/>
          <table:table-cell table:number-columns-repeated="16369" table:style-name="ce1"/>
        </table:table-row>
        <table:table-row table:style-name="ro1">
          <table:table-cell table:style-name="ce26"/>
          <table:table-cell table:style-name="ce1"/>
          <table:table-cell office:value-type="string" table:style-name="ce21">
            <text:p>Driver</text:p>
          </table:table-cell>
          <table:table-cell office:value-type="string" table:style-name="ce27">
            <text:p>Row [A]</text:p>
          </table:table-cell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4" table:style-name="ce27">
            <text:p>4</text:p>
          </table:table-cell>
          <table:table-cell table:style-name="ce19"/>
          <table:table-cell table:number-columns-repeated="2" table:style-name="ce1"/>
          <table:table-cell table:number-columns-repeated="5" table:style-name="ce28"/>
          <table:table-cell table:number-columns-repeated="16368"/>
        </table:table-row>
        <table:table-row table:style-name="ro1">
          <table:table-cell table:style-name="ce29"/>
          <table:table-cell table:style-name="ce1"/>
          <table:table-cell office:value-type="string" table:style-name="ce27">
            <text:p>Col [K]</text:p>
          </table:table-cell>
          <table:table-cell office:value-type="string" table:style-name="ce27">
            <text:p>Pin</text:p>
          </table:table-cell>
          <table:table-cell office:value-type="float" office:value="18" table:style-name="ce27">
            <text:p>18</text:p>
          </table:table-cell>
          <table:table-cell office:value-type="float" office:value="19" table:style-name="ce27">
            <text:p>19</text:p>
          </table:table-cell>
          <table:table-cell office:value-type="float" office:value="20" table:style-name="ce27">
            <text:p>20</text:p>
          </table:table-cell>
          <table:table-cell office:value-type="float" office:value="21" table:style-name="ce27">
            <text:p>21</text:p>
          </table:table-cell>
          <table:table-cell office:value-type="string" table:style-name="ce28">
            <text:p>Colour</text:p>
          </table:table-cell>
          <table:table-cell table:number-columns-repeated="2" table:style-name="ce1"/>
          <table:table-cell table:number-columns-repeated="5" table:style-name="ce28"/>
          <table:table-cell table:number-columns-repeated="16368"/>
        </table:table-row>
        <table:table-row table:style-name="ro1">
          <table:table-cell table:style-name="ce26"/>
          <table:table-cell table:style-name="ce1"/>
          <table:table-cell office:value-type="float" office:value="1" table:style-name="ce27">
            <text:p>1</text:p>
          </table:table-cell>
          <table:table-cell office:value-type="float" office:value="9" table:style-name="ce27">
            <text:p>9</text:p>
          </table:table-cell>
          <table:table-cell office:value-type="float" office:value="1" table:style-name="ce10">
            <text:p>1</text:p>
          </table:table-cell>
          <table:table-cell office:value-type="float" office:value="9" table:style-name="ce10">
            <text:p>9</text:p>
          </table:table-cell>
          <table:table-cell office:value-type="float" office:value="17" table:style-name="ce10">
            <text:p>17</text:p>
          </table:table-cell>
          <table:table-cell office:value-type="float" office:value="25" table:style-name="ce10">
            <text:p>25</text:p>
          </table:table-cell>
          <table:table-cell office:value-type="string" table:style-name="ce23">
            <text:p>Brown</text:p>
          </table:table-cell>
          <table:table-cell table:number-columns-repeated="2" table:style-name="ce1"/>
          <table:table-cell table:style-name="ce28"/>
          <table:table-cell table:number-columns-repeated="4" table:style-name="ce23"/>
          <table:table-cell table:number-columns-repeated="16368"/>
        </table:table-row>
        <table:table-row table:style-name="ro1">
          <table:table-cell table:style-name="ce26"/>
          <table:table-cell table:style-name="ce1"/>
          <table:table-cell office:value-type="float" office:value="2" table:formula="of:=[.C6]+1" table:style-name="ce27">
            <text:p>2</text:p>
          </table:table-cell>
          <table:table-cell office:value-type="float" office:value="10" table:style-name="ce27">
            <text:p>10</text:p>
          </table:table-cell>
          <table:table-cell office:value-type="float" office:value="2" table:formula="of:=[.E6]+1" table:style-name="ce10">
            <text:p>2</text:p>
          </table:table-cell>
          <table:table-cell office:value-type="float" office:value="10" table:formula="of:=[.F6]+1" table:style-name="ce10">
            <text:p>10</text:p>
          </table:table-cell>
          <table:table-cell office:value-type="float" office:value="18" table:formula="of:=[.G6]+1" table:style-name="ce10">
            <text:p>18</text:p>
          </table:table-cell>
          <table:table-cell office:value-type="float" office:value="26" table:formula="of:=[.H6]+1" table:style-name="ce10">
            <text:p>26</text:p>
          </table:table-cell>
          <table:table-cell office:value-type="string" table:style-name="ce23">
            <text:p>Red</text:p>
          </table:table-cell>
          <table:table-cell table:number-columns-repeated="2" table:style-name="ce1"/>
          <table:table-cell table:style-name="ce28"/>
          <table:table-cell table:number-columns-repeated="4" table:style-name="ce23"/>
          <table:table-cell table:number-columns-repeated="16368"/>
        </table:table-row>
        <table:table-row table:style-name="ro1">
          <table:table-cell table:style-name="ce26"/>
          <table:table-cell table:style-name="ce1"/>
          <table:table-cell office:value-type="float" office:value="3" table:formula="of:=[.C7]+1" table:style-name="ce27">
            <text:p>3</text:p>
          </table:table-cell>
          <table:table-cell office:value-type="float" office:value="11" table:style-name="ce27">
            <text:p>11</text:p>
          </table:table-cell>
          <table:table-cell office:value-type="float" office:value="3" table:formula="of:=[.E7]+1" table:style-name="ce10">
            <text:p>3</text:p>
          </table:table-cell>
          <table:table-cell office:value-type="float" office:value="11" table:formula="of:=[.F7]+1" table:style-name="ce10">
            <text:p>11</text:p>
          </table:table-cell>
          <table:table-cell office:value-type="float" office:value="19" table:formula="of:=[.G7]+1" table:style-name="ce10">
            <text:p>19</text:p>
          </table:table-cell>
          <table:table-cell office:value-type="float" office:value="27" table:formula="of:=[.H7]+1" table:style-name="ce10">
            <text:p>27</text:p>
          </table:table-cell>
          <table:table-cell office:value-type="string" table:style-name="ce23">
            <text:p>Orange</text:p>
          </table:table-cell>
          <table:table-cell table:number-columns-repeated="2" table:style-name="ce1"/>
          <table:table-cell table:style-name="ce28"/>
          <table:table-cell table:number-columns-repeated="4" table:style-name="ce23"/>
          <table:table-cell table:number-columns-repeated="16368"/>
        </table:table-row>
        <table:table-row table:style-name="ro1">
          <table:table-cell table:style-name="ce26"/>
          <table:table-cell table:style-name="ce1"/>
          <table:table-cell office:value-type="float" office:value="4" table:formula="of:=[.C8]+1" table:style-name="ce27">
            <text:p>4</text:p>
          </table:table-cell>
          <table:table-cell office:value-type="float" office:value="12" table:style-name="ce27">
            <text:p>12</text:p>
          </table:table-cell>
          <table:table-cell office:value-type="float" office:value="4" table:formula="of:=[.E8]+1" table:style-name="ce10">
            <text:p>4</text:p>
          </table:table-cell>
          <table:table-cell office:value-type="float" office:value="12" table:formula="of:=[.F8]+1" table:style-name="ce10">
            <text:p>12</text:p>
          </table:table-cell>
          <table:table-cell office:value-type="float" office:value="20" table:formula="of:=[.G8]+1" table:style-name="ce10">
            <text:p>20</text:p>
          </table:table-cell>
          <table:table-cell office:value-type="float" office:value="28" table:formula="of:=[.H8]+1" table:style-name="ce10">
            <text:p>28</text:p>
          </table:table-cell>
          <table:table-cell office:value-type="string" table:style-name="ce23">
            <text:p>Yellow</text:p>
          </table:table-cell>
          <table:table-cell table:number-columns-repeated="2" table:style-name="ce1"/>
          <table:table-cell table:style-name="ce28"/>
          <table:table-cell table:number-columns-repeated="4" table:style-name="ce23"/>
          <table:table-cell table:number-columns-repeated="16368"/>
        </table:table-row>
        <table:table-row table:style-name="ro1">
          <table:table-cell table:style-name="ce26"/>
          <table:table-cell table:style-name="ce1"/>
          <table:table-cell office:value-type="float" office:value="5" table:formula="of:=[.C9]+1" table:style-name="ce27">
            <text:p>5</text:p>
          </table:table-cell>
          <table:table-cell office:value-type="float" office:value="25" table:style-name="ce27">
            <text:p>25</text:p>
          </table:table-cell>
          <table:table-cell office:value-type="float" office:value="5" table:formula="of:=[.E9]+1" table:style-name="ce10">
            <text:p>5</text:p>
          </table:table-cell>
          <table:table-cell office:value-type="float" office:value="13" table:formula="of:=[.F9]+1" table:style-name="ce10">
            <text:p>13</text:p>
          </table:table-cell>
          <table:table-cell office:value-type="float" office:value="21" table:formula="of:=[.G9]+1" table:style-name="ce10">
            <text:p>21</text:p>
          </table:table-cell>
          <table:table-cell office:value-type="float" office:value="29" table:formula="of:=[.H9]+1" table:style-name="ce10">
            <text:p>29</text:p>
          </table:table-cell>
          <table:table-cell office:value-type="string" table:style-name="ce23">
            <text:p>Green</text:p>
          </table:table-cell>
          <table:table-cell table:number-columns-repeated="2" table:style-name="ce1"/>
          <table:table-cell table:style-name="ce28"/>
          <table:table-cell table:number-columns-repeated="4" table:style-name="ce23"/>
          <table:table-cell table:number-columns-repeated="16368"/>
        </table:table-row>
        <table:table-row table:style-name="ro1">
          <table:table-cell table:style-name="ce26"/>
          <table:table-cell table:style-name="ce1"/>
          <table:table-cell office:value-type="float" office:value="6" table:formula="of:=[.C10]+1" table:style-name="ce27">
            <text:p>6</text:p>
          </table:table-cell>
          <table:table-cell office:value-type="float" office:value="24" table:style-name="ce27">
            <text:p>24</text:p>
          </table:table-cell>
          <table:table-cell office:value-type="float" office:value="6" table:formula="of:=[.E10]+1" table:style-name="ce10">
            <text:p>6</text:p>
          </table:table-cell>
          <table:table-cell office:value-type="float" office:value="14" table:formula="of:=[.F10]+1" table:style-name="ce10">
            <text:p>14</text:p>
          </table:table-cell>
          <table:table-cell office:value-type="float" office:value="22" table:formula="of:=[.G10]+1" table:style-name="ce10">
            <text:p>22</text:p>
          </table:table-cell>
          <table:table-cell office:value-type="float" office:value="30" table:formula="of:=[.H10]+1" table:style-name="ce10">
            <text:p>30</text:p>
          </table:table-cell>
          <table:table-cell office:value-type="string" table:style-name="ce23">
            <text:p>Blue</text:p>
          </table:table-cell>
          <table:table-cell table:number-columns-repeated="2" table:style-name="ce1"/>
          <table:table-cell table:style-name="ce28"/>
          <table:table-cell table:number-columns-repeated="4" table:style-name="ce23"/>
          <table:table-cell table:number-columns-repeated="16368"/>
        </table:table-row>
        <table:table-row table:style-name="ro1">
          <table:table-cell table:style-name="ce26"/>
          <table:table-cell table:style-name="ce1"/>
          <table:table-cell office:value-type="float" office:value="7" table:formula="of:=[.C11]+1" table:style-name="ce27">
            <text:p>7</text:p>
          </table:table-cell>
          <table:table-cell office:value-type="float" office:value="23" table:style-name="ce27">
            <text:p>23</text:p>
          </table:table-cell>
          <table:table-cell office:value-type="float" office:value="7" table:formula="of:=[.E11]+1" table:style-name="ce10">
            <text:p>7</text:p>
          </table:table-cell>
          <table:table-cell office:value-type="float" office:value="15" table:formula="of:=[.F11]+1" table:style-name="ce10">
            <text:p>15</text:p>
          </table:table-cell>
          <table:table-cell office:value-type="float" office:value="23" table:formula="of:=[.G11]+1" table:style-name="ce10">
            <text:p>23</text:p>
          </table:table-cell>
          <table:table-cell office:value-type="float" office:value="31" table:formula="of:=[.H11]+1" table:style-name="ce10">
            <text:p>31</text:p>
          </table:table-cell>
          <table:table-cell office:value-type="string" table:style-name="ce23">
            <text:p>Mauve</text:p>
          </table:table-cell>
          <table:table-cell table:number-columns-repeated="2" table:style-name="ce1"/>
          <table:table-cell table:style-name="ce28"/>
          <table:table-cell table:number-columns-repeated="4" table:style-name="ce23"/>
          <table:table-cell table:number-columns-repeated="16368"/>
        </table:table-row>
        <table:table-row table:style-name="ro1">
          <table:table-cell table:style-name="ce26"/>
          <table:table-cell table:style-name="ce1"/>
          <table:table-cell office:value-type="float" office:value="8" table:formula="of:=[.C12]+1" table:style-name="ce27">
            <text:p>8</text:p>
          </table:table-cell>
          <table:table-cell office:value-type="float" office:value="22" table:style-name="ce27">
            <text:p>22</text:p>
          </table:table-cell>
          <table:table-cell office:value-type="float" office:value="8" table:formula="of:=[.E12]+1" table:style-name="ce10">
            <text:p>8</text:p>
          </table:table-cell>
          <table:table-cell office:value-type="float" office:value="16" table:formula="of:=[.F12]+1" table:style-name="ce10">
            <text:p>16</text:p>
          </table:table-cell>
          <table:table-cell office:value-type="float" office:value="24" table:formula="of:=[.G12]+1" table:style-name="ce10">
            <text:p>24</text:p>
          </table:table-cell>
          <table:table-cell office:value-type="float" office:value="32" table:formula="of:=[.H12]+1" table:style-name="ce10">
            <text:p>32</text:p>
          </table:table-cell>
          <table:table-cell office:value-type="string" table:style-name="ce23">
            <text:p>Grey</text:p>
          </table:table-cell>
          <table:table-cell table:number-columns-repeated="2" table:style-name="ce1"/>
          <table:table-cell table:style-name="ce28"/>
          <table:table-cell table:number-columns-repeated="4" table:style-name="ce23"/>
          <table:table-cell table:number-columns-repeated="16368"/>
        </table:table-row>
        <table:table-row table:number-rows-repeated="3" table:style-name="ro1">
          <table:table-cell table:style-name="ce26"/>
          <table:table-cell table:style-name="ce1"/>
          <table:table-cell table:number-columns-repeated="2" table:style-name="ce27"/>
          <table:table-cell table:number-columns-repeated="4" table:style-name="ce10"/>
          <table:table-cell table:style-name="ce23"/>
          <table:table-cell table:number-columns-repeated="2" table:style-name="ce1"/>
          <table:table-cell table:style-name="ce28"/>
          <table:table-cell table:number-columns-repeated="4" table:style-name="ce23"/>
          <table:table-cell table:number-columns-repeated="16368"/>
        </table:table-row>
        <table:table-row table:style-name="ro1">
          <table:table-cell table:style-name="ce26"/>
          <table:table-cell table:style-name="ce1"/>
          <table:table-cell table:number-columns-repeated="5" table:style-name="ce5"/>
          <table:table-cell table:style-name="ce30"/>
          <table:table-cell table:style-name="ce23"/>
          <table:table-cell table:number-columns-repeated="16375" table:style-name="ce1"/>
        </table:table-row>
        <table:table-row table:style-name="ro1">
          <table:table-cell table:style-name="ce24"/>
          <table:table-cell office:value-type="string" table:style-name="ce28">
            <text:p>Event Name</text:p>
          </table:table-cell>
          <table:table-cell office:value-type="string" table:style-name="ce27">
            <text:p>Event.</text:p>
          </table:table-cell>
          <table:table-cell office:value-type="string" table:style-name="ce27">
            <text:p>Col</text:p>
          </table:table-cell>
          <table:table-cell office:value-type="string" table:style-name="ce31">
            <text:p><text:s/>EVENT</text:p>
            <text:p>ON</text:p>
          </table:table-cell>
          <table:table-cell office:value-type="string" table:style-name="ce31">
            <text:p>EVENT</text:p>
            <text:p>OFF</text:p>
          </table:table-cell>
          <table:table-cell office:value-type="string" table:style-name="ce31">
            <text:p>Col</text:p>
          </table:table-cell>
          <table:table-cell table:style-name="ce31"/>
          <table:table-cell table:number-columns-repeated="3" table:style-name="ce32"/>
          <table:table-cell table:number-columns-repeated="5" table:style-name="ce23"/>
          <table:table-cell table:number-columns-repeated="16368"/>
        </table:table-row>
        <table:table-row table:style-name="ro1">
          <table:table-cell table:style-name="ce26"/>
          <table:table-cell office:value-type="string" office:string-value="Point sense 1 &amp; 2" table:formula="of:=[Events.$D$10]" table:style-name="ce1">
            <text:p>Point sense 1 &amp; 2</text:p>
          </table:table-cell>
          <table:table-cell office:value-type="float" office:value="121" table:formula="of:=[Events.$F$10]" table:style-name="ce10">
            <text:p>121</text:p>
          </table:table-cell>
          <table:table-cell office:value-type="string" table:style-name="ce10">
            <text:p>Orange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table:style-name="ce5"/>
          <table:table-cell office:value-type="string" table:style-name="ce10">
            <text:p>Brown</text:p>
          </table:table-cell>
          <table:table-cell table:style-name="ce34"/>
          <table:table-cell office:value-type="string" table:style-name="ce23">
            <text:p>Anodes to Brown. P10</text:p>
          </table:table-cell>
          <table:table-cell table:number-columns-repeated="16374" table:style-name="ce1"/>
        </table:table-row>
        <table:table-row table:style-name="ro1">
          <table:table-cell table:style-name="ce26"/>
          <table:table-cell table:style-name="ce1"/>
          <table:table-cell table:number-columns-repeated="2" table:style-name="ce10"/>
          <table:table-cell table:style-name="ce33"/>
          <table:table-cell office:value-type="float" office:value="2" table:style-name="ce33">
            <text:p>2</text:p>
          </table:table-cell>
          <table:table-cell table:style-name="ce5"/>
          <table:table-cell office:value-type="string" table:style-name="ce10">
            <text:p>Red</text:p>
          </table:table-cell>
          <table:table-cell table:style-name="ce34"/>
          <table:table-cell office:value-type="string" table:style-name="ce23">
            <text:p>"</text:p>
          </table:table-cell>
          <table:table-cell table:number-columns-repeated="16374" table:style-name="ce1"/>
        </table:table-row>
        <table:table-row table:style-name="ro1">
          <table:table-cell table:style-name="ce26"/>
          <table:table-cell office:value-type="string" office:string-value="Point sense 3 &amp; 4" table:formula="of:=[Events.$D$11]" table:style-name="ce1">
            <text:p>Point sense 3 &amp; 4</text:p>
          </table:table-cell>
          <table:table-cell office:value-type="float" office:value="123" table:formula="of:=[Events.$F$11]" table:style-name="ce10">
            <text:p>123</text:p>
          </table:table-cell>
          <table:table-cell office:value-type="string" table:style-name="ce10">
            <text:p>Blue</text:p>
          </table:table-cell>
          <table:table-cell office:value-type="float" office:value="6" table:style-name="ce33">
            <text:p>6</text:p>
          </table:table-cell>
          <table:table-cell office:value-type="float" office:value="4" table:style-name="ce33">
            <text:p>4</text:p>
          </table:table-cell>
          <table:table-cell table:style-name="ce5"/>
          <table:table-cell office:value-type="string" table:style-name="ce10">
            <text:p>Yellow</text:p>
          </table:table-cell>
          <table:table-cell table:style-name="ce34"/>
          <table:table-cell office:value-type="string" table:style-name="ce23">
            <text:p>"</text:p>
          </table:table-cell>
          <table:table-cell table:number-columns-repeated="16374" table:style-name="ce1"/>
        </table:table-row>
        <table:table-row table:style-name="ro1">
          <table:table-cell table:style-name="ce26"/>
          <table:table-cell table:style-name="ce1"/>
          <table:table-cell table:number-columns-repeated="2" table:style-name="ce10"/>
          <table:table-cell table:style-name="ce33"/>
          <table:table-cell office:value-type="float" office:value="5" table:style-name="ce33">
            <text:p>5</text:p>
          </table:table-cell>
          <table:table-cell table:style-name="ce5"/>
          <table:table-cell office:value-type="string" table:style-name="ce10">
            <text:p>Green</text:p>
          </table:table-cell>
          <table:table-cell table:style-name="ce34"/>
          <table:table-cell office:value-type="string" table:style-name="ce23">
            <text:p>"</text:p>
          </table:table-cell>
          <table:table-cell table:number-columns-repeated="16374" table:style-name="ce1"/>
        </table:table-row>
        <table:table-row table:style-name="ro1">
          <table:table-cell table:style-name="ce26"/>
          <table:table-cell office:value-type="string" office:string-value="Point sense 5" table:formula="of:=[Events.$D$12]" table:style-name="ce1">
            <text:p>Point sense 5</text:p>
          </table:table-cell>
          <table:table-cell office:value-type="float" office:value="125" table:formula="of:=[Events.$F$12]" table:style-name="ce10">
            <text:p>125</text:p>
          </table:table-cell>
          <table:table-cell office:value-type="string" table:style-name="ce10">
            <text:p>Grey</text:p>
          </table:table-cell>
          <table:table-cell office:value-type="float" office:value="8" table:style-name="ce33">
            <text:p>8</text:p>
          </table:table-cell>
          <table:table-cell office:value-type="float" office:value="7" table:style-name="ce33">
            <text:p>7</text:p>
          </table:table-cell>
          <table:table-cell table:style-name="ce5"/>
          <table:table-cell office:value-type="string" table:style-name="ce10">
            <text:p>Mauve</text:p>
          </table:table-cell>
          <table:table-cell table:style-name="ce34"/>
          <table:table-cell office:value-type="string" table:style-name="ce23">
            <text:p>"</text:p>
          </table:table-cell>
          <table:table-cell table:number-columns-repeated="16374" table:style-name="ce1"/>
        </table:table-row>
        <table:table-row table:style-name="ro1">
          <table:table-cell table:style-name="ce26"/>
          <table:table-cell office:value-type="string" office:string-value="Point sense 6" table:formula="of:=[Events.$D$13]" table:style-name="ce1">
            <text:p>Point sense 6</text:p>
          </table:table-cell>
          <table:table-cell office:value-type="float" office:value="126" table:formula="of:=[Events.$F$13]" table:style-name="ce10">
            <text:p>126</text:p>
          </table:table-cell>
          <table:table-cell office:value-type="string" table:style-name="ce10">
            <text:p>Red</text:p>
          </table:table-cell>
          <table:table-cell office:value-type="float" office:value="10" table:style-name="ce33">
            <text:p>10</text:p>
          </table:table-cell>
          <table:table-cell office:value-type="float" office:value="9" table:style-name="ce33">
            <text:p>9</text:p>
          </table:table-cell>
          <table:table-cell table:style-name="ce5"/>
          <table:table-cell office:value-type="string" table:style-name="ce10">
            <text:p>Brown</text:p>
          </table:table-cell>
          <table:table-cell table:style-name="ce34"/>
          <table:table-cell office:value-type="string" table:style-name="ce23">
            <text:p>"</text:p>
          </table:table-cell>
          <table:table-cell table:number-columns-repeated="16374" table:style-name="ce1"/>
        </table:table-row>
        <table:table-row table:style-name="ro1">
          <table:table-cell table:style-name="ce26"/>
          <table:table-cell office:value-type="string" office:string-value="DCC fault CRANE FY" table:formula="of:=[Events.D15]" table:style-name="ce1">
            <text:p>DCC fault CRANE FY</text:p>
          </table:table-cell>
          <table:table-cell office:value-type="float" office:value="51" table:formula="of:=[Events.$F$15]" table:style-name="ce10">
            <text:p>51</text:p>
          </table:table-cell>
          <table:table-cell office:value-type="string" table:style-name="ce10">
            <text:p>Green</text:p>
          </table:table-cell>
          <table:table-cell office:value-type="float" office:value="12" table:style-name="ce33">
            <text:p>12</text:p>
          </table:table-cell>
          <table:table-cell table:style-name="ce33"/>
          <table:table-cell table:style-name="ce5"/>
          <table:table-cell table:style-name="ce10"/>
          <table:table-cell table:style-name="ce34"/>
          <table:table-cell office:value-type="string" table:style-name="ce23">
            <text:p>Anodes to Red P11</text:p>
          </table:table-cell>
          <table:table-cell table:number-columns-repeated="16374" table:style-name="ce1"/>
        </table:table-row>
        <table:table-row table:style-name="ro1">
          <table:table-cell table:style-name="ce26"/>
          <table:table-cell office:value-type="string" office:string-value="DCC fault CRANE" table:formula="of:=[Events.D16]" table:style-name="ce1">
            <text:p>DCC fault CRANE</text:p>
          </table:table-cell>
          <table:table-cell office:value-type="float" office:value="52" table:formula="of:=[Events.$F$16]" table:style-name="ce10">
            <text:p>52</text:p>
          </table:table-cell>
          <table:table-cell office:value-type="string" table:style-name="ce10">
            <text:p>Red</text:p>
          </table:table-cell>
          <table:table-cell office:value-type="float" office:value="11" table:style-name="ce33">
            <text:p>11</text:p>
          </table:table-cell>
          <table:table-cell table:style-name="ce33"/>
          <table:table-cell table:style-name="ce5"/>
          <table:table-cell table:style-name="ce10"/>
          <table:table-cell table:style-name="ce34"/>
          <table:table-cell office:value-type="string" table:style-name="ce23">
            <text:p>"</text:p>
          </table:table-cell>
          <table:table-cell table:number-columns-repeated="16374" table:style-name="ce1"/>
        </table:table-row>
        <table:table-row table:style-name="ro1">
          <table:table-cell table:style-name="ce26"/>
          <table:table-cell office:value-type="string" office:string-value="DCC fault FACTORY" table:formula="of:=[Events.D17]" table:style-name="ce1">
            <text:p>DCC fault FACTORY</text:p>
          </table:table-cell>
          <table:table-cell office:value-type="float" office:value="53" table:formula="of:=[Events.$F$17]" table:style-name="ce10">
            <text:p>53</text:p>
          </table:table-cell>
          <table:table-cell office:value-type="string" table:style-name="ce10">
            <text:p>Orange</text:p>
          </table:table-cell>
          <table:table-cell office:value-type="float" office:value="13" table:style-name="ce33">
            <text:p>13</text:p>
          </table:table-cell>
          <table:table-cell table:style-name="ce33"/>
          <table:table-cell table:style-name="ce5"/>
          <table:table-cell table:style-name="ce10"/>
          <table:table-cell table:style-name="ce34"/>
          <table:table-cell office:value-type="string" table:style-name="ce23">
            <text:p>"</text:p>
          </table:table-cell>
          <table:table-cell table:number-columns-repeated="16374" table:style-name="ce1"/>
        </table:table-row>
        <table:table-row table:style-name="ro1">
          <table:table-cell table:style-name="ce26"/>
          <table:table-cell office:value-type="string" office:string-value="DCC fault FACTORY FY" table:formula="of:=[Events.D18]" table:style-name="ce1">
            <text:p>DCC fault FACTORY FY</text:p>
          </table:table-cell>
          <table:table-cell office:value-type="float" office:value="54" table:formula="of:=[Events.$F$18]" table:style-name="ce10">
            <text:p>54</text:p>
          </table:table-cell>
          <table:table-cell office:value-type="string" table:style-name="ce10">
            <text:p>Green</text:p>
          </table:table-cell>
          <table:table-cell office:value-type="float" office:value="14" table:style-name="ce33">
            <text:p>14</text:p>
          </table:table-cell>
          <table:table-cell table:style-name="ce33"/>
          <table:table-cell table:style-name="ce5"/>
          <table:table-cell table:style-name="ce10"/>
          <table:table-cell table:style-name="ce34"/>
          <table:table-cell office:value-type="string" table:style-name="ce23">
            <text:p>"</text:p>
          </table:table-cell>
          <table:table-cell table:number-columns-repeated="16374" table:style-name="ce1"/>
        </table:table-row>
        <table:table-row table:style-name="ro1">
          <table:table-cell table:style-name="ce26"/>
          <table:table-cell office:value-type="string" table:style-name="ce1">
            <text:p>Inner track state</text:p>
          </table:table-cell>
          <table:table-cell office:value-type="float" office:value="201" table:style-name="ce10">
            <text:p>201</text:p>
          </table:table-cell>
          <table:table-cell office:value-type="string" table:style-name="ce10">
            <text:p>Mauve</text:p>
          </table:table-cell>
          <table:table-cell office:value-type="float" office:value="15" table:style-name="ce33">
            <text:p>15</text:p>
          </table:table-cell>
          <table:table-cell table:style-name="ce33"/>
          <table:table-cell table:style-name="ce5"/>
          <table:table-cell table:style-name="ce30"/>
          <table:table-cell table:style-name="ce34"/>
          <table:table-cell office:value-type="string" table:style-name="ce23">
            <text:p>"</text:p>
          </table:table-cell>
          <table:table-cell table:number-columns-repeated="16374" table:style-name="ce1"/>
        </table:table-row>
        <table:table-row table:style-name="ro1">
          <table:table-cell table:style-name="ce26"/>
          <table:table-cell office:value-type="string" table:style-name="ce1">
            <text:p>Outer track state</text:p>
          </table:table-cell>
          <table:table-cell office:value-type="float" office:value="202" table:style-name="ce10">
            <text:p>202</text:p>
          </table:table-cell>
          <table:table-cell office:value-type="string" table:style-name="ce10">
            <text:p>Grey</text:p>
          </table:table-cell>
          <table:table-cell office:value-type="float" office:value="16" table:style-name="ce33">
            <text:p>16</text:p>
          </table:table-cell>
          <table:table-cell table:style-name="ce33"/>
          <table:table-cell table:style-name="ce5"/>
          <table:table-cell table:style-name="ce30"/>
          <table:table-cell table:style-name="ce34"/>
          <table:table-cell office:value-type="string" table:style-name="ce23">
            <text:p>"</text:p>
          </table:table-cell>
          <table:table-cell table:number-columns-repeated="16374" table:style-name="ce1"/>
        </table:table-row>
        <table:table-row table:number-rows-repeated="2" table:style-name="ro1">
          <table:table-cell table:style-name="ce26"/>
          <table:table-cell table:style-name="ce1"/>
          <table:table-cell table:number-columns-repeated="5" table:style-name="ce5"/>
          <table:table-cell table:style-name="ce30"/>
          <table:table-cell table:style-name="ce34"/>
          <table:table-cell table:number-columns-repeated="16375" table:style-name="ce1"/>
        </table:table-row>
        <table:table-row table:number-rows-repeated="2" table:style-name="ro1">
          <table:table-cell table:style-name="ce26"/>
          <table:table-cell table:style-name="ce1"/>
          <table:table-cell table:number-columns-repeated="5" table:style-name="ce5"/>
          <table:table-cell table:style-name="ce30"/>
          <table:table-cell table:style-name="ce34"/>
          <table:table-cell table:number-columns-repeated="16375"/>
        </table:table-row>
        <table:table-row table:style-name="ro1">
          <table:table-cell table:style-name="ce26"/>
          <table:table-cell table:style-name="ce1"/>
          <table:table-cell table:number-columns-repeated="5" table:style-name="ce5"/>
          <table:table-cell table:style-name="ce10"/>
          <table:table-cell table:style-name="ce23"/>
          <table:table-cell table:number-columns-repeated="16375"/>
        </table:table-row>
        <table:table-row table:number-rows-repeated="1048541" table:style-name="ro2">
          <table:table-cell table:number-columns-repeated="16384"/>
        </table:table-row>
        <table:named-expressions>
          <table:named-expression table:name="AUX" table:expression="of:=[Events.#REF!]" table:base-cell-address="Issue.$A$1"/>
          <table:named-expression table:name="CANACC8" table:expression="of:=[.#REF!]" table:base-cell-address="Issue.$A$1"/>
          <table:named-expression table:name="CANACE3" table:expression="of:=[.#REF!]" table:base-cell-address="Issue.$A$1"/>
          <table:named-expression table:name="CANACE8C" table:expression="of:=[.#REF!]" table:base-cell-address="Issue.$A$1"/>
          <table:named-expression table:name="CANLED" table:expression="of:=[.#REF!]" table:base-cell-address="Issue.$A$1"/>
          <table:named-expression table:name="CANRJ22" table:expression="of:=[.#REF!]" table:base-cell-address="Issue.$A$1"/>
          <table:named-expression table:name="CANSERVO" table:expression="of:=[.#REF!]" table:base-cell-address="Issue.$A$1"/>
          <table:named-expression table:name="CANXXX" table:expression="of:=[.#REF!]" table:base-cell-address="Issue.$A$1"/>
          <table:named-expression table:name="GRNLED" table:expression="of:=[.#REF!]" table:base-cell-address="Issue.$A$1"/>
          <table:named-expression table:name="INAMES" table:expression="of:=[Events.#REF!]" table:base-cell-address="Issue.$A$1"/>
          <table:named-expression table:name="MIMIC" table:expression="of:=[.#REF!]" table:base-cell-address="Issue.$A$1"/>
          <table:named-expression table:name="PUSHBUT" table:expression="of:=[.#REF!]" table:base-cell-address="Issue.$A$1"/>
          <table:named-expression table:name="REDLED" table:expression="of:=[.#REF!]" table:base-cell-address="Issue.$A$1"/>
          <table:named-expression table:name="TOGSW" table:expression="of:=[.#REF!]" table:base-cell-address="Issue.$A$1"/>
          <table:named-expression table:name="TOTI4" table:expression="of:=[.#REF!]" table:base-cell-address="Issue.$A$1"/>
          <table:named-expression table:name="TOTI8" table:expression="of:=[.#REF!]" table:base-cell-address="Issue.$A$1"/>
          <table:named-expression table:name="TRACK" table:expression="of:=[Events.#REF!]" table:base-cell-address="Issue.$A$1"/>
          <table:named-expression table:name="YELLED" table:expression="of:=[.#REF!]" table:base-cell-address="Issue.$A$1"/>
        </table:named-expressions>
      </table:table>
      <table:table table:name="XML-FCU" table:style-name="ta1">
        <table:table-column table:style-name="co19" table:default-cell-style-name="ce12"/>
        <table:table-column table:style-name="co38" table:default-cell-style-name="ce12"/>
        <table:table-column table:style-name="co19" table:default-cell-style-name="ce12"/>
        <table:table-column table:style-name="co39" table:default-cell-style-name="ce1"/>
        <table:table-column table:style-name="co40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5">
            <text:p>eventId</text:p>
          </table:table-cell>
          <table:table-cell office:value-type="string" table:style-name="ce15">
            <text:p>eventName</text:p>
          </table:table-cell>
          <table:table-cell office:value-type="string" table:style-name="ce15">
            <text:p>eventValue</text:p>
          </table:table-cell>
          <table:table-cell office:value-type="string" table:style-name="ce7">
            <text:p>XML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]&amp;&quot;&lt;/eventId&gt;&lt;ownerNode&gt;0&lt;/ownerNode&gt;&lt;nodeName&gt;Software Node&lt;/nodeName&gt;&lt;eventName&gt;&quot;&amp;[.B2]&amp;&quot;&lt;/eventName&gt;&lt;Values /&gt;&lt;eventNode&gt;0&lt;/eventNode&gt;&lt;eventValue&gt;&quot;&amp;[.C2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3]&amp;&quot;&lt;/eventId&gt;&lt;ownerNode&gt;0&lt;/ownerNode&gt;&lt;nodeName&gt;Software Node&lt;/nodeName&gt;&lt;eventName&gt;&quot;&amp;[.B3]&amp;&quot;&lt;/eventName&gt;&lt;Values /&gt;&lt;eventNode&gt;0&lt;/eventNode&gt;&lt;eventValue&gt;&quot;&amp;[.C3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4]&amp;&quot;&lt;/eventId&gt;&lt;ownerNode&gt;0&lt;/ownerNode&gt;&lt;nodeName&gt;Software Node&lt;/nodeName&gt;&lt;eventName&gt;&quot;&amp;[.B4]&amp;&quot;&lt;/eventName&gt;&lt;Values /&gt;&lt;eventNode&gt;0&lt;/eventNode&gt;&lt;eventValue&gt;&quot;&amp;[.C4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5]&amp;&quot;&lt;/eventId&gt;&lt;ownerNode&gt;0&lt;/ownerNode&gt;&lt;nodeName&gt;Software Node&lt;/nodeName&gt;&lt;eventName&gt;&quot;&amp;[.B5]&amp;&quot;&lt;/eventName&gt;&lt;Values /&gt;&lt;eventNode&gt;0&lt;/eventNode&gt;&lt;eventValue&gt;&quot;&amp;[.C5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6]&amp;&quot;&lt;/eventId&gt;&lt;ownerNode&gt;0&lt;/ownerNode&gt;&lt;nodeName&gt;Software Node&lt;/nodeName&gt;&lt;eventName&gt;&quot;&amp;[.B6]&amp;&quot;&lt;/eventName&gt;&lt;Values /&gt;&lt;eventNode&gt;0&lt;/eventNode&gt;&lt;eventValue&gt;&quot;&amp;[.C6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7]&amp;&quot;&lt;/eventId&gt;&lt;ownerNode&gt;0&lt;/ownerNode&gt;&lt;nodeName&gt;Software Node&lt;/nodeName&gt;&lt;eventName&gt;&quot;&amp;[.B7]&amp;&quot;&lt;/eventName&gt;&lt;Values /&gt;&lt;eventNode&gt;0&lt;/eventNode&gt;&lt;eventValue&gt;&quot;&amp;[.C7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8]&amp;&quot;&lt;/eventId&gt;&lt;ownerNode&gt;0&lt;/ownerNode&gt;&lt;nodeName&gt;Software Node&lt;/nodeName&gt;&lt;eventName&gt;&quot;&amp;[.B8]&amp;&quot;&lt;/eventName&gt;&lt;Values /&gt;&lt;eventNode&gt;0&lt;/eventNode&gt;&lt;eventValue&gt;&quot;&amp;[.C8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9]&amp;&quot;&lt;/eventId&gt;&lt;ownerNode&gt;0&lt;/ownerNode&gt;&lt;nodeName&gt;Software Node&lt;/nodeName&gt;&lt;eventName&gt;&quot;&amp;[.B9]&amp;&quot;&lt;/eventName&gt;&lt;Values /&gt;&lt;eventNode&gt;0&lt;/eventNode&gt;&lt;eventValue&gt;&quot;&amp;[.C9]&amp;&quot;&lt;/eventValue&gt;&lt;/userEvents&gt;&quot;" table:style-name="ce16">
            <text:p>#REF!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float" office:value="8" table:formula="of:=[Events.$F2]" table:style-name="ce10">
            <text:p>8</text:p>
          </table:table-cell>
          <table:table-cell office:value-type="string" office:string-value="SoD " table:formula="of:=[Events.$D2]" table:style-name="ce10">
            <text:p>SoD<text:s/></text:p>
          </table:table-cell>
          <table:table-cell office:value-type="float" office:value="8" table:formula="of:=[Events.$F2]" table:style-name="ce10">
            <text:p>8</text:p>
          </table:table-cell>
          <table:table-cell office:value-type="string" office:string-value="&lt;userEvents&gt;&lt;eventId&gt;8&lt;/eventId&gt;&lt;ownerNode&gt;0&lt;/ownerNode&gt;&lt;nodeName&gt;Software Node&lt;/nodeName&gt;&lt;eventName&gt;SoD &lt;/eventName&gt;&lt;Values /&gt;&lt;eventNode&gt;0&lt;/eventNode&gt;&lt;eventValue&gt;8&lt;/eventValue&gt;&lt;/userEvents&gt;" table:formula="of:=&quot;&lt;userEvents&gt;&lt;eventId&gt;&quot;&amp;[.A10]&amp;&quot;&lt;/eventId&gt;&lt;ownerNode&gt;0&lt;/ownerNode&gt;&lt;nodeName&gt;Software Node&lt;/nodeName&gt;&lt;eventName&gt;&quot;&amp;[.B10]&amp;&quot;&lt;/eventName&gt;&lt;Values /&gt;&lt;eventNode&gt;0&lt;/eventNode&gt;&lt;eventValue&gt;&quot;&amp;[.C10]&amp;&quot;&lt;/eventValue&gt;&lt;/userEvents&gt;&quot;" table:style-name="ce1">
            <text:p>&lt;userEvents&gt;&lt;eventId&gt;8&lt;/eventId&gt;&lt;ownerNode&gt;0&lt;/ownerNode&gt;&lt;nodeName&gt;Software Node&lt;/nodeName&gt;&lt;eventName&gt;SoD &lt;/eventName&gt;&lt;Values /&gt;&lt;eventNode&gt;0&lt;/eventNode&gt;&lt;eventValue&gt;8&lt;/eventValue&gt;&lt;/userEvents&gt;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formula="of:=[Events.$F3]" table:style-name="ce10">
            <text:p>9</text:p>
          </table:table-cell>
          <table:table-cell office:value-type="string" office:string-value="SENS " table:formula="of:=[Events.$D3]" table:style-name="ce10">
            <text:p>SENS<text:s/></text:p>
          </table:table-cell>
          <table:table-cell office:value-type="float" office:value="9" table:formula="of:=[Events.$F3]" table:style-name="ce10">
            <text:p>9</text:p>
          </table:table-cell>
          <table:table-cell office:value-type="string" office:string-value="&lt;userEvents&gt;&lt;eventId&gt;9&lt;/eventId&gt;&lt;ownerNode&gt;0&lt;/ownerNode&gt;&lt;nodeName&gt;Software Node&lt;/nodeName&gt;&lt;eventName&gt;SENS &lt;/eventName&gt;&lt;Values /&gt;&lt;eventNode&gt;0&lt;/eventNode&gt;&lt;eventValue&gt;9&lt;/eventValue&gt;&lt;/userEvents&gt;" table:formula="of:=&quot;&lt;userEvents&gt;&lt;eventId&gt;&quot;&amp;[.A11]&amp;&quot;&lt;/eventId&gt;&lt;ownerNode&gt;0&lt;/ownerNode&gt;&lt;nodeName&gt;Software Node&lt;/nodeName&gt;&lt;eventName&gt;&quot;&amp;[.B11]&amp;&quot;&lt;/eventName&gt;&lt;Values /&gt;&lt;eventNode&gt;0&lt;/eventNode&gt;&lt;eventValue&gt;&quot;&amp;[.C11]&amp;&quot;&lt;/eventValue&gt;&lt;/userEvents&gt;&quot;" table:style-name="ce1">
            <text:p>&lt;userEvents&gt;&lt;eventId&gt;9&lt;/eventId&gt;&lt;ownerNode&gt;0&lt;/ownerNode&gt;&lt;nodeName&gt;Software Node&lt;/nodeName&gt;&lt;eventName&gt;SENS &lt;/eventName&gt;&lt;Values /&gt;&lt;eventNode&gt;0&lt;/eventNode&gt;&lt;eventValue&gt;9&lt;/eventValue&gt;&lt;/userEvents&gt;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2]&amp;&quot;&lt;/eventId&gt;&lt;ownerNode&gt;0&lt;/ownerNode&gt;&lt;nodeName&gt;Software Node&lt;/nodeName&gt;&lt;eventName&gt;&quot;&amp;[.B12]&amp;&quot;&lt;/eventName&gt;&lt;Values /&gt;&lt;eventNode&gt;0&lt;/eventNode&gt;&lt;eventValue&gt;&quot;&amp;[.C12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3]&amp;&quot;&lt;/eventId&gt;&lt;ownerNode&gt;0&lt;/ownerNode&gt;&lt;nodeName&gt;Software Node&lt;/nodeName&gt;&lt;eventName&gt;&quot;&amp;[.B13]&amp;&quot;&lt;/eventName&gt;&lt;Values /&gt;&lt;eventNode&gt;0&lt;/eventNode&gt;&lt;eventValue&gt;&quot;&amp;[.C13]&amp;&quot;&lt;/eventValue&gt;&lt;/userEvents&gt;&quot;" table:style-name="ce16">
            <text:p>#REF!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4]&amp;&quot;&lt;/eventId&gt;&lt;ownerNode&gt;0&lt;/ownerNode&gt;&lt;nodeName&gt;Software Node&lt;/nodeName&gt;&lt;eventName&gt;&quot;&amp;[.B14]&amp;&quot;&lt;/eventName&gt;&lt;Values /&gt;&lt;eventNode&gt;0&lt;/eventNode&gt;&lt;eventValue&gt;&quot;&amp;[.C14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21" table:formula="of:=[Events.$F5]" table:style-name="ce10">
            <text:p>21</text:p>
          </table:table-cell>
          <table:table-cell office:value-type="string" office:string-value="Point No. 1 &amp; 2 ON/OFF" table:formula="of:=[Events.$D5]" table:style-name="ce10">
            <text:p>Point No. 1 &amp; 2 ON/OFF</text:p>
          </table:table-cell>
          <table:table-cell office:value-type="float" office:value="21" table:formula="of:=[Events.$F5]" table:style-name="ce10">
            <text:p>21</text:p>
          </table:table-cell>
          <table:table-cell office:value-type="string" office:string-value="&lt;userEvents&gt;&lt;eventId&gt;21&lt;/eventId&gt;&lt;ownerNode&gt;0&lt;/ownerNode&gt;&lt;nodeName&gt;Software Node&lt;/nodeName&gt;&lt;eventName&gt;Point No. 1 &amp; 2 ON/OFF&lt;/eventName&gt;&lt;Values /&gt;&lt;eventNode&gt;0&lt;/eventNode&gt;&lt;eventValue&gt;21&lt;/eventValue&gt;&lt;/userEvents&gt;" table:formula="of:=&quot;&lt;userEvents&gt;&lt;eventId&gt;&quot;&amp;[.A15]&amp;&quot;&lt;/eventId&gt;&lt;ownerNode&gt;0&lt;/ownerNode&gt;&lt;nodeName&gt;Software Node&lt;/nodeName&gt;&lt;eventName&gt;&quot;&amp;[.B15]&amp;&quot;&lt;/eventName&gt;&lt;Values /&gt;&lt;eventNode&gt;0&lt;/eventNode&gt;&lt;eventValue&gt;&quot;&amp;[.C15]&amp;&quot;&lt;/eventValue&gt;&lt;/userEvents&gt;&quot;" table:style-name="ce1">
            <text:p>&lt;userEvents&gt;&lt;eventId&gt;21&lt;/eventId&gt;&lt;ownerNode&gt;0&lt;/ownerNode&gt;&lt;nodeName&gt;Software Node&lt;/nodeName&gt;&lt;eventName&gt;Point No. 1 &amp; 2 ON/OFF&lt;/eventName&gt;&lt;Values /&gt;&lt;eventNode&gt;0&lt;/eventNode&gt;&lt;eventValue&gt;21&lt;/eventValue&gt;&lt;/userEvents&gt;</text:p>
          </table:table-cell>
          <table:table-cell table:number-columns-repeated="16380" table:style-name="ce1"/>
        </table:table-row>
        <table:table-row table:style-name="ro1">
          <table:table-cell office:value-type="float" office:value="23" table:formula="of:=[Events.$F6]" table:style-name="ce10">
            <text:p>23</text:p>
          </table:table-cell>
          <table:table-cell office:value-type="string" office:string-value="Point No. 3 &amp; 4 ON/OFF" table:formula="of:=[Events.$D6]" table:style-name="ce10">
            <text:p>Point No. 3 &amp; 4 ON/OFF</text:p>
          </table:table-cell>
          <table:table-cell office:value-type="float" office:value="23" table:formula="of:=[Events.$F6]" table:style-name="ce10">
            <text:p>23</text:p>
          </table:table-cell>
          <table:table-cell office:value-type="string" office:string-value="&lt;userEvents&gt;&lt;eventId&gt;23&lt;/eventId&gt;&lt;ownerNode&gt;0&lt;/ownerNode&gt;&lt;nodeName&gt;Software Node&lt;/nodeName&gt;&lt;eventName&gt;Point No. 3 &amp; 4 ON/OFF&lt;/eventName&gt;&lt;Values /&gt;&lt;eventNode&gt;0&lt;/eventNode&gt;&lt;eventValue&gt;23&lt;/eventValue&gt;&lt;/userEvents&gt;" table:formula="of:=&quot;&lt;userEvents&gt;&lt;eventId&gt;&quot;&amp;[.A16]&amp;&quot;&lt;/eventId&gt;&lt;ownerNode&gt;0&lt;/ownerNode&gt;&lt;nodeName&gt;Software Node&lt;/nodeName&gt;&lt;eventName&gt;&quot;&amp;[.B16]&amp;&quot;&lt;/eventName&gt;&lt;Values /&gt;&lt;eventNode&gt;0&lt;/eventNode&gt;&lt;eventValue&gt;&quot;&amp;[.C16]&amp;&quot;&lt;/eventValue&gt;&lt;/userEvents&gt;&quot;" table:style-name="ce1">
            <text:p>&lt;userEvents&gt;&lt;eventId&gt;23&lt;/eventId&gt;&lt;ownerNode&gt;0&lt;/ownerNode&gt;&lt;nodeName&gt;Software Node&lt;/nodeName&gt;&lt;eventName&gt;Point No. 3 &amp; 4 ON/OFF&lt;/eventName&gt;&lt;Values /&gt;&lt;eventNode&gt;0&lt;/eventNode&gt;&lt;eventValue&gt;23&lt;/eventValue&gt;&lt;/userEvents&gt;</text:p>
          </table:table-cell>
          <table:table-cell table:number-columns-repeated="16380" table:style-name="ce1"/>
        </table:table-row>
        <table:table-row table:style-name="ro1">
          <table:table-cell office:value-type="float" office:value="25" table:formula="of:=[Events.$F7]" table:style-name="ce10">
            <text:p>25</text:p>
          </table:table-cell>
          <table:table-cell office:value-type="string" office:string-value="Point No. 5 ON/OFF" table:formula="of:=[Events.$D7]" table:style-name="ce10">
            <text:p>Point No. 5 ON/OFF</text:p>
          </table:table-cell>
          <table:table-cell office:value-type="float" office:value="25" table:formula="of:=[Events.$F7]" table:style-name="ce10">
            <text:p>25</text:p>
          </table:table-cell>
          <table:table-cell office:value-type="string" office:string-value="&lt;userEvents&gt;&lt;eventId&gt;25&lt;/eventId&gt;&lt;ownerNode&gt;0&lt;/ownerNode&gt;&lt;nodeName&gt;Software Node&lt;/nodeName&gt;&lt;eventName&gt;Point No. 5 ON/OFF&lt;/eventName&gt;&lt;Values /&gt;&lt;eventNode&gt;0&lt;/eventNode&gt;&lt;eventValue&gt;25&lt;/eventValue&gt;&lt;/userEvents&gt;" table:formula="of:=&quot;&lt;userEvents&gt;&lt;eventId&gt;&quot;&amp;[.A17]&amp;&quot;&lt;/eventId&gt;&lt;ownerNode&gt;0&lt;/ownerNode&gt;&lt;nodeName&gt;Software Node&lt;/nodeName&gt;&lt;eventName&gt;&quot;&amp;[.B17]&amp;&quot;&lt;/eventName&gt;&lt;Values /&gt;&lt;eventNode&gt;0&lt;/eventNode&gt;&lt;eventValue&gt;&quot;&amp;[.C17]&amp;&quot;&lt;/eventValue&gt;&lt;/userEvents&gt;&quot;" table:style-name="ce1">
            <text:p>&lt;userEvents&gt;&lt;eventId&gt;25&lt;/eventId&gt;&lt;ownerNode&gt;0&lt;/ownerNode&gt;&lt;nodeName&gt;Software Node&lt;/nodeName&gt;&lt;eventName&gt;Point No. 5 ON/OFF&lt;/eventName&gt;&lt;Values /&gt;&lt;eventNode&gt;0&lt;/eventNode&gt;&lt;eventValue&gt;25&lt;/eventValue&gt;&lt;/userEvents&gt;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8]&amp;&quot;&lt;/eventId&gt;&lt;ownerNode&gt;0&lt;/ownerNode&gt;&lt;nodeName&gt;Software Node&lt;/nodeName&gt;&lt;eventName&gt;&quot;&amp;[.B18]&amp;&quot;&lt;/eventName&gt;&lt;Values /&gt;&lt;eventNode&gt;0&lt;/eventNode&gt;&lt;eventValue&gt;&quot;&amp;[.C18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9]&amp;&quot;&lt;/eventId&gt;&lt;ownerNode&gt;0&lt;/ownerNode&gt;&lt;nodeName&gt;Software Node&lt;/nodeName&gt;&lt;eventName&gt;&quot;&amp;[.B19]&amp;&quot;&lt;/eventName&gt;&lt;Values /&gt;&lt;eventNode&gt;0&lt;/eventNode&gt;&lt;eventValue&gt;&quot;&amp;[.C19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0]&amp;&quot;&lt;/eventId&gt;&lt;ownerNode&gt;0&lt;/ownerNode&gt;&lt;nodeName&gt;Software Node&lt;/nodeName&gt;&lt;eventName&gt;&quot;&amp;[.B20]&amp;&quot;&lt;/eventName&gt;&lt;Values /&gt;&lt;eventNode&gt;0&lt;/eventNode&gt;&lt;eventValue&gt;&quot;&amp;[.C20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1]&amp;&quot;&lt;/eventId&gt;&lt;ownerNode&gt;0&lt;/ownerNode&gt;&lt;nodeName&gt;Software Node&lt;/nodeName&gt;&lt;eventName&gt;&quot;&amp;[.B21]&amp;&quot;&lt;/eventName&gt;&lt;Values /&gt;&lt;eventNode&gt;0&lt;/eventNode&gt;&lt;eventValue&gt;&quot;&amp;[.C21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2]&amp;&quot;&lt;/eventId&gt;&lt;ownerNode&gt;0&lt;/ownerNode&gt;&lt;nodeName&gt;Software Node&lt;/nodeName&gt;&lt;eventName&gt;&quot;&amp;[.B22]&amp;&quot;&lt;/eventName&gt;&lt;Values /&gt;&lt;eventNode&gt;0&lt;/eventNode&gt;&lt;eventValue&gt;&quot;&amp;[.C22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3]&amp;&quot;&lt;/eventId&gt;&lt;ownerNode&gt;0&lt;/ownerNode&gt;&lt;nodeName&gt;Software Node&lt;/nodeName&gt;&lt;eventName&gt;&quot;&amp;[.B23]&amp;&quot;&lt;/eventName&gt;&lt;Values /&gt;&lt;eventNode&gt;0&lt;/eventNode&gt;&lt;eventValue&gt;&quot;&amp;[.C23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4]&amp;&quot;&lt;/eventId&gt;&lt;ownerNode&gt;0&lt;/ownerNode&gt;&lt;nodeName&gt;Software Node&lt;/nodeName&gt;&lt;eventName&gt;&quot;&amp;[.B24]&amp;&quot;&lt;/eventName&gt;&lt;Values /&gt;&lt;eventNode&gt;0&lt;/eventNode&gt;&lt;eventValue&gt;&quot;&amp;[.C24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5]&amp;&quot;&lt;/eventId&gt;&lt;ownerNode&gt;0&lt;/ownerNode&gt;&lt;nodeName&gt;Software Node&lt;/nodeName&gt;&lt;eventName&gt;&quot;&amp;[.B25]&amp;&quot;&lt;/eventName&gt;&lt;Values /&gt;&lt;eventNode&gt;0&lt;/eventNode&gt;&lt;eventValue&gt;&quot;&amp;[.C25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6]&amp;&quot;&lt;/eventId&gt;&lt;ownerNode&gt;0&lt;/ownerNode&gt;&lt;nodeName&gt;Software Node&lt;/nodeName&gt;&lt;eventName&gt;&quot;&amp;[.B26]&amp;&quot;&lt;/eventName&gt;&lt;Values /&gt;&lt;eventNode&gt;0&lt;/eventNode&gt;&lt;eventValue&gt;&quot;&amp;[.C26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7]&amp;&quot;&lt;/eventId&gt;&lt;ownerNode&gt;0&lt;/ownerNode&gt;&lt;nodeName&gt;Software Node&lt;/nodeName&gt;&lt;eventName&gt;&quot;&amp;[.B27]&amp;&quot;&lt;/eventName&gt;&lt;Values /&gt;&lt;eventNode&gt;0&lt;/eventNode&gt;&lt;eventValue&gt;&quot;&amp;[.C27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8]&amp;&quot;&lt;/eventId&gt;&lt;ownerNode&gt;0&lt;/ownerNode&gt;&lt;nodeName&gt;Software Node&lt;/nodeName&gt;&lt;eventName&gt;&quot;&amp;[.B28]&amp;&quot;&lt;/eventName&gt;&lt;Values /&gt;&lt;eventNode&gt;0&lt;/eventNode&gt;&lt;eventValue&gt;&quot;&amp;[.C28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29]&amp;&quot;&lt;/eventId&gt;&lt;ownerNode&gt;0&lt;/ownerNode&gt;&lt;nodeName&gt;Software Node&lt;/nodeName&gt;&lt;eventName&gt;&quot;&amp;[.B29]&amp;&quot;&lt;/eventName&gt;&lt;Values /&gt;&lt;eventNode&gt;0&lt;/eventNode&gt;&lt;eventValue&gt;&quot;&amp;[.C29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30]&amp;&quot;&lt;/eventId&gt;&lt;ownerNode&gt;0&lt;/ownerNode&gt;&lt;nodeName&gt;Software Node&lt;/nodeName&gt;&lt;eventName&gt;&quot;&amp;[.B30]&amp;&quot;&lt;/eventName&gt;&lt;Values /&gt;&lt;eventNode&gt;0&lt;/eventNode&gt;&lt;eventValue&gt;&quot;&amp;[.C30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31]&amp;&quot;&lt;/eventId&gt;&lt;ownerNode&gt;0&lt;/ownerNode&gt;&lt;nodeName&gt;Software Node&lt;/nodeName&gt;&lt;eventName&gt;&quot;&amp;[.B31]&amp;&quot;&lt;/eventName&gt;&lt;Values /&gt;&lt;eventNode&gt;0&lt;/eventNode&gt;&lt;eventValue&gt;&quot;&amp;[.C31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32]&amp;&quot;&lt;/eventId&gt;&lt;ownerNode&gt;0&lt;/ownerNode&gt;&lt;nodeName&gt;Software Node&lt;/nodeName&gt;&lt;eventName&gt;&quot;&amp;[.B32]&amp;&quot;&lt;/eventName&gt;&lt;Values /&gt;&lt;eventNode&gt;0&lt;/eventNode&gt;&lt;eventValue&gt;&quot;&amp;[.C32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33]&amp;&quot;&lt;/eventId&gt;&lt;ownerNode&gt;0&lt;/ownerNode&gt;&lt;nodeName&gt;Software Node&lt;/nodeName&gt;&lt;eventName&gt;&quot;&amp;[.B33]&amp;&quot;&lt;/eventName&gt;&lt;Values /&gt;&lt;eventNode&gt;0&lt;/eventNode&gt;&lt;eventValue&gt;&quot;&amp;[.C33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34]&amp;&quot;&lt;/eventId&gt;&lt;ownerNode&gt;0&lt;/ownerNode&gt;&lt;nodeName&gt;Software Node&lt;/nodeName&gt;&lt;eventName&gt;&quot;&amp;[.B34]&amp;&quot;&lt;/eventName&gt;&lt;Values /&gt;&lt;eventNode&gt;0&lt;/eventNode&gt;&lt;eventValue&gt;&quot;&amp;[.C34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35]&amp;&quot;&lt;/eventId&gt;&lt;ownerNode&gt;0&lt;/ownerNode&gt;&lt;nodeName&gt;Software Node&lt;/nodeName&gt;&lt;eventName&gt;&quot;&amp;[.B35]&amp;&quot;&lt;/eventName&gt;&lt;Values /&gt;&lt;eventNode&gt;0&lt;/eventNode&gt;&lt;eventValue&gt;&quot;&amp;[.C35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36]&amp;&quot;&lt;/eventId&gt;&lt;ownerNode&gt;0&lt;/ownerNode&gt;&lt;nodeName&gt;Software Node&lt;/nodeName&gt;&lt;eventName&gt;&quot;&amp;[.B36]&amp;&quot;&lt;/eventName&gt;&lt;Values /&gt;&lt;eventNode&gt;0&lt;/eventNode&gt;&lt;eventValue&gt;&quot;&amp;[.C36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37]&amp;&quot;&lt;/eventId&gt;&lt;ownerNode&gt;0&lt;/ownerNode&gt;&lt;nodeName&gt;Software Node&lt;/nodeName&gt;&lt;eventName&gt;&quot;&amp;[.B37]&amp;&quot;&lt;/eventName&gt;&lt;Values /&gt;&lt;eventNode&gt;0&lt;/eventNode&gt;&lt;eventValue&gt;&quot;&amp;[.C37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38]&amp;&quot;&lt;/eventId&gt;&lt;ownerNode&gt;0&lt;/ownerNode&gt;&lt;nodeName&gt;Software Node&lt;/nodeName&gt;&lt;eventName&gt;&quot;&amp;[.B38]&amp;&quot;&lt;/eventName&gt;&lt;Values /&gt;&lt;eventNode&gt;0&lt;/eventNode&gt;&lt;eventValue&gt;&quot;&amp;[.C38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39]&amp;&quot;&lt;/eventId&gt;&lt;ownerNode&gt;0&lt;/ownerNode&gt;&lt;nodeName&gt;Software Node&lt;/nodeName&gt;&lt;eventName&gt;&quot;&amp;[.B39]&amp;&quot;&lt;/eventName&gt;&lt;Values /&gt;&lt;eventNode&gt;0&lt;/eventNode&gt;&lt;eventValue&gt;&quot;&amp;[.C39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40]&amp;&quot;&lt;/eventId&gt;&lt;ownerNode&gt;0&lt;/ownerNode&gt;&lt;nodeName&gt;Software Node&lt;/nodeName&gt;&lt;eventName&gt;&quot;&amp;[.B40]&amp;&quot;&lt;/eventName&gt;&lt;Values /&gt;&lt;eventNode&gt;0&lt;/eventNode&gt;&lt;eventValue&gt;&quot;&amp;[.C40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41]&amp;&quot;&lt;/eventId&gt;&lt;ownerNode&gt;0&lt;/ownerNode&gt;&lt;nodeName&gt;Software Node&lt;/nodeName&gt;&lt;eventName&gt;&quot;&amp;[.B41]&amp;&quot;&lt;/eventName&gt;&lt;Values /&gt;&lt;eventNode&gt;0&lt;/eventNode&gt;&lt;eventValue&gt;&quot;&amp;[.C41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42]&amp;&quot;&lt;/eventId&gt;&lt;ownerNode&gt;0&lt;/ownerNode&gt;&lt;nodeName&gt;Software Node&lt;/nodeName&gt;&lt;eventName&gt;&quot;&amp;[.B42]&amp;&quot;&lt;/eventName&gt;&lt;Values /&gt;&lt;eventNode&gt;0&lt;/eventNode&gt;&lt;eventValue&gt;&quot;&amp;[.C42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43]&amp;&quot;&lt;/eventId&gt;&lt;ownerNode&gt;0&lt;/ownerNode&gt;&lt;nodeName&gt;Software Node&lt;/nodeName&gt;&lt;eventName&gt;&quot;&amp;[.B43]&amp;&quot;&lt;/eventName&gt;&lt;Values /&gt;&lt;eventNode&gt;0&lt;/eventNode&gt;&lt;eventValue&gt;&quot;&amp;[.C43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44]&amp;&quot;&lt;/eventId&gt;&lt;ownerNode&gt;0&lt;/ownerNode&gt;&lt;nodeName&gt;Software Node&lt;/nodeName&gt;&lt;eventName&gt;&quot;&amp;[.B44]&amp;&quot;&lt;/eventName&gt;&lt;Values /&gt;&lt;eventNode&gt;0&lt;/eventNode&gt;&lt;eventValue&gt;&quot;&amp;[.C44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45]&amp;&quot;&lt;/eventId&gt;&lt;ownerNode&gt;0&lt;/ownerNode&gt;&lt;nodeName&gt;Software Node&lt;/nodeName&gt;&lt;eventName&gt;&quot;&amp;[.B45]&amp;&quot;&lt;/eventName&gt;&lt;Values /&gt;&lt;eventNode&gt;0&lt;/eventNode&gt;&lt;eventValue&gt;&quot;&amp;[.C45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46]&amp;&quot;&lt;/eventId&gt;&lt;ownerNode&gt;0&lt;/ownerNode&gt;&lt;nodeName&gt;Software Node&lt;/nodeName&gt;&lt;eventName&gt;&quot;&amp;[.B46]&amp;&quot;&lt;/eventName&gt;&lt;Values /&gt;&lt;eventNode&gt;0&lt;/eventNode&gt;&lt;eventValue&gt;&quot;&amp;[.C46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47]&amp;&quot;&lt;/eventId&gt;&lt;ownerNode&gt;0&lt;/ownerNode&gt;&lt;nodeName&gt;Software Node&lt;/nodeName&gt;&lt;eventName&gt;&quot;&amp;[.B47]&amp;&quot;&lt;/eventName&gt;&lt;Values /&gt;&lt;eventNode&gt;0&lt;/eventNode&gt;&lt;eventValue&gt;&quot;&amp;[.C47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48]&amp;&quot;&lt;/eventId&gt;&lt;ownerNode&gt;0&lt;/ownerNode&gt;&lt;nodeName&gt;Software Node&lt;/nodeName&gt;&lt;eventName&gt;&quot;&amp;[.B48]&amp;&quot;&lt;/eventName&gt;&lt;Values /&gt;&lt;eventNode&gt;0&lt;/eventNode&gt;&lt;eventValue&gt;&quot;&amp;[.C48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49]&amp;&quot;&lt;/eventId&gt;&lt;ownerNode&gt;0&lt;/ownerNode&gt;&lt;nodeName&gt;Software Node&lt;/nodeName&gt;&lt;eventName&gt;&quot;&amp;[.B49]&amp;&quot;&lt;/eventName&gt;&lt;Values /&gt;&lt;eventNode&gt;0&lt;/eventNode&gt;&lt;eventValue&gt;&quot;&amp;[.C49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50]&amp;&quot;&lt;/eventId&gt;&lt;ownerNode&gt;0&lt;/ownerNode&gt;&lt;nodeName&gt;Software Node&lt;/nodeName&gt;&lt;eventName&gt;&quot;&amp;[.B50]&amp;&quot;&lt;/eventName&gt;&lt;Values /&gt;&lt;eventNode&gt;0&lt;/eventNode&gt;&lt;eventValue&gt;&quot;&amp;[.C50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51]&amp;&quot;&lt;/eventId&gt;&lt;ownerNode&gt;0&lt;/ownerNode&gt;&lt;nodeName&gt;Software Node&lt;/nodeName&gt;&lt;eventName&gt;&quot;&amp;[.B51]&amp;&quot;&lt;/eventName&gt;&lt;Values /&gt;&lt;eventNode&gt;0&lt;/eventNode&gt;&lt;eventValue&gt;&quot;&amp;[.C51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52]&amp;&quot;&lt;/eventId&gt;&lt;ownerNode&gt;0&lt;/ownerNode&gt;&lt;nodeName&gt;Software Node&lt;/nodeName&gt;&lt;eventName&gt;&quot;&amp;[.B52]&amp;&quot;&lt;/eventName&gt;&lt;Values /&gt;&lt;eventNode&gt;0&lt;/eventNode&gt;&lt;eventValue&gt;&quot;&amp;[.C52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53]&amp;&quot;&lt;/eventId&gt;&lt;ownerNode&gt;0&lt;/ownerNode&gt;&lt;nodeName&gt;Software Node&lt;/nodeName&gt;&lt;eventName&gt;&quot;&amp;[.B53]&amp;&quot;&lt;/eventName&gt;&lt;Values /&gt;&lt;eventNode&gt;0&lt;/eventNode&gt;&lt;eventValue&gt;&quot;&amp;[.C53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54]&amp;&quot;&lt;/eventId&gt;&lt;ownerNode&gt;0&lt;/ownerNode&gt;&lt;nodeName&gt;Software Node&lt;/nodeName&gt;&lt;eventName&gt;&quot;&amp;[.B54]&amp;&quot;&lt;/eventName&gt;&lt;Values /&gt;&lt;eventNode&gt;0&lt;/eventNode&gt;&lt;eventValue&gt;&quot;&amp;[.C54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55]&amp;&quot;&lt;/eventId&gt;&lt;ownerNode&gt;0&lt;/ownerNode&gt;&lt;nodeName&gt;Software Node&lt;/nodeName&gt;&lt;eventName&gt;&quot;&amp;[.B55]&amp;&quot;&lt;/eventName&gt;&lt;Values /&gt;&lt;eventNode&gt;0&lt;/eventNode&gt;&lt;eventValue&gt;&quot;&amp;[.C55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56]&amp;&quot;&lt;/eventId&gt;&lt;ownerNode&gt;0&lt;/ownerNode&gt;&lt;nodeName&gt;Software Node&lt;/nodeName&gt;&lt;eventName&gt;&quot;&amp;[.B56]&amp;&quot;&lt;/eventName&gt;&lt;Values /&gt;&lt;eventNode&gt;0&lt;/eventNode&gt;&lt;eventValue&gt;&quot;&amp;[.C56]&amp;&quot;&lt;/eventValue&gt;&lt;/userEvents&gt;&quot;" table:style-name="ce16">
            <text:p>#REF!</text:p>
          </table:table-cell>
          <table:table-cell table:style-name="ce16"/>
          <table:table-cell table:number-columns-repeated="16379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57]&amp;&quot;&lt;/eventId&gt;&lt;ownerNode&gt;0&lt;/ownerNode&gt;&lt;nodeName&gt;Software Node&lt;/nodeName&gt;&lt;eventName&gt;&quot;&amp;[.B57]&amp;&quot;&lt;/eventName&gt;&lt;Values /&gt;&lt;eventNode&gt;0&lt;/eventNode&gt;&lt;eventValue&gt;&quot;&amp;[.C57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58]&amp;&quot;&lt;/eventId&gt;&lt;ownerNode&gt;0&lt;/ownerNode&gt;&lt;nodeName&gt;Software Node&lt;/nodeName&gt;&lt;eventName&gt;&quot;&amp;[.B58]&amp;&quot;&lt;/eventName&gt;&lt;Values /&gt;&lt;eventNode&gt;0&lt;/eventNode&gt;&lt;eventValue&gt;&quot;&amp;[.C58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59]&amp;&quot;&lt;/eventId&gt;&lt;ownerNode&gt;0&lt;/ownerNode&gt;&lt;nodeName&gt;Software Node&lt;/nodeName&gt;&lt;eventName&gt;&quot;&amp;[.B59]&amp;&quot;&lt;/eventName&gt;&lt;Values /&gt;&lt;eventNode&gt;0&lt;/eventNode&gt;&lt;eventValue&gt;&quot;&amp;[.C59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60]&amp;&quot;&lt;/eventId&gt;&lt;ownerNode&gt;0&lt;/ownerNode&gt;&lt;nodeName&gt;Software Node&lt;/nodeName&gt;&lt;eventName&gt;&quot;&amp;[.B60]&amp;&quot;&lt;/eventName&gt;&lt;Values /&gt;&lt;eventNode&gt;0&lt;/eventNode&gt;&lt;eventValue&gt;&quot;&amp;[.C60]&amp;&quot;&lt;/eventValue&gt;&lt;/userEvents&gt;&quot;" table:style-name="ce16">
            <text:p>#REF!</text:p>
          </table:table-cell>
          <table:table-cell table:style-name="ce16"/>
          <table:table-cell table:number-columns-repeated="16379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61]&amp;&quot;&lt;/eventId&gt;&lt;ownerNode&gt;0&lt;/ownerNode&gt;&lt;nodeName&gt;Software Node&lt;/nodeName&gt;&lt;eventName&gt;&quot;&amp;[.B61]&amp;&quot;&lt;/eventName&gt;&lt;Values /&gt;&lt;eventNode&gt;0&lt;/eventNode&gt;&lt;eventValue&gt;&quot;&amp;[.C61]&amp;&quot;&lt;/eventValue&gt;&lt;/userEvents&gt;&quot;" table:style-name="ce16">
            <text:p>#REF!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62]&amp;&quot;&lt;/eventId&gt;&lt;ownerNode&gt;0&lt;/ownerNode&gt;&lt;nodeName&gt;Software Node&lt;/nodeName&gt;&lt;eventName&gt;&quot;&amp;[.B62]&amp;&quot;&lt;/eventName&gt;&lt;Values /&gt;&lt;eventNode&gt;0&lt;/eventNode&gt;&lt;eventValue&gt;&quot;&amp;[.C62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63]&amp;&quot;&lt;/eventId&gt;&lt;ownerNode&gt;0&lt;/ownerNode&gt;&lt;nodeName&gt;Software Node&lt;/nodeName&gt;&lt;eventName&gt;&quot;&amp;[.B63]&amp;&quot;&lt;/eventName&gt;&lt;Values /&gt;&lt;eventNode&gt;0&lt;/eventNode&gt;&lt;eventValue&gt;&quot;&amp;[.C63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64]&amp;&quot;&lt;/eventId&gt;&lt;ownerNode&gt;0&lt;/ownerNode&gt;&lt;nodeName&gt;Software Node&lt;/nodeName&gt;&lt;eventName&gt;&quot;&amp;[.B64]&amp;&quot;&lt;/eventName&gt;&lt;Values /&gt;&lt;eventNode&gt;0&lt;/eventNode&gt;&lt;eventValue&gt;&quot;&amp;[.C64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65]&amp;&quot;&lt;/eventId&gt;&lt;ownerNode&gt;0&lt;/ownerNode&gt;&lt;nodeName&gt;Software Node&lt;/nodeName&gt;&lt;eventName&gt;&quot;&amp;[.B65]&amp;&quot;&lt;/eventName&gt;&lt;Values /&gt;&lt;eventNode&gt;0&lt;/eventNode&gt;&lt;eventValue&gt;&quot;&amp;[.C65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66]&amp;&quot;&lt;/eventId&gt;&lt;ownerNode&gt;0&lt;/ownerNode&gt;&lt;nodeName&gt;Software Node&lt;/nodeName&gt;&lt;eventName&gt;&quot;&amp;[.B66]&amp;&quot;&lt;/eventName&gt;&lt;Values /&gt;&lt;eventNode&gt;0&lt;/eventNode&gt;&lt;eventValue&gt;&quot;&amp;[.C66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67]&amp;&quot;&lt;/eventId&gt;&lt;ownerNode&gt;0&lt;/ownerNode&gt;&lt;nodeName&gt;Software Node&lt;/nodeName&gt;&lt;eventName&gt;&quot;&amp;[.B67]&amp;&quot;&lt;/eventName&gt;&lt;Values /&gt;&lt;eventNode&gt;0&lt;/eventNode&gt;&lt;eventValue&gt;&quot;&amp;[.C67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68]&amp;&quot;&lt;/eventId&gt;&lt;ownerNode&gt;0&lt;/ownerNode&gt;&lt;nodeName&gt;Software Node&lt;/nodeName&gt;&lt;eventName&gt;&quot;&amp;[.B68]&amp;&quot;&lt;/eventName&gt;&lt;Values /&gt;&lt;eventNode&gt;0&lt;/eventNode&gt;&lt;eventValue&gt;&quot;&amp;[.C68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69]&amp;&quot;&lt;/eventId&gt;&lt;ownerNode&gt;0&lt;/ownerNode&gt;&lt;nodeName&gt;Software Node&lt;/nodeName&gt;&lt;eventName&gt;&quot;&amp;[.B69]&amp;&quot;&lt;/eventName&gt;&lt;Values /&gt;&lt;eventNode&gt;0&lt;/eventNode&gt;&lt;eventValue&gt;&quot;&amp;[.C69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121" table:formula="of:=[Events.$F10]" table:style-name="ce10">
            <text:p>121</text:p>
          </table:table-cell>
          <table:table-cell office:value-type="string" office:string-value="Point sense 1 &amp; 2" table:formula="of:=[Events.$D10]" table:style-name="ce10">
            <text:p>Point sense 1 &amp; 2</text:p>
          </table:table-cell>
          <table:table-cell office:value-type="float" office:value="121" table:formula="of:=[Events.$F10]" table:style-name="ce10">
            <text:p>121</text:p>
          </table:table-cell>
          <table:table-cell office:value-type="string" office:string-value="&lt;userEvents&gt;&lt;eventId&gt;121&lt;/eventId&gt;&lt;ownerNode&gt;0&lt;/ownerNode&gt;&lt;nodeName&gt;Software Node&lt;/nodeName&gt;&lt;eventName&gt;Point sense 1 &amp; 2&lt;/eventName&gt;&lt;Values /&gt;&lt;eventNode&gt;0&lt;/eventNode&gt;&lt;eventValue&gt;121&lt;/eventValue&gt;&lt;/userEvents&gt;" table:formula="of:=&quot;&lt;userEvents&gt;&lt;eventId&gt;&quot;&amp;[.A70]&amp;&quot;&lt;/eventId&gt;&lt;ownerNode&gt;0&lt;/ownerNode&gt;&lt;nodeName&gt;Software Node&lt;/nodeName&gt;&lt;eventName&gt;&quot;&amp;[.B70]&amp;&quot;&lt;/eventName&gt;&lt;Values /&gt;&lt;eventNode&gt;0&lt;/eventNode&gt;&lt;eventValue&gt;&quot;&amp;[.C70]&amp;&quot;&lt;/eventValue&gt;&lt;/userEvents&gt;&quot;" table:style-name="ce1">
            <text:p>&lt;userEvents&gt;&lt;eventId&gt;121&lt;/eventId&gt;&lt;ownerNode&gt;0&lt;/ownerNode&gt;&lt;nodeName&gt;Software Node&lt;/nodeName&gt;&lt;eventName&gt;Point sense 1 &amp; 2&lt;/eventName&gt;&lt;Values /&gt;&lt;eventNode&gt;0&lt;/eventNode&gt;&lt;eventValue&gt;121&lt;/eventValue&gt;&lt;/userEvents&gt;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71]&amp;&quot;&lt;/eventId&gt;&lt;ownerNode&gt;0&lt;/ownerNode&gt;&lt;nodeName&gt;Software Node&lt;/nodeName&gt;&lt;eventName&gt;&quot;&amp;[.B71]&amp;&quot;&lt;/eventName&gt;&lt;Values /&gt;&lt;eventNode&gt;0&lt;/eventNode&gt;&lt;eventValue&gt;&quot;&amp;[.C71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123" table:formula="of:=[Events.$F11]" table:style-name="ce17">
            <text:p>123</text:p>
          </table:table-cell>
          <table:table-cell office:value-type="string" office:string-value="Point sense 3 &amp; 4" table:formula="of:=[Events.$D11]" table:style-name="ce17">
            <text:p>Point sense 3 &amp; 4</text:p>
          </table:table-cell>
          <table:table-cell office:value-type="float" office:value="123" table:formula="of:=[Events.$F11]" table:style-name="ce17">
            <text:p>123</text:p>
          </table:table-cell>
          <table:table-cell office:value-type="string" office:string-value="&lt;userEvents&gt;&lt;eventId&gt;123&lt;/eventId&gt;&lt;ownerNode&gt;0&lt;/ownerNode&gt;&lt;nodeName&gt;Software Node&lt;/nodeName&gt;&lt;eventName&gt;Point sense 3 &amp; 4&lt;/eventName&gt;&lt;Values /&gt;&lt;eventNode&gt;0&lt;/eventNode&gt;&lt;eventValue&gt;123&lt;/eventValue&gt;&lt;/userEvents&gt;" table:formula="of:=&quot;&lt;userEvents&gt;&lt;eventId&gt;&quot;&amp;[.A72]&amp;&quot;&lt;/eventId&gt;&lt;ownerNode&gt;0&lt;/ownerNode&gt;&lt;nodeName&gt;Software Node&lt;/nodeName&gt;&lt;eventName&gt;&quot;&amp;[.B72]&amp;&quot;&lt;/eventName&gt;&lt;Values /&gt;&lt;eventNode&gt;0&lt;/eventNode&gt;&lt;eventValue&gt;&quot;&amp;[.C72]&amp;&quot;&lt;/eventValue&gt;&lt;/userEvents&gt;&quot;" table:style-name="ce16">
            <text:p>&lt;userEvents&gt;&lt;eventId&gt;123&lt;/eventId&gt;&lt;ownerNode&gt;0&lt;/ownerNode&gt;&lt;nodeName&gt;Software Node&lt;/nodeName&gt;&lt;eventName&gt;Point sense 3 &amp; 4&lt;/eventName&gt;&lt;Values /&gt;&lt;eventNode&gt;0&lt;/eventNode&gt;&lt;eventValue&gt;123&lt;/eventValue&gt;&lt;/userEvents&gt;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73]&amp;&quot;&lt;/eventId&gt;&lt;ownerNode&gt;0&lt;/ownerNode&gt;&lt;nodeName&gt;Software Node&lt;/nodeName&gt;&lt;eventName&gt;&quot;&amp;[.B73]&amp;&quot;&lt;/eventName&gt;&lt;Values /&gt;&lt;eventNode&gt;0&lt;/eventNode&gt;&lt;eventValue&gt;&quot;&amp;[.C73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125" table:formula="of:=[Events.$F12]" table:style-name="ce17">
            <text:p>125</text:p>
          </table:table-cell>
          <table:table-cell office:value-type="string" office:string-value="Point sense 5" table:formula="of:=[Events.$D12]" table:style-name="ce17">
            <text:p>Point sense 5</text:p>
          </table:table-cell>
          <table:table-cell office:value-type="float" office:value="125" table:formula="of:=[Events.$F12]" table:style-name="ce17">
            <text:p>125</text:p>
          </table:table-cell>
          <table:table-cell office:value-type="string" office:string-value="&lt;userEvents&gt;&lt;eventId&gt;125&lt;/eventId&gt;&lt;ownerNode&gt;0&lt;/ownerNode&gt;&lt;nodeName&gt;Software Node&lt;/nodeName&gt;&lt;eventName&gt;Point sense 5&lt;/eventName&gt;&lt;Values /&gt;&lt;eventNode&gt;0&lt;/eventNode&gt;&lt;eventValue&gt;125&lt;/eventValue&gt;&lt;/userEvents&gt;" table:formula="of:=&quot;&lt;userEvents&gt;&lt;eventId&gt;&quot;&amp;[.A74]&amp;&quot;&lt;/eventId&gt;&lt;ownerNode&gt;0&lt;/ownerNode&gt;&lt;nodeName&gt;Software Node&lt;/nodeName&gt;&lt;eventName&gt;&quot;&amp;[.B74]&amp;&quot;&lt;/eventName&gt;&lt;Values /&gt;&lt;eventNode&gt;0&lt;/eventNode&gt;&lt;eventValue&gt;&quot;&amp;[.C74]&amp;&quot;&lt;/eventValue&gt;&lt;/userEvents&gt;&quot;" table:style-name="ce16">
            <text:p>&lt;userEvents&gt;&lt;eventId&gt;125&lt;/eventId&gt;&lt;ownerNode&gt;0&lt;/ownerNode&gt;&lt;nodeName&gt;Software Node&lt;/nodeName&gt;&lt;eventName&gt;Point sense 5&lt;/eventName&gt;&lt;Values /&gt;&lt;eventNode&gt;0&lt;/eventNode&gt;&lt;eventValue&gt;125&lt;/eventValue&gt;&lt;/userEvents&gt;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126" table:formula="of:=[Events.$F13]" table:style-name="ce17">
            <text:p>126</text:p>
          </table:table-cell>
          <table:table-cell office:value-type="string" office:string-value="Point sense 6" table:formula="of:=[Events.$D13]" table:style-name="ce17">
            <text:p>Point sense 6</text:p>
          </table:table-cell>
          <table:table-cell office:value-type="float" office:value="126" table:formula="of:=[Events.$F13]" table:style-name="ce17">
            <text:p>126</text:p>
          </table:table-cell>
          <table:table-cell office:value-type="string" office:string-value="&lt;userEvents&gt;&lt;eventId&gt;126&lt;/eventId&gt;&lt;ownerNode&gt;0&lt;/ownerNode&gt;&lt;nodeName&gt;Software Node&lt;/nodeName&gt;&lt;eventName&gt;Point sense 6&lt;/eventName&gt;&lt;Values /&gt;&lt;eventNode&gt;0&lt;/eventNode&gt;&lt;eventValue&gt;126&lt;/eventValue&gt;&lt;/userEvents&gt;" table:formula="of:=&quot;&lt;userEvents&gt;&lt;eventId&gt;&quot;&amp;[.A75]&amp;&quot;&lt;/eventId&gt;&lt;ownerNode&gt;0&lt;/ownerNode&gt;&lt;nodeName&gt;Software Node&lt;/nodeName&gt;&lt;eventName&gt;&quot;&amp;[.B75]&amp;&quot;&lt;/eventName&gt;&lt;Values /&gt;&lt;eventNode&gt;0&lt;/eventNode&gt;&lt;eventValue&gt;&quot;&amp;[.C75]&amp;&quot;&lt;/eventValue&gt;&lt;/userEvents&gt;&quot;" table:style-name="ce16">
            <text:p>&lt;userEvents&gt;&lt;eventId&gt;126&lt;/eventId&gt;&lt;ownerNode&gt;0&lt;/ownerNode&gt;&lt;nodeName&gt;Software Node&lt;/nodeName&gt;&lt;eventName&gt;Point sense 6&lt;/eventName&gt;&lt;Values /&gt;&lt;eventNode&gt;0&lt;/eventNode&gt;&lt;eventValue&gt;126&lt;/eventValue&gt;&lt;/userEvents&gt;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76]&amp;&quot;&lt;/eventId&gt;&lt;ownerNode&gt;0&lt;/ownerNode&gt;&lt;nodeName&gt;Software Node&lt;/nodeName&gt;&lt;eventName&gt;&quot;&amp;[.B76]&amp;&quot;&lt;/eventName&gt;&lt;Values /&gt;&lt;eventNode&gt;0&lt;/eventNode&gt;&lt;eventValue&gt;&quot;&amp;[.C76]&amp;&quot;&lt;/eventValue&gt;&lt;/userEvents&gt;&quot;" table:style-name="ce16">
            <text:p>#REF!</text:p>
          </table:table-cell>
          <table:table-cell table:style-name="ce16"/>
          <table:table-cell table:number-columns-repeated="16379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77]&amp;&quot;&lt;/eventId&gt;&lt;ownerNode&gt;0&lt;/ownerNode&gt;&lt;nodeName&gt;Software Node&lt;/nodeName&gt;&lt;eventName&gt;&quot;&amp;[.B77]&amp;&quot;&lt;/eventName&gt;&lt;Values /&gt;&lt;eventNode&gt;0&lt;/eventNode&gt;&lt;eventValue&gt;&quot;&amp;[.C77]&amp;&quot;&lt;/eventValue&gt;&lt;/userEvents&gt;&quot;" table:style-name="ce16">
            <text:p>#REF!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78]&amp;&quot;&lt;/eventId&gt;&lt;ownerNode&gt;0&lt;/ownerNode&gt;&lt;nodeName&gt;Software Node&lt;/nodeName&gt;&lt;eventName&gt;&quot;&amp;[.B78]&amp;&quot;&lt;/eventName&gt;&lt;Values /&gt;&lt;eventNode&gt;0&lt;/eventNode&gt;&lt;eventValue&gt;&quot;&amp;[.C78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79]&amp;&quot;&lt;/eventId&gt;&lt;ownerNode&gt;0&lt;/ownerNode&gt;&lt;nodeName&gt;Software Node&lt;/nodeName&gt;&lt;eventName&gt;&quot;&amp;[.B79]&amp;&quot;&lt;/eventName&gt;&lt;Values /&gt;&lt;eventNode&gt;0&lt;/eventNode&gt;&lt;eventValue&gt;&quot;&amp;[.C79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80]&amp;&quot;&lt;/eventId&gt;&lt;ownerNode&gt;0&lt;/ownerNode&gt;&lt;nodeName&gt;Software Node&lt;/nodeName&gt;&lt;eventName&gt;&quot;&amp;[.B80]&amp;&quot;&lt;/eventName&gt;&lt;Values /&gt;&lt;eventNode&gt;0&lt;/eventNode&gt;&lt;eventValue&gt;&quot;&amp;[.C80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81]&amp;&quot;&lt;/eventId&gt;&lt;ownerNode&gt;0&lt;/ownerNode&gt;&lt;nodeName&gt;Software Node&lt;/nodeName&gt;&lt;eventName&gt;&quot;&amp;[.B81]&amp;&quot;&lt;/eventName&gt;&lt;Values /&gt;&lt;eventNode&gt;0&lt;/eventNode&gt;&lt;eventValue&gt;&quot;&amp;[.C81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82]&amp;&quot;&lt;/eventId&gt;&lt;ownerNode&gt;0&lt;/ownerNode&gt;&lt;nodeName&gt;Software Node&lt;/nodeName&gt;&lt;eventName&gt;&quot;&amp;[.B82]&amp;&quot;&lt;/eventName&gt;&lt;Values /&gt;&lt;eventNode&gt;0&lt;/eventNode&gt;&lt;eventValue&gt;&quot;&amp;[.C82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83]&amp;&quot;&lt;/eventId&gt;&lt;ownerNode&gt;0&lt;/ownerNode&gt;&lt;nodeName&gt;Software Node&lt;/nodeName&gt;&lt;eventName&gt;&quot;&amp;[.B83]&amp;&quot;&lt;/eventName&gt;&lt;Values /&gt;&lt;eventNode&gt;0&lt;/eventNode&gt;&lt;eventValue&gt;&quot;&amp;[.C83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84]&amp;&quot;&lt;/eventId&gt;&lt;ownerNode&gt;0&lt;/ownerNode&gt;&lt;nodeName&gt;Software Node&lt;/nodeName&gt;&lt;eventName&gt;&quot;&amp;[.B84]&amp;&quot;&lt;/eventName&gt;&lt;Values /&gt;&lt;eventNode&gt;0&lt;/eventNode&gt;&lt;eventValue&gt;&quot;&amp;[.C84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85]&amp;&quot;&lt;/eventId&gt;&lt;ownerNode&gt;0&lt;/ownerNode&gt;&lt;nodeName&gt;Software Node&lt;/nodeName&gt;&lt;eventName&gt;&quot;&amp;[.B85]&amp;&quot;&lt;/eventName&gt;&lt;Values /&gt;&lt;eventNode&gt;0&lt;/eventNode&gt;&lt;eventValue&gt;&quot;&amp;[.C85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86]&amp;&quot;&lt;/eventId&gt;&lt;ownerNode&gt;0&lt;/ownerNode&gt;&lt;nodeName&gt;Software Node&lt;/nodeName&gt;&lt;eventName&gt;&quot;&amp;[.B86]&amp;&quot;&lt;/eventName&gt;&lt;Values /&gt;&lt;eventNode&gt;0&lt;/eventNode&gt;&lt;eventValue&gt;&quot;&amp;[.C86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87]&amp;&quot;&lt;/eventId&gt;&lt;ownerNode&gt;0&lt;/ownerNode&gt;&lt;nodeName&gt;Software Node&lt;/nodeName&gt;&lt;eventName&gt;&quot;&amp;[.B87]&amp;&quot;&lt;/eventName&gt;&lt;Values /&gt;&lt;eventNode&gt;0&lt;/eventNode&gt;&lt;eventValue&gt;&quot;&amp;[.C87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88]&amp;&quot;&lt;/eventId&gt;&lt;ownerNode&gt;0&lt;/ownerNode&gt;&lt;nodeName&gt;Software Node&lt;/nodeName&gt;&lt;eventName&gt;&quot;&amp;[.B88]&amp;&quot;&lt;/eventName&gt;&lt;Values /&gt;&lt;eventNode&gt;0&lt;/eventNode&gt;&lt;eventValue&gt;&quot;&amp;[.C88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89]&amp;&quot;&lt;/eventId&gt;&lt;ownerNode&gt;0&lt;/ownerNode&gt;&lt;nodeName&gt;Software Node&lt;/nodeName&gt;&lt;eventName&gt;&quot;&amp;[.B89]&amp;&quot;&lt;/eventName&gt;&lt;Values /&gt;&lt;eventNode&gt;0&lt;/eventNode&gt;&lt;eventValue&gt;&quot;&amp;[.C89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90]&amp;&quot;&lt;/eventId&gt;&lt;ownerNode&gt;0&lt;/ownerNode&gt;&lt;nodeName&gt;Software Node&lt;/nodeName&gt;&lt;eventName&gt;&quot;&amp;[.B90]&amp;&quot;&lt;/eventName&gt;&lt;Values /&gt;&lt;eventNode&gt;0&lt;/eventNode&gt;&lt;eventValue&gt;&quot;&amp;[.C90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91]&amp;&quot;&lt;/eventId&gt;&lt;ownerNode&gt;0&lt;/ownerNode&gt;&lt;nodeName&gt;Software Node&lt;/nodeName&gt;&lt;eventName&gt;&quot;&amp;[.B91]&amp;&quot;&lt;/eventName&gt;&lt;Values /&gt;&lt;eventNode&gt;0&lt;/eventNode&gt;&lt;eventValue&gt;&quot;&amp;[.C91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92]&amp;&quot;&lt;/eventId&gt;&lt;ownerNode&gt;0&lt;/ownerNode&gt;&lt;nodeName&gt;Software Node&lt;/nodeName&gt;&lt;eventName&gt;&quot;&amp;[.B92]&amp;&quot;&lt;/eventName&gt;&lt;Values /&gt;&lt;eventNode&gt;0&lt;/eventNode&gt;&lt;eventValue&gt;&quot;&amp;[.C92]&amp;&quot;&lt;/eventValue&gt;&lt;/userEvents&gt;&quot;" table:style-name="ce16">
            <text:p>#REF!</text:p>
          </table:table-cell>
          <table:table-cell table:style-name="ce16"/>
          <table:table-cell table:number-columns-repeated="16379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93]&amp;&quot;&lt;/eventId&gt;&lt;ownerNode&gt;0&lt;/ownerNode&gt;&lt;nodeName&gt;Software Node&lt;/nodeName&gt;&lt;eventName&gt;&quot;&amp;[.B93]&amp;&quot;&lt;/eventName&gt;&lt;Values /&gt;&lt;eventNode&gt;0&lt;/eventNode&gt;&lt;eventValue&gt;&quot;&amp;[.C93]&amp;&quot;&lt;/eventValue&gt;&lt;/userEvents&gt;&quot;" table:style-name="ce16">
            <text:p>#REF!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94]&amp;&quot;&lt;/eventId&gt;&lt;ownerNode&gt;0&lt;/ownerNode&gt;&lt;nodeName&gt;Software Node&lt;/nodeName&gt;&lt;eventName&gt;&quot;&amp;[.B94]&amp;&quot;&lt;/eventName&gt;&lt;Values /&gt;&lt;eventNode&gt;0&lt;/eventNode&gt;&lt;eventValue&gt;&quot;&amp;[.C94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95]&amp;&quot;&lt;/eventId&gt;&lt;ownerNode&gt;0&lt;/ownerNode&gt;&lt;nodeName&gt;Software Node&lt;/nodeName&gt;&lt;eventName&gt;&quot;&amp;[.B95]&amp;&quot;&lt;/eventName&gt;&lt;Values /&gt;&lt;eventNode&gt;0&lt;/eventNode&gt;&lt;eventValue&gt;&quot;&amp;[.C95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96]&amp;&quot;&lt;/eventId&gt;&lt;ownerNode&gt;0&lt;/ownerNode&gt;&lt;nodeName&gt;Software Node&lt;/nodeName&gt;&lt;eventName&gt;&quot;&amp;[.B96]&amp;&quot;&lt;/eventName&gt;&lt;Values /&gt;&lt;eventNode&gt;0&lt;/eventNode&gt;&lt;eventValue&gt;&quot;&amp;[.C96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97]&amp;&quot;&lt;/eventId&gt;&lt;ownerNode&gt;0&lt;/ownerNode&gt;&lt;nodeName&gt;Software Node&lt;/nodeName&gt;&lt;eventName&gt;&quot;&amp;[.B97]&amp;&quot;&lt;/eventName&gt;&lt;Values /&gt;&lt;eventNode&gt;0&lt;/eventNode&gt;&lt;eventValue&gt;&quot;&amp;[.C97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98]&amp;&quot;&lt;/eventId&gt;&lt;ownerNode&gt;0&lt;/ownerNode&gt;&lt;nodeName&gt;Software Node&lt;/nodeName&gt;&lt;eventName&gt;&quot;&amp;[.B98]&amp;&quot;&lt;/eventName&gt;&lt;Values /&gt;&lt;eventNode&gt;0&lt;/eventNode&gt;&lt;eventValue&gt;&quot;&amp;[.C98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99]&amp;&quot;&lt;/eventId&gt;&lt;ownerNode&gt;0&lt;/ownerNode&gt;&lt;nodeName&gt;Software Node&lt;/nodeName&gt;&lt;eventName&gt;&quot;&amp;[.B99]&amp;&quot;&lt;/eventName&gt;&lt;Values /&gt;&lt;eventNode&gt;0&lt;/eventNode&gt;&lt;eventValue&gt;&quot;&amp;[.C99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00]&amp;&quot;&lt;/eventId&gt;&lt;ownerNode&gt;0&lt;/ownerNode&gt;&lt;nodeName&gt;Software Node&lt;/nodeName&gt;&lt;eventName&gt;&quot;&amp;[.B100]&amp;&quot;&lt;/eventName&gt;&lt;Values /&gt;&lt;eventNode&gt;0&lt;/eventNode&gt;&lt;eventValue&gt;&quot;&amp;[.C100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01]&amp;&quot;&lt;/eventId&gt;&lt;ownerNode&gt;0&lt;/ownerNode&gt;&lt;nodeName&gt;Software Node&lt;/nodeName&gt;&lt;eventName&gt;&quot;&amp;[.B101]&amp;&quot;&lt;/eventName&gt;&lt;Values /&gt;&lt;eventNode&gt;0&lt;/eventNode&gt;&lt;eventValue&gt;&quot;&amp;[.C101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02]&amp;&quot;&lt;/eventId&gt;&lt;ownerNode&gt;0&lt;/ownerNode&gt;&lt;nodeName&gt;Software Node&lt;/nodeName&gt;&lt;eventName&gt;&quot;&amp;[.B102]&amp;&quot;&lt;/eventName&gt;&lt;Values /&gt;&lt;eventNode&gt;0&lt;/eventNode&gt;&lt;eventValue&gt;&quot;&amp;[.C102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03]&amp;&quot;&lt;/eventId&gt;&lt;ownerNode&gt;0&lt;/ownerNode&gt;&lt;nodeName&gt;Software Node&lt;/nodeName&gt;&lt;eventName&gt;&quot;&amp;[.B103]&amp;&quot;&lt;/eventName&gt;&lt;Values /&gt;&lt;eventNode&gt;0&lt;/eventNode&gt;&lt;eventValue&gt;&quot;&amp;[.C103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04]&amp;&quot;&lt;/eventId&gt;&lt;ownerNode&gt;0&lt;/ownerNode&gt;&lt;nodeName&gt;Software Node&lt;/nodeName&gt;&lt;eventName&gt;&quot;&amp;[.B104]&amp;&quot;&lt;/eventName&gt;&lt;Values /&gt;&lt;eventNode&gt;0&lt;/eventNode&gt;&lt;eventValue&gt;&quot;&amp;[.C104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05]&amp;&quot;&lt;/eventId&gt;&lt;ownerNode&gt;0&lt;/ownerNode&gt;&lt;nodeName&gt;Software Node&lt;/nodeName&gt;&lt;eventName&gt;&quot;&amp;[.B105]&amp;&quot;&lt;/eventName&gt;&lt;Values /&gt;&lt;eventNode&gt;0&lt;/eventNode&gt;&lt;eventValue&gt;&quot;&amp;[.C105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06]&amp;&quot;&lt;/eventId&gt;&lt;ownerNode&gt;0&lt;/ownerNode&gt;&lt;nodeName&gt;Software Node&lt;/nodeName&gt;&lt;eventName&gt;&quot;&amp;[.B106]&amp;&quot;&lt;/eventName&gt;&lt;Values /&gt;&lt;eventNode&gt;0&lt;/eventNode&gt;&lt;eventValue&gt;&quot;&amp;[.C106]&amp;&quot;&lt;/eventValue&gt;&lt;/userEvents&gt;&quot;" table:style-name="ce16">
            <text:p>#REF!</text:p>
          </table:table-cell>
          <table:table-cell table:style-name="ce16"/>
          <table:table-cell table:number-columns-repeated="16379"/>
        </table:table-row>
        <table:table-row table:style-name="ro1" table:visibility="collapse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07]&amp;&quot;&lt;/eventId&gt;&lt;ownerNode&gt;0&lt;/ownerNode&gt;&lt;nodeName&gt;Software Node&lt;/nodeName&gt;&lt;eventName&gt;&quot;&amp;[.B107]&amp;&quot;&lt;/eventName&gt;&lt;Values /&gt;&lt;eventNode&gt;0&lt;/eventNode&gt;&lt;eventValue&gt;&quot;&amp;[.C107]&amp;&quot;&lt;/eventValue&gt;&lt;/userEvents&gt;&quot;" table:style-name="ce16">
            <text:p>#REF!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08]&amp;&quot;&lt;/eventId&gt;&lt;ownerNode&gt;0&lt;/ownerNode&gt;&lt;nodeName&gt;Software Node&lt;/nodeName&gt;&lt;eventName&gt;&quot;&amp;[.B108]&amp;&quot;&lt;/eventName&gt;&lt;Values /&gt;&lt;eventNode&gt;0&lt;/eventNode&gt;&lt;eventValue&gt;&quot;&amp;[.C108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09]&amp;&quot;&lt;/eventId&gt;&lt;ownerNode&gt;0&lt;/ownerNode&gt;&lt;nodeName&gt;Software Node&lt;/nodeName&gt;&lt;eventName&gt;&quot;&amp;[.B109]&amp;&quot;&lt;/eventName&gt;&lt;Values /&gt;&lt;eventNode&gt;0&lt;/eventNode&gt;&lt;eventValue&gt;&quot;&amp;[.C109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10]&amp;&quot;&lt;/eventId&gt;&lt;ownerNode&gt;0&lt;/ownerNode&gt;&lt;nodeName&gt;Software Node&lt;/nodeName&gt;&lt;eventName&gt;&quot;&amp;[.B110]&amp;&quot;&lt;/eventName&gt;&lt;Values /&gt;&lt;eventNode&gt;0&lt;/eventNode&gt;&lt;eventValue&gt;&quot;&amp;[.C110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11]&amp;&quot;&lt;/eventId&gt;&lt;ownerNode&gt;0&lt;/ownerNode&gt;&lt;nodeName&gt;Software Node&lt;/nodeName&gt;&lt;eventName&gt;&quot;&amp;[.B111]&amp;&quot;&lt;/eventName&gt;&lt;Values /&gt;&lt;eventNode&gt;0&lt;/eventNode&gt;&lt;eventValue&gt;&quot;&amp;[.C111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12]&amp;&quot;&lt;/eventId&gt;&lt;ownerNode&gt;0&lt;/ownerNode&gt;&lt;nodeName&gt;Software Node&lt;/nodeName&gt;&lt;eventName&gt;&quot;&amp;[.B112]&amp;&quot;&lt;/eventName&gt;&lt;Values /&gt;&lt;eventNode&gt;0&lt;/eventNode&gt;&lt;eventValue&gt;&quot;&amp;[.C112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13]&amp;&quot;&lt;/eventId&gt;&lt;ownerNode&gt;0&lt;/ownerNode&gt;&lt;nodeName&gt;Software Node&lt;/nodeName&gt;&lt;eventName&gt;&quot;&amp;[.B113]&amp;&quot;&lt;/eventName&gt;&lt;Values /&gt;&lt;eventNode&gt;0&lt;/eventNode&gt;&lt;eventValue&gt;&quot;&amp;[.C113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14]&amp;&quot;&lt;/eventId&gt;&lt;ownerNode&gt;0&lt;/ownerNode&gt;&lt;nodeName&gt;Software Node&lt;/nodeName&gt;&lt;eventName&gt;&quot;&amp;[.B114]&amp;&quot;&lt;/eventName&gt;&lt;Values /&gt;&lt;eventNode&gt;0&lt;/eventNode&gt;&lt;eventValue&gt;&quot;&amp;[.C114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15]&amp;&quot;&lt;/eventId&gt;&lt;ownerNode&gt;0&lt;/ownerNode&gt;&lt;nodeName&gt;Software Node&lt;/nodeName&gt;&lt;eventName&gt;&quot;&amp;[.B115]&amp;&quot;&lt;/eventName&gt;&lt;Values /&gt;&lt;eventNode&gt;0&lt;/eventNode&gt;&lt;eventValue&gt;&quot;&amp;[.C115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16]&amp;&quot;&lt;/eventId&gt;&lt;ownerNode&gt;0&lt;/ownerNode&gt;&lt;nodeName&gt;Software Node&lt;/nodeName&gt;&lt;eventName&gt;&quot;&amp;[.B116]&amp;&quot;&lt;/eventName&gt;&lt;Values /&gt;&lt;eventNode&gt;0&lt;/eventNode&gt;&lt;eventValue&gt;&quot;&amp;[.C116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17]&amp;&quot;&lt;/eventId&gt;&lt;ownerNode&gt;0&lt;/ownerNode&gt;&lt;nodeName&gt;Software Node&lt;/nodeName&gt;&lt;eventName&gt;&quot;&amp;[.B117]&amp;&quot;&lt;/eventName&gt;&lt;Values /&gt;&lt;eventNode&gt;0&lt;/eventNode&gt;&lt;eventValue&gt;&quot;&amp;[.C117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18]&amp;&quot;&lt;/eventId&gt;&lt;ownerNode&gt;0&lt;/ownerNode&gt;&lt;nodeName&gt;Software Node&lt;/nodeName&gt;&lt;eventName&gt;&quot;&amp;[.B118]&amp;&quot;&lt;/eventName&gt;&lt;Values /&gt;&lt;eventNode&gt;0&lt;/eventNode&gt;&lt;eventValue&gt;&quot;&amp;[.C118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19]&amp;&quot;&lt;/eventId&gt;&lt;ownerNode&gt;0&lt;/ownerNode&gt;&lt;nodeName&gt;Software Node&lt;/nodeName&gt;&lt;eventName&gt;&quot;&amp;[.B119]&amp;&quot;&lt;/eventName&gt;&lt;Values /&gt;&lt;eventNode&gt;0&lt;/eventNode&gt;&lt;eventValue&gt;&quot;&amp;[.C119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20]&amp;&quot;&lt;/eventId&gt;&lt;ownerNode&gt;0&lt;/ownerNode&gt;&lt;nodeName&gt;Software Node&lt;/nodeName&gt;&lt;eventName&gt;&quot;&amp;[.B120]&amp;&quot;&lt;/eventName&gt;&lt;Values /&gt;&lt;eventNode&gt;0&lt;/eventNode&gt;&lt;eventValue&gt;&quot;&amp;[.C120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21]&amp;&quot;&lt;/eventId&gt;&lt;ownerNode&gt;0&lt;/ownerNode&gt;&lt;nodeName&gt;Software Node&lt;/nodeName&gt;&lt;eventName&gt;&quot;&amp;[.B121]&amp;&quot;&lt;/eventName&gt;&lt;Values /&gt;&lt;eventNode&gt;0&lt;/eventNode&gt;&lt;eventValue&gt;&quot;&amp;[.C121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22]&amp;&quot;&lt;/eventId&gt;&lt;ownerNode&gt;0&lt;/ownerNode&gt;&lt;nodeName&gt;Software Node&lt;/nodeName&gt;&lt;eventName&gt;&quot;&amp;[.B122]&amp;&quot;&lt;/eventName&gt;&lt;Values /&gt;&lt;eventNode&gt;0&lt;/eventNode&gt;&lt;eventValue&gt;&quot;&amp;[.C122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23]&amp;&quot;&lt;/eventId&gt;&lt;ownerNode&gt;0&lt;/ownerNode&gt;&lt;nodeName&gt;Software Node&lt;/nodeName&gt;&lt;eventName&gt;&quot;&amp;[.B123]&amp;&quot;&lt;/eventName&gt;&lt;Values /&gt;&lt;eventNode&gt;0&lt;/eventNode&gt;&lt;eventValue&gt;&quot;&amp;[.C123]&amp;&quot;&lt;/eventValue&gt;&lt;/userEvents&gt;&quot;" table:style-name="ce16">
            <text:p>#REF!</text:p>
          </table:table-cell>
          <table:table-cell table:style-name="ce16"/>
          <table:table-cell table:number-columns-repeated="16379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24]&amp;&quot;&lt;/eventId&gt;&lt;ownerNode&gt;0&lt;/ownerNode&gt;&lt;nodeName&gt;Software Node&lt;/nodeName&gt;&lt;eventName&gt;&quot;&amp;[.B124]&amp;&quot;&lt;/eventName&gt;&lt;Values /&gt;&lt;eventNode&gt;0&lt;/eventNode&gt;&lt;eventValue&gt;&quot;&amp;[.C124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25]&amp;&quot;&lt;/eventId&gt;&lt;ownerNode&gt;0&lt;/ownerNode&gt;&lt;nodeName&gt;Software Node&lt;/nodeName&gt;&lt;eventName&gt;&quot;&amp;[.B125]&amp;&quot;&lt;/eventName&gt;&lt;Values /&gt;&lt;eventNode&gt;0&lt;/eventNode&gt;&lt;eventValue&gt;&quot;&amp;[.C125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26]&amp;&quot;&lt;/eventId&gt;&lt;ownerNode&gt;0&lt;/ownerNode&gt;&lt;nodeName&gt;Software Node&lt;/nodeName&gt;&lt;eventName&gt;&quot;&amp;[.B126]&amp;&quot;&lt;/eventName&gt;&lt;Values /&gt;&lt;eventNode&gt;0&lt;/eventNode&gt;&lt;eventValue&gt;&quot;&amp;[.C126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27]&amp;&quot;&lt;/eventId&gt;&lt;ownerNode&gt;0&lt;/ownerNode&gt;&lt;nodeName&gt;Software Node&lt;/nodeName&gt;&lt;eventName&gt;&quot;&amp;[.B127]&amp;&quot;&lt;/eventName&gt;&lt;Values /&gt;&lt;eventNode&gt;0&lt;/eventNode&gt;&lt;eventValue&gt;&quot;&amp;[.C127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28]&amp;&quot;&lt;/eventId&gt;&lt;ownerNode&gt;0&lt;/ownerNode&gt;&lt;nodeName&gt;Software Node&lt;/nodeName&gt;&lt;eventName&gt;&quot;&amp;[.B128]&amp;&quot;&lt;/eventName&gt;&lt;Values /&gt;&lt;eventNode&gt;0&lt;/eventNode&gt;&lt;eventValue&gt;&quot;&amp;[.C128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29]&amp;&quot;&lt;/eventId&gt;&lt;ownerNode&gt;0&lt;/ownerNode&gt;&lt;nodeName&gt;Software Node&lt;/nodeName&gt;&lt;eventName&gt;&quot;&amp;[.B129]&amp;&quot;&lt;/eventName&gt;&lt;Values /&gt;&lt;eventNode&gt;0&lt;/eventNode&gt;&lt;eventValue&gt;&quot;&amp;[.C129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30]&amp;&quot;&lt;/eventId&gt;&lt;ownerNode&gt;0&lt;/ownerNode&gt;&lt;nodeName&gt;Software Node&lt;/nodeName&gt;&lt;eventName&gt;&quot;&amp;[.B130]&amp;&quot;&lt;/eventName&gt;&lt;Values /&gt;&lt;eventNode&gt;0&lt;/eventNode&gt;&lt;eventValue&gt;&quot;&amp;[.C130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31]&amp;&quot;&lt;/eventId&gt;&lt;ownerNode&gt;0&lt;/ownerNode&gt;&lt;nodeName&gt;Software Node&lt;/nodeName&gt;&lt;eventName&gt;&quot;&amp;[.B131]&amp;&quot;&lt;/eventName&gt;&lt;Values /&gt;&lt;eventNode&gt;0&lt;/eventNode&gt;&lt;eventValue&gt;&quot;&amp;[.C131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32]&amp;&quot;&lt;/eventId&gt;&lt;ownerNode&gt;0&lt;/ownerNode&gt;&lt;nodeName&gt;Software Node&lt;/nodeName&gt;&lt;eventName&gt;&quot;&amp;[.B132]&amp;&quot;&lt;/eventName&gt;&lt;Values /&gt;&lt;eventNode&gt;0&lt;/eventNode&gt;&lt;eventValue&gt;&quot;&amp;[.C132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33]&amp;&quot;&lt;/eventId&gt;&lt;ownerNode&gt;0&lt;/ownerNode&gt;&lt;nodeName&gt;Software Node&lt;/nodeName&gt;&lt;eventName&gt;&quot;&amp;[.B133]&amp;&quot;&lt;/eventName&gt;&lt;Values /&gt;&lt;eventNode&gt;0&lt;/eventNode&gt;&lt;eventValue&gt;&quot;&amp;[.C133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34]&amp;&quot;&lt;/eventId&gt;&lt;ownerNode&gt;0&lt;/ownerNode&gt;&lt;nodeName&gt;Software Node&lt;/nodeName&gt;&lt;eventName&gt;&quot;&amp;[.B134]&amp;&quot;&lt;/eventName&gt;&lt;Values /&gt;&lt;eventNode&gt;0&lt;/eventNode&gt;&lt;eventValue&gt;&quot;&amp;[.C134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35]&amp;&quot;&lt;/eventId&gt;&lt;ownerNode&gt;0&lt;/ownerNode&gt;&lt;nodeName&gt;Software Node&lt;/nodeName&gt;&lt;eventName&gt;&quot;&amp;[.B135]&amp;&quot;&lt;/eventName&gt;&lt;Values /&gt;&lt;eventNode&gt;0&lt;/eventNode&gt;&lt;eventValue&gt;&quot;&amp;[.C135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36]&amp;&quot;&lt;/eventId&gt;&lt;ownerNode&gt;0&lt;/ownerNode&gt;&lt;nodeName&gt;Software Node&lt;/nodeName&gt;&lt;eventName&gt;&quot;&amp;[.B136]&amp;&quot;&lt;/eventName&gt;&lt;Values /&gt;&lt;eventNode&gt;0&lt;/eventNode&gt;&lt;eventValue&gt;&quot;&amp;[.C136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37]&amp;&quot;&lt;/eventId&gt;&lt;ownerNode&gt;0&lt;/ownerNode&gt;&lt;nodeName&gt;Software Node&lt;/nodeName&gt;&lt;eventName&gt;&quot;&amp;[.B137]&amp;&quot;&lt;/eventName&gt;&lt;Values /&gt;&lt;eventNode&gt;0&lt;/eventNode&gt;&lt;eventValue&gt;&quot;&amp;[.C137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38]&amp;&quot;&lt;/eventId&gt;&lt;ownerNode&gt;0&lt;/ownerNode&gt;&lt;nodeName&gt;Software Node&lt;/nodeName&gt;&lt;eventName&gt;&quot;&amp;[.B138]&amp;&quot;&lt;/eventName&gt;&lt;Values /&gt;&lt;eventNode&gt;0&lt;/eventNode&gt;&lt;eventValue&gt;&quot;&amp;[.C138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39]&amp;&quot;&lt;/eventId&gt;&lt;ownerNode&gt;0&lt;/ownerNode&gt;&lt;nodeName&gt;Software Node&lt;/nodeName&gt;&lt;eventName&gt;&quot;&amp;[.B139]&amp;&quot;&lt;/eventName&gt;&lt;Values /&gt;&lt;eventNode&gt;0&lt;/eventNode&gt;&lt;eventValue&gt;&quot;&amp;[.C139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40]&amp;&quot;&lt;/eventId&gt;&lt;ownerNode&gt;0&lt;/ownerNode&gt;&lt;nodeName&gt;Software Node&lt;/nodeName&gt;&lt;eventName&gt;&quot;&amp;[.B140]&amp;&quot;&lt;/eventName&gt;&lt;Values /&gt;&lt;eventNode&gt;0&lt;/eventNode&gt;&lt;eventValue&gt;&quot;&amp;[.C140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41]&amp;&quot;&lt;/eventId&gt;&lt;ownerNode&gt;0&lt;/ownerNode&gt;&lt;nodeName&gt;Software Node&lt;/nodeName&gt;&lt;eventName&gt;&quot;&amp;[.B141]&amp;&quot;&lt;/eventName&gt;&lt;Values /&gt;&lt;eventNode&gt;0&lt;/eventNode&gt;&lt;eventValue&gt;&quot;&amp;[.C141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42]&amp;&quot;&lt;/eventId&gt;&lt;ownerNode&gt;0&lt;/ownerNode&gt;&lt;nodeName&gt;Software Node&lt;/nodeName&gt;&lt;eventName&gt;&quot;&amp;[.B142]&amp;&quot;&lt;/eventName&gt;&lt;Values /&gt;&lt;eventNode&gt;0&lt;/eventNode&gt;&lt;eventValue&gt;&quot;&amp;[.C142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43]&amp;&quot;&lt;/eventId&gt;&lt;ownerNode&gt;0&lt;/ownerNode&gt;&lt;nodeName&gt;Software Node&lt;/nodeName&gt;&lt;eventName&gt;&quot;&amp;[.B143]&amp;&quot;&lt;/eventName&gt;&lt;Values /&gt;&lt;eventNode&gt;0&lt;/eventNode&gt;&lt;eventValue&gt;&quot;&amp;[.C143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44]&amp;&quot;&lt;/eventId&gt;&lt;ownerNode&gt;0&lt;/ownerNode&gt;&lt;nodeName&gt;Software Node&lt;/nodeName&gt;&lt;eventName&gt;&quot;&amp;[.B144]&amp;&quot;&lt;/eventName&gt;&lt;Values /&gt;&lt;eventNode&gt;0&lt;/eventNode&gt;&lt;eventValue&gt;&quot;&amp;[.C144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45]&amp;&quot;&lt;/eventId&gt;&lt;ownerNode&gt;0&lt;/ownerNode&gt;&lt;nodeName&gt;Software Node&lt;/nodeName&gt;&lt;eventName&gt;&quot;&amp;[.B145]&amp;&quot;&lt;/eventName&gt;&lt;Values /&gt;&lt;eventNode&gt;0&lt;/eventNode&gt;&lt;eventValue&gt;&quot;&amp;[.C145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46]&amp;&quot;&lt;/eventId&gt;&lt;ownerNode&gt;0&lt;/ownerNode&gt;&lt;nodeName&gt;Software Node&lt;/nodeName&gt;&lt;eventName&gt;&quot;&amp;[.B146]&amp;&quot;&lt;/eventName&gt;&lt;Values /&gt;&lt;eventNode&gt;0&lt;/eventNode&gt;&lt;eventValue&gt;&quot;&amp;[.C146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47]&amp;&quot;&lt;/eventId&gt;&lt;ownerNode&gt;0&lt;/ownerNode&gt;&lt;nodeName&gt;Software Node&lt;/nodeName&gt;&lt;eventName&gt;&quot;&amp;[.B147]&amp;&quot;&lt;/eventName&gt;&lt;Values /&gt;&lt;eventNode&gt;0&lt;/eventNode&gt;&lt;eventValue&gt;&quot;&amp;[.C147]&amp;&quot;&lt;/eventValue&gt;&lt;/userEvents&gt;&quot;" table:style-name="ce16">
            <text:p>#REF!</text:p>
          </table:table-cell>
          <table:table-cell table:style-name="ce16"/>
          <table:table-cell table:number-columns-repeated="16379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48]&amp;&quot;&lt;/eventId&gt;&lt;ownerNode&gt;0&lt;/ownerNode&gt;&lt;nodeName&gt;Software Node&lt;/nodeName&gt;&lt;eventName&gt;&quot;&amp;[.B148]&amp;&quot;&lt;/eventName&gt;&lt;Values /&gt;&lt;eventNode&gt;0&lt;/eventNode&gt;&lt;eventValue&gt;&quot;&amp;[.C148]&amp;&quot;&lt;/eventValue&gt;&lt;/userEvents&gt;&quot;" table:style-name="ce16">
            <text:p>#REF!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49]&amp;&quot;&lt;/eventId&gt;&lt;ownerNode&gt;0&lt;/ownerNode&gt;&lt;nodeName&gt;Software Node&lt;/nodeName&gt;&lt;eventName&gt;&quot;&amp;[.B149]&amp;&quot;&lt;/eventName&gt;&lt;Values /&gt;&lt;eventNode&gt;0&lt;/eventNode&gt;&lt;eventValue&gt;&quot;&amp;[.C149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50]&amp;&quot;&lt;/eventId&gt;&lt;ownerNode&gt;0&lt;/ownerNode&gt;&lt;nodeName&gt;Software Node&lt;/nodeName&gt;&lt;eventName&gt;&quot;&amp;[.B150]&amp;&quot;&lt;/eventName&gt;&lt;Values /&gt;&lt;eventNode&gt;0&lt;/eventNode&gt;&lt;eventValue&gt;&quot;&amp;[.C150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51]&amp;&quot;&lt;/eventId&gt;&lt;ownerNode&gt;0&lt;/ownerNode&gt;&lt;nodeName&gt;Software Node&lt;/nodeName&gt;&lt;eventName&gt;&quot;&amp;[.B151]&amp;&quot;&lt;/eventName&gt;&lt;Values /&gt;&lt;eventNode&gt;0&lt;/eventNode&gt;&lt;eventValue&gt;&quot;&amp;[.C151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52]&amp;&quot;&lt;/eventId&gt;&lt;ownerNode&gt;0&lt;/ownerNode&gt;&lt;nodeName&gt;Software Node&lt;/nodeName&gt;&lt;eventName&gt;&quot;&amp;[.B152]&amp;&quot;&lt;/eventName&gt;&lt;Values /&gt;&lt;eventNode&gt;0&lt;/eventNode&gt;&lt;eventValue&gt;&quot;&amp;[.C152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53]&amp;&quot;&lt;/eventId&gt;&lt;ownerNode&gt;0&lt;/ownerNode&gt;&lt;nodeName&gt;Software Node&lt;/nodeName&gt;&lt;eventName&gt;&quot;&amp;[.B153]&amp;&quot;&lt;/eventName&gt;&lt;Values /&gt;&lt;eventNode&gt;0&lt;/eventNode&gt;&lt;eventValue&gt;&quot;&amp;[.C153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54]&amp;&quot;&lt;/eventId&gt;&lt;ownerNode&gt;0&lt;/ownerNode&gt;&lt;nodeName&gt;Software Node&lt;/nodeName&gt;&lt;eventName&gt;&quot;&amp;[.B154]&amp;&quot;&lt;/eventName&gt;&lt;Values /&gt;&lt;eventNode&gt;0&lt;/eventNode&gt;&lt;eventValue&gt;&quot;&amp;[.C154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55]&amp;&quot;&lt;/eventId&gt;&lt;ownerNode&gt;0&lt;/ownerNode&gt;&lt;nodeName&gt;Software Node&lt;/nodeName&gt;&lt;eventName&gt;&quot;&amp;[.B155]&amp;&quot;&lt;/eventName&gt;&lt;Values /&gt;&lt;eventNode&gt;0&lt;/eventNode&gt;&lt;eventValue&gt;&quot;&amp;[.C155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56]&amp;&quot;&lt;/eventId&gt;&lt;ownerNode&gt;0&lt;/ownerNode&gt;&lt;nodeName&gt;Software Node&lt;/nodeName&gt;&lt;eventName&gt;&quot;&amp;[.B156]&amp;&quot;&lt;/eventName&gt;&lt;Values /&gt;&lt;eventNode&gt;0&lt;/eventNode&gt;&lt;eventValue&gt;&quot;&amp;[.C156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57]&amp;&quot;&lt;/eventId&gt;&lt;ownerNode&gt;0&lt;/ownerNode&gt;&lt;nodeName&gt;Software Node&lt;/nodeName&gt;&lt;eventName&gt;&quot;&amp;[.B157]&amp;&quot;&lt;/eventName&gt;&lt;Values /&gt;&lt;eventNode&gt;0&lt;/eventNode&gt;&lt;eventValue&gt;&quot;&amp;[.C157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58]&amp;&quot;&lt;/eventId&gt;&lt;ownerNode&gt;0&lt;/ownerNode&gt;&lt;nodeName&gt;Software Node&lt;/nodeName&gt;&lt;eventName&gt;&quot;&amp;[.B158]&amp;&quot;&lt;/eventName&gt;&lt;Values /&gt;&lt;eventNode&gt;0&lt;/eventNode&gt;&lt;eventValue&gt;&quot;&amp;[.C158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59]&amp;&quot;&lt;/eventId&gt;&lt;ownerNode&gt;0&lt;/ownerNode&gt;&lt;nodeName&gt;Software Node&lt;/nodeName&gt;&lt;eventName&gt;&quot;&amp;[.B159]&amp;&quot;&lt;/eventName&gt;&lt;Values /&gt;&lt;eventNode&gt;0&lt;/eventNode&gt;&lt;eventValue&gt;&quot;&amp;[.C159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60]&amp;&quot;&lt;/eventId&gt;&lt;ownerNode&gt;0&lt;/ownerNode&gt;&lt;nodeName&gt;Software Node&lt;/nodeName&gt;&lt;eventName&gt;&quot;&amp;[.B160]&amp;&quot;&lt;/eventName&gt;&lt;Values /&gt;&lt;eventNode&gt;0&lt;/eventNode&gt;&lt;eventValue&gt;&quot;&amp;[.C160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61]&amp;&quot;&lt;/eventId&gt;&lt;ownerNode&gt;0&lt;/ownerNode&gt;&lt;nodeName&gt;Software Node&lt;/nodeName&gt;&lt;eventName&gt;&quot;&amp;[.B161]&amp;&quot;&lt;/eventName&gt;&lt;Values /&gt;&lt;eventNode&gt;0&lt;/eventNode&gt;&lt;eventValue&gt;&quot;&amp;[.C161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62]&amp;&quot;&lt;/eventId&gt;&lt;ownerNode&gt;0&lt;/ownerNode&gt;&lt;nodeName&gt;Software Node&lt;/nodeName&gt;&lt;eventName&gt;&quot;&amp;[.B162]&amp;&quot;&lt;/eventName&gt;&lt;Values /&gt;&lt;eventNode&gt;0&lt;/eventNode&gt;&lt;eventValue&gt;&quot;&amp;[.C162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63]&amp;&quot;&lt;/eventId&gt;&lt;ownerNode&gt;0&lt;/ownerNode&gt;&lt;nodeName&gt;Software Node&lt;/nodeName&gt;&lt;eventName&gt;&quot;&amp;[.B163]&amp;&quot;&lt;/eventName&gt;&lt;Values /&gt;&lt;eventNode&gt;0&lt;/eventNode&gt;&lt;eventValue&gt;&quot;&amp;[.C163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64]&amp;&quot;&lt;/eventId&gt;&lt;ownerNode&gt;0&lt;/ownerNode&gt;&lt;nodeName&gt;Software Node&lt;/nodeName&gt;&lt;eventName&gt;&quot;&amp;[.B164]&amp;&quot;&lt;/eventName&gt;&lt;Values /&gt;&lt;eventNode&gt;0&lt;/eventNode&gt;&lt;eventValue&gt;&quot;&amp;[.C164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65]&amp;&quot;&lt;/eventId&gt;&lt;ownerNode&gt;0&lt;/ownerNode&gt;&lt;nodeName&gt;Software Node&lt;/nodeName&gt;&lt;eventName&gt;&quot;&amp;[.B165]&amp;&quot;&lt;/eventName&gt;&lt;Values /&gt;&lt;eventNode&gt;0&lt;/eventNode&gt;&lt;eventValue&gt;&quot;&amp;[.C165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66]&amp;&quot;&lt;/eventId&gt;&lt;ownerNode&gt;0&lt;/ownerNode&gt;&lt;nodeName&gt;Software Node&lt;/nodeName&gt;&lt;eventName&gt;&quot;&amp;[.B166]&amp;&quot;&lt;/eventName&gt;&lt;Values /&gt;&lt;eventNode&gt;0&lt;/eventNode&gt;&lt;eventValue&gt;&quot;&amp;[.C166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67]&amp;&quot;&lt;/eventId&gt;&lt;ownerNode&gt;0&lt;/ownerNode&gt;&lt;nodeName&gt;Software Node&lt;/nodeName&gt;&lt;eventName&gt;&quot;&amp;[.B167]&amp;&quot;&lt;/eventName&gt;&lt;Values /&gt;&lt;eventNode&gt;0&lt;/eventNode&gt;&lt;eventValue&gt;&quot;&amp;[.C167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68]&amp;&quot;&lt;/eventId&gt;&lt;ownerNode&gt;0&lt;/ownerNode&gt;&lt;nodeName&gt;Software Node&lt;/nodeName&gt;&lt;eventName&gt;&quot;&amp;[.B168]&amp;&quot;&lt;/eventName&gt;&lt;Values /&gt;&lt;eventNode&gt;0&lt;/eventNode&gt;&lt;eventValue&gt;&quot;&amp;[.C168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69]&amp;&quot;&lt;/eventId&gt;&lt;ownerNode&gt;0&lt;/ownerNode&gt;&lt;nodeName&gt;Software Node&lt;/nodeName&gt;&lt;eventName&gt;&quot;&amp;[.B169]&amp;&quot;&lt;/eventName&gt;&lt;Values /&gt;&lt;eventNode&gt;0&lt;/eventNode&gt;&lt;eventValue&gt;&quot;&amp;[.C169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70]&amp;&quot;&lt;/eventId&gt;&lt;ownerNode&gt;0&lt;/ownerNode&gt;&lt;nodeName&gt;Software Node&lt;/nodeName&gt;&lt;eventName&gt;&quot;&amp;[.B170]&amp;&quot;&lt;/eventName&gt;&lt;Values /&gt;&lt;eventNode&gt;0&lt;/eventNode&gt;&lt;eventValue&gt;&quot;&amp;[.C170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71]&amp;&quot;&lt;/eventId&gt;&lt;ownerNode&gt;0&lt;/ownerNode&gt;&lt;nodeName&gt;Software Node&lt;/nodeName&gt;&lt;eventName&gt;&quot;&amp;[.B171]&amp;&quot;&lt;/eventName&gt;&lt;Values /&gt;&lt;eventNode&gt;0&lt;/eventNode&gt;&lt;eventValue&gt;&quot;&amp;[.C171]&amp;&quot;&lt;/eventValue&gt;&lt;/userEvents&gt;&quot;" table:style-name="ce16">
            <text:p>#REF!</text:p>
          </table:table-cell>
          <table:table-cell table:style-name="ce16"/>
          <table:table-cell table:number-columns-repeated="16379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72]&amp;&quot;&lt;/eventId&gt;&lt;ownerNode&gt;0&lt;/ownerNode&gt;&lt;nodeName&gt;Software Node&lt;/nodeName&gt;&lt;eventName&gt;&quot;&amp;[.B172]&amp;&quot;&lt;/eventName&gt;&lt;Values /&gt;&lt;eventNode&gt;0&lt;/eventNode&gt;&lt;eventValue&gt;&quot;&amp;[.C172]&amp;&quot;&lt;/eventValue&gt;&lt;/userEvents&gt;&quot;" table:style-name="ce16">
            <text:p>#REF!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73]&amp;&quot;&lt;/eventId&gt;&lt;ownerNode&gt;0&lt;/ownerNode&gt;&lt;nodeName&gt;Software Node&lt;/nodeName&gt;&lt;eventName&gt;&quot;&amp;[.B173]&amp;&quot;&lt;/eventName&gt;&lt;Values /&gt;&lt;eventNode&gt;0&lt;/eventNode&gt;&lt;eventValue&gt;&quot;&amp;[.C173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74]&amp;&quot;&lt;/eventId&gt;&lt;ownerNode&gt;0&lt;/ownerNode&gt;&lt;nodeName&gt;Software Node&lt;/nodeName&gt;&lt;eventName&gt;&quot;&amp;[.B174]&amp;&quot;&lt;/eventName&gt;&lt;Values /&gt;&lt;eventNode&gt;0&lt;/eventNode&gt;&lt;eventValue&gt;&quot;&amp;[.C174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75]&amp;&quot;&lt;/eventId&gt;&lt;ownerNode&gt;0&lt;/ownerNode&gt;&lt;nodeName&gt;Software Node&lt;/nodeName&gt;&lt;eventName&gt;&quot;&amp;[.B175]&amp;&quot;&lt;/eventName&gt;&lt;Values /&gt;&lt;eventNode&gt;0&lt;/eventNode&gt;&lt;eventValue&gt;&quot;&amp;[.C175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76]&amp;&quot;&lt;/eventId&gt;&lt;ownerNode&gt;0&lt;/ownerNode&gt;&lt;nodeName&gt;Software Node&lt;/nodeName&gt;&lt;eventName&gt;&quot;&amp;[.B176]&amp;&quot;&lt;/eventName&gt;&lt;Values /&gt;&lt;eventNode&gt;0&lt;/eventNode&gt;&lt;eventValue&gt;&quot;&amp;[.C176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77]&amp;&quot;&lt;/eventId&gt;&lt;ownerNode&gt;0&lt;/ownerNode&gt;&lt;nodeName&gt;Software Node&lt;/nodeName&gt;&lt;eventName&gt;&quot;&amp;[.B177]&amp;&quot;&lt;/eventName&gt;&lt;Values /&gt;&lt;eventNode&gt;0&lt;/eventNode&gt;&lt;eventValue&gt;&quot;&amp;[.C177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78]&amp;&quot;&lt;/eventId&gt;&lt;ownerNode&gt;0&lt;/ownerNode&gt;&lt;nodeName&gt;Software Node&lt;/nodeName&gt;&lt;eventName&gt;&quot;&amp;[.B178]&amp;&quot;&lt;/eventName&gt;&lt;Values /&gt;&lt;eventNode&gt;0&lt;/eventNode&gt;&lt;eventValue&gt;&quot;&amp;[.C178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79]&amp;&quot;&lt;/eventId&gt;&lt;ownerNode&gt;0&lt;/ownerNode&gt;&lt;nodeName&gt;Software Node&lt;/nodeName&gt;&lt;eventName&gt;&quot;&amp;[.B179]&amp;&quot;&lt;/eventName&gt;&lt;Values /&gt;&lt;eventNode&gt;0&lt;/eventNode&gt;&lt;eventValue&gt;&quot;&amp;[.C179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80]&amp;&quot;&lt;/eventId&gt;&lt;ownerNode&gt;0&lt;/ownerNode&gt;&lt;nodeName&gt;Software Node&lt;/nodeName&gt;&lt;eventName&gt;&quot;&amp;[.B180]&amp;&quot;&lt;/eventName&gt;&lt;Values /&gt;&lt;eventNode&gt;0&lt;/eventNode&gt;&lt;eventValue&gt;&quot;&amp;[.C180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81]&amp;&quot;&lt;/eventId&gt;&lt;ownerNode&gt;0&lt;/ownerNode&gt;&lt;nodeName&gt;Software Node&lt;/nodeName&gt;&lt;eventName&gt;&quot;&amp;[.B181]&amp;&quot;&lt;/eventName&gt;&lt;Values /&gt;&lt;eventNode&gt;0&lt;/eventNode&gt;&lt;eventValue&gt;&quot;&amp;[.C181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82]&amp;&quot;&lt;/eventId&gt;&lt;ownerNode&gt;0&lt;/ownerNode&gt;&lt;nodeName&gt;Software Node&lt;/nodeName&gt;&lt;eventName&gt;&quot;&amp;[.B182]&amp;&quot;&lt;/eventName&gt;&lt;Values /&gt;&lt;eventNode&gt;0&lt;/eventNode&gt;&lt;eventValue&gt;&quot;&amp;[.C182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83]&amp;&quot;&lt;/eventId&gt;&lt;ownerNode&gt;0&lt;/ownerNode&gt;&lt;nodeName&gt;Software Node&lt;/nodeName&gt;&lt;eventName&gt;&quot;&amp;[.B183]&amp;&quot;&lt;/eventName&gt;&lt;Values /&gt;&lt;eventNode&gt;0&lt;/eventNode&gt;&lt;eventValue&gt;&quot;&amp;[.C183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84]&amp;&quot;&lt;/eventId&gt;&lt;ownerNode&gt;0&lt;/ownerNode&gt;&lt;nodeName&gt;Software Node&lt;/nodeName&gt;&lt;eventName&gt;&quot;&amp;[.B184]&amp;&quot;&lt;/eventName&gt;&lt;Values /&gt;&lt;eventNode&gt;0&lt;/eventNode&gt;&lt;eventValue&gt;&quot;&amp;[.C184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85]&amp;&quot;&lt;/eventId&gt;&lt;ownerNode&gt;0&lt;/ownerNode&gt;&lt;nodeName&gt;Software Node&lt;/nodeName&gt;&lt;eventName&gt;&quot;&amp;[.B185]&amp;&quot;&lt;/eventName&gt;&lt;Values /&gt;&lt;eventNode&gt;0&lt;/eventNode&gt;&lt;eventValue&gt;&quot;&amp;[.C185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86]&amp;&quot;&lt;/eventId&gt;&lt;ownerNode&gt;0&lt;/ownerNode&gt;&lt;nodeName&gt;Software Node&lt;/nodeName&gt;&lt;eventName&gt;&quot;&amp;[.B186]&amp;&quot;&lt;/eventName&gt;&lt;Values /&gt;&lt;eventNode&gt;0&lt;/eventNode&gt;&lt;eventValue&gt;&quot;&amp;[.C186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87]&amp;&quot;&lt;/eventId&gt;&lt;ownerNode&gt;0&lt;/ownerNode&gt;&lt;nodeName&gt;Software Node&lt;/nodeName&gt;&lt;eventName&gt;&quot;&amp;[.B187]&amp;&quot;&lt;/eventName&gt;&lt;Values /&gt;&lt;eventNode&gt;0&lt;/eventNode&gt;&lt;eventValue&gt;&quot;&amp;[.C187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88]&amp;&quot;&lt;/eventId&gt;&lt;ownerNode&gt;0&lt;/ownerNode&gt;&lt;nodeName&gt;Software Node&lt;/nodeName&gt;&lt;eventName&gt;&quot;&amp;[.B188]&amp;&quot;&lt;/eventName&gt;&lt;Values /&gt;&lt;eventNode&gt;0&lt;/eventNode&gt;&lt;eventValue&gt;&quot;&amp;[.C188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89]&amp;&quot;&lt;/eventId&gt;&lt;ownerNode&gt;0&lt;/ownerNode&gt;&lt;nodeName&gt;Software Node&lt;/nodeName&gt;&lt;eventName&gt;&quot;&amp;[.B189]&amp;&quot;&lt;/eventName&gt;&lt;Values /&gt;&lt;eventNode&gt;0&lt;/eventNode&gt;&lt;eventValue&gt;&quot;&amp;[.C189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90]&amp;&quot;&lt;/eventId&gt;&lt;ownerNode&gt;0&lt;/ownerNode&gt;&lt;nodeName&gt;Software Node&lt;/nodeName&gt;&lt;eventName&gt;&quot;&amp;[.B190]&amp;&quot;&lt;/eventName&gt;&lt;Values /&gt;&lt;eventNode&gt;0&lt;/eventNode&gt;&lt;eventValue&gt;&quot;&amp;[.C190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91]&amp;&quot;&lt;/eventId&gt;&lt;ownerNode&gt;0&lt;/ownerNode&gt;&lt;nodeName&gt;Software Node&lt;/nodeName&gt;&lt;eventName&gt;&quot;&amp;[.B191]&amp;&quot;&lt;/eventName&gt;&lt;Values /&gt;&lt;eventNode&gt;0&lt;/eventNode&gt;&lt;eventValue&gt;&quot;&amp;[.C191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92]&amp;&quot;&lt;/eventId&gt;&lt;ownerNode&gt;0&lt;/ownerNode&gt;&lt;nodeName&gt;Software Node&lt;/nodeName&gt;&lt;eventName&gt;&quot;&amp;[.B192]&amp;&quot;&lt;/eventName&gt;&lt;Values /&gt;&lt;eventNode&gt;0&lt;/eventNode&gt;&lt;eventValue&gt;&quot;&amp;[.C192]&amp;&quot;&lt;/eventValue&gt;&lt;/userEvents&gt;&quot;" table:style-name="ce16">
            <text:p>#REF!</text:p>
          </table:table-cell>
          <table:table-cell table:number-columns-repeated="16380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93]&amp;&quot;&lt;/eventId&gt;&lt;ownerNode&gt;0&lt;/ownerNode&gt;&lt;nodeName&gt;Software Node&lt;/nodeName&gt;&lt;eventName&gt;&quot;&amp;[.B193]&amp;&quot;&lt;/eventName&gt;&lt;Values /&gt;&lt;eventNode&gt;0&lt;/eventNode&gt;&lt;eventValue&gt;&quot;&amp;[.C193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94]&amp;&quot;&lt;/eventId&gt;&lt;ownerNode&gt;0&lt;/ownerNode&gt;&lt;nodeName&gt;Software Node&lt;/nodeName&gt;&lt;eventName&gt;&quot;&amp;[.B194]&amp;&quot;&lt;/eventName&gt;&lt;Values /&gt;&lt;eventNode&gt;0&lt;/eventNode&gt;&lt;eventValue&gt;&quot;&amp;[.C194]&amp;&quot;&lt;/eventValue&gt;&lt;/userEvents&gt;&quot;" table:style-name="ce16">
            <text:p>#REF!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95]&amp;&quot;&lt;/eventId&gt;&lt;ownerNode&gt;0&lt;/ownerNode&gt;&lt;nodeName&gt;Software Node&lt;/nodeName&gt;&lt;eventName&gt;&quot;&amp;[.B195]&amp;&quot;&lt;/eventName&gt;&lt;Values /&gt;&lt;eventNode&gt;0&lt;/eventNode&gt;&lt;eventValue&gt;&quot;&amp;[.C195]&amp;&quot;&lt;/eventValue&gt;&lt;/userEvents&gt;&quot;" table:style-name="ce16">
            <text:p>#REF!</text:p>
          </table:table-cell>
          <table:table-cell table:style-name="ce16"/>
          <table:table-cell table:number-columns-repeated="16379"/>
        </table:table-row>
        <table:table-row table:style-name="ro1" table:visibility="collapse"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[Events.#REF!]" table:style-name="ce17">
            <text:p>#REF!</text:p>
          </table:table-cell>
          <table:table-cell office:value-type="float" office:value="0" table:formula="of:=&quot;&lt;userEvents&gt;&lt;eventId&gt;&quot;&amp;[.A196]&amp;&quot;&lt;/eventId&gt;&lt;ownerNode&gt;0&lt;/ownerNode&gt;&lt;nodeName&gt;Software Node&lt;/nodeName&gt;&lt;eventName&gt;&quot;&amp;[.B196]&amp;&quot;&lt;/eventName&gt;&lt;Values /&gt;&lt;eventNode&gt;0&lt;/eventNode&gt;&lt;eventValue&gt;&quot;&amp;[.C196]&amp;&quot;&lt;/eventValue&gt;&lt;/userEvents&gt;&quot;" table:style-name="ce16">
            <text:p>#REF!</text:p>
          </table:table-cell>
          <table:table-cell table:style-name="ce16"/>
          <table:table-cell table:number-columns-repeated="16379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97]&amp;&quot;&lt;/eventId&gt;&lt;ownerNode&gt;0&lt;/ownerNode&gt;&lt;nodeName&gt;Software Node&lt;/nodeName&gt;&lt;eventName&gt;&quot;&amp;[.B197]&amp;&quot;&lt;/eventName&gt;&lt;Values /&gt;&lt;eventNode&gt;0&lt;/eventNode&gt;&lt;eventValue&gt;&quot;&amp;[.C197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198]&amp;&quot;&lt;/eventId&gt;&lt;ownerNode&gt;0&lt;/ownerNode&gt;&lt;nodeName&gt;Software Node&lt;/nodeName&gt;&lt;eventName&gt;&quot;&amp;[.B198]&amp;&quot;&lt;/eventName&gt;&lt;Values /&gt;&lt;eventNode&gt;0&lt;/eventNode&gt;&lt;eventValue&gt;&quot;&amp;[.C198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$F14]" table:style-name="ce10">
            <text:p>0</text:p>
          </table:table-cell>
          <table:table-cell office:value-type="float" office:value="0" table:formula="of:=[Events.$D14]" table:style-name="ce10">
            <text:p>0</text:p>
          </table:table-cell>
          <table:table-cell office:value-type="float" office:value="0" table:formula="of:=[Events.$F14]" table:style-name="ce10">
            <text:p>0</text:p>
          </table:table-cell>
          <table:table-cell office:value-type="string" office:string-value="&lt;userEvents&gt;&lt;eventId&gt;0&lt;/eventId&gt;&lt;ownerNode&gt;0&lt;/ownerNode&gt;&lt;nodeName&gt;Software Node&lt;/nodeName&gt;&lt;eventName&gt;0&lt;/eventName&gt;&lt;Values /&gt;&lt;eventNode&gt;0&lt;/eventNode&gt;&lt;eventValue&gt;0&lt;/eventValue&gt;&lt;/userEvents&gt;" table:formula="of:=&quot;&lt;userEvents&gt;&lt;eventId&gt;&quot;&amp;[.A199]&amp;&quot;&lt;/eventId&gt;&lt;ownerNode&gt;0&lt;/ownerNode&gt;&lt;nodeName&gt;Software Node&lt;/nodeName&gt;&lt;eventName&gt;&quot;&amp;[.B199]&amp;&quot;&lt;/eventName&gt;&lt;Values /&gt;&lt;eventNode&gt;0&lt;/eventNode&gt;&lt;eventValue&gt;&quot;&amp;[.C199]&amp;&quot;&lt;/eventValue&gt;&lt;/userEvents&gt;&quot;" table:style-name="ce1">
            <text:p>&lt;userEvents&gt;&lt;eventId&gt;0&lt;/eventId&gt;&lt;ownerNode&gt;0&lt;/ownerNode&gt;&lt;nodeName&gt;Software Node&lt;/nodeName&gt;&lt;eventName&gt;0&lt;/eventName&gt;&lt;Values /&gt;&lt;eventNode&gt;0&lt;/eventNode&gt;&lt;eventValue&gt;0&lt;/eventValue&gt;&lt;/userEvents&gt;</text:p>
          </table:table-cell>
          <table:table-cell table:number-columns-repeated="16380" table:style-name="ce1"/>
        </table:table-row>
        <table:table-row table:style-name="ro1">
          <table:table-cell office:value-type="float" office:value="51" table:formula="of:=[Events.$F15]" table:style-name="ce10">
            <text:p>51</text:p>
          </table:table-cell>
          <table:table-cell office:value-type="string" office:string-value="DCC fault CRANE FY" table:formula="of:=[Events.$D15]" table:style-name="ce10">
            <text:p>DCC fault CRANE FY</text:p>
          </table:table-cell>
          <table:table-cell office:value-type="float" office:value="51" table:formula="of:=[Events.$F15]" table:style-name="ce10">
            <text:p>51</text:p>
          </table:table-cell>
          <table:table-cell office:value-type="string" office:string-value="&lt;userEvents&gt;&lt;eventId&gt;51&lt;/eventId&gt;&lt;ownerNode&gt;0&lt;/ownerNode&gt;&lt;nodeName&gt;Software Node&lt;/nodeName&gt;&lt;eventName&gt;DCC fault CRANE FY&lt;/eventName&gt;&lt;Values /&gt;&lt;eventNode&gt;0&lt;/eventNode&gt;&lt;eventValue&gt;51&lt;/eventValue&gt;&lt;/userEvents&gt;" table:formula="of:=&quot;&lt;userEvents&gt;&lt;eventId&gt;&quot;&amp;[.A200]&amp;&quot;&lt;/eventId&gt;&lt;ownerNode&gt;0&lt;/ownerNode&gt;&lt;nodeName&gt;Software Node&lt;/nodeName&gt;&lt;eventName&gt;&quot;&amp;[.B200]&amp;&quot;&lt;/eventName&gt;&lt;Values /&gt;&lt;eventNode&gt;0&lt;/eventNode&gt;&lt;eventValue&gt;&quot;&amp;[.C200]&amp;&quot;&lt;/eventValue&gt;&lt;/userEvents&gt;&quot;" table:style-name="ce1">
            <text:p>&lt;userEvents&gt;&lt;eventId&gt;51&lt;/eventId&gt;&lt;ownerNode&gt;0&lt;/ownerNode&gt;&lt;nodeName&gt;Software Node&lt;/nodeName&gt;&lt;eventName&gt;DCC fault CRANE FY&lt;/eventName&gt;&lt;Values /&gt;&lt;eventNode&gt;0&lt;/eventNode&gt;&lt;eventValue&gt;51&lt;/eventValue&gt;&lt;/userEvents&gt;</text:p>
          </table:table-cell>
          <table:table-cell table:number-columns-repeated="16380" table:style-name="ce1"/>
        </table:table-row>
        <table:table-row table:style-name="ro1">
          <table:table-cell office:value-type="float" office:value="52" table:formula="of:=[Events.$F16]" table:style-name="ce10">
            <text:p>52</text:p>
          </table:table-cell>
          <table:table-cell office:value-type="string" office:string-value="DCC fault CRANE" table:formula="of:=[Events.$D16]" table:style-name="ce10">
            <text:p>DCC fault CRANE</text:p>
          </table:table-cell>
          <table:table-cell office:value-type="float" office:value="52" table:formula="of:=[Events.$F16]" table:style-name="ce10">
            <text:p>52</text:p>
          </table:table-cell>
          <table:table-cell office:value-type="string" office:string-value="&lt;userEvents&gt;&lt;eventId&gt;52&lt;/eventId&gt;&lt;ownerNode&gt;0&lt;/ownerNode&gt;&lt;nodeName&gt;Software Node&lt;/nodeName&gt;&lt;eventName&gt;DCC fault CRANE&lt;/eventName&gt;&lt;Values /&gt;&lt;eventNode&gt;0&lt;/eventNode&gt;&lt;eventValue&gt;52&lt;/eventValue&gt;&lt;/userEvents&gt;" table:formula="of:=&quot;&lt;userEvents&gt;&lt;eventId&gt;&quot;&amp;[.A201]&amp;&quot;&lt;/eventId&gt;&lt;ownerNode&gt;0&lt;/ownerNode&gt;&lt;nodeName&gt;Software Node&lt;/nodeName&gt;&lt;eventName&gt;&quot;&amp;[.B201]&amp;&quot;&lt;/eventName&gt;&lt;Values /&gt;&lt;eventNode&gt;0&lt;/eventNode&gt;&lt;eventValue&gt;&quot;&amp;[.C201]&amp;&quot;&lt;/eventValue&gt;&lt;/userEvents&gt;&quot;" table:style-name="ce1">
            <text:p>&lt;userEvents&gt;&lt;eventId&gt;52&lt;/eventId&gt;&lt;ownerNode&gt;0&lt;/ownerNode&gt;&lt;nodeName&gt;Software Node&lt;/nodeName&gt;&lt;eventName&gt;DCC fault CRANE&lt;/eventName&gt;&lt;Values /&gt;&lt;eventNode&gt;0&lt;/eventNode&gt;&lt;eventValue&gt;52&lt;/eventValue&gt;&lt;/userEvents&gt;</text:p>
          </table:table-cell>
          <table:table-cell table:number-columns-repeated="16380" table:style-name="ce1"/>
        </table:table-row>
        <table:table-row table:style-name="ro1">
          <table:table-cell office:value-type="float" office:value="53" table:formula="of:=[Events.$F17]" table:style-name="ce10">
            <text:p>53</text:p>
          </table:table-cell>
          <table:table-cell office:value-type="string" office:string-value="DCC fault FACTORY" table:formula="of:=[Events.$D17]" table:style-name="ce10">
            <text:p>DCC fault FACTORY</text:p>
          </table:table-cell>
          <table:table-cell office:value-type="float" office:value="53" table:formula="of:=[Events.$F17]" table:style-name="ce10">
            <text:p>53</text:p>
          </table:table-cell>
          <table:table-cell office:value-type="string" office:string-value="&lt;userEvents&gt;&lt;eventId&gt;53&lt;/eventId&gt;&lt;ownerNode&gt;0&lt;/ownerNode&gt;&lt;nodeName&gt;Software Node&lt;/nodeName&gt;&lt;eventName&gt;DCC fault FACTORY&lt;/eventName&gt;&lt;Values /&gt;&lt;eventNode&gt;0&lt;/eventNode&gt;&lt;eventValue&gt;53&lt;/eventValue&gt;&lt;/userEvents&gt;" table:formula="of:=&quot;&lt;userEvents&gt;&lt;eventId&gt;&quot;&amp;[.A202]&amp;&quot;&lt;/eventId&gt;&lt;ownerNode&gt;0&lt;/ownerNode&gt;&lt;nodeName&gt;Software Node&lt;/nodeName&gt;&lt;eventName&gt;&quot;&amp;[.B202]&amp;&quot;&lt;/eventName&gt;&lt;Values /&gt;&lt;eventNode&gt;0&lt;/eventNode&gt;&lt;eventValue&gt;&quot;&amp;[.C202]&amp;&quot;&lt;/eventValue&gt;&lt;/userEvents&gt;&quot;" table:style-name="ce1">
            <text:p>&lt;userEvents&gt;&lt;eventId&gt;53&lt;/eventId&gt;&lt;ownerNode&gt;0&lt;/ownerNode&gt;&lt;nodeName&gt;Software Node&lt;/nodeName&gt;&lt;eventName&gt;DCC fault FACTORY&lt;/eventName&gt;&lt;Values /&gt;&lt;eventNode&gt;0&lt;/eventNode&gt;&lt;eventValue&gt;53&lt;/eventValue&gt;&lt;/userEvents&gt;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54" table:formula="of:=[Events.$F18]" table:style-name="ce10">
            <text:p>54</text:p>
          </table:table-cell>
          <table:table-cell office:value-type="string" office:string-value="DCC fault FACTORY FY" table:formula="of:=[Events.$D18]" table:style-name="ce10">
            <text:p>DCC fault FACTORY FY</text:p>
          </table:table-cell>
          <table:table-cell office:value-type="float" office:value="54" table:formula="of:=[Events.$F18]" table:style-name="ce10">
            <text:p>54</text:p>
          </table:table-cell>
          <table:table-cell office:value-type="string" office:string-value="&lt;userEvents&gt;&lt;eventId&gt;54&lt;/eventId&gt;&lt;ownerNode&gt;0&lt;/ownerNode&gt;&lt;nodeName&gt;Software Node&lt;/nodeName&gt;&lt;eventName&gt;DCC fault FACTORY FY&lt;/eventName&gt;&lt;Values /&gt;&lt;eventNode&gt;0&lt;/eventNode&gt;&lt;eventValue&gt;54&lt;/eventValue&gt;&lt;/userEvents&gt;" table:formula="of:=&quot;&lt;userEvents&gt;&lt;eventId&gt;&quot;&amp;[.A203]&amp;&quot;&lt;/eventId&gt;&lt;ownerNode&gt;0&lt;/ownerNode&gt;&lt;nodeName&gt;Software Node&lt;/nodeName&gt;&lt;eventName&gt;&quot;&amp;[.B203]&amp;&quot;&lt;/eventName&gt;&lt;Values /&gt;&lt;eventNode&gt;0&lt;/eventNode&gt;&lt;eventValue&gt;&quot;&amp;[.C203]&amp;&quot;&lt;/eventValue&gt;&lt;/userEvents&gt;&quot;" table:style-name="ce1">
            <text:p>&lt;userEvents&gt;&lt;eventId&gt;54&lt;/eventId&gt;&lt;ownerNode&gt;0&lt;/ownerNode&gt;&lt;nodeName&gt;Software Node&lt;/nodeName&gt;&lt;eventName&gt;DCC fault FACTORY FY&lt;/eventName&gt;&lt;Values /&gt;&lt;eventNode&gt;0&lt;/eventNode&gt;&lt;eventValue&gt;54&lt;/eventValue&gt;&lt;/userEvents&gt;</text:p>
          </table:table-cell>
          <table:table-cell table:number-columns-repeated="16380" table:style-name="ce1"/>
        </table:table-row>
        <table:table-row table:style-name="ro1" table:visibility="collapse">
          <table:table-cell office:value-type="float" office:value="0" table:formula="of:=[Events.$F19]" table:style-name="ce10">
            <text:p>0</text:p>
          </table:table-cell>
          <table:table-cell office:value-type="string" office:string-value=" " table:formula="of:=[Events.$D19]" table:style-name="ce10">
            <text:p><text:s/></text:p>
          </table:table-cell>
          <table:table-cell office:value-type="float" office:value="0" table:formula="of:=[Events.$F19]" table:style-name="ce10">
            <text:p>0</text:p>
          </table:table-cell>
          <table:table-cell office:value-type="string" office:string-value="&lt;userEvents&gt;&lt;eventId&gt;0&lt;/eventId&gt;&lt;ownerNode&gt;0&lt;/ownerNode&gt;&lt;nodeName&gt;Software Node&lt;/nodeName&gt;&lt;eventName&gt; &lt;/eventName&gt;&lt;Values /&gt;&lt;eventNode&gt;0&lt;/eventNode&gt;&lt;eventValue&gt;0&lt;/eventValue&gt;&lt;/userEvents&gt;" table:formula="of:=&quot;&lt;userEvents&gt;&lt;eventId&gt;&quot;&amp;[.A204]&amp;&quot;&lt;/eventId&gt;&lt;ownerNode&gt;0&lt;/ownerNode&gt;&lt;nodeName&gt;Software Node&lt;/nodeName&gt;&lt;eventName&gt;&quot;&amp;[.B204]&amp;&quot;&lt;/eventName&gt;&lt;Values /&gt;&lt;eventNode&gt;0&lt;/eventNode&gt;&lt;eventValue&gt;&quot;&amp;[.C204]&amp;&quot;&lt;/eventValue&gt;&lt;/userEvents&gt;&quot;" table:style-name="ce1">
            <text:p>&lt;userEvents&gt;&lt;eventId&gt;0&lt;/eventId&gt;&lt;ownerNode&gt;0&lt;/ownerNode&gt;&lt;nodeName&gt;Software Node&lt;/nodeName&gt;&lt;eventName&gt; &lt;/eventName&gt;&lt;Values /&gt;&lt;eventNode&gt;0&lt;/eventNode&gt;&lt;eventValue&gt;0&lt;/eventValue&gt;&lt;/userEvents&gt;</text:p>
          </table:table-cell>
          <table:table-cell table:number-columns-repeated="16380" table:style-name="ce1"/>
        </table:table-row>
        <table:table-row table:style-name="ro1">
          <table:table-cell office:value-type="float" office:value="54" table:formula="of:=[Events.$F18]" table:style-name="ce10">
            <text:p>54</text:p>
          </table:table-cell>
          <table:table-cell office:value-type="string" office:string-value="DCC fault FACTORY FY" table:formula="of:=[Events.$D18]" table:style-name="ce10">
            <text:p>DCC fault FACTORY FY</text:p>
          </table:table-cell>
          <table:table-cell office:value-type="float" office:value="54" table:formula="of:=[Events.$F18]" table:style-name="ce10">
            <text:p>54</text:p>
          </table:table-cell>
          <table:table-cell office:value-type="string" office:string-value="&lt;userEvents&gt;&lt;eventId&gt;54&lt;/eventId&gt;&lt;ownerNode&gt;0&lt;/ownerNode&gt;&lt;nodeName&gt;Software Node&lt;/nodeName&gt;&lt;eventName&gt;DCC fault FACTORY FY&lt;/eventName&gt;&lt;Values /&gt;&lt;eventNode&gt;0&lt;/eventNode&gt;&lt;eventValue&gt;54&lt;/eventValue&gt;&lt;/userEvents&gt;" table:formula="of:=&quot;&lt;userEvents&gt;&lt;eventId&gt;&quot;&amp;[.A205]&amp;&quot;&lt;/eventId&gt;&lt;ownerNode&gt;0&lt;/ownerNode&gt;&lt;nodeName&gt;Software Node&lt;/nodeName&gt;&lt;eventName&gt;&quot;&amp;[.B205]&amp;&quot;&lt;/eventName&gt;&lt;Values /&gt;&lt;eventNode&gt;0&lt;/eventNode&gt;&lt;eventValue&gt;&quot;&amp;[.C205]&amp;&quot;&lt;/eventValue&gt;&lt;/userEvents&gt;&quot;" table:style-name="ce1">
            <text:p>&lt;userEvents&gt;&lt;eventId&gt;54&lt;/eventId&gt;&lt;ownerNode&gt;0&lt;/ownerNode&gt;&lt;nodeName&gt;Software Node&lt;/nodeName&gt;&lt;eventName&gt;DCC fault FACTORY FY&lt;/eventName&gt;&lt;Values /&gt;&lt;eventNode&gt;0&lt;/eventNode&gt;&lt;eventValue&gt;54&lt;/eventValue&gt;&lt;/userEvents&gt;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$F19]" table:style-name="ce10">
            <text:p>0</text:p>
          </table:table-cell>
          <table:table-cell office:value-type="string" office:string-value=" " table:formula="of:=[Events.$D19]" table:style-name="ce10">
            <text:p><text:s/></text:p>
          </table:table-cell>
          <table:table-cell office:value-type="float" office:value="0" table:formula="of:=[Events.$F19]" table:style-name="ce10">
            <text:p>0</text:p>
          </table:table-cell>
          <table:table-cell office:value-type="string" office:string-value="&lt;userEvents&gt;&lt;eventId&gt;0&lt;/eventId&gt;&lt;ownerNode&gt;0&lt;/ownerNode&gt;&lt;nodeName&gt;Software Node&lt;/nodeName&gt;&lt;eventName&gt; &lt;/eventName&gt;&lt;Values /&gt;&lt;eventNode&gt;0&lt;/eventNode&gt;&lt;eventValue&gt;0&lt;/eventValue&gt;&lt;/userEvents&gt;" table:formula="of:=&quot;&lt;userEvents&gt;&lt;eventId&gt;&quot;&amp;[.A206]&amp;&quot;&lt;/eventId&gt;&lt;ownerNode&gt;0&lt;/ownerNode&gt;&lt;nodeName&gt;Software Node&lt;/nodeName&gt;&lt;eventName&gt;&quot;&amp;[.B206]&amp;&quot;&lt;/eventName&gt;&lt;Values /&gt;&lt;eventNode&gt;0&lt;/eventNode&gt;&lt;eventValue&gt;&quot;&amp;[.C206]&amp;&quot;&lt;/eventValue&gt;&lt;/userEvents&gt;&quot;" table:style-name="ce1">
            <text:p>&lt;userEvents&gt;&lt;eventId&gt;0&lt;/eventId&gt;&lt;ownerNode&gt;0&lt;/ownerNode&gt;&lt;nodeName&gt;Software Node&lt;/nodeName&gt;&lt;eventName&gt; &lt;/eventName&gt;&lt;Values /&gt;&lt;eventNode&gt;0&lt;/eventNode&gt;&lt;eventValue&gt;0&lt;/eventValue&gt;&lt;/userEvents&gt;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07]&amp;&quot;&lt;/eventId&gt;&lt;ownerNode&gt;0&lt;/ownerNode&gt;&lt;nodeName&gt;Software Node&lt;/nodeName&gt;&lt;eventName&gt;&quot;&amp;[.B207]&amp;&quot;&lt;/eventName&gt;&lt;Values /&gt;&lt;eventNode&gt;0&lt;/eventNode&gt;&lt;eventValue&gt;&quot;&amp;[.C207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08]&amp;&quot;&lt;/eventId&gt;&lt;ownerNode&gt;0&lt;/ownerNode&gt;&lt;nodeName&gt;Software Node&lt;/nodeName&gt;&lt;eventName&gt;&quot;&amp;[.B208]&amp;&quot;&lt;/eventName&gt;&lt;Values /&gt;&lt;eventNode&gt;0&lt;/eventNode&gt;&lt;eventValue&gt;&quot;&amp;[.C208]&amp;&quot;&lt;/eventValue&gt;&lt;/userEvents&gt;&quot;" table:style-name="ce1">
            <text:p>#REF!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09]&amp;&quot;&lt;/eventId&gt;&lt;ownerNode&gt;0&lt;/ownerNode&gt;&lt;nodeName&gt;Software Node&lt;/nodeName&gt;&lt;eventName&gt;&quot;&amp;[.B209]&amp;&quot;&lt;/eventName&gt;&lt;Values /&gt;&lt;eventNode&gt;0&lt;/eventNode&gt;&lt;eventValue&gt;&quot;&amp;[.C209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10]&amp;&quot;&lt;/eventId&gt;&lt;ownerNode&gt;0&lt;/ownerNode&gt;&lt;nodeName&gt;Software Node&lt;/nodeName&gt;&lt;eventName&gt;&quot;&amp;[.B210]&amp;&quot;&lt;/eventName&gt;&lt;Values /&gt;&lt;eventNode&gt;0&lt;/eventNode&gt;&lt;eventValue&gt;&quot;&amp;[.C210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11]&amp;&quot;&lt;/eventId&gt;&lt;ownerNode&gt;0&lt;/ownerNode&gt;&lt;nodeName&gt;Software Node&lt;/nodeName&gt;&lt;eventName&gt;&quot;&amp;[.B211]&amp;&quot;&lt;/eventName&gt;&lt;Values /&gt;&lt;eventNode&gt;0&lt;/eventNode&gt;&lt;eventValue&gt;&quot;&amp;[.C211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12]&amp;&quot;&lt;/eventId&gt;&lt;ownerNode&gt;0&lt;/ownerNode&gt;&lt;nodeName&gt;Software Node&lt;/nodeName&gt;&lt;eventName&gt;&quot;&amp;[.B212]&amp;&quot;&lt;/eventName&gt;&lt;Values /&gt;&lt;eventNode&gt;0&lt;/eventNode&gt;&lt;eventValue&gt;&quot;&amp;[.C212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13]&amp;&quot;&lt;/eventId&gt;&lt;ownerNode&gt;0&lt;/ownerNode&gt;&lt;nodeName&gt;Software Node&lt;/nodeName&gt;&lt;eventName&gt;&quot;&amp;[.B213]&amp;&quot;&lt;/eventName&gt;&lt;Values /&gt;&lt;eventNode&gt;0&lt;/eventNode&gt;&lt;eventValue&gt;&quot;&amp;[.C213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14]&amp;&quot;&lt;/eventId&gt;&lt;ownerNode&gt;0&lt;/ownerNode&gt;&lt;nodeName&gt;Software Node&lt;/nodeName&gt;&lt;eventName&gt;&quot;&amp;[.B214]&amp;&quot;&lt;/eventName&gt;&lt;Values /&gt;&lt;eventNode&gt;0&lt;/eventNode&gt;&lt;eventValue&gt;&quot;&amp;[.C214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15]&amp;&quot;&lt;/eventId&gt;&lt;ownerNode&gt;0&lt;/ownerNode&gt;&lt;nodeName&gt;Software Node&lt;/nodeName&gt;&lt;eventName&gt;&quot;&amp;[.B215]&amp;&quot;&lt;/eventName&gt;&lt;Values /&gt;&lt;eventNode&gt;0&lt;/eventNode&gt;&lt;eventValue&gt;&quot;&amp;[.C215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16]&amp;&quot;&lt;/eventId&gt;&lt;ownerNode&gt;0&lt;/ownerNode&gt;&lt;nodeName&gt;Software Node&lt;/nodeName&gt;&lt;eventName&gt;&quot;&amp;[.B216]&amp;&quot;&lt;/eventName&gt;&lt;Values /&gt;&lt;eventNode&gt;0&lt;/eventNode&gt;&lt;eventValue&gt;&quot;&amp;[.C216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17]&amp;&quot;&lt;/eventId&gt;&lt;ownerNode&gt;0&lt;/ownerNode&gt;&lt;nodeName&gt;Software Node&lt;/nodeName&gt;&lt;eventName&gt;&quot;&amp;[.B217]&amp;&quot;&lt;/eventName&gt;&lt;Values /&gt;&lt;eventNode&gt;0&lt;/eventNode&gt;&lt;eventValue&gt;&quot;&amp;[.C217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18]&amp;&quot;&lt;/eventId&gt;&lt;ownerNode&gt;0&lt;/ownerNode&gt;&lt;nodeName&gt;Software Node&lt;/nodeName&gt;&lt;eventName&gt;&quot;&amp;[.B218]&amp;&quot;&lt;/eventName&gt;&lt;Values /&gt;&lt;eventNode&gt;0&lt;/eventNode&gt;&lt;eventValue&gt;&quot;&amp;[.C218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19]&amp;&quot;&lt;/eventId&gt;&lt;ownerNode&gt;0&lt;/ownerNode&gt;&lt;nodeName&gt;Software Node&lt;/nodeName&gt;&lt;eventName&gt;&quot;&amp;[.B219]&amp;&quot;&lt;/eventName&gt;&lt;Values /&gt;&lt;eventNode&gt;0&lt;/eventNode&gt;&lt;eventValue&gt;&quot;&amp;[.C219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20]&amp;&quot;&lt;/eventId&gt;&lt;ownerNode&gt;0&lt;/ownerNode&gt;&lt;nodeName&gt;Software Node&lt;/nodeName&gt;&lt;eventName&gt;&quot;&amp;[.B220]&amp;&quot;&lt;/eventName&gt;&lt;Values /&gt;&lt;eventNode&gt;0&lt;/eventNode&gt;&lt;eventValue&gt;&quot;&amp;[.C220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21]&amp;&quot;&lt;/eventId&gt;&lt;ownerNode&gt;0&lt;/ownerNode&gt;&lt;nodeName&gt;Software Node&lt;/nodeName&gt;&lt;eventName&gt;&quot;&amp;[.B221]&amp;&quot;&lt;/eventName&gt;&lt;Values /&gt;&lt;eventNode&gt;0&lt;/eventNode&gt;&lt;eventValue&gt;&quot;&amp;[.C221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22]&amp;&quot;&lt;/eventId&gt;&lt;ownerNode&gt;0&lt;/ownerNode&gt;&lt;nodeName&gt;Software Node&lt;/nodeName&gt;&lt;eventName&gt;&quot;&amp;[.B222]&amp;&quot;&lt;/eventName&gt;&lt;Values /&gt;&lt;eventNode&gt;0&lt;/eventNode&gt;&lt;eventValue&gt;&quot;&amp;[.C222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23]&amp;&quot;&lt;/eventId&gt;&lt;ownerNode&gt;0&lt;/ownerNode&gt;&lt;nodeName&gt;Software Node&lt;/nodeName&gt;&lt;eventName&gt;&quot;&amp;[.B223]&amp;&quot;&lt;/eventName&gt;&lt;Values /&gt;&lt;eventNode&gt;0&lt;/eventNode&gt;&lt;eventValue&gt;&quot;&amp;[.C223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.A223]+1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.C223]+1" table:style-name="ce10">
            <text:p>#REF!</text:p>
          </table:table-cell>
          <table:table-cell office:value-type="float" office:value="0" table:formula="of:=&quot;&lt;userEvents&gt;&lt;eventId&gt;&quot;&amp;[.A224]&amp;&quot;&lt;/eventId&gt;&lt;ownerNode&gt;0&lt;/ownerNode&gt;&lt;nodeName&gt;Software Node&lt;/nodeName&gt;&lt;eventName&gt;&quot;&amp;[.B224]&amp;&quot;&lt;/eventName&gt;&lt;Values /&gt;&lt;eventNode&gt;0&lt;/eventNode&gt;&lt;eventValue&gt;&quot;&amp;[.C224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.A224]+1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.C224]+1" table:style-name="ce10">
            <text:p>#REF!</text:p>
          </table:table-cell>
          <table:table-cell office:value-type="float" office:value="0" table:formula="of:=&quot;&lt;userEvents&gt;&lt;eventId&gt;&quot;&amp;[.A225]&amp;&quot;&lt;/eventId&gt;&lt;ownerNode&gt;0&lt;/ownerNode&gt;&lt;nodeName&gt;Software Node&lt;/nodeName&gt;&lt;eventName&gt;&quot;&amp;[.B225]&amp;&quot;&lt;/eventName&gt;&lt;Values /&gt;&lt;eventNode&gt;0&lt;/eventNode&gt;&lt;eventValue&gt;&quot;&amp;[.C225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.A225]+1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.C225]+1" table:style-name="ce10">
            <text:p>#REF!</text:p>
          </table:table-cell>
          <table:table-cell office:value-type="float" office:value="0" table:formula="of:=&quot;&lt;userEvents&gt;&lt;eventId&gt;&quot;&amp;[.A226]&amp;&quot;&lt;/eventId&gt;&lt;ownerNode&gt;0&lt;/ownerNode&gt;&lt;nodeName&gt;Software Node&lt;/nodeName&gt;&lt;eventName&gt;&quot;&amp;[.B226]&amp;&quot;&lt;/eventName&gt;&lt;Values /&gt;&lt;eventNode&gt;0&lt;/eventNode&gt;&lt;eventValue&gt;&quot;&amp;[.C226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27]&amp;&quot;&lt;/eventId&gt;&lt;ownerNode&gt;0&lt;/ownerNode&gt;&lt;nodeName&gt;Software Node&lt;/nodeName&gt;&lt;eventName&gt;&quot;&amp;[.B227]&amp;&quot;&lt;/eventName&gt;&lt;Values /&gt;&lt;eventNode&gt;0&lt;/eventNode&gt;&lt;eventValue&gt;&quot;&amp;[.C227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28]&amp;&quot;&lt;/eventId&gt;&lt;ownerNode&gt;0&lt;/ownerNode&gt;&lt;nodeName&gt;Software Node&lt;/nodeName&gt;&lt;eventName&gt;&quot;&amp;[.B228]&amp;&quot;&lt;/eventName&gt;&lt;Values /&gt;&lt;eventNode&gt;0&lt;/eventNode&gt;&lt;eventValue&gt;&quot;&amp;[.C228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29]&amp;&quot;&lt;/eventId&gt;&lt;ownerNode&gt;0&lt;/ownerNode&gt;&lt;nodeName&gt;Software Node&lt;/nodeName&gt;&lt;eventName&gt;&quot;&amp;[.B229]&amp;&quot;&lt;/eventName&gt;&lt;Values /&gt;&lt;eventNode&gt;0&lt;/eventNode&gt;&lt;eventValue&gt;&quot;&amp;[.C229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30]&amp;&quot;&lt;/eventId&gt;&lt;ownerNode&gt;0&lt;/ownerNode&gt;&lt;nodeName&gt;Software Node&lt;/nodeName&gt;&lt;eventName&gt;&quot;&amp;[.B230]&amp;&quot;&lt;/eventName&gt;&lt;Values /&gt;&lt;eventNode&gt;0&lt;/eventNode&gt;&lt;eventValue&gt;&quot;&amp;[.C230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31]&amp;&quot;&lt;/eventId&gt;&lt;ownerNode&gt;0&lt;/ownerNode&gt;&lt;nodeName&gt;Software Node&lt;/nodeName&gt;&lt;eventName&gt;&quot;&amp;[.B231]&amp;&quot;&lt;/eventName&gt;&lt;Values /&gt;&lt;eventNode&gt;0&lt;/eventNode&gt;&lt;eventValue&gt;&quot;&amp;[.C231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32]&amp;&quot;&lt;/eventId&gt;&lt;ownerNode&gt;0&lt;/ownerNode&gt;&lt;nodeName&gt;Software Node&lt;/nodeName&gt;&lt;eventName&gt;&quot;&amp;[.B232]&amp;&quot;&lt;/eventName&gt;&lt;Values /&gt;&lt;eventNode&gt;0&lt;/eventNode&gt;&lt;eventValue&gt;&quot;&amp;[.C232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33]&amp;&quot;&lt;/eventId&gt;&lt;ownerNode&gt;0&lt;/ownerNode&gt;&lt;nodeName&gt;Software Node&lt;/nodeName&gt;&lt;eventName&gt;&quot;&amp;[.B233]&amp;&quot;&lt;/eventName&gt;&lt;Values /&gt;&lt;eventNode&gt;0&lt;/eventNode&gt;&lt;eventValue&gt;&quot;&amp;[.C233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34]&amp;&quot;&lt;/eventId&gt;&lt;ownerNode&gt;0&lt;/ownerNode&gt;&lt;nodeName&gt;Software Node&lt;/nodeName&gt;&lt;eventName&gt;&quot;&amp;[.B234]&amp;&quot;&lt;/eventName&gt;&lt;Values /&gt;&lt;eventNode&gt;0&lt;/eventNode&gt;&lt;eventValue&gt;&quot;&amp;[.C234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35]&amp;&quot;&lt;/eventId&gt;&lt;ownerNode&gt;0&lt;/ownerNode&gt;&lt;nodeName&gt;Software Node&lt;/nodeName&gt;&lt;eventName&gt;&quot;&amp;[.B235]&amp;&quot;&lt;/eventName&gt;&lt;Values /&gt;&lt;eventNode&gt;0&lt;/eventNode&gt;&lt;eventValue&gt;&quot;&amp;[.C235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36]&amp;&quot;&lt;/eventId&gt;&lt;ownerNode&gt;0&lt;/ownerNode&gt;&lt;nodeName&gt;Software Node&lt;/nodeName&gt;&lt;eventName&gt;&quot;&amp;[.B236]&amp;&quot;&lt;/eventName&gt;&lt;Values /&gt;&lt;eventNode&gt;0&lt;/eventNode&gt;&lt;eventValue&gt;&quot;&amp;[.C236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37]&amp;&quot;&lt;/eventId&gt;&lt;ownerNode&gt;0&lt;/ownerNode&gt;&lt;nodeName&gt;Software Node&lt;/nodeName&gt;&lt;eventName&gt;&quot;&amp;[.B237]&amp;&quot;&lt;/eventName&gt;&lt;Values /&gt;&lt;eventNode&gt;0&lt;/eventNode&gt;&lt;eventValue&gt;&quot;&amp;[.C237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38]&amp;&quot;&lt;/eventId&gt;&lt;ownerNode&gt;0&lt;/ownerNode&gt;&lt;nodeName&gt;Software Node&lt;/nodeName&gt;&lt;eventName&gt;&quot;&amp;[.B238]&amp;&quot;&lt;/eventName&gt;&lt;Values /&gt;&lt;eventNode&gt;0&lt;/eventNode&gt;&lt;eventValue&gt;&quot;&amp;[.C238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39]&amp;&quot;&lt;/eventId&gt;&lt;ownerNode&gt;0&lt;/ownerNode&gt;&lt;nodeName&gt;Software Node&lt;/nodeName&gt;&lt;eventName&gt;&quot;&amp;[.B239]&amp;&quot;&lt;/eventName&gt;&lt;Values /&gt;&lt;eventNode&gt;0&lt;/eventNode&gt;&lt;eventValue&gt;&quot;&amp;[.C239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40]&amp;&quot;&lt;/eventId&gt;&lt;ownerNode&gt;0&lt;/ownerNode&gt;&lt;nodeName&gt;Software Node&lt;/nodeName&gt;&lt;eventName&gt;&quot;&amp;[.B240]&amp;&quot;&lt;/eventName&gt;&lt;Values /&gt;&lt;eventNode&gt;0&lt;/eventNode&gt;&lt;eventValue&gt;&quot;&amp;[.C240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41]&amp;&quot;&lt;/eventId&gt;&lt;ownerNode&gt;0&lt;/ownerNode&gt;&lt;nodeName&gt;Software Node&lt;/nodeName&gt;&lt;eventName&gt;&quot;&amp;[.B241]&amp;&quot;&lt;/eventName&gt;&lt;Values /&gt;&lt;eventNode&gt;0&lt;/eventNode&gt;&lt;eventValue&gt;&quot;&amp;[.C241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42]&amp;&quot;&lt;/eventId&gt;&lt;ownerNode&gt;0&lt;/ownerNode&gt;&lt;nodeName&gt;Software Node&lt;/nodeName&gt;&lt;eventName&gt;&quot;&amp;[.B242]&amp;&quot;&lt;/eventName&gt;&lt;Values /&gt;&lt;eventNode&gt;0&lt;/eventNode&gt;&lt;eventValue&gt;&quot;&amp;[.C242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43]&amp;&quot;&lt;/eventId&gt;&lt;ownerNode&gt;0&lt;/ownerNode&gt;&lt;nodeName&gt;Software Node&lt;/nodeName&gt;&lt;eventName&gt;&quot;&amp;[.B243]&amp;&quot;&lt;/eventName&gt;&lt;Values /&gt;&lt;eventNode&gt;0&lt;/eventNode&gt;&lt;eventValue&gt;&quot;&amp;[.C243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44]&amp;&quot;&lt;/eventId&gt;&lt;ownerNode&gt;0&lt;/ownerNode&gt;&lt;nodeName&gt;Software Node&lt;/nodeName&gt;&lt;eventName&gt;&quot;&amp;[.B244]&amp;&quot;&lt;/eventName&gt;&lt;Values /&gt;&lt;eventNode&gt;0&lt;/eventNode&gt;&lt;eventValue&gt;&quot;&amp;[.C244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45]&amp;&quot;&lt;/eventId&gt;&lt;ownerNode&gt;0&lt;/ownerNode&gt;&lt;nodeName&gt;Software Node&lt;/nodeName&gt;&lt;eventName&gt;&quot;&amp;[.B245]&amp;&quot;&lt;/eventName&gt;&lt;Values /&gt;&lt;eventNode&gt;0&lt;/eventNode&gt;&lt;eventValue&gt;&quot;&amp;[.C245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46]&amp;&quot;&lt;/eventId&gt;&lt;ownerNode&gt;0&lt;/ownerNode&gt;&lt;nodeName&gt;Software Node&lt;/nodeName&gt;&lt;eventName&gt;&quot;&amp;[.B246]&amp;&quot;&lt;/eventName&gt;&lt;Values /&gt;&lt;eventNode&gt;0&lt;/eventNode&gt;&lt;eventValue&gt;&quot;&amp;[.C246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47]&amp;&quot;&lt;/eventId&gt;&lt;ownerNode&gt;0&lt;/ownerNode&gt;&lt;nodeName&gt;Software Node&lt;/nodeName&gt;&lt;eventName&gt;&quot;&amp;[.B247]&amp;&quot;&lt;/eventName&gt;&lt;Values /&gt;&lt;eventNode&gt;0&lt;/eventNode&gt;&lt;eventValue&gt;&quot;&amp;[.C247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48]&amp;&quot;&lt;/eventId&gt;&lt;ownerNode&gt;0&lt;/ownerNode&gt;&lt;nodeName&gt;Software Node&lt;/nodeName&gt;&lt;eventName&gt;&quot;&amp;[.B248]&amp;&quot;&lt;/eventName&gt;&lt;Values /&gt;&lt;eventNode&gt;0&lt;/eventNode&gt;&lt;eventValue&gt;&quot;&amp;[.C248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49]&amp;&quot;&lt;/eventId&gt;&lt;ownerNode&gt;0&lt;/ownerNode&gt;&lt;nodeName&gt;Software Node&lt;/nodeName&gt;&lt;eventName&gt;&quot;&amp;[.B249]&amp;&quot;&lt;/eventName&gt;&lt;Values /&gt;&lt;eventNode&gt;0&lt;/eventNode&gt;&lt;eventValue&gt;&quot;&amp;[.C249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50]&amp;&quot;&lt;/eventId&gt;&lt;ownerNode&gt;0&lt;/ownerNode&gt;&lt;nodeName&gt;Software Node&lt;/nodeName&gt;&lt;eventName&gt;&quot;&amp;[.B250]&amp;&quot;&lt;/eventName&gt;&lt;Values /&gt;&lt;eventNode&gt;0&lt;/eventNode&gt;&lt;eventValue&gt;&quot;&amp;[.C250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51]&amp;&quot;&lt;/eventId&gt;&lt;ownerNode&gt;0&lt;/ownerNode&gt;&lt;nodeName&gt;Software Node&lt;/nodeName&gt;&lt;eventName&gt;&quot;&amp;[.B251]&amp;&quot;&lt;/eventName&gt;&lt;Values /&gt;&lt;eventNode&gt;0&lt;/eventNode&gt;&lt;eventValue&gt;&quot;&amp;[.C251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52]&amp;&quot;&lt;/eventId&gt;&lt;ownerNode&gt;0&lt;/ownerNode&gt;&lt;nodeName&gt;Software Node&lt;/nodeName&gt;&lt;eventName&gt;&quot;&amp;[.B252]&amp;&quot;&lt;/eventName&gt;&lt;Values /&gt;&lt;eventNode&gt;0&lt;/eventNode&gt;&lt;eventValue&gt;&quot;&amp;[.C252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53]&amp;&quot;&lt;/eventId&gt;&lt;ownerNode&gt;0&lt;/ownerNode&gt;&lt;nodeName&gt;Software Node&lt;/nodeName&gt;&lt;eventName&gt;&quot;&amp;[.B253]&amp;&quot;&lt;/eventName&gt;&lt;Values /&gt;&lt;eventNode&gt;0&lt;/eventNode&gt;&lt;eventValue&gt;&quot;&amp;[.C253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54]&amp;&quot;&lt;/eventId&gt;&lt;ownerNode&gt;0&lt;/ownerNode&gt;&lt;nodeName&gt;Software Node&lt;/nodeName&gt;&lt;eventName&gt;&quot;&amp;[.B254]&amp;&quot;&lt;/eventName&gt;&lt;Values /&gt;&lt;eventNode&gt;0&lt;/eventNode&gt;&lt;eventValue&gt;&quot;&amp;[.C254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55]&amp;&quot;&lt;/eventId&gt;&lt;ownerNode&gt;0&lt;/ownerNode&gt;&lt;nodeName&gt;Software Node&lt;/nodeName&gt;&lt;eventName&gt;&quot;&amp;[.B255]&amp;&quot;&lt;/eventName&gt;&lt;Values /&gt;&lt;eventNode&gt;0&lt;/eventNode&gt;&lt;eventValue&gt;&quot;&amp;[.C255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56]&amp;&quot;&lt;/eventId&gt;&lt;ownerNode&gt;0&lt;/ownerNode&gt;&lt;nodeName&gt;Software Node&lt;/nodeName&gt;&lt;eventName&gt;&quot;&amp;[.B256]&amp;&quot;&lt;/eventName&gt;&lt;Values /&gt;&lt;eventNode&gt;0&lt;/eventNode&gt;&lt;eventValue&gt;&quot;&amp;[.C256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57]&amp;&quot;&lt;/eventId&gt;&lt;ownerNode&gt;0&lt;/ownerNode&gt;&lt;nodeName&gt;Software Node&lt;/nodeName&gt;&lt;eventName&gt;&quot;&amp;[.B257]&amp;&quot;&lt;/eventName&gt;&lt;Values /&gt;&lt;eventNode&gt;0&lt;/eventNode&gt;&lt;eventValue&gt;&quot;&amp;[.C257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58]&amp;&quot;&lt;/eventId&gt;&lt;ownerNode&gt;0&lt;/ownerNode&gt;&lt;nodeName&gt;Software Node&lt;/nodeName&gt;&lt;eventName&gt;&quot;&amp;[.B258]&amp;&quot;&lt;/eventName&gt;&lt;Values /&gt;&lt;eventNode&gt;0&lt;/eventNode&gt;&lt;eventValue&gt;&quot;&amp;[.C258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59]&amp;&quot;&lt;/eventId&gt;&lt;ownerNode&gt;0&lt;/ownerNode&gt;&lt;nodeName&gt;Software Node&lt;/nodeName&gt;&lt;eventName&gt;&quot;&amp;[.B259]&amp;&quot;&lt;/eventName&gt;&lt;Values /&gt;&lt;eventNode&gt;0&lt;/eventNode&gt;&lt;eventValue&gt;&quot;&amp;[.C259]&amp;&quot;&lt;/eventValue&gt;&lt;/userEvents&gt;&quot;" table:style-name="ce1">
            <text:p>#REF!</text:p>
          </table:table-cell>
          <table:table-cell table:number-columns-repeated="16380"/>
        </table:table-row>
        <table:table-row table:style-name="ro1"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[Events.#REF!]" table:style-name="ce10">
            <text:p>#REF!</text:p>
          </table:table-cell>
          <table:table-cell office:value-type="float" office:value="0" table:formula="of:=&quot;&lt;userEvents&gt;&lt;eventId&gt;&quot;&amp;[.A260]&amp;&quot;&lt;/eventId&gt;&lt;ownerNode&gt;0&lt;/ownerNode&gt;&lt;nodeName&gt;Software Node&lt;/nodeName&gt;&lt;eventName&gt;&quot;&amp;[.B260]&amp;&quot;&lt;/eventName&gt;&lt;Values /&gt;&lt;eventNode&gt;0&lt;/eventNode&gt;&lt;eventValue&gt;&quot;&amp;[.C260]&amp;&quot;&lt;/eventValue&gt;&lt;/userEvents&gt;&quot;" table:style-name="ce1">
            <text:p>#REF!</text:p>
          </table:table-cell>
          <table:table-cell table:number-columns-repeated="16380"/>
        </table:table-row>
        <table:table-row table:number-rows-repeated="1048316" table:style-name="ro2">
          <table:table-cell table:number-columns-repeated="16384"/>
        </table:table-row>
        <table:named-expressions>
          <table:named-expression table:name="Z_48E02D46_7289_4A68_8159_C8A467E0DB72_.wvu.Rows" table:expression="of:=['XML-FCU'.$5:.$9]~['XML-FCU'.$12:.$13]~['XML-FCU'.$29:.$57]~['XML-FCU'.$59:.$61]~['XML-FCU'.$72:.$77]~['XML-FCU'.$84:.$93]~['XML-FCU'.$97:.$107]~['XML-FCU'.$114:.$124]~['XML-FCU'.$126:.$148]~['XML-FCU'.$152:.$172]~['XML-FCU'.$176:.$196]~['XML-FCU'.$200:.$204]" table:base-cell-address="Issue.$A$1"/>
          <table:named-expression table:name="Z_68721960_D025_4A40_9848_B5C86AFF69F0_.wvu.Rows" table:expression="of:=['XML-FCU'.$5:.$9]~['XML-FCU'.$12:.$13]~['XML-FCU'.$29:.$57]~['XML-FCU'.$59:.$61]~['XML-FCU'.$72:.$77]~['XML-FCU'.$84:.$93]~['XML-FCU'.$97:.$107]~['XML-FCU'.$114:.$124]~['XML-FCU'.$126:.$148]~['XML-FCU'.$152:.$172]~['XML-FCU'.$176:.$196]~['XML-FCU'.$200:.$204]" table:base-cell-address="Issue.$A$1"/>
        </table:named-expressions>
      </table:table>
      <table:table table:name="Events_reformatted" table:style-name="ta1">
        <table:table-column table:style-name="co3" table:default-cell-style-name="ce12" table:visibility="collapse"/>
        <table:table-column table:style-name="co3" table:number-columns-repeated="2" table:default-cell-style-name="ce13" table:visibility="collapse"/>
        <table:table-column table:style-name="co41" table:default-cell-style-name="ce1"/>
        <table:table-column table:style-name="co42" table:default-cell-style-name="ce14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12" table:default-cell-style-name="ce1"/>
        <table:table-column table:style-name="co27" table:default-cell-style-name="ce1"/>
        <table:table-column table:style-name="co28" table:default-cell-style-name="ce1"/>
        <table:table-column table:style-name="co4" table:number-columns-repeated="16372" table:default-cell-style-name="ce1"/>
        <table:table-row table:style-name="ro1">
          <table:table-cell table:style-name="ce2"/>
          <table:table-cell table:number-columns-repeated="2" table:style-name="ce3"/>
          <table:table-cell table:style-name="ce4"/>
          <table:table-cell table:style-name="ce5"/>
          <table:table-cell table:number-columns-repeated="2" table:style-name="ce1"/>
          <table:table-cell table:number-columns-repeated="2" table:style-name="ce6"/>
          <table:table-cell table:number-columns-repeated="16375" table:style-name="ce1"/>
        </table:table-row>
        <table:table-row table:style-name="ro6">
          <table:table-cell table:style-name="ce2"/>
          <table:table-cell table:number-columns-repeated="2" table:style-name="ce3"/>
          <table:table-cell office:value-type="string" table:style-name="ce7">
            <text:p>Item</text:p>
          </table:table-cell>
          <table:table-cell office:value-type="string" table:style-name="ce8">
            <text:p>S Event</text:p>
          </table:table-cell>
          <table:table-cell office:value-type="string" table:style-name="ce7">
            <text:p>Group</text:p>
          </table:table-cell>
          <table:table-cell table:style-name="ce1"/>
          <table:table-cell table:style-name="ce7"/>
          <table:table-cell table:number-columns-repeated="2" table:style-name="ce1"/>
          <table:table-cell table:style-name="ce9"/>
          <table:table-cell table:style-name="ce10"/>
          <table:table-cell table:number-columns-repeated="16372"/>
        </table:table-row>
        <table:table-row table:style-name="ro1">
          <table:table-cell office:value-type="string" table:style-name="ce2">
            <text:p>SoD</text:p>
          </table:table-cell>
          <table:table-cell table:number-columns-repeated="2" table:style-name="ce3"/>
          <table:table-cell office:value-type="string" office:string-value="SoD " table:formula="of:=[.A3]&amp;&quot; &quot;&amp;[.C3]" table:style-name="ce1">
            <text:p>SoD<text:s/></text:p>
          </table:table-cell>
          <table:table-cell office:value-type="float" office:value="8" table:style-name="ce10">
            <text:p>8</text:p>
          </table:table-cell>
          <table:table-cell office:value-type="string" table:style-name="ce1">
            <text:p>Servic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SENS</text:p>
          </table:table-cell>
          <table:table-cell table:number-columns-repeated="2" table:style-name="ce3"/>
          <table:table-cell office:value-type="string" office:string-value="SENS " table:formula="of:=[.A4]&amp;&quot; &quot;&amp;[.C4]" table:style-name="ce1">
            <text:p>SENS<text:s/></text:p>
          </table:table-cell>
          <table:table-cell office:value-type="float" office:value="9" table:formula="of:=[.E3]+1" table:style-name="ce10">
            <text:p>9</text:p>
          </table:table-cell>
          <table:table-cell office:value-type="string" table:style-name="ce1">
            <text:p>Servic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Point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No. 1 &amp; 2 ON/OFF</text:p>
          </table:table-cell>
          <table:table-cell office:value-type="string" office:string-value="Point No. 1 &amp; 2 ON/OFF" table:formula="of:=[.A5]&amp;&quot; &quot;&amp;[.C5]" table:style-name="ce1">
            <text:p>Point No. 1 &amp; 2 ON/OFF</text:p>
          </table:table-cell>
          <table:table-cell office:value-type="float" office:value="21" table:style-name="ce10">
            <text:p>21</text:p>
          </table:table-cell>
          <table:table-cell office:value-type="string" table:style-name="ce1">
            <text:p>Points</text:p>
          </table:table-cell>
          <table:table-cell table:number-columns-repeated="2" table:style-name="ce1"/>
          <table:table-cell table:style-name="ce6"/>
          <table:table-cell table:number-columns-repeated="16375" table:style-name="ce1"/>
        </table:table-row>
        <table:table-row table:style-name="ro1">
          <table:table-cell office:value-type="string" table:style-name="ce2">
            <text:p>Point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o. 3 &amp; 4 ON/OFF</text:p>
          </table:table-cell>
          <table:table-cell office:value-type="string" office:string-value="Point No. 3 &amp; 4 ON/OFF" table:formula="of:=[.A6]&amp;&quot; &quot;&amp;[.C6]" table:style-name="ce1">
            <text:p>Point No. 3 &amp; 4 ON/OFF</text:p>
          </table:table-cell>
          <table:table-cell office:value-type="float" office:value="23" table:style-name="ce10">
            <text:p>23</text:p>
          </table:table-cell>
          <table:table-cell office:value-type="string" table:style-name="ce1">
            <text:p>Point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Point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. 5 ON/OFF</text:p>
          </table:table-cell>
          <table:table-cell office:value-type="string" office:string-value="Point No. 5 ON/OFF" table:formula="of:=[.A7]&amp;&quot; &quot;&amp;[.C7]" table:style-name="ce1">
            <text:p>Point No. 5 ON/OFF</text:p>
          </table:table-cell>
          <table:table-cell office:value-type="float" office:value="25" table:style-name="ce10">
            <text:p>25</text:p>
          </table:table-cell>
          <table:table-cell office:value-type="string" table:style-name="ce1">
            <text:p>Point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Point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o. 6 ON/OFF</text:p>
          </table:table-cell>
          <table:table-cell office:value-type="string" office:string-value="Point No. 6 ON/OFF" table:formula="of:=[.A8]&amp;&quot; &quot;&amp;[.C8]" table:style-name="ce1">
            <text:p>Point No. 6 ON/OFF</text:p>
          </table:table-cell>
          <table:table-cell office:value-type="float" office:value="26" table:style-name="ce10">
            <text:p>26</text:p>
          </table:table-cell>
          <table:table-cell office:value-type="string" table:style-name="ce1">
            <text:p>Point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Point sens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 &amp; 2</text:p>
          </table:table-cell>
          <table:table-cell office:value-type="string" office:string-value="Point sense 1 &amp; 2" table:formula="of:=[.A9]&amp;&quot; &quot;&amp;[.C9]" table:style-name="ce1">
            <text:p>Point sense 1 &amp; 2</text:p>
          </table:table-cell>
          <table:table-cell office:value-type="float" office:value="121" table:style-name="ce10">
            <text:p>121</text:p>
          </table:table-cell>
          <table:table-cell office:value-type="string" table:style-name="ce1">
            <text:p>Point Sense</text:p>
          </table:table-cell>
          <table:table-cell table:number-columns-repeated="4" table:style-name="ce1"/>
          <table:table-cell table:style-name="ce11"/>
          <table:table-cell table:number-columns-repeated="16373" table:style-name="ce1"/>
        </table:table-row>
        <table:table-row table:style-name="ro1">
          <table:table-cell office:value-type="string" table:style-name="ce2">
            <text:p>Point sens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3 &amp; 4</text:p>
          </table:table-cell>
          <table:table-cell office:value-type="string" office:string-value="Point sense 3 &amp; 4" table:formula="of:=[.A10]&amp;&quot; &quot;&amp;[.C10]" table:style-name="ce1">
            <text:p>Point sense 3 &amp; 4</text:p>
          </table:table-cell>
          <table:table-cell office:value-type="float" office:value="123" table:style-name="ce10">
            <text:p>123</text:p>
          </table:table-cell>
          <table:table-cell office:value-type="string" table:style-name="ce1">
            <text:p>Point Sense</text:p>
          </table:table-cell>
          <table:table-cell table:number-columns-repeated="4" table:style-name="ce1"/>
          <table:table-cell table:style-name="ce11"/>
          <table:table-cell table:number-columns-repeated="16373" table:style-name="ce1"/>
        </table:table-row>
        <table:table-row table:style-name="ro1">
          <table:table-cell office:value-type="string" table:style-name="ce2">
            <text:p>Point sense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string" office:string-value="Point sense 5" table:formula="of:=[.A11]&amp;&quot; &quot;&amp;[.C11]" table:style-name="ce1">
            <text:p>Point sense 5</text:p>
          </table:table-cell>
          <table:table-cell office:value-type="float" office:value="125" table:style-name="ce10">
            <text:p>125</text:p>
          </table:table-cell>
          <table:table-cell office:value-type="string" table:style-name="ce1">
            <text:p>Point Sense</text:p>
          </table:table-cell>
          <table:table-cell table:number-columns-repeated="4" table:style-name="ce1"/>
          <table:table-cell table:style-name="ce11"/>
          <table:table-cell table:number-columns-repeated="16373" table:style-name="ce1"/>
        </table:table-row>
        <table:table-row table:style-name="ro1">
          <table:table-cell office:value-type="string" table:style-name="ce2">
            <text:p>Point sense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string" office:string-value="Point sense 6" table:formula="of:=[.A12]&amp;&quot; &quot;&amp;[.C12]" table:style-name="ce1">
            <text:p>Point sense 6</text:p>
          </table:table-cell>
          <table:table-cell office:value-type="float" office:value="126" table:style-name="ce10">
            <text:p>126</text:p>
          </table:table-cell>
          <table:table-cell office:value-type="string" table:style-name="ce1">
            <text:p>Point Sense</text:p>
          </table:table-cell>
          <table:table-cell table:number-columns-repeated="4" table:style-name="ce1"/>
          <table:table-cell table:style-name="ce11"/>
          <table:table-cell table:number-columns-repeated="16373" table:style-name="ce1"/>
        </table:table-row>
        <table:table-row table:style-name="ro1">
          <table:table-cell office:value-type="string" table:style-name="ce2">
            <text:p>DCC fault</text:p>
          </table:table-cell>
          <table:table-cell table:style-name="ce3"/>
          <table:table-cell office:value-type="string" table:style-name="ce3">
            <text:p>CRANE FY</text:p>
          </table:table-cell>
          <table:table-cell office:value-type="string" office:string-value="DCC fault CRANE FY" table:formula="of:=[.A13]&amp;&quot; &quot;&amp;[.C13]" table:style-name="ce1">
            <text:p>DCC fault CRANE FY</text:p>
          </table:table-cell>
          <table:table-cell office:value-type="float" office:value="51" table:style-name="ce10">
            <text:p>51</text:p>
          </table:table-cell>
          <table:table-cell office:value-type="string" table:style-name="ce1">
            <text:p>Faults</text:p>
          </table:table-cell>
          <table:table-cell table:number-columns-repeated="4" table:style-name="ce1"/>
          <table:table-cell table:style-name="ce11"/>
          <table:table-cell table:number-columns-repeated="16373" table:style-name="ce1"/>
        </table:table-row>
        <table:table-row table:style-name="ro1">
          <table:table-cell office:value-type="string" table:style-name="ce2">
            <text:p>DCC fault</text:p>
          </table:table-cell>
          <table:table-cell table:style-name="ce3"/>
          <table:table-cell office:value-type="string" table:style-name="ce3">
            <text:p>CRANE</text:p>
          </table:table-cell>
          <table:table-cell office:value-type="string" office:string-value="DCC fault CRANE" table:formula="of:=[.A14]&amp;&quot; &quot;&amp;[.C14]" table:style-name="ce1">
            <text:p>DCC fault CRANE</text:p>
          </table:table-cell>
          <table:table-cell office:value-type="float" office:value="52" table:formula="of:=[.E13]+1" table:style-name="ce10">
            <text:p>52</text:p>
          </table:table-cell>
          <table:table-cell office:value-type="string" table:style-name="ce1">
            <text:p>Faults</text:p>
          </table:table-cell>
          <table:table-cell table:number-columns-repeated="4" table:style-name="ce1"/>
          <table:table-cell table:style-name="ce11"/>
          <table:table-cell table:number-columns-repeated="16373" table:style-name="ce1"/>
        </table:table-row>
        <table:table-row table:style-name="ro1">
          <table:table-cell office:value-type="string" table:style-name="ce2">
            <text:p>DCC fault</text:p>
          </table:table-cell>
          <table:table-cell table:style-name="ce3"/>
          <table:table-cell office:value-type="string" table:style-name="ce3">
            <text:p>FACTORY</text:p>
          </table:table-cell>
          <table:table-cell office:value-type="string" office:string-value="DCC fault FACTORY" table:formula="of:=[.A15]&amp;&quot; &quot;&amp;[.C15]" table:style-name="ce1">
            <text:p>DCC fault FACTORY</text:p>
          </table:table-cell>
          <table:table-cell office:value-type="float" office:value="53" table:formula="of:=[.E14]+1" table:style-name="ce10">
            <text:p>53</text:p>
          </table:table-cell>
          <table:table-cell office:value-type="string" table:style-name="ce1">
            <text:p>Faults</text:p>
          </table:table-cell>
          <table:table-cell table:number-columns-repeated="4" table:style-name="ce1"/>
          <table:table-cell table:style-name="ce11"/>
          <table:table-cell table:number-columns-repeated="16373" table:style-name="ce1"/>
        </table:table-row>
        <table:table-row table:style-name="ro1">
          <table:table-cell office:value-type="string" table:style-name="ce2">
            <text:p>DCC fault</text:p>
          </table:table-cell>
          <table:table-cell table:style-name="ce3"/>
          <table:table-cell office:value-type="string" table:style-name="ce3">
            <text:p>FACTORY FY</text:p>
          </table:table-cell>
          <table:table-cell office:value-type="string" office:string-value="DCC fault FACTORY FY" table:formula="of:=[.A16]&amp;&quot; &quot;&amp;[.C16]" table:style-name="ce1">
            <text:p>DCC fault FACTORY FY</text:p>
          </table:table-cell>
          <table:table-cell office:value-type="float" office:value="54" table:formula="of:=[.E15]+1" table:style-name="ce10">
            <text:p>54</text:p>
          </table:table-cell>
          <table:table-cell office:value-type="string" table:style-name="ce1">
            <text:p>Faults</text:p>
          </table:table-cell>
          <table:table-cell table:number-columns-repeated="4" table:style-name="ce1"/>
          <table:table-cell table:style-name="ce11"/>
          <table:table-cell table:number-columns-repeated="16373" table:style-name="ce1"/>
        </table:table-row>
        <table:table-row table:style-name="ro1">
          <table:table-cell office:value-type="string" table:style-name="ce2">
            <text:p>Inner Track</text:p>
          </table:table-cell>
          <table:table-cell table:style-name="ce3"/>
          <table:table-cell office:value-type="string" table:style-name="ce3">
            <text:p>Status</text:p>
          </table:table-cell>
          <table:table-cell office:value-type="string" office:string-value="Inner Track Status" table:formula="of:=[.A17]&amp;&quot; &quot;&amp;[.C17]" table:style-name="ce1">
            <text:p>Inner Track Status</text:p>
          </table:table-cell>
          <table:table-cell office:value-type="float" office:value="201" table:style-name="ce10">
            <text:p>201</text:p>
          </table:table-cell>
          <table:table-cell office:value-type="string" table:style-name="ce1">
            <text:p>Messag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uter Track</text:p>
          </table:table-cell>
          <table:table-cell table:style-name="ce3"/>
          <table:table-cell office:value-type="string" table:style-name="ce3">
            <text:p>Status</text:p>
          </table:table-cell>
          <table:table-cell office:value-type="string" office:string-value="Outer Track Status" table:formula="of:=[.A18]&amp;&quot; &quot;&amp;[.C18]" table:style-name="ce1">
            <text:p>Outer Track Status</text:p>
          </table:table-cell>
          <table:table-cell office:value-type="float" office:value="202" table:style-name="ce10">
            <text:p>202</text:p>
          </table:table-cell>
          <table:table-cell office:value-type="string" table:style-name="ce1">
            <text:p>Message</text:p>
          </table:table-cell>
          <table:table-cell table:number-columns-repeated="16378"/>
        </table:table-row>
        <table:table-row table:number-rows-repeated="8" table:style-name="ro1">
          <table:table-cell table:style-name="ce2"/>
          <table:table-cell table:number-columns-repeated="2" table:style-name="ce3"/>
          <table:table-cell table:style-name="ce1"/>
          <table:table-cell table:style-name="ce5"/>
          <table:table-cell table:number-columns-repeated="16379" table:style-name="ce1"/>
        </table:table-row>
        <table:table-row table:number-rows-repeated="1048550" table:style-name="ro2">
          <table:table-cell table:number-columns-repeated="16384"/>
        </table:table-row>
        <table:named-expressions>
          <table:named-expression table:name="EVIN" table:expression="of:=[.#REF!]" table:base-cell-address="Issue.$A$1"/>
          <table:named-range table:name="Excel_BuiltIn_Print_Area" table:cell-range-address="Events_reformatted.$A$1:Events_reformatted.$W$25" table:base-cell-address="Events_reformatted.$A$1"/>
          <table:named-range table:name="IEVNTS" table:cell-range-address="Events_reformatted.$E$9:Events_reformatted.$E$73" table:base-cell-address="Events_reformatted.$A$1"/>
          <table:named-range table:name="INPUTS" table:cell-range-address="Events_reformatted.$D$9:Events_reformatted.$E$73" table:base-cell-address="Events_reformatted.$A$1"/>
          <table:named-range table:name="Z_48E02D46_7289_4A68_8159_C8A467E0DB72_.wvu.Cols" table:cell-range-address="Events_reformatted.$A$1:Events_reformatted.$C$1048576" table:base-cell-address="Events_reformatted.$A$1"/>
          <table:named-expression table:name="Z_48E02D46_7289_4A68_8159_C8A467E0DB72_.wvu.Rows" table:expression="of:=[Events.#REF!]~[Events.#REF!]~[Events.#REF!]~[Events.#REF!]~[Events_reformatted.$10:.$12]~[Events.#REF!]~[Events.#REF!]~[Events.#REF!]~[Events.#REF!]~[Events.#REF!]~[Events.#REF!]~[Events_reformatted.$13:.$16]~[Events.#REF!]" table:base-cell-address="Issue.$A$1"/>
        </table:named-expressions>
      </table:table>
      <table:named-expressions>
        <table:named-expression table:name="AUX" table:expression="of:=[Events.#REF!]" table:base-cell-address="Issue.$A$1"/>
        <table:named-expression table:name="CANACC8" table:expression="of:=[.#REF!]" table:base-cell-address="Issue.$A$1"/>
        <table:named-expression table:name="CANACE3" table:expression="of:=[.#REF!]" table:base-cell-address="Issue.$A$1"/>
        <table:named-expression table:name="CANACE8C" table:expression="of:=[.#REF!]" table:base-cell-address="Issue.$A$1"/>
        <table:named-expression table:name="CANLED" table:expression="of:=[.#REF!]" table:base-cell-address="Issue.$A$1"/>
        <table:named-expression table:name="CANRJ22" table:expression="of:=[.#REF!]" table:base-cell-address="Issue.$A$1"/>
        <table:named-expression table:name="CANSERVO" table:expression="of:=[.#REF!]" table:base-cell-address="Issue.$A$1"/>
        <table:named-expression table:name="CANXXX" table:expression="of:=[.#REF!]" table:base-cell-address="Issue.$A$1"/>
        <table:named-expression table:name="EVIN" table:expression="of:=[.#REF!]" table:base-cell-address="Issue.$A$1"/>
        <table:named-expression table:name="GRNLED" table:expression="of:=[.#REF!]" table:base-cell-address="Issue.$A$1"/>
        <table:named-range table:name="IEVNTS" table:cell-range-address="Events.$F$10:Events.$F$76" table:base-cell-address="Events.$A$1"/>
        <table:named-expression table:name="INAMES" table:expression="of:=[Events.#REF!]" table:base-cell-address="Issue.$A$1"/>
        <table:named-range table:name="INPUTS" table:cell-range-address="Events.$D$10:Events.$F$76" table:base-cell-address="Events.$A$1"/>
        <table:named-expression table:name="LHFID" table:expression="of:=[Events.#REF!]" table:base-cell-address="Issue.$A$1"/>
        <table:named-expression table:name="MIMIC" table:expression="of:=[.#REF!]" table:base-cell-address="Issue.$A$1"/>
        <table:named-expression table:name="PUSHBUT" table:expression="of:=[.#REF!]" table:base-cell-address="Issue.$A$1"/>
        <table:named-expression table:name="REDLED" table:expression="of:=[.#REF!]" table:base-cell-address="Issue.$A$1"/>
        <table:named-expression table:name="RHFID" table:expression="of:=[Events.#REF!]" table:base-cell-address="Issue.$A$1"/>
        <table:named-expression table:name="tests" table:expression="of:=[Events.#REF!]" table:base-cell-address="Issue.$A$1"/>
        <table:named-expression table:name="TOGSW" table:expression="of:=[.#REF!]" table:base-cell-address="Issue.$A$1"/>
        <table:named-expression table:name="TOTI4" table:expression="of:=[.#REF!]" table:base-cell-address="Issue.$A$1"/>
        <table:named-expression table:name="TOTI8" table:expression="of:=[.#REF!]" table:base-cell-address="Issue.$A$1"/>
        <table:named-expression table:name="TRACK" table:expression="of:=[Events.#REF!]" table:base-cell-address="Issue.$A$1"/>
        <table:named-expression table:name="YELLED" table:expression="of:=[.#REF!]" table:base-cell-address="Issu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libri2" svg:font-family="Calibri2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ext-style style:name="N37">
      <number:text>,</number:text>
    </number:text-style>
    <number:date-style style:name="N38">
      <number:day/>
      <number:text> </number:text>
      <number:month number:textual="true"/>
      <number:text> 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324</meta:generator>
    <meta:initial-creator>David Ellis</meta:initial-creator>
    <dc:creator>David Ellis</dc:creator>
    <meta:creation-date>2025-02-05T07:14:18Z</meta:creation-date>
    <dc:date>2025-02-05T07:19:57Z</dc:date>
  </office:meta>
</office:document-meta>
</file>